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efhaew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+</text:p>
          </table:table-cell>
          <table:table-cell office:value-type="string" calcext:value-type="string">
            <text:p>u+</text:p>
          </table:table-cell>
          <table:table-cell office:value-type="string" calcext:value-type="string">
            <text:p>u_tau</text:p>
          </table:table-cell>
          <table:table-cell office:value-type="string" calcext:value-type="string">
            <text:p>del_nu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/0.000103789694619" office:value-type="float" office:value="0" calcext:value-type="float">
            <text:p>0</text:p>
          </table:table-cell>
          <table:table-cell table:formula="of:=[.B2]/0.096348679285188" office:value-type="float" office:value="0" calcext:value-type="float">
            <text:p>0</text:p>
          </table:table-cell>
          <table:table-cell table:formula="of:=SQRT(0.009283068)" office:value-type="float" office:value="0.0963486792851879" calcext:value-type="float">
            <text:p>0.096348679285188</text:p>
          </table:table-cell>
          <table:table-cell table:formula="of:=(0.00001)/[.E2]" office:value-type="float" office:value="0.000103789694619481" calcext:value-type="float">
            <text:p>0.00010378969461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]/0.000103789694619" office:value-type="float" office:value="0" calcext:value-type="float">
            <text:p>0</text:p>
          </table:table-cell>
          <table:table-cell table:formula="of:=[.B3]/0.09634867928518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4]/0.000103789694619" office:value-type="float" office:value="0" calcext:value-type="float">
            <text:p>0</text:p>
          </table:table-cell>
          <table:table-cell table:formula="of:=[.B4]/0.09634867928518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]/0.000103789694619" office:value-type="float" office:value="0" calcext:value-type="float">
            <text:p>0</text:p>
          </table:table-cell>
          <table:table-cell table:formula="of:=[.B5]/0.09634867928518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6]/0.000103789694619" office:value-type="float" office:value="0" calcext:value-type="float">
            <text:p>0</text:p>
          </table:table-cell>
          <table:table-cell table:formula="of:=[.B6]/0.09634867928518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7]/0.000103789694619" office:value-type="float" office:value="0" calcext:value-type="float">
            <text:p>0</text:p>
          </table:table-cell>
          <table:table-cell table:formula="of:=[.B7]/0.096348679285188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0111111" calcext:value-type="float">
            <text:p>0.00111111</text:p>
          </table:table-cell>
          <table:table-cell office:value-type="float" office:value="0.731229" calcext:value-type="float">
            <text:p>0.731229</text:p>
          </table:table-cell>
          <table:table-cell table:formula="of:=[.A8]/0.000103789694619" office:value-type="float" office:value="10.7053981041062" calcext:value-type="float">
            <text:p>10.7053981041062</text:p>
          </table:table-cell>
          <table:table-cell table:formula="of:=[.B8]/0.096348679285188" office:value-type="float" office:value="7.58940346069086" calcext:value-type="float">
            <text:p>7.58940346069086</text:p>
          </table:table-cell>
          <table:table-cell table:number-columns-repeated="2"/>
        </table:table-row>
        <table:table-row table:style-name="ro1">
          <table:table-cell office:value-type="float" office:value="0.00111111" calcext:value-type="float">
            <text:p>0.00111111</text:p>
          </table:table-cell>
          <table:table-cell office:value-type="float" office:value="0.731228" calcext:value-type="float">
            <text:p>0.731228</text:p>
          </table:table-cell>
          <table:table-cell table:formula="of:=[.A9]/0.000103789694619" office:value-type="float" office:value="10.7053981041062" calcext:value-type="float">
            <text:p>10.7053981041062</text:p>
          </table:table-cell>
          <table:table-cell table:formula="of:=[.B9]/0.096348679285188" office:value-type="float" office:value="7.5893930817214" calcext:value-type="float">
            <text:p>7.5893930817214</text:p>
          </table:table-cell>
          <table:table-cell table:number-columns-repeated="2"/>
        </table:table-row>
        <table:table-row table:style-name="ro1">
          <table:table-cell office:value-type="float" office:value="0.00111111" calcext:value-type="float">
            <text:p>0.00111111</text:p>
          </table:table-cell>
          <table:table-cell office:value-type="float" office:value="0.731228" calcext:value-type="float">
            <text:p>0.731228</text:p>
          </table:table-cell>
          <table:table-cell table:formula="of:=[.A10]/0.000103789694619" office:value-type="float" office:value="10.7053981041062" calcext:value-type="float">
            <text:p>10.7053981041062</text:p>
          </table:table-cell>
          <table:table-cell table:formula="of:=[.B10]/0.096348679285188" office:value-type="float" office:value="7.5893930817214" calcext:value-type="float">
            <text:p>7.5893930817214</text:p>
          </table:table-cell>
          <table:table-cell table:number-columns-repeated="2"/>
        </table:table-row>
        <table:table-row table:style-name="ro1">
          <table:table-cell office:value-type="float" office:value="0.00111111" calcext:value-type="float">
            <text:p>0.00111111</text:p>
          </table:table-cell>
          <table:table-cell office:value-type="float" office:value="0.731229" calcext:value-type="float">
            <text:p>0.731229</text:p>
          </table:table-cell>
          <table:table-cell table:formula="of:=[.A11]/0.000103789694619" office:value-type="float" office:value="10.7053981041062" calcext:value-type="float">
            <text:p>10.7053981041062</text:p>
          </table:table-cell>
          <table:table-cell table:formula="of:=[.B11]/0.096348679285188" office:value-type="float" office:value="7.58940346069086" calcext:value-type="float">
            <text:p>7.58940346069086</text:p>
          </table:table-cell>
          <table:table-cell table:number-columns-repeated="2"/>
        </table:table-row>
        <table:table-row table:style-name="ro1">
          <table:table-cell office:value-type="float" office:value="0.00111111" calcext:value-type="float">
            <text:p>0.00111111</text:p>
          </table:table-cell>
          <table:table-cell office:value-type="float" office:value="0.731228" calcext:value-type="float">
            <text:p>0.731228</text:p>
          </table:table-cell>
          <table:table-cell table:formula="of:=[.A12]/0.000103789694619" office:value-type="float" office:value="10.7053981041062" calcext:value-type="float">
            <text:p>10.7053981041062</text:p>
          </table:table-cell>
          <table:table-cell table:formula="of:=[.B12]/0.096348679285188" office:value-type="float" office:value="7.5893930817214" calcext:value-type="float">
            <text:p>7.5893930817214</text:p>
          </table:table-cell>
          <table:table-cell table:number-columns-repeated="2"/>
        </table:table-row>
        <table:table-row table:style-name="ro1">
          <table:table-cell office:value-type="float" office:value="0.00111111" calcext:value-type="float">
            <text:p>0.00111111</text:p>
          </table:table-cell>
          <table:table-cell office:value-type="float" office:value="0.731228" calcext:value-type="float">
            <text:p>0.731228</text:p>
          </table:table-cell>
          <table:table-cell table:formula="of:=[.A13]/0.000103789694619" office:value-type="float" office:value="10.7053981041062" calcext:value-type="float">
            <text:p>10.7053981041062</text:p>
          </table:table-cell>
          <table:table-cell table:formula="of:=[.B13]/0.096348679285188" office:value-type="float" office:value="7.5893930817214" calcext:value-type="float">
            <text:p>7.5893930817214</text:p>
          </table:table-cell>
          <table:table-cell table:number-columns-repeated="2"/>
        </table:table-row>
        <table:table-row table:style-name="ro1">
          <table:table-cell office:value-type="float" office:value="0.00222222" calcext:value-type="float">
            <text:p>0.00222222</text:p>
          </table:table-cell>
          <table:table-cell office:value-type="float" office:value="1.04416" calcext:value-type="float">
            <text:p>1.04416</text:p>
          </table:table-cell>
          <table:table-cell table:formula="of:=[.A14]/0.000103789694619" office:value-type="float" office:value="21.4107962082123" calcext:value-type="float">
            <text:p>21.4107962082123</text:p>
          </table:table-cell>
          <table:table-cell table:formula="of:=[.B14]/0.096348679285188" office:value-type="float" office:value="10.8373047533878" calcext:value-type="float">
            <text:p>10.8373047533878</text:p>
          </table:table-cell>
          <table:table-cell table:number-columns-repeated="2"/>
        </table:table-row>
        <table:table-row table:style-name="ro1">
          <table:table-cell office:value-type="float" office:value="0.00222222" calcext:value-type="float">
            <text:p>0.00222222</text:p>
          </table:table-cell>
          <table:table-cell office:value-type="float" office:value="1.04416" calcext:value-type="float">
            <text:p>1.04416</text:p>
          </table:table-cell>
          <table:table-cell table:formula="of:=[.A15]/0.000103789694619" office:value-type="float" office:value="21.4107962082123" calcext:value-type="float">
            <text:p>21.4107962082123</text:p>
          </table:table-cell>
          <table:table-cell table:formula="of:=[.B15]/0.096348679285188" office:value-type="float" office:value="10.8373047533878" calcext:value-type="float">
            <text:p>10.8373047533878</text:p>
          </table:table-cell>
          <table:table-cell table:number-columns-repeated="2"/>
        </table:table-row>
        <table:table-row table:style-name="ro1">
          <table:table-cell office:value-type="float" office:value="0.00222222" calcext:value-type="float">
            <text:p>0.00222222</text:p>
          </table:table-cell>
          <table:table-cell office:value-type="float" office:value="1.04416" calcext:value-type="float">
            <text:p>1.04416</text:p>
          </table:table-cell>
          <table:table-cell table:formula="of:=[.A16]/0.000103789694619" office:value-type="float" office:value="21.4107962082123" calcext:value-type="float">
            <text:p>21.4107962082123</text:p>
          </table:table-cell>
          <table:table-cell table:formula="of:=[.B16]/0.096348679285188" office:value-type="float" office:value="10.8373047533878" calcext:value-type="float">
            <text:p>10.8373047533878</text:p>
          </table:table-cell>
          <table:table-cell table:number-columns-repeated="2"/>
        </table:table-row>
        <table:table-row table:style-name="ro1">
          <table:table-cell office:value-type="float" office:value="0.00222222" calcext:value-type="float">
            <text:p>0.00222222</text:p>
          </table:table-cell>
          <table:table-cell office:value-type="float" office:value="1.04416" calcext:value-type="float">
            <text:p>1.04416</text:p>
          </table:table-cell>
          <table:table-cell table:formula="of:=[.A17]/0.000103789694619" office:value-type="float" office:value="21.4107962082123" calcext:value-type="float">
            <text:p>21.4107962082123</text:p>
          </table:table-cell>
          <table:table-cell table:formula="of:=[.B17]/0.096348679285188" office:value-type="float" office:value="10.8373047533878" calcext:value-type="float">
            <text:p>10.8373047533878</text:p>
          </table:table-cell>
          <table:table-cell table:number-columns-repeated="2"/>
        </table:table-row>
        <table:table-row table:style-name="ro1">
          <table:table-cell office:value-type="float" office:value="0.00222222" calcext:value-type="float">
            <text:p>0.00222222</text:p>
          </table:table-cell>
          <table:table-cell office:value-type="float" office:value="1.04416" calcext:value-type="float">
            <text:p>1.04416</text:p>
          </table:table-cell>
          <table:table-cell table:formula="of:=[.A18]/0.000103789694619" office:value-type="float" office:value="21.4107962082123" calcext:value-type="float">
            <text:p>21.4107962082123</text:p>
          </table:table-cell>
          <table:table-cell table:formula="of:=[.B18]/0.096348679285188" office:value-type="float" office:value="10.8373047533878" calcext:value-type="float">
            <text:p>10.8373047533878</text:p>
          </table:table-cell>
          <table:table-cell table:number-columns-repeated="2"/>
        </table:table-row>
        <table:table-row table:style-name="ro1">
          <table:table-cell office:value-type="float" office:value="0.00222222" calcext:value-type="float">
            <text:p>0.00222222</text:p>
          </table:table-cell>
          <table:table-cell office:value-type="float" office:value="1.04416" calcext:value-type="float">
            <text:p>1.04416</text:p>
          </table:table-cell>
          <table:table-cell table:formula="of:=[.A19]/0.000103789694619" office:value-type="float" office:value="21.4107962082123" calcext:value-type="float">
            <text:p>21.4107962082123</text:p>
          </table:table-cell>
          <table:table-cell table:formula="of:=[.B19]/0.096348679285188" office:value-type="float" office:value="10.8373047533878" calcext:value-type="float">
            <text:p>10.8373047533878</text:p>
          </table:table-cell>
          <table:table-cell table:number-columns-repeated="2"/>
        </table:table-row>
        <table:table-row table:style-name="ro1">
          <table:table-cell office:value-type="float" office:value="0.00333333" calcext:value-type="float">
            <text:p>0.00333333</text:p>
          </table:table-cell>
          <table:table-cell office:value-type="float" office:value="1.2002" calcext:value-type="float">
            <text:p>1.2002</text:p>
          </table:table-cell>
          <table:table-cell table:formula="of:=[.A20]/0.000103789694619" office:value-type="float" office:value="32.1161943123185" calcext:value-type="float">
            <text:p>32.1161943123185</text:p>
          </table:table-cell>
          <table:table-cell table:formula="of:=[.B20]/0.096348679285188" office:value-type="float" office:value="12.4568391482301" calcext:value-type="float">
            <text:p>12.4568391482301</text:p>
          </table:table-cell>
          <table:table-cell table:number-columns-repeated="2"/>
        </table:table-row>
        <table:table-row table:style-name="ro1">
          <table:table-cell office:value-type="float" office:value="0.00333333" calcext:value-type="float">
            <text:p>0.00333333</text:p>
          </table:table-cell>
          <table:table-cell office:value-type="float" office:value="1.2002" calcext:value-type="float">
            <text:p>1.2002</text:p>
          </table:table-cell>
          <table:table-cell table:formula="of:=[.A21]/0.000103789694619" office:value-type="float" office:value="32.1161943123185" calcext:value-type="float">
            <text:p>32.1161943123185</text:p>
          </table:table-cell>
          <table:table-cell table:formula="of:=[.B21]/0.096348679285188" office:value-type="float" office:value="12.4568391482301" calcext:value-type="float">
            <text:p>12.4568391482301</text:p>
          </table:table-cell>
          <table:table-cell table:number-columns-repeated="2"/>
        </table:table-row>
        <table:table-row table:style-name="ro1">
          <table:table-cell office:value-type="float" office:value="0.00333333" calcext:value-type="float">
            <text:p>0.00333333</text:p>
          </table:table-cell>
          <table:table-cell office:value-type="float" office:value="1.2002" calcext:value-type="float">
            <text:p>1.2002</text:p>
          </table:table-cell>
          <table:table-cell table:formula="of:=[.A22]/0.000103789694619" office:value-type="float" office:value="32.1161943123185" calcext:value-type="float">
            <text:p>32.1161943123185</text:p>
          </table:table-cell>
          <table:table-cell table:formula="of:=[.B22]/0.096348679285188" office:value-type="float" office:value="12.4568391482301" calcext:value-type="float">
            <text:p>12.4568391482301</text:p>
          </table:table-cell>
          <table:table-cell table:number-columns-repeated="2"/>
        </table:table-row>
        <table:table-row table:style-name="ro1">
          <table:table-cell office:value-type="float" office:value="0.00333333" calcext:value-type="float">
            <text:p>0.00333333</text:p>
          </table:table-cell>
          <table:table-cell office:value-type="float" office:value="1.2002" calcext:value-type="float">
            <text:p>1.2002</text:p>
          </table:table-cell>
          <table:table-cell table:formula="of:=[.A23]/0.000103789694619" office:value-type="float" office:value="32.1161943123185" calcext:value-type="float">
            <text:p>32.1161943123185</text:p>
          </table:table-cell>
          <table:table-cell table:formula="of:=[.B23]/0.096348679285188" office:value-type="float" office:value="12.4568391482301" calcext:value-type="float">
            <text:p>12.4568391482301</text:p>
          </table:table-cell>
          <table:table-cell table:number-columns-repeated="2"/>
        </table:table-row>
        <table:table-row table:style-name="ro1">
          <table:table-cell office:value-type="float" office:value="0.00333333" calcext:value-type="float">
            <text:p>0.00333333</text:p>
          </table:table-cell>
          <table:table-cell office:value-type="float" office:value="1.2002" calcext:value-type="float">
            <text:p>1.2002</text:p>
          </table:table-cell>
          <table:table-cell table:formula="of:=[.A24]/0.000103789694619" office:value-type="float" office:value="32.1161943123185" calcext:value-type="float">
            <text:p>32.1161943123185</text:p>
          </table:table-cell>
          <table:table-cell table:formula="of:=[.B24]/0.096348679285188" office:value-type="float" office:value="12.4568391482301" calcext:value-type="float">
            <text:p>12.4568391482301</text:p>
          </table:table-cell>
          <table:table-cell table:number-columns-repeated="2"/>
        </table:table-row>
        <table:table-row table:style-name="ro1">
          <table:table-cell office:value-type="float" office:value="0.00333333" calcext:value-type="float">
            <text:p>0.00333333</text:p>
          </table:table-cell>
          <table:table-cell office:value-type="float" office:value="1.2002" calcext:value-type="float">
            <text:p>1.2002</text:p>
          </table:table-cell>
          <table:table-cell table:formula="of:=[.A25]/0.000103789694619" office:value-type="float" office:value="32.1161943123185" calcext:value-type="float">
            <text:p>32.1161943123185</text:p>
          </table:table-cell>
          <table:table-cell table:formula="of:=[.B25]/0.096348679285188" office:value-type="float" office:value="12.4568391482301" calcext:value-type="float">
            <text:p>12.4568391482301</text:p>
          </table:table-cell>
          <table:table-cell table:number-columns-repeated="2"/>
        </table:table-row>
        <table:table-row table:style-name="ro1">
          <table:table-cell office:value-type="float" office:value="0.00444444" calcext:value-type="float">
            <text:p>0.00444444</text:p>
          </table:table-cell>
          <table:table-cell office:value-type="float" office:value="1.30009" calcext:value-type="float">
            <text:p>1.30009</text:p>
          </table:table-cell>
          <table:table-cell table:formula="of:=[.A26]/0.000103789694619" office:value-type="float" office:value="42.8215924164246" calcext:value-type="float">
            <text:p>42.8215924164246</text:p>
          </table:table-cell>
          <table:table-cell table:formula="of:=[.B26]/0.096348679285188" office:value-type="float" office:value="13.4935944077841" calcext:value-type="float">
            <text:p>13.4935944077841</text:p>
          </table:table-cell>
          <table:table-cell table:number-columns-repeated="2"/>
        </table:table-row>
        <table:table-row table:style-name="ro1">
          <table:table-cell office:value-type="float" office:value="0.00444444" calcext:value-type="float">
            <text:p>0.00444444</text:p>
          </table:table-cell>
          <table:table-cell office:value-type="float" office:value="1.30009" calcext:value-type="float">
            <text:p>1.30009</text:p>
          </table:table-cell>
          <table:table-cell table:formula="of:=[.A27]/0.000103789694619" office:value-type="float" office:value="42.8215924164246" calcext:value-type="float">
            <text:p>42.8215924164246</text:p>
          </table:table-cell>
          <table:table-cell table:formula="of:=[.B27]/0.096348679285188" office:value-type="float" office:value="13.4935944077841" calcext:value-type="float">
            <text:p>13.4935944077841</text:p>
          </table:table-cell>
          <table:table-cell table:number-columns-repeated="2"/>
        </table:table-row>
        <table:table-row table:style-name="ro1">
          <table:table-cell office:value-type="float" office:value="0.00444444" calcext:value-type="float">
            <text:p>0.00444444</text:p>
          </table:table-cell>
          <table:table-cell office:value-type="float" office:value="1.30009" calcext:value-type="float">
            <text:p>1.30009</text:p>
          </table:table-cell>
          <table:table-cell table:formula="of:=[.A28]/0.000103789694619" office:value-type="float" office:value="42.8215924164246" calcext:value-type="float">
            <text:p>42.8215924164246</text:p>
          </table:table-cell>
          <table:table-cell table:formula="of:=[.B28]/0.096348679285188" office:value-type="float" office:value="13.4935944077841" calcext:value-type="float">
            <text:p>13.4935944077841</text:p>
          </table:table-cell>
          <table:table-cell table:number-columns-repeated="2"/>
        </table:table-row>
        <table:table-row table:style-name="ro1">
          <table:table-cell office:value-type="float" office:value="0.00444444" calcext:value-type="float">
            <text:p>0.00444444</text:p>
          </table:table-cell>
          <table:table-cell office:value-type="float" office:value="1.30009" calcext:value-type="float">
            <text:p>1.30009</text:p>
          </table:table-cell>
          <table:table-cell table:formula="of:=[.A29]/0.000103789694619" office:value-type="float" office:value="42.8215924164246" calcext:value-type="float">
            <text:p>42.8215924164246</text:p>
          </table:table-cell>
          <table:table-cell table:formula="of:=[.B29]/0.096348679285188" office:value-type="float" office:value="13.4935944077841" calcext:value-type="float">
            <text:p>13.4935944077841</text:p>
          </table:table-cell>
          <table:table-cell table:number-columns-repeated="2"/>
        </table:table-row>
        <table:table-row table:style-name="ro1">
          <table:table-cell office:value-type="float" office:value="0.00444444" calcext:value-type="float">
            <text:p>0.00444444</text:p>
          </table:table-cell>
          <table:table-cell office:value-type="float" office:value="1.30009" calcext:value-type="float">
            <text:p>1.30009</text:p>
          </table:table-cell>
          <table:table-cell table:formula="of:=[.A30]/0.000103789694619" office:value-type="float" office:value="42.8215924164246" calcext:value-type="float">
            <text:p>42.8215924164246</text:p>
          </table:table-cell>
          <table:table-cell table:formula="of:=[.B30]/0.096348679285188" office:value-type="float" office:value="13.4935944077841" calcext:value-type="float">
            <text:p>13.4935944077841</text:p>
          </table:table-cell>
          <table:table-cell table:number-columns-repeated="2"/>
        </table:table-row>
        <table:table-row table:style-name="ro1">
          <table:table-cell office:value-type="float" office:value="0.00444444" calcext:value-type="float">
            <text:p>0.00444444</text:p>
          </table:table-cell>
          <table:table-cell office:value-type="float" office:value="1.30009" calcext:value-type="float">
            <text:p>1.30009</text:p>
          </table:table-cell>
          <table:table-cell table:formula="of:=[.A31]/0.000103789694619" office:value-type="float" office:value="42.8215924164246" calcext:value-type="float">
            <text:p>42.8215924164246</text:p>
          </table:table-cell>
          <table:table-cell table:formula="of:=[.B31]/0.096348679285188" office:value-type="float" office:value="13.4935944077841" calcext:value-type="float">
            <text:p>13.4935944077841</text:p>
          </table:table-cell>
          <table:table-cell table:number-columns-repeated="2"/>
        </table:table-row>
        <table:table-row table:style-name="ro1">
          <table:table-cell office:value-type="float" office:value="0.00555556" calcext:value-type="float">
            <text:p>0.00555556</text:p>
          </table:table-cell>
          <table:table-cell office:value-type="float" office:value="1.37297" calcext:value-type="float">
            <text:p>1.37297</text:p>
          </table:table-cell>
          <table:table-cell table:formula="of:=[.A32]/0.000103789694619" office:value-type="float" office:value="53.5270868692101" calcext:value-type="float">
            <text:p>53.5270868692101</text:p>
          </table:table-cell>
          <table:table-cell table:formula="of:=[.B32]/0.096348679285188" office:value-type="float" office:value="14.2500137021709" calcext:value-type="float">
            <text:p>14.2500137021709</text:p>
          </table:table-cell>
          <table:table-cell table:number-columns-repeated="2"/>
        </table:table-row>
        <table:table-row table:style-name="ro1">
          <table:table-cell office:value-type="float" office:value="0.00555556" calcext:value-type="float">
            <text:p>0.00555556</text:p>
          </table:table-cell>
          <table:table-cell office:value-type="float" office:value="1.37297" calcext:value-type="float">
            <text:p>1.37297</text:p>
          </table:table-cell>
          <table:table-cell table:formula="of:=[.A33]/0.000103789694619" office:value-type="float" office:value="53.5270868692101" calcext:value-type="float">
            <text:p>53.5270868692101</text:p>
          </table:table-cell>
          <table:table-cell table:formula="of:=[.B33]/0.096348679285188" office:value-type="float" office:value="14.2500137021709" calcext:value-type="float">
            <text:p>14.2500137021709</text:p>
          </table:table-cell>
          <table:table-cell table:number-columns-repeated="2"/>
        </table:table-row>
        <table:table-row table:style-name="ro1">
          <table:table-cell office:value-type="float" office:value="0.00555556" calcext:value-type="float">
            <text:p>0.00555556</text:p>
          </table:table-cell>
          <table:table-cell office:value-type="float" office:value="1.37297" calcext:value-type="float">
            <text:p>1.37297</text:p>
          </table:table-cell>
          <table:table-cell table:formula="of:=[.A34]/0.000103789694619" office:value-type="float" office:value="53.5270868692101" calcext:value-type="float">
            <text:p>53.5270868692101</text:p>
          </table:table-cell>
          <table:table-cell table:formula="of:=[.B34]/0.096348679285188" office:value-type="float" office:value="14.2500137021709" calcext:value-type="float">
            <text:p>14.2500137021709</text:p>
          </table:table-cell>
          <table:table-cell table:number-columns-repeated="2"/>
        </table:table-row>
        <table:table-row table:style-name="ro1">
          <table:table-cell office:value-type="float" office:value="0.00555556" calcext:value-type="float">
            <text:p>0.00555556</text:p>
          </table:table-cell>
          <table:table-cell office:value-type="float" office:value="1.37297" calcext:value-type="float">
            <text:p>1.37297</text:p>
          </table:table-cell>
          <table:table-cell table:formula="of:=[.A35]/0.000103789694619" office:value-type="float" office:value="53.5270868692101" calcext:value-type="float">
            <text:p>53.5270868692101</text:p>
          </table:table-cell>
          <table:table-cell table:formula="of:=[.B35]/0.096348679285188" office:value-type="float" office:value="14.2500137021709" calcext:value-type="float">
            <text:p>14.2500137021709</text:p>
          </table:table-cell>
          <table:table-cell table:number-columns-repeated="2"/>
        </table:table-row>
        <table:table-row table:style-name="ro1">
          <table:table-cell office:value-type="float" office:value="0.00555556" calcext:value-type="float">
            <text:p>0.00555556</text:p>
          </table:table-cell>
          <table:table-cell office:value-type="float" office:value="1.37297" calcext:value-type="float">
            <text:p>1.37297</text:p>
          </table:table-cell>
          <table:table-cell table:formula="of:=[.A36]/0.000103789694619" office:value-type="float" office:value="53.5270868692101" calcext:value-type="float">
            <text:p>53.5270868692101</text:p>
          </table:table-cell>
          <table:table-cell table:formula="of:=[.B36]/0.096348679285188" office:value-type="float" office:value="14.2500137021709" calcext:value-type="float">
            <text:p>14.2500137021709</text:p>
          </table:table-cell>
          <table:table-cell table:number-columns-repeated="2"/>
        </table:table-row>
        <table:table-row table:style-name="ro1">
          <table:table-cell office:value-type="float" office:value="0.00555556" calcext:value-type="float">
            <text:p>0.00555556</text:p>
          </table:table-cell>
          <table:table-cell office:value-type="float" office:value="1.37297" calcext:value-type="float">
            <text:p>1.37297</text:p>
          </table:table-cell>
          <table:table-cell table:formula="of:=[.A37]/0.000103789694619" office:value-type="float" office:value="53.5270868692101" calcext:value-type="float">
            <text:p>53.5270868692101</text:p>
          </table:table-cell>
          <table:table-cell table:formula="of:=[.B37]/0.096348679285188" office:value-type="float" office:value="14.2500137021709" calcext:value-type="float">
            <text:p>14.2500137021709</text:p>
          </table:table-cell>
          <table:table-cell table:number-columns-repeated="2"/>
        </table:table-row>
        <table:table-row table:style-name="ro1">
          <table:table-cell office:value-type="float" office:value="0.00666667" calcext:value-type="float">
            <text:p>0.00666667</text:p>
          </table:table-cell>
          <table:table-cell office:value-type="float" office:value="1.43012" calcext:value-type="float">
            <text:p>1.43012</text:p>
          </table:table-cell>
          <table:table-cell table:formula="of:=[.A38]/0.000103789694619" office:value-type="float" office:value="64.2324849733163" calcext:value-type="float">
            <text:p>64.2324849733163</text:p>
          </table:table-cell>
          <table:table-cell table:formula="of:=[.B38]/0.096348679285188" office:value-type="float" office:value="14.8431718069213" calcext:value-type="float">
            <text:p>14.8431718069213</text:p>
          </table:table-cell>
          <table:table-cell table:number-columns-repeated="2"/>
        </table:table-row>
        <table:table-row table:style-name="ro1">
          <table:table-cell office:value-type="float" office:value="0.00666667" calcext:value-type="float">
            <text:p>0.00666667</text:p>
          </table:table-cell>
          <table:table-cell office:value-type="float" office:value="1.43012" calcext:value-type="float">
            <text:p>1.43012</text:p>
          </table:table-cell>
          <table:table-cell table:formula="of:=[.A39]/0.000103789694619" office:value-type="float" office:value="64.2324849733163" calcext:value-type="float">
            <text:p>64.2324849733163</text:p>
          </table:table-cell>
          <table:table-cell table:formula="of:=[.B39]/0.096348679285188" office:value-type="float" office:value="14.8431718069213" calcext:value-type="float">
            <text:p>14.8431718069213</text:p>
          </table:table-cell>
          <table:table-cell table:number-columns-repeated="2"/>
        </table:table-row>
        <table:table-row table:style-name="ro1">
          <table:table-cell office:value-type="float" office:value="0.00666667" calcext:value-type="float">
            <text:p>0.00666667</text:p>
          </table:table-cell>
          <table:table-cell office:value-type="float" office:value="1.43012" calcext:value-type="float">
            <text:p>1.43012</text:p>
          </table:table-cell>
          <table:table-cell table:formula="of:=[.A40]/0.000103789694619" office:value-type="float" office:value="64.2324849733163" calcext:value-type="float">
            <text:p>64.2324849733163</text:p>
          </table:table-cell>
          <table:table-cell table:formula="of:=[.B40]/0.096348679285188" office:value-type="float" office:value="14.8431718069213" calcext:value-type="float">
            <text:p>14.8431718069213</text:p>
          </table:table-cell>
          <table:table-cell table:number-columns-repeated="2"/>
        </table:table-row>
        <table:table-row table:style-name="ro1">
          <table:table-cell office:value-type="float" office:value="0.00666667" calcext:value-type="float">
            <text:p>0.00666667</text:p>
          </table:table-cell>
          <table:table-cell office:value-type="float" office:value="1.43012" calcext:value-type="float">
            <text:p>1.43012</text:p>
          </table:table-cell>
          <table:table-cell table:formula="of:=[.A41]/0.000103789694619" office:value-type="float" office:value="64.2324849733163" calcext:value-type="float">
            <text:p>64.2324849733163</text:p>
          </table:table-cell>
          <table:table-cell table:formula="of:=[.B41]/0.096348679285188" office:value-type="float" office:value="14.8431718069213" calcext:value-type="float">
            <text:p>14.8431718069213</text:p>
          </table:table-cell>
          <table:table-cell table:number-columns-repeated="2"/>
        </table:table-row>
        <table:table-row table:style-name="ro1">
          <table:table-cell office:value-type="float" office:value="0.00666667" calcext:value-type="float">
            <text:p>0.00666667</text:p>
          </table:table-cell>
          <table:table-cell office:value-type="float" office:value="1.43012" calcext:value-type="float">
            <text:p>1.43012</text:p>
          </table:table-cell>
          <table:table-cell table:formula="of:=[.A42]/0.000103789694619" office:value-type="float" office:value="64.2324849733163" calcext:value-type="float">
            <text:p>64.2324849733163</text:p>
          </table:table-cell>
          <table:table-cell table:formula="of:=[.B42]/0.096348679285188" office:value-type="float" office:value="14.8431718069213" calcext:value-type="float">
            <text:p>14.8431718069213</text:p>
          </table:table-cell>
          <table:table-cell table:number-columns-repeated="2"/>
        </table:table-row>
        <table:table-row table:style-name="ro1">
          <table:table-cell office:value-type="float" office:value="0.00666667" calcext:value-type="float">
            <text:p>0.00666667</text:p>
          </table:table-cell>
          <table:table-cell office:value-type="float" office:value="1.43012" calcext:value-type="float">
            <text:p>1.43012</text:p>
          </table:table-cell>
          <table:table-cell table:formula="of:=[.A43]/0.000103789694619" office:value-type="float" office:value="64.2324849733163" calcext:value-type="float">
            <text:p>64.2324849733163</text:p>
          </table:table-cell>
          <table:table-cell table:formula="of:=[.B43]/0.096348679285188" office:value-type="float" office:value="14.8431718069213" calcext:value-type="float">
            <text:p>14.8431718069213</text:p>
          </table:table-cell>
          <table:table-cell table:number-columns-repeated="2"/>
        </table:table-row>
        <table:table-row table:style-name="ro1">
          <table:table-cell office:value-type="float" office:value="0.00777778" calcext:value-type="float">
            <text:p>0.00777778</text:p>
          </table:table-cell>
          <table:table-cell office:value-type="float" office:value="1.47704" calcext:value-type="float">
            <text:p>1.47704</text:p>
          </table:table-cell>
          <table:table-cell table:formula="of:=[.A44]/0.000103789694619" office:value-type="float" office:value="74.9378830774224" calcext:value-type="float">
            <text:p>74.9378830774224</text:p>
          </table:table-cell>
          <table:table-cell table:formula="of:=[.B44]/0.096348679285188" office:value-type="float" office:value="15.3301530540759" calcext:value-type="float">
            <text:p>15.3301530540759</text:p>
          </table:table-cell>
          <table:table-cell table:number-columns-repeated="2"/>
        </table:table-row>
        <table:table-row table:style-name="ro1">
          <table:table-cell office:value-type="float" office:value="0.00777778" calcext:value-type="float">
            <text:p>0.00777778</text:p>
          </table:table-cell>
          <table:table-cell office:value-type="float" office:value="1.47704" calcext:value-type="float">
            <text:p>1.47704</text:p>
          </table:table-cell>
          <table:table-cell table:formula="of:=[.A45]/0.000103789694619" office:value-type="float" office:value="74.9378830774224" calcext:value-type="float">
            <text:p>74.9378830774224</text:p>
          </table:table-cell>
          <table:table-cell table:formula="of:=[.B45]/0.096348679285188" office:value-type="float" office:value="15.3301530540759" calcext:value-type="float">
            <text:p>15.3301530540759</text:p>
          </table:table-cell>
          <table:table-cell table:number-columns-repeated="2"/>
        </table:table-row>
        <table:table-row table:style-name="ro1">
          <table:table-cell office:value-type="float" office:value="0.00777778" calcext:value-type="float">
            <text:p>0.00777778</text:p>
          </table:table-cell>
          <table:table-cell office:value-type="float" office:value="1.47704" calcext:value-type="float">
            <text:p>1.47704</text:p>
          </table:table-cell>
          <table:table-cell table:formula="of:=[.A46]/0.000103789694619" office:value-type="float" office:value="74.9378830774224" calcext:value-type="float">
            <text:p>74.9378830774224</text:p>
          </table:table-cell>
          <table:table-cell table:formula="of:=[.B46]/0.096348679285188" office:value-type="float" office:value="15.3301530540759" calcext:value-type="float">
            <text:p>15.3301530540759</text:p>
          </table:table-cell>
          <table:table-cell table:number-columns-repeated="2"/>
        </table:table-row>
        <table:table-row table:style-name="ro1">
          <table:table-cell office:value-type="float" office:value="0.00777778" calcext:value-type="float">
            <text:p>0.00777778</text:p>
          </table:table-cell>
          <table:table-cell office:value-type="float" office:value="1.47704" calcext:value-type="float">
            <text:p>1.47704</text:p>
          </table:table-cell>
          <table:table-cell table:formula="of:=[.A47]/0.000103789694619" office:value-type="float" office:value="74.9378830774224" calcext:value-type="float">
            <text:p>74.9378830774224</text:p>
          </table:table-cell>
          <table:table-cell table:formula="of:=[.B47]/0.096348679285188" office:value-type="float" office:value="15.3301530540759" calcext:value-type="float">
            <text:p>15.3301530540759</text:p>
          </table:table-cell>
          <table:table-cell table:number-columns-repeated="2"/>
        </table:table-row>
        <table:table-row table:style-name="ro1">
          <table:table-cell office:value-type="float" office:value="0.00777778" calcext:value-type="float">
            <text:p>0.00777778</text:p>
          </table:table-cell>
          <table:table-cell office:value-type="float" office:value="1.47704" calcext:value-type="float">
            <text:p>1.47704</text:p>
          </table:table-cell>
          <table:table-cell table:formula="of:=[.A48]/0.000103789694619" office:value-type="float" office:value="74.9378830774224" calcext:value-type="float">
            <text:p>74.9378830774224</text:p>
          </table:table-cell>
          <table:table-cell table:formula="of:=[.B48]/0.096348679285188" office:value-type="float" office:value="15.3301530540759" calcext:value-type="float">
            <text:p>15.3301530540759</text:p>
          </table:table-cell>
          <table:table-cell table:number-columns-repeated="2"/>
        </table:table-row>
        <table:table-row table:style-name="ro1">
          <table:table-cell office:value-type="float" office:value="0.00777778" calcext:value-type="float">
            <text:p>0.00777778</text:p>
          </table:table-cell>
          <table:table-cell office:value-type="float" office:value="1.47704" calcext:value-type="float">
            <text:p>1.47704</text:p>
          </table:table-cell>
          <table:table-cell table:formula="of:=[.A49]/0.000103789694619" office:value-type="float" office:value="74.9378830774224" calcext:value-type="float">
            <text:p>74.9378830774224</text:p>
          </table:table-cell>
          <table:table-cell table:formula="of:=[.B49]/0.096348679285188" office:value-type="float" office:value="15.3301530540759" calcext:value-type="float">
            <text:p>15.3301530540759</text:p>
          </table:table-cell>
          <table:table-cell table:number-columns-repeated="2"/>
        </table:table-row>
        <table:table-row table:style-name="ro1">
          <table:table-cell office:value-type="float" office:value="0.00888889" calcext:value-type="float">
            <text:p>0.00888889</text:p>
          </table:table-cell>
          <table:table-cell office:value-type="float" office:value="1.51679" calcext:value-type="float">
            <text:p>1.51679</text:p>
          </table:table-cell>
          <table:table-cell table:formula="of:=[.A50]/0.000103789694619" office:value-type="float" office:value="85.6432811815286" calcext:value-type="float">
            <text:p>85.6432811815286</text:p>
          </table:table-cell>
          <table:table-cell table:formula="of:=[.B50]/0.096348679285188" office:value-type="float" office:value="15.7427170901883" calcext:value-type="float">
            <text:p>15.7427170901883</text:p>
          </table:table-cell>
          <table:table-cell table:number-columns-repeated="2"/>
        </table:table-row>
        <table:table-row table:style-name="ro1">
          <table:table-cell office:value-type="float" office:value="0.00888889" calcext:value-type="float">
            <text:p>0.00888889</text:p>
          </table:table-cell>
          <table:table-cell office:value-type="float" office:value="1.51679" calcext:value-type="float">
            <text:p>1.51679</text:p>
          </table:table-cell>
          <table:table-cell table:formula="of:=[.A51]/0.000103789694619" office:value-type="float" office:value="85.6432811815286" calcext:value-type="float">
            <text:p>85.6432811815286</text:p>
          </table:table-cell>
          <table:table-cell table:formula="of:=[.B51]/0.096348679285188" office:value-type="float" office:value="15.7427170901883" calcext:value-type="float">
            <text:p>15.7427170901883</text:p>
          </table:table-cell>
          <table:table-cell table:number-columns-repeated="2"/>
        </table:table-row>
        <table:table-row table:style-name="ro1">
          <table:table-cell office:value-type="float" office:value="0.00888889" calcext:value-type="float">
            <text:p>0.00888889</text:p>
          </table:table-cell>
          <table:table-cell office:value-type="float" office:value="1.51679" calcext:value-type="float">
            <text:p>1.51679</text:p>
          </table:table-cell>
          <table:table-cell table:formula="of:=[.A52]/0.000103789694619" office:value-type="float" office:value="85.6432811815286" calcext:value-type="float">
            <text:p>85.6432811815286</text:p>
          </table:table-cell>
          <table:table-cell table:formula="of:=[.B52]/0.096348679285188" office:value-type="float" office:value="15.7427170901883" calcext:value-type="float">
            <text:p>15.7427170901883</text:p>
          </table:table-cell>
          <table:table-cell table:number-columns-repeated="2"/>
        </table:table-row>
        <table:table-row table:style-name="ro1">
          <table:table-cell office:value-type="float" office:value="0.00888889" calcext:value-type="float">
            <text:p>0.00888889</text:p>
          </table:table-cell>
          <table:table-cell office:value-type="float" office:value="1.51679" calcext:value-type="float">
            <text:p>1.51679</text:p>
          </table:table-cell>
          <table:table-cell table:formula="of:=[.A53]/0.000103789694619" office:value-type="float" office:value="85.6432811815286" calcext:value-type="float">
            <text:p>85.6432811815286</text:p>
          </table:table-cell>
          <table:table-cell table:formula="of:=[.B53]/0.096348679285188" office:value-type="float" office:value="15.7427170901883" calcext:value-type="float">
            <text:p>15.7427170901883</text:p>
          </table:table-cell>
          <table:table-cell table:number-columns-repeated="2"/>
        </table:table-row>
        <table:table-row table:style-name="ro1">
          <table:table-cell office:value-type="float" office:value="0.00888889" calcext:value-type="float">
            <text:p>0.00888889</text:p>
          </table:table-cell>
          <table:table-cell office:value-type="float" office:value="1.51679" calcext:value-type="float">
            <text:p>1.51679</text:p>
          </table:table-cell>
          <table:table-cell table:formula="of:=[.A54]/0.000103789694619" office:value-type="float" office:value="85.6432811815286" calcext:value-type="float">
            <text:p>85.6432811815286</text:p>
          </table:table-cell>
          <table:table-cell table:formula="of:=[.B54]/0.096348679285188" office:value-type="float" office:value="15.7427170901883" calcext:value-type="float">
            <text:p>15.7427170901883</text:p>
          </table:table-cell>
          <table:table-cell table:number-columns-repeated="2"/>
        </table:table-row>
        <table:table-row table:style-name="ro1">
          <table:table-cell office:value-type="float" office:value="0.00888889" calcext:value-type="float">
            <text:p>0.00888889</text:p>
          </table:table-cell>
          <table:table-cell office:value-type="float" office:value="1.51679" calcext:value-type="float">
            <text:p>1.51679</text:p>
          </table:table-cell>
          <table:table-cell table:formula="of:=[.A55]/0.000103789694619" office:value-type="float" office:value="85.6432811815286" calcext:value-type="float">
            <text:p>85.6432811815286</text:p>
          </table:table-cell>
          <table:table-cell table:formula="of:=[.B55]/0.096348679285188" office:value-type="float" office:value="15.7427170901883" calcext:value-type="float">
            <text:p>15.7427170901883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5125" calcext:value-type="float">
            <text:p>1.55125</text:p>
          </table:table-cell>
          <table:table-cell table:formula="of:=[.A56]/0.000103789694619" office:value-type="float" office:value="96.3486792856347" calcext:value-type="float">
            <text:p>96.3486792856347</text:p>
          </table:table-cell>
          <table:table-cell table:formula="of:=[.B56]/0.096348679285188" office:value-type="float" office:value="16.100376377847" calcext:value-type="float">
            <text:p>16.100376377847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5125" calcext:value-type="float">
            <text:p>1.55125</text:p>
          </table:table-cell>
          <table:table-cell table:formula="of:=[.A57]/0.000103789694619" office:value-type="float" office:value="96.3486792856347" calcext:value-type="float">
            <text:p>96.3486792856347</text:p>
          </table:table-cell>
          <table:table-cell table:formula="of:=[.B57]/0.096348679285188" office:value-type="float" office:value="16.100376377847" calcext:value-type="float">
            <text:p>16.100376377847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5125" calcext:value-type="float">
            <text:p>1.55125</text:p>
          </table:table-cell>
          <table:table-cell table:formula="of:=[.A58]/0.000103789694619" office:value-type="float" office:value="96.3486792856347" calcext:value-type="float">
            <text:p>96.3486792856347</text:p>
          </table:table-cell>
          <table:table-cell table:formula="of:=[.B58]/0.096348679285188" office:value-type="float" office:value="16.100376377847" calcext:value-type="float">
            <text:p>16.100376377847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5125" calcext:value-type="float">
            <text:p>1.55125</text:p>
          </table:table-cell>
          <table:table-cell table:formula="of:=[.A59]/0.000103789694619" office:value-type="float" office:value="96.3486792856347" calcext:value-type="float">
            <text:p>96.3486792856347</text:p>
          </table:table-cell>
          <table:table-cell table:formula="of:=[.B59]/0.096348679285188" office:value-type="float" office:value="16.100376377847" calcext:value-type="float">
            <text:p>16.100376377847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5125" calcext:value-type="float">
            <text:p>1.55125</text:p>
          </table:table-cell>
          <table:table-cell table:formula="of:=[.A60]/0.000103789694619" office:value-type="float" office:value="96.3486792856347" calcext:value-type="float">
            <text:p>96.3486792856347</text:p>
          </table:table-cell>
          <table:table-cell table:formula="of:=[.B60]/0.096348679285188" office:value-type="float" office:value="16.100376377847" calcext:value-type="float">
            <text:p>16.100376377847</text:p>
          </table:table-cell>
          <table:table-cell table:number-columns-repeated="2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55125" calcext:value-type="float">
            <text:p>1.55125</text:p>
          </table:table-cell>
          <table:table-cell table:formula="of:=[.A61]/0.000103789694619" office:value-type="float" office:value="96.3486792856347" calcext:value-type="float">
            <text:p>96.3486792856347</text:p>
          </table:table-cell>
          <table:table-cell table:formula="of:=[.B61]/0.096348679285188" office:value-type="float" office:value="16.100376377847" calcext:value-type="float">
            <text:p>16.100376377847</text:p>
          </table:table-cell>
          <table:table-cell table:number-columns-repeated="2"/>
        </table:table-row>
        <table:table-row table:style-name="ro1">
          <table:table-cell office:value-type="float" office:value="0.0111111" calcext:value-type="float">
            <text:p>0.0111111</text:p>
          </table:table-cell>
          <table:table-cell office:value-type="float" office:value="1.58163" calcext:value-type="float">
            <text:p>1.58163</text:p>
          </table:table-cell>
          <table:table-cell table:formula="of:=[.A62]/0.000103789694619" office:value-type="float" office:value="107.053981041062" calcext:value-type="float">
            <text:p>107.053981041062</text:p>
          </table:table-cell>
          <table:table-cell table:formula="of:=[.B62]/0.096348679285188" office:value-type="float" office:value="16.415689470101" calcext:value-type="float">
            <text:p>16.415689470101</text:p>
          </table:table-cell>
          <table:table-cell table:number-columns-repeated="2"/>
        </table:table-row>
        <table:table-row table:style-name="ro1">
          <table:table-cell office:value-type="float" office:value="0.0111111" calcext:value-type="float">
            <text:p>0.0111111</text:p>
          </table:table-cell>
          <table:table-cell office:value-type="float" office:value="1.58163" calcext:value-type="float">
            <text:p>1.58163</text:p>
          </table:table-cell>
          <table:table-cell table:formula="of:=[.A63]/0.000103789694619" office:value-type="float" office:value="107.053981041062" calcext:value-type="float">
            <text:p>107.053981041062</text:p>
          </table:table-cell>
          <table:table-cell table:formula="of:=[.B63]/0.096348679285188" office:value-type="float" office:value="16.415689470101" calcext:value-type="float">
            <text:p>16.415689470101</text:p>
          </table:table-cell>
          <table:table-cell table:number-columns-repeated="2"/>
        </table:table-row>
        <table:table-row table:style-name="ro1">
          <table:table-cell office:value-type="float" office:value="0.0111111" calcext:value-type="float">
            <text:p>0.0111111</text:p>
          </table:table-cell>
          <table:table-cell office:value-type="float" office:value="1.58163" calcext:value-type="float">
            <text:p>1.58163</text:p>
          </table:table-cell>
          <table:table-cell table:formula="of:=[.A64]/0.000103789694619" office:value-type="float" office:value="107.053981041062" calcext:value-type="float">
            <text:p>107.053981041062</text:p>
          </table:table-cell>
          <table:table-cell table:formula="of:=[.B64]/0.096348679285188" office:value-type="float" office:value="16.415689470101" calcext:value-type="float">
            <text:p>16.415689470101</text:p>
          </table:table-cell>
          <table:table-cell table:number-columns-repeated="2"/>
        </table:table-row>
        <table:table-row table:style-name="ro1">
          <table:table-cell office:value-type="float" office:value="0.0111111" calcext:value-type="float">
            <text:p>0.0111111</text:p>
          </table:table-cell>
          <table:table-cell office:value-type="float" office:value="1.58163" calcext:value-type="float">
            <text:p>1.58163</text:p>
          </table:table-cell>
          <table:table-cell table:formula="of:=[.A65]/0.000103789694619" office:value-type="float" office:value="107.053981041062" calcext:value-type="float">
            <text:p>107.053981041062</text:p>
          </table:table-cell>
          <table:table-cell table:formula="of:=[.B65]/0.096348679285188" office:value-type="float" office:value="16.415689470101" calcext:value-type="float">
            <text:p>16.415689470101</text:p>
          </table:table-cell>
          <table:table-cell table:number-columns-repeated="2"/>
        </table:table-row>
        <table:table-row table:style-name="ro1">
          <table:table-cell office:value-type="float" office:value="0.0111111" calcext:value-type="float">
            <text:p>0.0111111</text:p>
          </table:table-cell>
          <table:table-cell office:value-type="float" office:value="1.58163" calcext:value-type="float">
            <text:p>1.58163</text:p>
          </table:table-cell>
          <table:table-cell table:formula="of:=[.A66]/0.000103789694619" office:value-type="float" office:value="107.053981041062" calcext:value-type="float">
            <text:p>107.053981041062</text:p>
          </table:table-cell>
          <table:table-cell table:formula="of:=[.B66]/0.096348679285188" office:value-type="float" office:value="16.415689470101" calcext:value-type="float">
            <text:p>16.415689470101</text:p>
          </table:table-cell>
          <table:table-cell table:number-columns-repeated="2"/>
        </table:table-row>
        <table:table-row table:style-name="ro1">
          <table:table-cell office:value-type="float" office:value="0.0111111" calcext:value-type="float">
            <text:p>0.0111111</text:p>
          </table:table-cell>
          <table:table-cell office:value-type="float" office:value="1.58163" calcext:value-type="float">
            <text:p>1.58163</text:p>
          </table:table-cell>
          <table:table-cell table:formula="of:=[.A67]/0.000103789694619" office:value-type="float" office:value="107.053981041062" calcext:value-type="float">
            <text:p>107.053981041062</text:p>
          </table:table-cell>
          <table:table-cell table:formula="of:=[.B67]/0.096348679285188" office:value-type="float" office:value="16.415689470101" calcext:value-type="float">
            <text:p>16.415689470101</text:p>
          </table:table-cell>
          <table:table-cell table:number-columns-repeated="2"/>
        </table:table-row>
        <table:table-row table:style-name="ro1">
          <table:table-cell office:value-type="float" office:value="0.0122222" calcext:value-type="float">
            <text:p>0.0122222</text:p>
          </table:table-cell>
          <table:table-cell office:value-type="float" office:value="1.60878" calcext:value-type="float">
            <text:p>1.60878</text:p>
          </table:table-cell>
          <table:table-cell table:formula="of:=[.A68]/0.000103789694619" office:value-type="float" office:value="117.759282796488" calcext:value-type="float">
            <text:p>117.759282796488</text:p>
          </table:table-cell>
          <table:table-cell table:formula="of:=[.B68]/0.096348679285188" office:value-type="float" office:value="16.6974784909929" calcext:value-type="float">
            <text:p>16.6974784909929</text:p>
          </table:table-cell>
          <table:table-cell table:number-columns-repeated="2"/>
        </table:table-row>
        <table:table-row table:style-name="ro1">
          <table:table-cell office:value-type="float" office:value="0.0122222" calcext:value-type="float">
            <text:p>0.0122222</text:p>
          </table:table-cell>
          <table:table-cell office:value-type="float" office:value="1.60878" calcext:value-type="float">
            <text:p>1.60878</text:p>
          </table:table-cell>
          <table:table-cell table:formula="of:=[.A69]/0.000103789694619" office:value-type="float" office:value="117.759282796488" calcext:value-type="float">
            <text:p>117.759282796488</text:p>
          </table:table-cell>
          <table:table-cell table:formula="of:=[.B69]/0.096348679285188" office:value-type="float" office:value="16.6974784909929" calcext:value-type="float">
            <text:p>16.6974784909929</text:p>
          </table:table-cell>
          <table:table-cell table:number-columns-repeated="2"/>
        </table:table-row>
        <table:table-row table:style-name="ro1">
          <table:table-cell office:value-type="float" office:value="0.0122222" calcext:value-type="float">
            <text:p>0.0122222</text:p>
          </table:table-cell>
          <table:table-cell office:value-type="float" office:value="1.60878" calcext:value-type="float">
            <text:p>1.60878</text:p>
          </table:table-cell>
          <table:table-cell table:formula="of:=[.A70]/0.000103789694619" office:value-type="float" office:value="117.759282796488" calcext:value-type="float">
            <text:p>117.759282796488</text:p>
          </table:table-cell>
          <table:table-cell table:formula="of:=[.B70]/0.096348679285188" office:value-type="float" office:value="16.6974784909929" calcext:value-type="float">
            <text:p>16.6974784909929</text:p>
          </table:table-cell>
          <table:table-cell table:number-columns-repeated="2"/>
        </table:table-row>
        <table:table-row table:style-name="ro1">
          <table:table-cell office:value-type="float" office:value="0.0122222" calcext:value-type="float">
            <text:p>0.0122222</text:p>
          </table:table-cell>
          <table:table-cell office:value-type="float" office:value="1.60878" calcext:value-type="float">
            <text:p>1.60878</text:p>
          </table:table-cell>
          <table:table-cell table:formula="of:=[.A71]/0.000103789694619" office:value-type="float" office:value="117.759282796488" calcext:value-type="float">
            <text:p>117.759282796488</text:p>
          </table:table-cell>
          <table:table-cell table:formula="of:=[.B71]/0.096348679285188" office:value-type="float" office:value="16.6974784909929" calcext:value-type="float">
            <text:p>16.6974784909929</text:p>
          </table:table-cell>
          <table:table-cell table:number-columns-repeated="2"/>
        </table:table-row>
        <table:table-row table:style-name="ro1">
          <table:table-cell office:value-type="float" office:value="0.0122222" calcext:value-type="float">
            <text:p>0.0122222</text:p>
          </table:table-cell>
          <table:table-cell office:value-type="float" office:value="1.60878" calcext:value-type="float">
            <text:p>1.60878</text:p>
          </table:table-cell>
          <table:table-cell table:formula="of:=[.A72]/0.000103789694619" office:value-type="float" office:value="117.759282796488" calcext:value-type="float">
            <text:p>117.759282796488</text:p>
          </table:table-cell>
          <table:table-cell table:formula="of:=[.B72]/0.096348679285188" office:value-type="float" office:value="16.6974784909929" calcext:value-type="float">
            <text:p>16.6974784909929</text:p>
          </table:table-cell>
          <table:table-cell table:number-columns-repeated="2"/>
        </table:table-row>
        <table:table-row table:style-name="ro1">
          <table:table-cell office:value-type="float" office:value="0.0122222" calcext:value-type="float">
            <text:p>0.0122222</text:p>
          </table:table-cell>
          <table:table-cell office:value-type="float" office:value="1.60878" calcext:value-type="float">
            <text:p>1.60878</text:p>
          </table:table-cell>
          <table:table-cell table:formula="of:=[.A73]/0.000103789694619" office:value-type="float" office:value="117.759282796488" calcext:value-type="float">
            <text:p>117.759282796488</text:p>
          </table:table-cell>
          <table:table-cell table:formula="of:=[.B73]/0.096348679285188" office:value-type="float" office:value="16.6974784909929" calcext:value-type="float">
            <text:p>16.6974784909929</text:p>
          </table:table-cell>
          <table:table-cell table:number-columns-repeated="2"/>
        </table:table-row>
        <table:table-row table:style-name="ro1">
          <table:table-cell office:value-type="float" office:value="0.0133333" calcext:value-type="float">
            <text:p>0.0133333</text:p>
          </table:table-cell>
          <table:table-cell office:value-type="float" office:value="1.63331" calcext:value-type="float">
            <text:p>1.63331</text:p>
          </table:table-cell>
          <table:table-cell table:formula="of:=[.A74]/0.000103789694619" office:value-type="float" office:value="128.464584551915" calcext:value-type="float">
            <text:p>128.464584551915</text:p>
          </table:table-cell>
          <table:table-cell table:formula="of:=[.B74]/0.096348679285188" office:value-type="float" office:value="16.9520746118945" calcext:value-type="float">
            <text:p>16.9520746118945</text:p>
          </table:table-cell>
          <table:table-cell table:number-columns-repeated="2"/>
        </table:table-row>
        <table:table-row table:style-name="ro1">
          <table:table-cell office:value-type="float" office:value="0.0133333" calcext:value-type="float">
            <text:p>0.0133333</text:p>
          </table:table-cell>
          <table:table-cell office:value-type="float" office:value="1.63331" calcext:value-type="float">
            <text:p>1.63331</text:p>
          </table:table-cell>
          <table:table-cell table:formula="of:=[.A75]/0.000103789694619" office:value-type="float" office:value="128.464584551915" calcext:value-type="float">
            <text:p>128.464584551915</text:p>
          </table:table-cell>
          <table:table-cell table:formula="of:=[.B75]/0.096348679285188" office:value-type="float" office:value="16.9520746118945" calcext:value-type="float">
            <text:p>16.9520746118945</text:p>
          </table:table-cell>
          <table:table-cell table:number-columns-repeated="2"/>
        </table:table-row>
        <table:table-row table:style-name="ro1">
          <table:table-cell office:value-type="float" office:value="0.0133333" calcext:value-type="float">
            <text:p>0.0133333</text:p>
          </table:table-cell>
          <table:table-cell office:value-type="float" office:value="1.63331" calcext:value-type="float">
            <text:p>1.63331</text:p>
          </table:table-cell>
          <table:table-cell table:formula="of:=[.A76]/0.000103789694619" office:value-type="float" office:value="128.464584551915" calcext:value-type="float">
            <text:p>128.464584551915</text:p>
          </table:table-cell>
          <table:table-cell table:formula="of:=[.B76]/0.096348679285188" office:value-type="float" office:value="16.9520746118945" calcext:value-type="float">
            <text:p>16.9520746118945</text:p>
          </table:table-cell>
          <table:table-cell table:number-columns-repeated="2"/>
        </table:table-row>
        <table:table-row table:style-name="ro1">
          <table:table-cell office:value-type="float" office:value="0.0133333" calcext:value-type="float">
            <text:p>0.0133333</text:p>
          </table:table-cell>
          <table:table-cell office:value-type="float" office:value="1.63331" calcext:value-type="float">
            <text:p>1.63331</text:p>
          </table:table-cell>
          <table:table-cell table:formula="of:=[.A77]/0.000103789694619" office:value-type="float" office:value="128.464584551915" calcext:value-type="float">
            <text:p>128.464584551915</text:p>
          </table:table-cell>
          <table:table-cell table:formula="of:=[.B77]/0.096348679285188" office:value-type="float" office:value="16.9520746118945" calcext:value-type="float">
            <text:p>16.9520746118945</text:p>
          </table:table-cell>
          <table:table-cell table:number-columns-repeated="2"/>
        </table:table-row>
        <table:table-row table:style-name="ro1">
          <table:table-cell office:value-type="float" office:value="0.0133333" calcext:value-type="float">
            <text:p>0.0133333</text:p>
          </table:table-cell>
          <table:table-cell office:value-type="float" office:value="1.63331" calcext:value-type="float">
            <text:p>1.63331</text:p>
          </table:table-cell>
          <table:table-cell table:formula="of:=[.A78]/0.000103789694619" office:value-type="float" office:value="128.464584551915" calcext:value-type="float">
            <text:p>128.464584551915</text:p>
          </table:table-cell>
          <table:table-cell table:formula="of:=[.B78]/0.096348679285188" office:value-type="float" office:value="16.9520746118945" calcext:value-type="float">
            <text:p>16.9520746118945</text:p>
          </table:table-cell>
          <table:table-cell table:number-columns-repeated="2"/>
        </table:table-row>
        <table:table-row table:style-name="ro1">
          <table:table-cell office:value-type="float" office:value="0.0133333" calcext:value-type="float">
            <text:p>0.0133333</text:p>
          </table:table-cell>
          <table:table-cell office:value-type="float" office:value="1.63331" calcext:value-type="float">
            <text:p>1.63331</text:p>
          </table:table-cell>
          <table:table-cell table:formula="of:=[.A79]/0.000103789694619" office:value-type="float" office:value="128.464584551915" calcext:value-type="float">
            <text:p>128.464584551915</text:p>
          </table:table-cell>
          <table:table-cell table:formula="of:=[.B79]/0.096348679285188" office:value-type="float" office:value="16.9520746118945" calcext:value-type="float">
            <text:p>16.9520746118945</text:p>
          </table:table-cell>
          <table:table-cell table:number-columns-repeated="2"/>
        </table:table-row>
        <table:table-row table:style-name="ro1">
          <table:table-cell office:value-type="float" office:value="0.0144444" calcext:value-type="float">
            <text:p>0.0144444</text:p>
          </table:table-cell>
          <table:table-cell office:value-type="float" office:value="1.65565" calcext:value-type="float">
            <text:p>1.65565</text:p>
          </table:table-cell>
          <table:table-cell table:formula="of:=[.A80]/0.000103789694619" office:value-type="float" office:value="139.169886307342" calcext:value-type="float">
            <text:p>139.169886307342</text:p>
          </table:table-cell>
          <table:table-cell table:formula="of:=[.B80]/0.096348679285188" office:value-type="float" office:value="17.1839407896744" calcext:value-type="float">
            <text:p>17.1839407896744</text:p>
          </table:table-cell>
          <table:table-cell table:number-columns-repeated="2"/>
        </table:table-row>
        <table:table-row table:style-name="ro1">
          <table:table-cell office:value-type="float" office:value="0.0144444" calcext:value-type="float">
            <text:p>0.0144444</text:p>
          </table:table-cell>
          <table:table-cell office:value-type="float" office:value="1.65565" calcext:value-type="float">
            <text:p>1.65565</text:p>
          </table:table-cell>
          <table:table-cell table:formula="of:=[.A81]/0.000103789694619" office:value-type="float" office:value="139.169886307342" calcext:value-type="float">
            <text:p>139.169886307342</text:p>
          </table:table-cell>
          <table:table-cell table:formula="of:=[.B81]/0.096348679285188" office:value-type="float" office:value="17.1839407896744" calcext:value-type="float">
            <text:p>17.1839407896744</text:p>
          </table:table-cell>
          <table:table-cell table:number-columns-repeated="2"/>
        </table:table-row>
        <table:table-row table:style-name="ro1">
          <table:table-cell office:value-type="float" office:value="0.0144444" calcext:value-type="float">
            <text:p>0.0144444</text:p>
          </table:table-cell>
          <table:table-cell office:value-type="float" office:value="1.65565" calcext:value-type="float">
            <text:p>1.65565</text:p>
          </table:table-cell>
          <table:table-cell table:formula="of:=[.A82]/0.000103789694619" office:value-type="float" office:value="139.169886307342" calcext:value-type="float">
            <text:p>139.169886307342</text:p>
          </table:table-cell>
          <table:table-cell table:formula="of:=[.B82]/0.096348679285188" office:value-type="float" office:value="17.1839407896744" calcext:value-type="float">
            <text:p>17.1839407896744</text:p>
          </table:table-cell>
          <table:table-cell table:number-columns-repeated="2"/>
        </table:table-row>
        <table:table-row table:style-name="ro1">
          <table:table-cell office:value-type="float" office:value="0.0144444" calcext:value-type="float">
            <text:p>0.0144444</text:p>
          </table:table-cell>
          <table:table-cell office:value-type="float" office:value="1.65565" calcext:value-type="float">
            <text:p>1.65565</text:p>
          </table:table-cell>
          <table:table-cell table:formula="of:=[.A83]/0.000103789694619" office:value-type="float" office:value="139.169886307342" calcext:value-type="float">
            <text:p>139.169886307342</text:p>
          </table:table-cell>
          <table:table-cell table:formula="of:=[.B83]/0.096348679285188" office:value-type="float" office:value="17.1839407896744" calcext:value-type="float">
            <text:p>17.1839407896744</text:p>
          </table:table-cell>
          <table:table-cell table:number-columns-repeated="2"/>
        </table:table-row>
        <table:table-row table:style-name="ro1">
          <table:table-cell office:value-type="float" office:value="0.0144444" calcext:value-type="float">
            <text:p>0.0144444</text:p>
          </table:table-cell>
          <table:table-cell office:value-type="float" office:value="1.65565" calcext:value-type="float">
            <text:p>1.65565</text:p>
          </table:table-cell>
          <table:table-cell table:formula="of:=[.A84]/0.000103789694619" office:value-type="float" office:value="139.169886307342" calcext:value-type="float">
            <text:p>139.169886307342</text:p>
          </table:table-cell>
          <table:table-cell table:formula="of:=[.B84]/0.096348679285188" office:value-type="float" office:value="17.1839407896744" calcext:value-type="float">
            <text:p>17.1839407896744</text:p>
          </table:table-cell>
          <table:table-cell table:number-columns-repeated="2"/>
        </table:table-row>
        <table:table-row table:style-name="ro1">
          <table:table-cell office:value-type="float" office:value="0.0144444" calcext:value-type="float">
            <text:p>0.0144444</text:p>
          </table:table-cell>
          <table:table-cell office:value-type="float" office:value="1.65565" calcext:value-type="float">
            <text:p>1.65565</text:p>
          </table:table-cell>
          <table:table-cell table:formula="of:=[.A85]/0.000103789694619" office:value-type="float" office:value="139.169886307342" calcext:value-type="float">
            <text:p>139.169886307342</text:p>
          </table:table-cell>
          <table:table-cell table:formula="of:=[.B85]/0.096348679285188" office:value-type="float" office:value="17.1839407896744" calcext:value-type="float">
            <text:p>17.1839407896744</text:p>
          </table:table-cell>
          <table:table-cell table:number-columns-repeated="2"/>
        </table:table-row>
        <table:table-row table:style-name="ro1">
          <table:table-cell office:value-type="float" office:value="0.0155556" calcext:value-type="float">
            <text:p>0.0155556</text:p>
          </table:table-cell>
          <table:table-cell office:value-type="float" office:value="1.67614" calcext:value-type="float">
            <text:p>1.67614</text:p>
          </table:table-cell>
          <table:table-cell table:formula="of:=[.A86]/0.000103789694619" office:value-type="float" office:value="149.876151549562" calcext:value-type="float">
            <text:p>149.876151549562</text:p>
          </table:table-cell>
          <table:table-cell table:formula="of:=[.B86]/0.096348679285188" office:value-type="float" office:value="17.3966058739497" calcext:value-type="float">
            <text:p>17.3966058739497</text:p>
          </table:table-cell>
          <table:table-cell table:number-columns-repeated="2"/>
        </table:table-row>
        <table:table-row table:style-name="ro1">
          <table:table-cell office:value-type="float" office:value="0.0155556" calcext:value-type="float">
            <text:p>0.0155556</text:p>
          </table:table-cell>
          <table:table-cell office:value-type="float" office:value="1.67614" calcext:value-type="float">
            <text:p>1.67614</text:p>
          </table:table-cell>
          <table:table-cell table:formula="of:=[.A87]/0.000103789694619" office:value-type="float" office:value="149.876151549562" calcext:value-type="float">
            <text:p>149.876151549562</text:p>
          </table:table-cell>
          <table:table-cell table:formula="of:=[.B87]/0.096348679285188" office:value-type="float" office:value="17.3966058739497" calcext:value-type="float">
            <text:p>17.3966058739497</text:p>
          </table:table-cell>
          <table:table-cell table:number-columns-repeated="2"/>
        </table:table-row>
        <table:table-row table:style-name="ro1">
          <table:table-cell office:value-type="float" office:value="0.0155556" calcext:value-type="float">
            <text:p>0.0155556</text:p>
          </table:table-cell>
          <table:table-cell office:value-type="float" office:value="1.67614" calcext:value-type="float">
            <text:p>1.67614</text:p>
          </table:table-cell>
          <table:table-cell table:formula="of:=[.A88]/0.000103789694619" office:value-type="float" office:value="149.876151549562" calcext:value-type="float">
            <text:p>149.876151549562</text:p>
          </table:table-cell>
          <table:table-cell table:formula="of:=[.B88]/0.096348679285188" office:value-type="float" office:value="17.3966058739497" calcext:value-type="float">
            <text:p>17.3966058739497</text:p>
          </table:table-cell>
          <table:table-cell table:number-columns-repeated="2"/>
        </table:table-row>
        <table:table-row table:style-name="ro1">
          <table:table-cell office:value-type="float" office:value="0.0155556" calcext:value-type="float">
            <text:p>0.0155556</text:p>
          </table:table-cell>
          <table:table-cell office:value-type="float" office:value="1.67614" calcext:value-type="float">
            <text:p>1.67614</text:p>
          </table:table-cell>
          <table:table-cell table:formula="of:=[.A89]/0.000103789694619" office:value-type="float" office:value="149.876151549562" calcext:value-type="float">
            <text:p>149.876151549562</text:p>
          </table:table-cell>
          <table:table-cell table:formula="of:=[.B89]/0.096348679285188" office:value-type="float" office:value="17.3966058739497" calcext:value-type="float">
            <text:p>17.3966058739497</text:p>
          </table:table-cell>
          <table:table-cell table:number-columns-repeated="2"/>
        </table:table-row>
        <table:table-row table:style-name="ro1">
          <table:table-cell office:value-type="float" office:value="0.0155556" calcext:value-type="float">
            <text:p>0.0155556</text:p>
          </table:table-cell>
          <table:table-cell office:value-type="float" office:value="1.67614" calcext:value-type="float">
            <text:p>1.67614</text:p>
          </table:table-cell>
          <table:table-cell table:formula="of:=[.A90]/0.000103789694619" office:value-type="float" office:value="149.876151549562" calcext:value-type="float">
            <text:p>149.876151549562</text:p>
          </table:table-cell>
          <table:table-cell table:formula="of:=[.B90]/0.096348679285188" office:value-type="float" office:value="17.3966058739497" calcext:value-type="float">
            <text:p>17.3966058739497</text:p>
          </table:table-cell>
          <table:table-cell table:number-columns-repeated="2"/>
        </table:table-row>
        <table:table-row table:style-name="ro1">
          <table:table-cell office:value-type="float" office:value="0.0155556" calcext:value-type="float">
            <text:p>0.0155556</text:p>
          </table:table-cell>
          <table:table-cell office:value-type="float" office:value="1.67614" calcext:value-type="float">
            <text:p>1.67614</text:p>
          </table:table-cell>
          <table:table-cell table:formula="of:=[.A91]/0.000103789694619" office:value-type="float" office:value="149.876151549562" calcext:value-type="float">
            <text:p>149.876151549562</text:p>
          </table:table-cell>
          <table:table-cell table:formula="of:=[.B91]/0.096348679285188" office:value-type="float" office:value="17.3966058739497" calcext:value-type="float">
            <text:p>17.3966058739497</text:p>
          </table:table-cell>
          <table:table-cell table:number-columns-repeated="2"/>
        </table:table-row>
        <table:table-row table:style-name="ro1">
          <table:table-cell office:value-type="float" office:value="0.0166667" calcext:value-type="float">
            <text:p>0.0166667</text:p>
          </table:table-cell>
          <table:table-cell office:value-type="float" office:value="1.69505" calcext:value-type="float">
            <text:p>1.69505</text:p>
          </table:table-cell>
          <table:table-cell table:formula="of:=[.A92]/0.000103789694619" office:value-type="float" office:value="160.581453304989" calcext:value-type="float">
            <text:p>160.581453304989</text:p>
          </table:table-cell>
          <table:table-cell table:formula="of:=[.B92]/0.096348679285188" office:value-type="float" office:value="17.5928721864752" calcext:value-type="float">
            <text:p>17.5928721864752</text:p>
          </table:table-cell>
          <table:table-cell table:number-columns-repeated="2"/>
        </table:table-row>
        <table:table-row table:style-name="ro1">
          <table:table-cell office:value-type="float" office:value="0.0166667" calcext:value-type="float">
            <text:p>0.0166667</text:p>
          </table:table-cell>
          <table:table-cell office:value-type="float" office:value="1.69505" calcext:value-type="float">
            <text:p>1.69505</text:p>
          </table:table-cell>
          <table:table-cell table:formula="of:=[.A93]/0.000103789694619" office:value-type="float" office:value="160.581453304989" calcext:value-type="float">
            <text:p>160.581453304989</text:p>
          </table:table-cell>
          <table:table-cell table:formula="of:=[.B93]/0.096348679285188" office:value-type="float" office:value="17.5928721864752" calcext:value-type="float">
            <text:p>17.5928721864752</text:p>
          </table:table-cell>
          <table:table-cell table:number-columns-repeated="2"/>
        </table:table-row>
        <table:table-row table:style-name="ro1">
          <table:table-cell office:value-type="float" office:value="0.0166667" calcext:value-type="float">
            <text:p>0.0166667</text:p>
          </table:table-cell>
          <table:table-cell office:value-type="float" office:value="1.69504" calcext:value-type="float">
            <text:p>1.69504</text:p>
          </table:table-cell>
          <table:table-cell table:formula="of:=[.A94]/0.000103789694619" office:value-type="float" office:value="160.581453304989" calcext:value-type="float">
            <text:p>160.581453304989</text:p>
          </table:table-cell>
          <table:table-cell table:formula="of:=[.B94]/0.096348679285188" office:value-type="float" office:value="17.5927683967805" calcext:value-type="float">
            <text:p>17.5927683967805</text:p>
          </table:table-cell>
          <table:table-cell table:number-columns-repeated="2"/>
        </table:table-row>
        <table:table-row table:style-name="ro1">
          <table:table-cell office:value-type="float" office:value="0.0166667" calcext:value-type="float">
            <text:p>0.0166667</text:p>
          </table:table-cell>
          <table:table-cell office:value-type="float" office:value="1.69505" calcext:value-type="float">
            <text:p>1.69505</text:p>
          </table:table-cell>
          <table:table-cell table:formula="of:=[.A95]/0.000103789694619" office:value-type="float" office:value="160.581453304989" calcext:value-type="float">
            <text:p>160.581453304989</text:p>
          </table:table-cell>
          <table:table-cell table:formula="of:=[.B95]/0.096348679285188" office:value-type="float" office:value="17.5928721864752" calcext:value-type="float">
            <text:p>17.5928721864752</text:p>
          </table:table-cell>
          <table:table-cell table:number-columns-repeated="2"/>
        </table:table-row>
        <table:table-row table:style-name="ro1">
          <table:table-cell office:value-type="float" office:value="0.0166667" calcext:value-type="float">
            <text:p>0.0166667</text:p>
          </table:table-cell>
          <table:table-cell office:value-type="float" office:value="1.69505" calcext:value-type="float">
            <text:p>1.69505</text:p>
          </table:table-cell>
          <table:table-cell table:formula="of:=[.A96]/0.000103789694619" office:value-type="float" office:value="160.581453304989" calcext:value-type="float">
            <text:p>160.581453304989</text:p>
          </table:table-cell>
          <table:table-cell table:formula="of:=[.B96]/0.096348679285188" office:value-type="float" office:value="17.5928721864752" calcext:value-type="float">
            <text:p>17.5928721864752</text:p>
          </table:table-cell>
          <table:table-cell table:number-columns-repeated="2"/>
        </table:table-row>
        <table:table-row table:style-name="ro1">
          <table:table-cell office:value-type="float" office:value="0.0166667" calcext:value-type="float">
            <text:p>0.0166667</text:p>
          </table:table-cell>
          <table:table-cell office:value-type="float" office:value="1.69504" calcext:value-type="float">
            <text:p>1.69504</text:p>
          </table:table-cell>
          <table:table-cell table:formula="of:=[.A97]/0.000103789694619" office:value-type="float" office:value="160.581453304989" calcext:value-type="float">
            <text:p>160.581453304989</text:p>
          </table:table-cell>
          <table:table-cell table:formula="of:=[.B97]/0.096348679285188" office:value-type="float" office:value="17.5927683967805" calcext:value-type="float">
            <text:p>17.5927683967805</text:p>
          </table:table-cell>
          <table:table-cell table:number-columns-repeated="2"/>
        </table:table-row>
        <table:table-row table:style-name="ro1">
          <table:table-cell office:value-type="float" office:value="0.0177778" calcext:value-type="float">
            <text:p>0.0177778</text:p>
          </table:table-cell>
          <table:table-cell office:value-type="float" office:value="1.71258" calcext:value-type="float">
            <text:p>1.71258</text:p>
          </table:table-cell>
          <table:table-cell table:formula="of:=[.A98]/0.000103789694619" office:value-type="float" office:value="171.286755060416" calcext:value-type="float">
            <text:p>171.286755060416</text:p>
          </table:table-cell>
          <table:table-cell table:formula="of:=[.B98]/0.096348679285188" office:value-type="float" office:value="17.7748155211431" calcext:value-type="float">
            <text:p>17.7748155211431</text:p>
          </table:table-cell>
          <table:table-cell table:number-columns-repeated="2"/>
        </table:table-row>
        <table:table-row table:style-name="ro1">
          <table:table-cell office:value-type="float" office:value="0.0177778" calcext:value-type="float">
            <text:p>0.0177778</text:p>
          </table:table-cell>
          <table:table-cell office:value-type="float" office:value="1.71258" calcext:value-type="float">
            <text:p>1.71258</text:p>
          </table:table-cell>
          <table:table-cell table:formula="of:=[.A99]/0.000103789694619" office:value-type="float" office:value="171.286755060416" calcext:value-type="float">
            <text:p>171.286755060416</text:p>
          </table:table-cell>
          <table:table-cell table:formula="of:=[.B99]/0.096348679285188" office:value-type="float" office:value="17.7748155211431" calcext:value-type="float">
            <text:p>17.7748155211431</text:p>
          </table:table-cell>
          <table:table-cell table:number-columns-repeated="2"/>
        </table:table-row>
        <table:table-row table:style-name="ro1">
          <table:table-cell office:value-type="float" office:value="0.0177778" calcext:value-type="float">
            <text:p>0.0177778</text:p>
          </table:table-cell>
          <table:table-cell office:value-type="float" office:value="1.71257" calcext:value-type="float">
            <text:p>1.71257</text:p>
          </table:table-cell>
          <table:table-cell table:formula="of:=[.A100]/0.000103789694619" office:value-type="float" office:value="171.286755060416" calcext:value-type="float">
            <text:p>171.286755060416</text:p>
          </table:table-cell>
          <table:table-cell table:formula="of:=[.B100]/0.096348679285188" office:value-type="float" office:value="17.7747117314485" calcext:value-type="float">
            <text:p>17.7747117314485</text:p>
          </table:table-cell>
          <table:table-cell table:number-columns-repeated="2"/>
        </table:table-row>
        <table:table-row table:style-name="ro1">
          <table:table-cell office:value-type="float" office:value="0.0177778" calcext:value-type="float">
            <text:p>0.0177778</text:p>
          </table:table-cell>
          <table:table-cell office:value-type="float" office:value="1.71258" calcext:value-type="float">
            <text:p>1.71258</text:p>
          </table:table-cell>
          <table:table-cell table:formula="of:=[.A101]/0.000103789694619" office:value-type="float" office:value="171.286755060416" calcext:value-type="float">
            <text:p>171.286755060416</text:p>
          </table:table-cell>
          <table:table-cell table:formula="of:=[.B101]/0.096348679285188" office:value-type="float" office:value="17.7748155211431" calcext:value-type="float">
            <text:p>17.7748155211431</text:p>
          </table:table-cell>
          <table:table-cell table:number-columns-repeated="2"/>
        </table:table-row>
        <table:table-row table:style-name="ro1">
          <table:table-cell office:value-type="float" office:value="0.0177778" calcext:value-type="float">
            <text:p>0.0177778</text:p>
          </table:table-cell>
          <table:table-cell office:value-type="float" office:value="1.71258" calcext:value-type="float">
            <text:p>1.71258</text:p>
          </table:table-cell>
          <table:table-cell table:formula="of:=[.A102]/0.000103789694619" office:value-type="float" office:value="171.286755060416" calcext:value-type="float">
            <text:p>171.286755060416</text:p>
          </table:table-cell>
          <table:table-cell table:formula="of:=[.B102]/0.096348679285188" office:value-type="float" office:value="17.7748155211431" calcext:value-type="float">
            <text:p>17.7748155211431</text:p>
          </table:table-cell>
          <table:table-cell table:number-columns-repeated="2"/>
        </table:table-row>
        <table:table-row table:style-name="ro1">
          <table:table-cell office:value-type="float" office:value="0.0177778" calcext:value-type="float">
            <text:p>0.0177778</text:p>
          </table:table-cell>
          <table:table-cell office:value-type="float" office:value="1.71257" calcext:value-type="float">
            <text:p>1.71257</text:p>
          </table:table-cell>
          <table:table-cell table:formula="of:=[.A103]/0.000103789694619" office:value-type="float" office:value="171.286755060416" calcext:value-type="float">
            <text:p>171.286755060416</text:p>
          </table:table-cell>
          <table:table-cell table:formula="of:=[.B103]/0.096348679285188" office:value-type="float" office:value="17.7747117314485" calcext:value-type="float">
            <text:p>17.7747117314485</text:p>
          </table:table-cell>
          <table:table-cell table:number-columns-repeated="2"/>
        </table:table-row>
        <table:table-row table:style-name="ro1">
          <table:table-cell office:value-type="float" office:value="0.0188889" calcext:value-type="float">
            <text:p>0.0188889</text:p>
          </table:table-cell>
          <table:table-cell office:value-type="float" office:value="1.7289" calcext:value-type="float">
            <text:p>1.7289</text:p>
          </table:table-cell>
          <table:table-cell table:formula="of:=[.A104]/0.000103789694619" office:value-type="float" office:value="181.992056815843" calcext:value-type="float">
            <text:p>181.992056815843</text:p>
          </table:table-cell>
          <table:table-cell table:formula="of:=[.B104]/0.096348679285188" office:value-type="float" office:value="17.9442003027621" calcext:value-type="float">
            <text:p>17.9442003027621</text:p>
          </table:table-cell>
          <table:table-cell table:number-columns-repeated="2"/>
        </table:table-row>
        <table:table-row table:style-name="ro1">
          <table:table-cell office:value-type="float" office:value="0.0188889" calcext:value-type="float">
            <text:p>0.0188889</text:p>
          </table:table-cell>
          <table:table-cell office:value-type="float" office:value="1.7289" calcext:value-type="float">
            <text:p>1.7289</text:p>
          </table:table-cell>
          <table:table-cell table:formula="of:=[.A105]/0.000103789694619" office:value-type="float" office:value="181.992056815843" calcext:value-type="float">
            <text:p>181.992056815843</text:p>
          </table:table-cell>
          <table:table-cell table:formula="of:=[.B105]/0.096348679285188" office:value-type="float" office:value="17.9442003027621" calcext:value-type="float">
            <text:p>17.9442003027621</text:p>
          </table:table-cell>
          <table:table-cell table:number-columns-repeated="2"/>
        </table:table-row>
        <table:table-row table:style-name="ro1">
          <table:table-cell office:value-type="float" office:value="0.0188889" calcext:value-type="float">
            <text:p>0.0188889</text:p>
          </table:table-cell>
          <table:table-cell office:value-type="float" office:value="1.7289" calcext:value-type="float">
            <text:p>1.7289</text:p>
          </table:table-cell>
          <table:table-cell table:formula="of:=[.A106]/0.000103789694619" office:value-type="float" office:value="181.992056815843" calcext:value-type="float">
            <text:p>181.992056815843</text:p>
          </table:table-cell>
          <table:table-cell table:formula="of:=[.B106]/0.096348679285188" office:value-type="float" office:value="17.9442003027621" calcext:value-type="float">
            <text:p>17.9442003027621</text:p>
          </table:table-cell>
          <table:table-cell table:number-columns-repeated="2"/>
        </table:table-row>
        <table:table-row table:style-name="ro1">
          <table:table-cell office:value-type="float" office:value="0.0188889" calcext:value-type="float">
            <text:p>0.0188889</text:p>
          </table:table-cell>
          <table:table-cell office:value-type="float" office:value="1.7289" calcext:value-type="float">
            <text:p>1.7289</text:p>
          </table:table-cell>
          <table:table-cell table:formula="of:=[.A107]/0.000103789694619" office:value-type="float" office:value="181.992056815843" calcext:value-type="float">
            <text:p>181.992056815843</text:p>
          </table:table-cell>
          <table:table-cell table:formula="of:=[.B107]/0.096348679285188" office:value-type="float" office:value="17.9442003027621" calcext:value-type="float">
            <text:p>17.9442003027621</text:p>
          </table:table-cell>
          <table:table-cell table:number-columns-repeated="2"/>
        </table:table-row>
        <table:table-row table:style-name="ro1">
          <table:table-cell office:value-type="float" office:value="0.0188889" calcext:value-type="float">
            <text:p>0.0188889</text:p>
          </table:table-cell>
          <table:table-cell office:value-type="float" office:value="1.7289" calcext:value-type="float">
            <text:p>1.7289</text:p>
          </table:table-cell>
          <table:table-cell table:formula="of:=[.A108]/0.000103789694619" office:value-type="float" office:value="181.992056815843" calcext:value-type="float">
            <text:p>181.992056815843</text:p>
          </table:table-cell>
          <table:table-cell table:formula="of:=[.B108]/0.096348679285188" office:value-type="float" office:value="17.9442003027621" calcext:value-type="float">
            <text:p>17.9442003027621</text:p>
          </table:table-cell>
          <table:table-cell table:number-columns-repeated="2"/>
        </table:table-row>
        <table:table-row table:style-name="ro1">
          <table:table-cell office:value-type="float" office:value="0.0188889" calcext:value-type="float">
            <text:p>0.0188889</text:p>
          </table:table-cell>
          <table:table-cell office:value-type="float" office:value="1.7289" calcext:value-type="float">
            <text:p>1.7289</text:p>
          </table:table-cell>
          <table:table-cell table:formula="of:=[.A109]/0.000103789694619" office:value-type="float" office:value="181.992056815843" calcext:value-type="float">
            <text:p>181.992056815843</text:p>
          </table:table-cell>
          <table:table-cell table:formula="of:=[.B109]/0.096348679285188" office:value-type="float" office:value="17.9442003027621" calcext:value-type="float">
            <text:p>17.9442003027621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4416" calcext:value-type="float">
            <text:p>1.74416</text:p>
          </table:table-cell>
          <table:table-cell table:formula="of:=[.A110]/0.000103789694619" office:value-type="float" office:value="192.697358571269" calcext:value-type="float">
            <text:p>192.697358571269</text:p>
          </table:table-cell>
          <table:table-cell table:formula="of:=[.B110]/0.096348679285188" office:value-type="float" office:value="18.1025833767514" calcext:value-type="float">
            <text:p>18.1025833767514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4416" calcext:value-type="float">
            <text:p>1.74416</text:p>
          </table:table-cell>
          <table:table-cell table:formula="of:=[.A111]/0.000103789694619" office:value-type="float" office:value="192.697358571269" calcext:value-type="float">
            <text:p>192.697358571269</text:p>
          </table:table-cell>
          <table:table-cell table:formula="of:=[.B111]/0.096348679285188" office:value-type="float" office:value="18.1025833767514" calcext:value-type="float">
            <text:p>18.1025833767514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4416" calcext:value-type="float">
            <text:p>1.74416</text:p>
          </table:table-cell>
          <table:table-cell table:formula="of:=[.A112]/0.000103789694619" office:value-type="float" office:value="192.697358571269" calcext:value-type="float">
            <text:p>192.697358571269</text:p>
          </table:table-cell>
          <table:table-cell table:formula="of:=[.B112]/0.096348679285188" office:value-type="float" office:value="18.1025833767514" calcext:value-type="float">
            <text:p>18.1025833767514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4416" calcext:value-type="float">
            <text:p>1.74416</text:p>
          </table:table-cell>
          <table:table-cell table:formula="of:=[.A113]/0.000103789694619" office:value-type="float" office:value="192.697358571269" calcext:value-type="float">
            <text:p>192.697358571269</text:p>
          </table:table-cell>
          <table:table-cell table:formula="of:=[.B113]/0.096348679285188" office:value-type="float" office:value="18.1025833767514" calcext:value-type="float">
            <text:p>18.1025833767514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4416" calcext:value-type="float">
            <text:p>1.74416</text:p>
          </table:table-cell>
          <table:table-cell table:formula="of:=[.A114]/0.000103789694619" office:value-type="float" office:value="192.697358571269" calcext:value-type="float">
            <text:p>192.697358571269</text:p>
          </table:table-cell>
          <table:table-cell table:formula="of:=[.B114]/0.096348679285188" office:value-type="float" office:value="18.1025833767514" calcext:value-type="float">
            <text:p>18.1025833767514</text:p>
          </table:table-cell>
          <table:table-cell table:number-columns-repeated="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.74416" calcext:value-type="float">
            <text:p>1.74416</text:p>
          </table:table-cell>
          <table:table-cell table:formula="of:=[.A115]/0.000103789694619" office:value-type="float" office:value="192.697358571269" calcext:value-type="float">
            <text:p>192.697358571269</text:p>
          </table:table-cell>
          <table:table-cell table:formula="of:=[.B115]/0.096348679285188" office:value-type="float" office:value="18.1025833767514" calcext:value-type="float">
            <text:p>18.1025833767514</text:p>
          </table:table-cell>
          <table:table-cell table:number-columns-repeated="2"/>
        </table:table-row>
        <table:table-row table:style-name="ro1">
          <table:table-cell office:value-type="float" office:value="0.0211111" calcext:value-type="float">
            <text:p>0.0211111</text:p>
          </table:table-cell>
          <table:table-cell office:value-type="float" office:value="1.75846" calcext:value-type="float">
            <text:p>1.75846</text:p>
          </table:table-cell>
          <table:table-cell table:formula="of:=[.A116]/0.000103789694619" office:value-type="float" office:value="203.402660326696" calcext:value-type="float">
            <text:p>203.402660326696</text:p>
          </table:table-cell>
          <table:table-cell table:formula="of:=[.B116]/0.096348679285188" office:value-type="float" office:value="18.2510026400573" calcext:value-type="float">
            <text:p>18.2510026400573</text:p>
          </table:table-cell>
          <table:table-cell table:number-columns-repeated="2"/>
        </table:table-row>
        <table:table-row table:style-name="ro1">
          <table:table-cell office:value-type="float" office:value="0.0211111" calcext:value-type="float">
            <text:p>0.0211111</text:p>
          </table:table-cell>
          <table:table-cell office:value-type="float" office:value="1.75845" calcext:value-type="float">
            <text:p>1.75845</text:p>
          </table:table-cell>
          <table:table-cell table:formula="of:=[.A117]/0.000103789694619" office:value-type="float" office:value="203.402660326696" calcext:value-type="float">
            <text:p>203.402660326696</text:p>
          </table:table-cell>
          <table:table-cell table:formula="of:=[.B117]/0.096348679285188" office:value-type="float" office:value="18.2508988503627" calcext:value-type="float">
            <text:p>18.2508988503627</text:p>
          </table:table-cell>
          <table:table-cell table:number-columns-repeated="2"/>
        </table:table-row>
        <table:table-row table:style-name="ro1">
          <table:table-cell office:value-type="float" office:value="0.0211111" calcext:value-type="float">
            <text:p>0.0211111</text:p>
          </table:table-cell>
          <table:table-cell office:value-type="float" office:value="1.75845" calcext:value-type="float">
            <text:p>1.75845</text:p>
          </table:table-cell>
          <table:table-cell table:formula="of:=[.A118]/0.000103789694619" office:value-type="float" office:value="203.402660326696" calcext:value-type="float">
            <text:p>203.402660326696</text:p>
          </table:table-cell>
          <table:table-cell table:formula="of:=[.B118]/0.096348679285188" office:value-type="float" office:value="18.2508988503627" calcext:value-type="float">
            <text:p>18.2508988503627</text:p>
          </table:table-cell>
          <table:table-cell table:number-columns-repeated="2"/>
        </table:table-row>
        <table:table-row table:style-name="ro1">
          <table:table-cell office:value-type="float" office:value="0.0211111" calcext:value-type="float">
            <text:p>0.0211111</text:p>
          </table:table-cell>
          <table:table-cell office:value-type="float" office:value="1.75846" calcext:value-type="float">
            <text:p>1.75846</text:p>
          </table:table-cell>
          <table:table-cell table:formula="of:=[.A119]/0.000103789694619" office:value-type="float" office:value="203.402660326696" calcext:value-type="float">
            <text:p>203.402660326696</text:p>
          </table:table-cell>
          <table:table-cell table:formula="of:=[.B119]/0.096348679285188" office:value-type="float" office:value="18.2510026400573" calcext:value-type="float">
            <text:p>18.2510026400573</text:p>
          </table:table-cell>
          <table:table-cell table:number-columns-repeated="2"/>
        </table:table-row>
        <table:table-row table:style-name="ro1">
          <table:table-cell office:value-type="float" office:value="0.0211111" calcext:value-type="float">
            <text:p>0.0211111</text:p>
          </table:table-cell>
          <table:table-cell office:value-type="float" office:value="1.75845" calcext:value-type="float">
            <text:p>1.75845</text:p>
          </table:table-cell>
          <table:table-cell table:formula="of:=[.A120]/0.000103789694619" office:value-type="float" office:value="203.402660326696" calcext:value-type="float">
            <text:p>203.402660326696</text:p>
          </table:table-cell>
          <table:table-cell table:formula="of:=[.B120]/0.096348679285188" office:value-type="float" office:value="18.2508988503627" calcext:value-type="float">
            <text:p>18.2508988503627</text:p>
          </table:table-cell>
          <table:table-cell table:number-columns-repeated="2"/>
        </table:table-row>
        <table:table-row table:style-name="ro1">
          <table:table-cell office:value-type="float" office:value="0.0211111" calcext:value-type="float">
            <text:p>0.0211111</text:p>
          </table:table-cell>
          <table:table-cell office:value-type="float" office:value="1.75845" calcext:value-type="float">
            <text:p>1.75845</text:p>
          </table:table-cell>
          <table:table-cell table:formula="of:=[.A121]/0.000103789694619" office:value-type="float" office:value="203.402660326696" calcext:value-type="float">
            <text:p>203.402660326696</text:p>
          </table:table-cell>
          <table:table-cell table:formula="of:=[.B121]/0.096348679285188" office:value-type="float" office:value="18.2508988503627" calcext:value-type="float">
            <text:p>18.2508988503627</text:p>
          </table:table-cell>
          <table:table-cell table:number-columns-repeated="2"/>
        </table:table-row>
        <table:table-row table:style-name="ro1">
          <table:table-cell office:value-type="float" office:value="0.0222222" calcext:value-type="float">
            <text:p>0.0222222</text:p>
          </table:table-cell>
          <table:table-cell office:value-type="float" office:value="1.77189" calcext:value-type="float">
            <text:p>1.77189</text:p>
          </table:table-cell>
          <table:table-cell table:formula="of:=[.A122]/0.000103789694619" office:value-type="float" office:value="214.107962082123" calcext:value-type="float">
            <text:p>214.107962082123</text:p>
          </table:table-cell>
          <table:table-cell table:formula="of:=[.B122]/0.096348679285188" office:value-type="float" office:value="18.3903921999313" calcext:value-type="float">
            <text:p>18.3903921999313</text:p>
          </table:table-cell>
          <table:table-cell table:number-columns-repeated="2"/>
        </table:table-row>
        <table:table-row table:style-name="ro1">
          <table:table-cell office:value-type="float" office:value="0.0222222" calcext:value-type="float">
            <text:p>0.0222222</text:p>
          </table:table-cell>
          <table:table-cell office:value-type="float" office:value="1.77189" calcext:value-type="float">
            <text:p>1.77189</text:p>
          </table:table-cell>
          <table:table-cell table:formula="of:=[.A123]/0.000103789694619" office:value-type="float" office:value="214.107962082123" calcext:value-type="float">
            <text:p>214.107962082123</text:p>
          </table:table-cell>
          <table:table-cell table:formula="of:=[.B123]/0.096348679285188" office:value-type="float" office:value="18.3903921999313" calcext:value-type="float">
            <text:p>18.3903921999313</text:p>
          </table:table-cell>
          <table:table-cell table:number-columns-repeated="2"/>
        </table:table-row>
        <table:table-row table:style-name="ro1">
          <table:table-cell office:value-type="float" office:value="0.0222222" calcext:value-type="float">
            <text:p>0.0222222</text:p>
          </table:table-cell>
          <table:table-cell office:value-type="float" office:value="1.77188" calcext:value-type="float">
            <text:p>1.77188</text:p>
          </table:table-cell>
          <table:table-cell table:formula="of:=[.A124]/0.000103789694619" office:value-type="float" office:value="214.107962082123" calcext:value-type="float">
            <text:p>214.107962082123</text:p>
          </table:table-cell>
          <table:table-cell table:formula="of:=[.B124]/0.096348679285188" office:value-type="float" office:value="18.3902884102366" calcext:value-type="float">
            <text:p>18.3902884102366</text:p>
          </table:table-cell>
          <table:table-cell table:number-columns-repeated="2"/>
        </table:table-row>
        <table:table-row table:style-name="ro1">
          <table:table-cell office:value-type="float" office:value="0.0222222" calcext:value-type="float">
            <text:p>0.0222222</text:p>
          </table:table-cell>
          <table:table-cell office:value-type="float" office:value="1.77189" calcext:value-type="float">
            <text:p>1.77189</text:p>
          </table:table-cell>
          <table:table-cell table:formula="of:=[.A125]/0.000103789694619" office:value-type="float" office:value="214.107962082123" calcext:value-type="float">
            <text:p>214.107962082123</text:p>
          </table:table-cell>
          <table:table-cell table:formula="of:=[.B125]/0.096348679285188" office:value-type="float" office:value="18.3903921999313" calcext:value-type="float">
            <text:p>18.3903921999313</text:p>
          </table:table-cell>
          <table:table-cell table:number-columns-repeated="2"/>
        </table:table-row>
        <table:table-row table:style-name="ro1">
          <table:table-cell office:value-type="float" office:value="0.0222222" calcext:value-type="float">
            <text:p>0.0222222</text:p>
          </table:table-cell>
          <table:table-cell office:value-type="float" office:value="1.77189" calcext:value-type="float">
            <text:p>1.77189</text:p>
          </table:table-cell>
          <table:table-cell table:formula="of:=[.A126]/0.000103789694619" office:value-type="float" office:value="214.107962082123" calcext:value-type="float">
            <text:p>214.107962082123</text:p>
          </table:table-cell>
          <table:table-cell table:formula="of:=[.B126]/0.096348679285188" office:value-type="float" office:value="18.3903921999313" calcext:value-type="float">
            <text:p>18.3903921999313</text:p>
          </table:table-cell>
          <table:table-cell table:number-columns-repeated="2"/>
        </table:table-row>
        <table:table-row table:style-name="ro1">
          <table:table-cell office:value-type="float" office:value="0.0222222" calcext:value-type="float">
            <text:p>0.0222222</text:p>
          </table:table-cell>
          <table:table-cell office:value-type="float" office:value="1.77188" calcext:value-type="float">
            <text:p>1.77188</text:p>
          </table:table-cell>
          <table:table-cell table:formula="of:=[.A127]/0.000103789694619" office:value-type="float" office:value="214.107962082123" calcext:value-type="float">
            <text:p>214.107962082123</text:p>
          </table:table-cell>
          <table:table-cell table:formula="of:=[.B127]/0.096348679285188" office:value-type="float" office:value="18.3902884102366" calcext:value-type="float">
            <text:p>18.3902884102366</text:p>
          </table:table-cell>
          <table:table-cell table:number-columns-repeated="2"/>
        </table:table-row>
        <table:table-row table:style-name="ro1">
          <table:table-cell office:value-type="float" office:value="0.0233333" calcext:value-type="float">
            <text:p>0.0233333</text:p>
          </table:table-cell>
          <table:table-cell office:value-type="float" office:value="1.78454" calcext:value-type="float">
            <text:p>1.78454</text:p>
          </table:table-cell>
          <table:table-cell table:formula="of:=[.A128]/0.000103789694619" office:value-type="float" office:value="224.81326383755" calcext:value-type="float">
            <text:p>224.81326383755</text:p>
          </table:table-cell>
          <table:table-cell table:formula="of:=[.B128]/0.096348679285188" office:value-type="float" office:value="18.5216861636249" calcext:value-type="float">
            <text:p>18.5216861636249</text:p>
          </table:table-cell>
          <table:table-cell table:number-columns-repeated="2"/>
        </table:table-row>
        <table:table-row table:style-name="ro1">
          <table:table-cell office:value-type="float" office:value="0.0233333" calcext:value-type="float">
            <text:p>0.0233333</text:p>
          </table:table-cell>
          <table:table-cell office:value-type="float" office:value="1.78454" calcext:value-type="float">
            <text:p>1.78454</text:p>
          </table:table-cell>
          <table:table-cell table:formula="of:=[.A129]/0.000103789694619" office:value-type="float" office:value="224.81326383755" calcext:value-type="float">
            <text:p>224.81326383755</text:p>
          </table:table-cell>
          <table:table-cell table:formula="of:=[.B129]/0.096348679285188" office:value-type="float" office:value="18.5216861636249" calcext:value-type="float">
            <text:p>18.5216861636249</text:p>
          </table:table-cell>
          <table:table-cell table:number-columns-repeated="2"/>
        </table:table-row>
        <table:table-row table:style-name="ro1">
          <table:table-cell office:value-type="float" office:value="0.0233333" calcext:value-type="float">
            <text:p>0.0233333</text:p>
          </table:table-cell>
          <table:table-cell office:value-type="float" office:value="1.78454" calcext:value-type="float">
            <text:p>1.78454</text:p>
          </table:table-cell>
          <table:table-cell table:formula="of:=[.A130]/0.000103789694619" office:value-type="float" office:value="224.81326383755" calcext:value-type="float">
            <text:p>224.81326383755</text:p>
          </table:table-cell>
          <table:table-cell table:formula="of:=[.B130]/0.096348679285188" office:value-type="float" office:value="18.5216861636249" calcext:value-type="float">
            <text:p>18.5216861636249</text:p>
          </table:table-cell>
          <table:table-cell table:number-columns-repeated="2"/>
        </table:table-row>
        <table:table-row table:style-name="ro1">
          <table:table-cell office:value-type="float" office:value="0.0233333" calcext:value-type="float">
            <text:p>0.0233333</text:p>
          </table:table-cell>
          <table:table-cell office:value-type="float" office:value="1.78454" calcext:value-type="float">
            <text:p>1.78454</text:p>
          </table:table-cell>
          <table:table-cell table:formula="of:=[.A131]/0.000103789694619" office:value-type="float" office:value="224.81326383755" calcext:value-type="float">
            <text:p>224.81326383755</text:p>
          </table:table-cell>
          <table:table-cell table:formula="of:=[.B131]/0.096348679285188" office:value-type="float" office:value="18.5216861636249" calcext:value-type="float">
            <text:p>18.5216861636249</text:p>
          </table:table-cell>
          <table:table-cell table:number-columns-repeated="2"/>
        </table:table-row>
        <table:table-row table:style-name="ro1">
          <table:table-cell office:value-type="float" office:value="0.0233333" calcext:value-type="float">
            <text:p>0.0233333</text:p>
          </table:table-cell>
          <table:table-cell office:value-type="float" office:value="1.78454" calcext:value-type="float">
            <text:p>1.78454</text:p>
          </table:table-cell>
          <table:table-cell table:formula="of:=[.A132]/0.000103789694619" office:value-type="float" office:value="224.81326383755" calcext:value-type="float">
            <text:p>224.81326383755</text:p>
          </table:table-cell>
          <table:table-cell table:formula="of:=[.B132]/0.096348679285188" office:value-type="float" office:value="18.5216861636249" calcext:value-type="float">
            <text:p>18.5216861636249</text:p>
          </table:table-cell>
          <table:table-cell table:number-columns-repeated="2"/>
        </table:table-row>
        <table:table-row table:style-name="ro1">
          <table:table-cell office:value-type="float" office:value="0.0233333" calcext:value-type="float">
            <text:p>0.0233333</text:p>
          </table:table-cell>
          <table:table-cell office:value-type="float" office:value="1.78454" calcext:value-type="float">
            <text:p>1.78454</text:p>
          </table:table-cell>
          <table:table-cell table:formula="of:=[.A133]/0.000103789694619" office:value-type="float" office:value="224.81326383755" calcext:value-type="float">
            <text:p>224.81326383755</text:p>
          </table:table-cell>
          <table:table-cell table:formula="of:=[.B133]/0.096348679285188" office:value-type="float" office:value="18.5216861636249" calcext:value-type="float">
            <text:p>18.5216861636249</text:p>
          </table:table-cell>
          <table:table-cell table:number-columns-repeated="2"/>
        </table:table-row>
        <table:table-row table:style-name="ro1">
          <table:table-cell office:value-type="float" office:value="0.0244444" calcext:value-type="float">
            <text:p>0.0244444</text:p>
          </table:table-cell>
          <table:table-cell office:value-type="float" office:value="1.79648" calcext:value-type="float">
            <text:p>1.79648</text:p>
          </table:table-cell>
          <table:table-cell table:formula="of:=[.A134]/0.000103789694619" office:value-type="float" office:value="235.518565592977" calcext:value-type="float">
            <text:p>235.518565592977</text:p>
          </table:table-cell>
          <table:table-cell table:formula="of:=[.B134]/0.096348679285188" office:value-type="float" office:value="18.6456110590006" calcext:value-type="float">
            <text:p>18.6456110590006</text:p>
          </table:table-cell>
          <table:table-cell table:number-columns-repeated="2"/>
        </table:table-row>
        <table:table-row table:style-name="ro1">
          <table:table-cell office:value-type="float" office:value="0.0244444" calcext:value-type="float">
            <text:p>0.0244444</text:p>
          </table:table-cell>
          <table:table-cell office:value-type="float" office:value="1.79648" calcext:value-type="float">
            <text:p>1.79648</text:p>
          </table:table-cell>
          <table:table-cell table:formula="of:=[.A135]/0.000103789694619" office:value-type="float" office:value="235.518565592977" calcext:value-type="float">
            <text:p>235.518565592977</text:p>
          </table:table-cell>
          <table:table-cell table:formula="of:=[.B135]/0.096348679285188" office:value-type="float" office:value="18.6456110590006" calcext:value-type="float">
            <text:p>18.6456110590006</text:p>
          </table:table-cell>
          <table:table-cell table:number-columns-repeated="2"/>
        </table:table-row>
        <table:table-row table:style-name="ro1">
          <table:table-cell office:value-type="float" office:value="0.0244444" calcext:value-type="float">
            <text:p>0.0244444</text:p>
          </table:table-cell>
          <table:table-cell office:value-type="float" office:value="1.79648" calcext:value-type="float">
            <text:p>1.79648</text:p>
          </table:table-cell>
          <table:table-cell table:formula="of:=[.A136]/0.000103789694619" office:value-type="float" office:value="235.518565592977" calcext:value-type="float">
            <text:p>235.518565592977</text:p>
          </table:table-cell>
          <table:table-cell table:formula="of:=[.B136]/0.096348679285188" office:value-type="float" office:value="18.6456110590006" calcext:value-type="float">
            <text:p>18.6456110590006</text:p>
          </table:table-cell>
          <table:table-cell table:number-columns-repeated="2"/>
        </table:table-row>
        <table:table-row table:style-name="ro1">
          <table:table-cell office:value-type="float" office:value="0.0244444" calcext:value-type="float">
            <text:p>0.0244444</text:p>
          </table:table-cell>
          <table:table-cell office:value-type="float" office:value="1.79648" calcext:value-type="float">
            <text:p>1.79648</text:p>
          </table:table-cell>
          <table:table-cell table:formula="of:=[.A137]/0.000103789694619" office:value-type="float" office:value="235.518565592977" calcext:value-type="float">
            <text:p>235.518565592977</text:p>
          </table:table-cell>
          <table:table-cell table:formula="of:=[.B137]/0.096348679285188" office:value-type="float" office:value="18.6456110590006" calcext:value-type="float">
            <text:p>18.6456110590006</text:p>
          </table:table-cell>
          <table:table-cell table:number-columns-repeated="2"/>
        </table:table-row>
        <table:table-row table:style-name="ro1">
          <table:table-cell office:value-type="float" office:value="0.0244444" calcext:value-type="float">
            <text:p>0.0244444</text:p>
          </table:table-cell>
          <table:table-cell office:value-type="float" office:value="1.79648" calcext:value-type="float">
            <text:p>1.79648</text:p>
          </table:table-cell>
          <table:table-cell table:formula="of:=[.A138]/0.000103789694619" office:value-type="float" office:value="235.518565592977" calcext:value-type="float">
            <text:p>235.518565592977</text:p>
          </table:table-cell>
          <table:table-cell table:formula="of:=[.B138]/0.096348679285188" office:value-type="float" office:value="18.6456110590006" calcext:value-type="float">
            <text:p>18.6456110590006</text:p>
          </table:table-cell>
          <table:table-cell table:number-columns-repeated="2"/>
        </table:table-row>
        <table:table-row table:style-name="ro1">
          <table:table-cell office:value-type="float" office:value="0.0244444" calcext:value-type="float">
            <text:p>0.0244444</text:p>
          </table:table-cell>
          <table:table-cell office:value-type="float" office:value="1.79648" calcext:value-type="float">
            <text:p>1.79648</text:p>
          </table:table-cell>
          <table:table-cell table:formula="of:=[.A139]/0.000103789694619" office:value-type="float" office:value="235.518565592977" calcext:value-type="float">
            <text:p>235.518565592977</text:p>
          </table:table-cell>
          <table:table-cell table:formula="of:=[.B139]/0.096348679285188" office:value-type="float" office:value="18.6456110590006" calcext:value-type="float">
            <text:p>18.6456110590006</text:p>
          </table:table-cell>
          <table:table-cell table:number-columns-repeated="2"/>
        </table:table-row>
        <table:table-row table:style-name="ro1">
          <table:table-cell office:value-type="float" office:value="0.0255556" calcext:value-type="float">
            <text:p>0.0255556</text:p>
          </table:table-cell>
          <table:table-cell office:value-type="float" office:value="1.80777" calcext:value-type="float">
            <text:p>1.80777</text:p>
          </table:table-cell>
          <table:table-cell table:formula="of:=[.A140]/0.000103789694619" office:value-type="float" office:value="246.224830835197" calcext:value-type="float">
            <text:p>246.224830835197</text:p>
          </table:table-cell>
          <table:table-cell table:formula="of:=[.B140]/0.096348679285188" office:value-type="float" office:value="18.762789624226" calcext:value-type="float">
            <text:p>18.762789624226</text:p>
          </table:table-cell>
          <table:table-cell table:number-columns-repeated="2"/>
        </table:table-row>
        <table:table-row table:style-name="ro1">
          <table:table-cell office:value-type="float" office:value="0.0255556" calcext:value-type="float">
            <text:p>0.0255556</text:p>
          </table:table-cell>
          <table:table-cell office:value-type="float" office:value="1.80776" calcext:value-type="float">
            <text:p>1.80776</text:p>
          </table:table-cell>
          <table:table-cell table:formula="of:=[.A141]/0.000103789694619" office:value-type="float" office:value="246.224830835197" calcext:value-type="float">
            <text:p>246.224830835197</text:p>
          </table:table-cell>
          <table:table-cell table:formula="of:=[.B141]/0.096348679285188" office:value-type="float" office:value="18.7626858345313" calcext:value-type="float">
            <text:p>18.7626858345313</text:p>
          </table:table-cell>
          <table:table-cell table:number-columns-repeated="2"/>
        </table:table-row>
        <table:table-row table:style-name="ro1">
          <table:table-cell office:value-type="float" office:value="0.0255556" calcext:value-type="float">
            <text:p>0.0255556</text:p>
          </table:table-cell>
          <table:table-cell office:value-type="float" office:value="1.80776" calcext:value-type="float">
            <text:p>1.80776</text:p>
          </table:table-cell>
          <table:table-cell table:formula="of:=[.A142]/0.000103789694619" office:value-type="float" office:value="246.224830835197" calcext:value-type="float">
            <text:p>246.224830835197</text:p>
          </table:table-cell>
          <table:table-cell table:formula="of:=[.B142]/0.096348679285188" office:value-type="float" office:value="18.7626858345313" calcext:value-type="float">
            <text:p>18.7626858345313</text:p>
          </table:table-cell>
          <table:table-cell table:number-columns-repeated="2"/>
        </table:table-row>
        <table:table-row table:style-name="ro1">
          <table:table-cell office:value-type="float" office:value="0.0255556" calcext:value-type="float">
            <text:p>0.0255556</text:p>
          </table:table-cell>
          <table:table-cell office:value-type="float" office:value="1.80777" calcext:value-type="float">
            <text:p>1.80777</text:p>
          </table:table-cell>
          <table:table-cell table:formula="of:=[.A143]/0.000103789694619" office:value-type="float" office:value="246.224830835197" calcext:value-type="float">
            <text:p>246.224830835197</text:p>
          </table:table-cell>
          <table:table-cell table:formula="of:=[.B143]/0.096348679285188" office:value-type="float" office:value="18.762789624226" calcext:value-type="float">
            <text:p>18.762789624226</text:p>
          </table:table-cell>
          <table:table-cell table:number-columns-repeated="2"/>
        </table:table-row>
        <table:table-row table:style-name="ro1">
          <table:table-cell office:value-type="float" office:value="0.0255556" calcext:value-type="float">
            <text:p>0.0255556</text:p>
          </table:table-cell>
          <table:table-cell office:value-type="float" office:value="1.80776" calcext:value-type="float">
            <text:p>1.80776</text:p>
          </table:table-cell>
          <table:table-cell table:formula="of:=[.A144]/0.000103789694619" office:value-type="float" office:value="246.224830835197" calcext:value-type="float">
            <text:p>246.224830835197</text:p>
          </table:table-cell>
          <table:table-cell table:formula="of:=[.B144]/0.096348679285188" office:value-type="float" office:value="18.7626858345313" calcext:value-type="float">
            <text:p>18.7626858345313</text:p>
          </table:table-cell>
          <table:table-cell table:number-columns-repeated="2"/>
        </table:table-row>
        <table:table-row table:style-name="ro1">
          <table:table-cell office:value-type="float" office:value="0.0255556" calcext:value-type="float">
            <text:p>0.0255556</text:p>
          </table:table-cell>
          <table:table-cell office:value-type="float" office:value="1.80776" calcext:value-type="float">
            <text:p>1.80776</text:p>
          </table:table-cell>
          <table:table-cell table:formula="of:=[.A145]/0.000103789694619" office:value-type="float" office:value="246.224830835197" calcext:value-type="float">
            <text:p>246.224830835197</text:p>
          </table:table-cell>
          <table:table-cell table:formula="of:=[.B145]/0.096348679285188" office:value-type="float" office:value="18.7626858345313" calcext:value-type="float">
            <text:p>18.7626858345313</text:p>
          </table:table-cell>
          <table:table-cell table:number-columns-repeated="2"/>
        </table:table-row>
        <table:table-row table:style-name="ro1">
          <table:table-cell office:value-type="float" office:value="0.0266667" calcext:value-type="float">
            <text:p>0.0266667</text:p>
          </table:table-cell>
          <table:table-cell office:value-type="float" office:value="1.81844" calcext:value-type="float">
            <text:p>1.81844</text:p>
          </table:table-cell>
          <table:table-cell table:formula="of:=[.A146]/0.000103789694619" office:value-type="float" office:value="256.930132590624" calcext:value-type="float">
            <text:p>256.930132590624</text:p>
          </table:table-cell>
          <table:table-cell table:formula="of:=[.B146]/0.096348679285188" office:value-type="float" office:value="18.8735332283849" calcext:value-type="float">
            <text:p>18.8735332283849</text:p>
          </table:table-cell>
          <table:table-cell table:number-columns-repeated="2"/>
        </table:table-row>
        <table:table-row table:style-name="ro1">
          <table:table-cell office:value-type="float" office:value="0.0266667" calcext:value-type="float">
            <text:p>0.0266667</text:p>
          </table:table-cell>
          <table:table-cell office:value-type="float" office:value="1.81844" calcext:value-type="float">
            <text:p>1.81844</text:p>
          </table:table-cell>
          <table:table-cell table:formula="of:=[.A147]/0.000103789694619" office:value-type="float" office:value="256.930132590624" calcext:value-type="float">
            <text:p>256.930132590624</text:p>
          </table:table-cell>
          <table:table-cell table:formula="of:=[.B147]/0.096348679285188" office:value-type="float" office:value="18.8735332283849" calcext:value-type="float">
            <text:p>18.8735332283849</text:p>
          </table:table-cell>
          <table:table-cell table:number-columns-repeated="2"/>
        </table:table-row>
        <table:table-row table:style-name="ro1">
          <table:table-cell office:value-type="float" office:value="0.0266667" calcext:value-type="float">
            <text:p>0.0266667</text:p>
          </table:table-cell>
          <table:table-cell office:value-type="float" office:value="1.81844" calcext:value-type="float">
            <text:p>1.81844</text:p>
          </table:table-cell>
          <table:table-cell table:formula="of:=[.A148]/0.000103789694619" office:value-type="float" office:value="256.930132590624" calcext:value-type="float">
            <text:p>256.930132590624</text:p>
          </table:table-cell>
          <table:table-cell table:formula="of:=[.B148]/0.096348679285188" office:value-type="float" office:value="18.8735332283849" calcext:value-type="float">
            <text:p>18.8735332283849</text:p>
          </table:table-cell>
          <table:table-cell table:number-columns-repeated="2"/>
        </table:table-row>
        <table:table-row table:style-name="ro1">
          <table:table-cell office:value-type="float" office:value="0.0266667" calcext:value-type="float">
            <text:p>0.0266667</text:p>
          </table:table-cell>
          <table:table-cell office:value-type="float" office:value="1.81844" calcext:value-type="float">
            <text:p>1.81844</text:p>
          </table:table-cell>
          <table:table-cell table:formula="of:=[.A149]/0.000103789694619" office:value-type="float" office:value="256.930132590624" calcext:value-type="float">
            <text:p>256.930132590624</text:p>
          </table:table-cell>
          <table:table-cell table:formula="of:=[.B149]/0.096348679285188" office:value-type="float" office:value="18.8735332283849" calcext:value-type="float">
            <text:p>18.8735332283849</text:p>
          </table:table-cell>
          <table:table-cell table:number-columns-repeated="2"/>
        </table:table-row>
        <table:table-row table:style-name="ro1">
          <table:table-cell office:value-type="float" office:value="0.0266667" calcext:value-type="float">
            <text:p>0.0266667</text:p>
          </table:table-cell>
          <table:table-cell office:value-type="float" office:value="1.81844" calcext:value-type="float">
            <text:p>1.81844</text:p>
          </table:table-cell>
          <table:table-cell table:formula="of:=[.A150]/0.000103789694619" office:value-type="float" office:value="256.930132590624" calcext:value-type="float">
            <text:p>256.930132590624</text:p>
          </table:table-cell>
          <table:table-cell table:formula="of:=[.B150]/0.096348679285188" office:value-type="float" office:value="18.8735332283849" calcext:value-type="float">
            <text:p>18.8735332283849</text:p>
          </table:table-cell>
          <table:table-cell table:number-columns-repeated="2"/>
        </table:table-row>
        <table:table-row table:style-name="ro1">
          <table:table-cell office:value-type="float" office:value="0.0266667" calcext:value-type="float">
            <text:p>0.0266667</text:p>
          </table:table-cell>
          <table:table-cell office:value-type="float" office:value="1.81844" calcext:value-type="float">
            <text:p>1.81844</text:p>
          </table:table-cell>
          <table:table-cell table:formula="of:=[.A151]/0.000103789694619" office:value-type="float" office:value="256.930132590624" calcext:value-type="float">
            <text:p>256.930132590624</text:p>
          </table:table-cell>
          <table:table-cell table:formula="of:=[.B151]/0.096348679285188" office:value-type="float" office:value="18.8735332283849" calcext:value-type="float">
            <text:p>18.8735332283849</text:p>
          </table:table-cell>
          <table:table-cell table:number-columns-repeated="2"/>
        </table:table-row>
        <table:table-row table:style-name="ro1">
          <table:table-cell office:value-type="float" office:value="0.0277778" calcext:value-type="float">
            <text:p>0.0277778</text:p>
          </table:table-cell>
          <table:table-cell office:value-type="float" office:value="1.82857" calcext:value-type="float">
            <text:p>1.82857</text:p>
          </table:table-cell>
          <table:table-cell table:formula="of:=[.A152]/0.000103789694619" office:value-type="float" office:value="267.63543434605" calcext:value-type="float">
            <text:p>267.63543434605</text:p>
          </table:table-cell>
          <table:table-cell table:formula="of:=[.B152]/0.096348679285188" office:value-type="float" office:value="18.9786721890345" calcext:value-type="float">
            <text:p>18.9786721890345</text:p>
          </table:table-cell>
          <table:table-cell table:number-columns-repeated="2"/>
        </table:table-row>
        <table:table-row table:style-name="ro1">
          <table:table-cell office:value-type="float" office:value="0.0277778" calcext:value-type="float">
            <text:p>0.0277778</text:p>
          </table:table-cell>
          <table:table-cell office:value-type="float" office:value="1.82857" calcext:value-type="float">
            <text:p>1.82857</text:p>
          </table:table-cell>
          <table:table-cell table:formula="of:=[.A153]/0.000103789694619" office:value-type="float" office:value="267.63543434605" calcext:value-type="float">
            <text:p>267.63543434605</text:p>
          </table:table-cell>
          <table:table-cell table:formula="of:=[.B153]/0.096348679285188" office:value-type="float" office:value="18.9786721890345" calcext:value-type="float">
            <text:p>18.9786721890345</text:p>
          </table:table-cell>
          <table:table-cell table:number-columns-repeated="2"/>
        </table:table-row>
        <table:table-row table:style-name="ro1">
          <table:table-cell office:value-type="float" office:value="0.0277778" calcext:value-type="float">
            <text:p>0.0277778</text:p>
          </table:table-cell>
          <table:table-cell office:value-type="float" office:value="1.82857" calcext:value-type="float">
            <text:p>1.82857</text:p>
          </table:table-cell>
          <table:table-cell table:formula="of:=[.A154]/0.000103789694619" office:value-type="float" office:value="267.63543434605" calcext:value-type="float">
            <text:p>267.63543434605</text:p>
          </table:table-cell>
          <table:table-cell table:formula="of:=[.B154]/0.096348679285188" office:value-type="float" office:value="18.9786721890345" calcext:value-type="float">
            <text:p>18.9786721890345</text:p>
          </table:table-cell>
          <table:table-cell table:number-columns-repeated="2"/>
        </table:table-row>
        <table:table-row table:style-name="ro1">
          <table:table-cell office:value-type="float" office:value="0.0277778" calcext:value-type="float">
            <text:p>0.0277778</text:p>
          </table:table-cell>
          <table:table-cell office:value-type="float" office:value="1.82857" calcext:value-type="float">
            <text:p>1.82857</text:p>
          </table:table-cell>
          <table:table-cell table:formula="of:=[.A155]/0.000103789694619" office:value-type="float" office:value="267.63543434605" calcext:value-type="float">
            <text:p>267.63543434605</text:p>
          </table:table-cell>
          <table:table-cell table:formula="of:=[.B155]/0.096348679285188" office:value-type="float" office:value="18.9786721890345" calcext:value-type="float">
            <text:p>18.9786721890345</text:p>
          </table:table-cell>
          <table:table-cell table:number-columns-repeated="2"/>
        </table:table-row>
        <table:table-row table:style-name="ro1">
          <table:table-cell office:value-type="float" office:value="0.0277778" calcext:value-type="float">
            <text:p>0.0277778</text:p>
          </table:table-cell>
          <table:table-cell office:value-type="float" office:value="1.82857" calcext:value-type="float">
            <text:p>1.82857</text:p>
          </table:table-cell>
          <table:table-cell table:formula="of:=[.A156]/0.000103789694619" office:value-type="float" office:value="267.63543434605" calcext:value-type="float">
            <text:p>267.63543434605</text:p>
          </table:table-cell>
          <table:table-cell table:formula="of:=[.B156]/0.096348679285188" office:value-type="float" office:value="18.9786721890345" calcext:value-type="float">
            <text:p>18.9786721890345</text:p>
          </table:table-cell>
          <table:table-cell table:number-columns-repeated="2"/>
        </table:table-row>
        <table:table-row table:style-name="ro1">
          <table:table-cell office:value-type="float" office:value="0.0277778" calcext:value-type="float">
            <text:p>0.0277778</text:p>
          </table:table-cell>
          <table:table-cell office:value-type="float" office:value="1.82857" calcext:value-type="float">
            <text:p>1.82857</text:p>
          </table:table-cell>
          <table:table-cell table:formula="of:=[.A157]/0.000103789694619" office:value-type="float" office:value="267.63543434605" calcext:value-type="float">
            <text:p>267.63543434605</text:p>
          </table:table-cell>
          <table:table-cell table:formula="of:=[.B157]/0.096348679285188" office:value-type="float" office:value="18.9786721890345" calcext:value-type="float">
            <text:p>18.9786721890345</text:p>
          </table:table-cell>
          <table:table-cell table:number-columns-repeated="2"/>
        </table:table-row>
        <table:table-row table:style-name="ro1">
          <table:table-cell office:value-type="float" office:value="0.0288889" calcext:value-type="float">
            <text:p>0.0288889</text:p>
          </table:table-cell>
          <table:table-cell office:value-type="float" office:value="1.83818" calcext:value-type="float">
            <text:p>1.83818</text:p>
          </table:table-cell>
          <table:table-cell table:formula="of:=[.A158]/0.000103789694619" office:value-type="float" office:value="278.340736101477" calcext:value-type="float">
            <text:p>278.340736101477</text:p>
          </table:table-cell>
          <table:table-cell table:formula="of:=[.B158]/0.096348679285188" office:value-type="float" office:value="19.0784140855638" calcext:value-type="float">
            <text:p>19.0784140855638</text:p>
          </table:table-cell>
          <table:table-cell table:number-columns-repeated="2"/>
        </table:table-row>
        <table:table-row table:style-name="ro1">
          <table:table-cell office:value-type="float" office:value="0.0288889" calcext:value-type="float">
            <text:p>0.0288889</text:p>
          </table:table-cell>
          <table:table-cell office:value-type="float" office:value="1.83818" calcext:value-type="float">
            <text:p>1.83818</text:p>
          </table:table-cell>
          <table:table-cell table:formula="of:=[.A159]/0.000103789694619" office:value-type="float" office:value="278.340736101477" calcext:value-type="float">
            <text:p>278.340736101477</text:p>
          </table:table-cell>
          <table:table-cell table:formula="of:=[.B159]/0.096348679285188" office:value-type="float" office:value="19.0784140855638" calcext:value-type="float">
            <text:p>19.0784140855638</text:p>
          </table:table-cell>
          <table:table-cell table:number-columns-repeated="2"/>
        </table:table-row>
        <table:table-row table:style-name="ro1">
          <table:table-cell office:value-type="float" office:value="0.0288889" calcext:value-type="float">
            <text:p>0.0288889</text:p>
          </table:table-cell>
          <table:table-cell office:value-type="float" office:value="1.83818" calcext:value-type="float">
            <text:p>1.83818</text:p>
          </table:table-cell>
          <table:table-cell table:formula="of:=[.A160]/0.000103789694619" office:value-type="float" office:value="278.340736101477" calcext:value-type="float">
            <text:p>278.340736101477</text:p>
          </table:table-cell>
          <table:table-cell table:formula="of:=[.B160]/0.096348679285188" office:value-type="float" office:value="19.0784140855638" calcext:value-type="float">
            <text:p>19.0784140855638</text:p>
          </table:table-cell>
          <table:table-cell table:number-columns-repeated="2"/>
        </table:table-row>
        <table:table-row table:style-name="ro1">
          <table:table-cell office:value-type="float" office:value="0.0288889" calcext:value-type="float">
            <text:p>0.0288889</text:p>
          </table:table-cell>
          <table:table-cell office:value-type="float" office:value="1.83818" calcext:value-type="float">
            <text:p>1.83818</text:p>
          </table:table-cell>
          <table:table-cell table:formula="of:=[.A161]/0.000103789694619" office:value-type="float" office:value="278.340736101477" calcext:value-type="float">
            <text:p>278.340736101477</text:p>
          </table:table-cell>
          <table:table-cell table:formula="of:=[.B161]/0.096348679285188" office:value-type="float" office:value="19.0784140855638" calcext:value-type="float">
            <text:p>19.0784140855638</text:p>
          </table:table-cell>
          <table:table-cell table:number-columns-repeated="2"/>
        </table:table-row>
        <table:table-row table:style-name="ro1">
          <table:table-cell office:value-type="float" office:value="0.0288889" calcext:value-type="float">
            <text:p>0.0288889</text:p>
          </table:table-cell>
          <table:table-cell office:value-type="float" office:value="1.83818" calcext:value-type="float">
            <text:p>1.83818</text:p>
          </table:table-cell>
          <table:table-cell table:formula="of:=[.A162]/0.000103789694619" office:value-type="float" office:value="278.340736101477" calcext:value-type="float">
            <text:p>278.340736101477</text:p>
          </table:table-cell>
          <table:table-cell table:formula="of:=[.B162]/0.096348679285188" office:value-type="float" office:value="19.0784140855638" calcext:value-type="float">
            <text:p>19.0784140855638</text:p>
          </table:table-cell>
          <table:table-cell table:number-columns-repeated="2"/>
        </table:table-row>
        <table:table-row table:style-name="ro1">
          <table:table-cell office:value-type="float" office:value="0.0288889" calcext:value-type="float">
            <text:p>0.0288889</text:p>
          </table:table-cell>
          <table:table-cell office:value-type="float" office:value="1.83818" calcext:value-type="float">
            <text:p>1.83818</text:p>
          </table:table-cell>
          <table:table-cell table:formula="of:=[.A163]/0.000103789694619" office:value-type="float" office:value="278.340736101477" calcext:value-type="float">
            <text:p>278.340736101477</text:p>
          </table:table-cell>
          <table:table-cell table:formula="of:=[.B163]/0.096348679285188" office:value-type="float" office:value="19.0784140855638" calcext:value-type="float">
            <text:p>19.0784140855638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4731" calcext:value-type="float">
            <text:p>1.84731</text:p>
          </table:table-cell>
          <table:table-cell table:formula="of:=[.A164]/0.000103789694619" office:value-type="float" office:value="289.046037856904" calcext:value-type="float">
            <text:p>289.046037856904</text:p>
          </table:table-cell>
          <table:table-cell table:formula="of:=[.B164]/0.096348679285188" office:value-type="float" office:value="19.1731740767514" calcext:value-type="float">
            <text:p>19.1731740767514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473" calcext:value-type="float">
            <text:p>1.8473</text:p>
          </table:table-cell>
          <table:table-cell table:formula="of:=[.A165]/0.000103789694619" office:value-type="float" office:value="289.046037856904" calcext:value-type="float">
            <text:p>289.046037856904</text:p>
          </table:table-cell>
          <table:table-cell table:formula="of:=[.B165]/0.096348679285188" office:value-type="float" office:value="19.1730702870568" calcext:value-type="float">
            <text:p>19.1730702870568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473" calcext:value-type="float">
            <text:p>1.8473</text:p>
          </table:table-cell>
          <table:table-cell table:formula="of:=[.A166]/0.000103789694619" office:value-type="float" office:value="289.046037856904" calcext:value-type="float">
            <text:p>289.046037856904</text:p>
          </table:table-cell>
          <table:table-cell table:formula="of:=[.B166]/0.096348679285188" office:value-type="float" office:value="19.1730702870568" calcext:value-type="float">
            <text:p>19.1730702870568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4731" calcext:value-type="float">
            <text:p>1.84731</text:p>
          </table:table-cell>
          <table:table-cell table:formula="of:=[.A167]/0.000103789694619" office:value-type="float" office:value="289.046037856904" calcext:value-type="float">
            <text:p>289.046037856904</text:p>
          </table:table-cell>
          <table:table-cell table:formula="of:=[.B167]/0.096348679285188" office:value-type="float" office:value="19.1731740767514" calcext:value-type="float">
            <text:p>19.1731740767514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473" calcext:value-type="float">
            <text:p>1.8473</text:p>
          </table:table-cell>
          <table:table-cell table:formula="of:=[.A168]/0.000103789694619" office:value-type="float" office:value="289.046037856904" calcext:value-type="float">
            <text:p>289.046037856904</text:p>
          </table:table-cell>
          <table:table-cell table:formula="of:=[.B168]/0.096348679285188" office:value-type="float" office:value="19.1730702870568" calcext:value-type="float">
            <text:p>19.1730702870568</text:p>
          </table:table-cell>
          <table:table-cell table:number-columns-repeated="2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.8473" calcext:value-type="float">
            <text:p>1.8473</text:p>
          </table:table-cell>
          <table:table-cell table:formula="of:=[.A169]/0.000103789694619" office:value-type="float" office:value="289.046037856904" calcext:value-type="float">
            <text:p>289.046037856904</text:p>
          </table:table-cell>
          <table:table-cell table:formula="of:=[.B169]/0.096348679285188" office:value-type="float" office:value="19.1730702870568" calcext:value-type="float">
            <text:p>19.1730702870568</text:p>
          </table:table-cell>
          <table:table-cell table:number-columns-repeated="2"/>
        </table:table-row>
        <table:table-row table:style-name="ro1">
          <table:table-cell office:value-type="float" office:value="0.0311111" calcext:value-type="float">
            <text:p>0.0311111</text:p>
          </table:table-cell>
          <table:table-cell office:value-type="float" office:value="1.85598" calcext:value-type="float">
            <text:p>1.85598</text:p>
          </table:table-cell>
          <table:table-cell table:formula="of:=[.A170]/0.000103789694619" office:value-type="float" office:value="299.751339612331" calcext:value-type="float">
            <text:p>299.751339612331</text:p>
          </table:table-cell>
          <table:table-cell table:formula="of:=[.B170]/0.096348679285188" office:value-type="float" office:value="19.2631597419865" calcext:value-type="float">
            <text:p>19.2631597419865</text:p>
          </table:table-cell>
          <table:table-cell table:number-columns-repeated="2"/>
        </table:table-row>
        <table:table-row table:style-name="ro1">
          <table:table-cell office:value-type="float" office:value="0.0311111" calcext:value-type="float">
            <text:p>0.0311111</text:p>
          </table:table-cell>
          <table:table-cell office:value-type="float" office:value="1.85598" calcext:value-type="float">
            <text:p>1.85598</text:p>
          </table:table-cell>
          <table:table-cell table:formula="of:=[.A171]/0.000103789694619" office:value-type="float" office:value="299.751339612331" calcext:value-type="float">
            <text:p>299.751339612331</text:p>
          </table:table-cell>
          <table:table-cell table:formula="of:=[.B171]/0.096348679285188" office:value-type="float" office:value="19.2631597419865" calcext:value-type="float">
            <text:p>19.2631597419865</text:p>
          </table:table-cell>
          <table:table-cell table:number-columns-repeated="2"/>
        </table:table-row>
        <table:table-row table:style-name="ro1">
          <table:table-cell office:value-type="float" office:value="0.0311111" calcext:value-type="float">
            <text:p>0.0311111</text:p>
          </table:table-cell>
          <table:table-cell office:value-type="float" office:value="1.85598" calcext:value-type="float">
            <text:p>1.85598</text:p>
          </table:table-cell>
          <table:table-cell table:formula="of:=[.A172]/0.000103789694619" office:value-type="float" office:value="299.751339612331" calcext:value-type="float">
            <text:p>299.751339612331</text:p>
          </table:table-cell>
          <table:table-cell table:formula="of:=[.B172]/0.096348679285188" office:value-type="float" office:value="19.2631597419865" calcext:value-type="float">
            <text:p>19.2631597419865</text:p>
          </table:table-cell>
          <table:table-cell table:number-columns-repeated="2"/>
        </table:table-row>
        <table:table-row table:style-name="ro1">
          <table:table-cell office:value-type="float" office:value="0.0311111" calcext:value-type="float">
            <text:p>0.0311111</text:p>
          </table:table-cell>
          <table:table-cell office:value-type="float" office:value="1.85598" calcext:value-type="float">
            <text:p>1.85598</text:p>
          </table:table-cell>
          <table:table-cell table:formula="of:=[.A173]/0.000103789694619" office:value-type="float" office:value="299.751339612331" calcext:value-type="float">
            <text:p>299.751339612331</text:p>
          </table:table-cell>
          <table:table-cell table:formula="of:=[.B173]/0.096348679285188" office:value-type="float" office:value="19.2631597419865" calcext:value-type="float">
            <text:p>19.2631597419865</text:p>
          </table:table-cell>
          <table:table-cell table:number-columns-repeated="2"/>
        </table:table-row>
        <table:table-row table:style-name="ro1">
          <table:table-cell office:value-type="float" office:value="0.0311111" calcext:value-type="float">
            <text:p>0.0311111</text:p>
          </table:table-cell>
          <table:table-cell office:value-type="float" office:value="1.85598" calcext:value-type="float">
            <text:p>1.85598</text:p>
          </table:table-cell>
          <table:table-cell table:formula="of:=[.A174]/0.000103789694619" office:value-type="float" office:value="299.751339612331" calcext:value-type="float">
            <text:p>299.751339612331</text:p>
          </table:table-cell>
          <table:table-cell table:formula="of:=[.B174]/0.096348679285188" office:value-type="float" office:value="19.2631597419865" calcext:value-type="float">
            <text:p>19.2631597419865</text:p>
          </table:table-cell>
          <table:table-cell table:number-columns-repeated="2"/>
        </table:table-row>
        <table:table-row table:style-name="ro1">
          <table:table-cell office:value-type="float" office:value="0.0311111" calcext:value-type="float">
            <text:p>0.0311111</text:p>
          </table:table-cell>
          <table:table-cell office:value-type="float" office:value="1.85598" calcext:value-type="float">
            <text:p>1.85598</text:p>
          </table:table-cell>
          <table:table-cell table:formula="of:=[.A175]/0.000103789694619" office:value-type="float" office:value="299.751339612331" calcext:value-type="float">
            <text:p>299.751339612331</text:p>
          </table:table-cell>
          <table:table-cell table:formula="of:=[.B175]/0.096348679285188" office:value-type="float" office:value="19.2631597419865" calcext:value-type="float">
            <text:p>19.2631597419865</text:p>
          </table:table-cell>
          <table:table-cell table:number-columns-repeated="2"/>
        </table:table-row>
        <table:table-row table:style-name="ro1">
          <table:table-cell office:value-type="float" office:value="0.0322222" calcext:value-type="float">
            <text:p>0.0322222</text:p>
          </table:table-cell>
          <table:table-cell office:value-type="float" office:value="1.86423" calcext:value-type="float">
            <text:p>1.86423</text:p>
          </table:table-cell>
          <table:table-cell table:formula="of:=[.A176]/0.000103789694619" office:value-type="float" office:value="310.456641367758" calcext:value-type="float">
            <text:p>310.456641367758</text:p>
          </table:table-cell>
          <table:table-cell table:formula="of:=[.B176]/0.096348679285188" office:value-type="float" office:value="19.3487862400476" calcext:value-type="float">
            <text:p>19.3487862400476</text:p>
          </table:table-cell>
          <table:table-cell table:number-columns-repeated="2"/>
        </table:table-row>
        <table:table-row table:style-name="ro1">
          <table:table-cell office:value-type="float" office:value="0.0322222" calcext:value-type="float">
            <text:p>0.0322222</text:p>
          </table:table-cell>
          <table:table-cell office:value-type="float" office:value="1.86423" calcext:value-type="float">
            <text:p>1.86423</text:p>
          </table:table-cell>
          <table:table-cell table:formula="of:=[.A177]/0.000103789694619" office:value-type="float" office:value="310.456641367758" calcext:value-type="float">
            <text:p>310.456641367758</text:p>
          </table:table-cell>
          <table:table-cell table:formula="of:=[.B177]/0.096348679285188" office:value-type="float" office:value="19.3487862400476" calcext:value-type="float">
            <text:p>19.3487862400476</text:p>
          </table:table-cell>
          <table:table-cell table:number-columns-repeated="2"/>
        </table:table-row>
        <table:table-row table:style-name="ro1">
          <table:table-cell office:value-type="float" office:value="0.0322222" calcext:value-type="float">
            <text:p>0.0322222</text:p>
          </table:table-cell>
          <table:table-cell office:value-type="float" office:value="1.86423" calcext:value-type="float">
            <text:p>1.86423</text:p>
          </table:table-cell>
          <table:table-cell table:formula="of:=[.A178]/0.000103789694619" office:value-type="float" office:value="310.456641367758" calcext:value-type="float">
            <text:p>310.456641367758</text:p>
          </table:table-cell>
          <table:table-cell table:formula="of:=[.B178]/0.096348679285188" office:value-type="float" office:value="19.3487862400476" calcext:value-type="float">
            <text:p>19.3487862400476</text:p>
          </table:table-cell>
          <table:table-cell table:number-columns-repeated="2"/>
        </table:table-row>
        <table:table-row table:style-name="ro1">
          <table:table-cell office:value-type="float" office:value="0.0322222" calcext:value-type="float">
            <text:p>0.0322222</text:p>
          </table:table-cell>
          <table:table-cell office:value-type="float" office:value="1.86423" calcext:value-type="float">
            <text:p>1.86423</text:p>
          </table:table-cell>
          <table:table-cell table:formula="of:=[.A179]/0.000103789694619" office:value-type="float" office:value="310.456641367758" calcext:value-type="float">
            <text:p>310.456641367758</text:p>
          </table:table-cell>
          <table:table-cell table:formula="of:=[.B179]/0.096348679285188" office:value-type="float" office:value="19.3487862400476" calcext:value-type="float">
            <text:p>19.3487862400476</text:p>
          </table:table-cell>
          <table:table-cell table:number-columns-repeated="2"/>
        </table:table-row>
        <table:table-row table:style-name="ro1">
          <table:table-cell office:value-type="float" office:value="0.0322222" calcext:value-type="float">
            <text:p>0.0322222</text:p>
          </table:table-cell>
          <table:table-cell office:value-type="float" office:value="1.86423" calcext:value-type="float">
            <text:p>1.86423</text:p>
          </table:table-cell>
          <table:table-cell table:formula="of:=[.A180]/0.000103789694619" office:value-type="float" office:value="310.456641367758" calcext:value-type="float">
            <text:p>310.456641367758</text:p>
          </table:table-cell>
          <table:table-cell table:formula="of:=[.B180]/0.096348679285188" office:value-type="float" office:value="19.3487862400476" calcext:value-type="float">
            <text:p>19.3487862400476</text:p>
          </table:table-cell>
          <table:table-cell table:number-columns-repeated="2"/>
        </table:table-row>
        <table:table-row table:style-name="ro1">
          <table:table-cell office:value-type="float" office:value="0.0322222" calcext:value-type="float">
            <text:p>0.0322222</text:p>
          </table:table-cell>
          <table:table-cell office:value-type="float" office:value="1.86423" calcext:value-type="float">
            <text:p>1.86423</text:p>
          </table:table-cell>
          <table:table-cell table:formula="of:=[.A181]/0.000103789694619" office:value-type="float" office:value="310.456641367758" calcext:value-type="float">
            <text:p>310.456641367758</text:p>
          </table:table-cell>
          <table:table-cell table:formula="of:=[.B181]/0.096348679285188" office:value-type="float" office:value="19.3487862400476" calcext:value-type="float">
            <text:p>19.3487862400476</text:p>
          </table:table-cell>
          <table:table-cell table:number-columns-repeated="2"/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1.87208" calcext:value-type="float">
            <text:p>1.87208</text:p>
          </table:table-cell>
          <table:table-cell table:formula="of:=[.A182]/0.000103789694619" office:value-type="float" office:value="321.161943123185" calcext:value-type="float">
            <text:p>321.161943123185</text:p>
          </table:table-cell>
          <table:table-cell table:formula="of:=[.B182]/0.096348679285188" office:value-type="float" office:value="19.4302611503238" calcext:value-type="float">
            <text:p>19.4302611503238</text:p>
          </table:table-cell>
          <table:table-cell table:number-columns-repeated="2"/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1.87208" calcext:value-type="float">
            <text:p>1.87208</text:p>
          </table:table-cell>
          <table:table-cell table:formula="of:=[.A183]/0.000103789694619" office:value-type="float" office:value="321.161943123185" calcext:value-type="float">
            <text:p>321.161943123185</text:p>
          </table:table-cell>
          <table:table-cell table:formula="of:=[.B183]/0.096348679285188" office:value-type="float" office:value="19.4302611503238" calcext:value-type="float">
            <text:p>19.4302611503238</text:p>
          </table:table-cell>
          <table:table-cell table:number-columns-repeated="2"/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1.87208" calcext:value-type="float">
            <text:p>1.87208</text:p>
          </table:table-cell>
          <table:table-cell table:formula="of:=[.A184]/0.000103789694619" office:value-type="float" office:value="321.161943123185" calcext:value-type="float">
            <text:p>321.161943123185</text:p>
          </table:table-cell>
          <table:table-cell table:formula="of:=[.B184]/0.096348679285188" office:value-type="float" office:value="19.4302611503238" calcext:value-type="float">
            <text:p>19.4302611503238</text:p>
          </table:table-cell>
          <table:table-cell table:number-columns-repeated="2"/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1.87208" calcext:value-type="float">
            <text:p>1.87208</text:p>
          </table:table-cell>
          <table:table-cell table:formula="of:=[.A185]/0.000103789694619" office:value-type="float" office:value="321.161943123185" calcext:value-type="float">
            <text:p>321.161943123185</text:p>
          </table:table-cell>
          <table:table-cell table:formula="of:=[.B185]/0.096348679285188" office:value-type="float" office:value="19.4302611503238" calcext:value-type="float">
            <text:p>19.4302611503238</text:p>
          </table:table-cell>
          <table:table-cell table:number-columns-repeated="2"/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1.87208" calcext:value-type="float">
            <text:p>1.87208</text:p>
          </table:table-cell>
          <table:table-cell table:formula="of:=[.A186]/0.000103789694619" office:value-type="float" office:value="321.161943123185" calcext:value-type="float">
            <text:p>321.161943123185</text:p>
          </table:table-cell>
          <table:table-cell table:formula="of:=[.B186]/0.096348679285188" office:value-type="float" office:value="19.4302611503238" calcext:value-type="float">
            <text:p>19.4302611503238</text:p>
          </table:table-cell>
          <table:table-cell table:number-columns-repeated="2"/>
        </table:table-row>
        <table:table-row table:style-name="ro1">
          <table:table-cell office:value-type="float" office:value="0.0333333" calcext:value-type="float">
            <text:p>0.0333333</text:p>
          </table:table-cell>
          <table:table-cell office:value-type="float" office:value="1.87208" calcext:value-type="float">
            <text:p>1.87208</text:p>
          </table:table-cell>
          <table:table-cell table:formula="of:=[.A187]/0.000103789694619" office:value-type="float" office:value="321.161943123185" calcext:value-type="float">
            <text:p>321.161943123185</text:p>
          </table:table-cell>
          <table:table-cell table:formula="of:=[.B187]/0.096348679285188" office:value-type="float" office:value="19.4302611503238" calcext:value-type="float">
            <text:p>19.4302611503238</text:p>
          </table:table-cell>
          <table:table-cell table:number-columns-repeated="2"/>
        </table:table-row>
        <table:table-row table:style-name="ro1">
          <table:table-cell office:value-type="float" office:value="0.0344444" calcext:value-type="float">
            <text:p>0.0344444</text:p>
          </table:table-cell>
          <table:table-cell office:value-type="float" office:value="1.87956" calcext:value-type="float">
            <text:p>1.87956</text:p>
          </table:table-cell>
          <table:table-cell table:formula="of:=[.A188]/0.000103789694619" office:value-type="float" office:value="331.867244878612" calcext:value-type="float">
            <text:p>331.867244878612</text:p>
          </table:table-cell>
          <table:table-cell table:formula="of:=[.B188]/0.096348679285188" office:value-type="float" office:value="19.5078958418992" calcext:value-type="float">
            <text:p>19.5078958418992</text:p>
          </table:table-cell>
          <table:table-cell table:number-columns-repeated="2"/>
        </table:table-row>
        <table:table-row table:style-name="ro1">
          <table:table-cell office:value-type="float" office:value="0.0344444" calcext:value-type="float">
            <text:p>0.0344444</text:p>
          </table:table-cell>
          <table:table-cell office:value-type="float" office:value="1.87956" calcext:value-type="float">
            <text:p>1.87956</text:p>
          </table:table-cell>
          <table:table-cell table:formula="of:=[.A189]/0.000103789694619" office:value-type="float" office:value="331.867244878612" calcext:value-type="float">
            <text:p>331.867244878612</text:p>
          </table:table-cell>
          <table:table-cell table:formula="of:=[.B189]/0.096348679285188" office:value-type="float" office:value="19.5078958418992" calcext:value-type="float">
            <text:p>19.5078958418992</text:p>
          </table:table-cell>
          <table:table-cell table:number-columns-repeated="2"/>
        </table:table-row>
        <table:table-row table:style-name="ro1">
          <table:table-cell office:value-type="float" office:value="0.0344444" calcext:value-type="float">
            <text:p>0.0344444</text:p>
          </table:table-cell>
          <table:table-cell office:value-type="float" office:value="1.87955" calcext:value-type="float">
            <text:p>1.87955</text:p>
          </table:table-cell>
          <table:table-cell table:formula="of:=[.A190]/0.000103789694619" office:value-type="float" office:value="331.867244878612" calcext:value-type="float">
            <text:p>331.867244878612</text:p>
          </table:table-cell>
          <table:table-cell table:formula="of:=[.B190]/0.096348679285188" office:value-type="float" office:value="19.5077920522046" calcext:value-type="float">
            <text:p>19.5077920522046</text:p>
          </table:table-cell>
          <table:table-cell table:number-columns-repeated="2"/>
        </table:table-row>
        <table:table-row table:style-name="ro1">
          <table:table-cell office:value-type="float" office:value="0.0344444" calcext:value-type="float">
            <text:p>0.0344444</text:p>
          </table:table-cell>
          <table:table-cell office:value-type="float" office:value="1.87956" calcext:value-type="float">
            <text:p>1.87956</text:p>
          </table:table-cell>
          <table:table-cell table:formula="of:=[.A191]/0.000103789694619" office:value-type="float" office:value="331.867244878612" calcext:value-type="float">
            <text:p>331.867244878612</text:p>
          </table:table-cell>
          <table:table-cell table:formula="of:=[.B191]/0.096348679285188" office:value-type="float" office:value="19.5078958418992" calcext:value-type="float">
            <text:p>19.5078958418992</text:p>
          </table:table-cell>
          <table:table-cell table:number-columns-repeated="2"/>
        </table:table-row>
        <table:table-row table:style-name="ro1">
          <table:table-cell office:value-type="float" office:value="0.0344444" calcext:value-type="float">
            <text:p>0.0344444</text:p>
          </table:table-cell>
          <table:table-cell office:value-type="float" office:value="1.87956" calcext:value-type="float">
            <text:p>1.87956</text:p>
          </table:table-cell>
          <table:table-cell table:formula="of:=[.A192]/0.000103789694619" office:value-type="float" office:value="331.867244878612" calcext:value-type="float">
            <text:p>331.867244878612</text:p>
          </table:table-cell>
          <table:table-cell table:formula="of:=[.B192]/0.096348679285188" office:value-type="float" office:value="19.5078958418992" calcext:value-type="float">
            <text:p>19.5078958418992</text:p>
          </table:table-cell>
          <table:table-cell table:number-columns-repeated="2"/>
        </table:table-row>
        <table:table-row table:style-name="ro1">
          <table:table-cell office:value-type="float" office:value="0.0344444" calcext:value-type="float">
            <text:p>0.0344444</text:p>
          </table:table-cell>
          <table:table-cell office:value-type="float" office:value="1.87955" calcext:value-type="float">
            <text:p>1.87955</text:p>
          </table:table-cell>
          <table:table-cell table:formula="of:=[.A193]/0.000103789694619" office:value-type="float" office:value="331.867244878612" calcext:value-type="float">
            <text:p>331.867244878612</text:p>
          </table:table-cell>
          <table:table-cell table:formula="of:=[.B193]/0.096348679285188" office:value-type="float" office:value="19.5077920522046" calcext:value-type="float">
            <text:p>19.5077920522046</text:p>
          </table:table-cell>
          <table:table-cell table:number-columns-repeated="2"/>
        </table:table-row>
        <table:table-row table:style-name="ro1">
          <table:table-cell office:value-type="float" office:value="0.0355556" calcext:value-type="float">
            <text:p>0.0355556</text:p>
          </table:table-cell>
          <table:table-cell office:value-type="float" office:value="1.88668" calcext:value-type="float">
            <text:p>1.88668</text:p>
          </table:table-cell>
          <table:table-cell table:formula="of:=[.A194]/0.000103789694619" office:value-type="float" office:value="342.573510120831" calcext:value-type="float">
            <text:p>342.573510120831</text:p>
          </table:table-cell>
          <table:table-cell table:formula="of:=[.B194]/0.096348679285188" office:value-type="float" office:value="19.5817941044683" calcext:value-type="float">
            <text:p>19.5817941044683</text:p>
          </table:table-cell>
          <table:table-cell table:number-columns-repeated="2"/>
        </table:table-row>
        <table:table-row table:style-name="ro1">
          <table:table-cell office:value-type="float" office:value="0.0355556" calcext:value-type="float">
            <text:p>0.0355556</text:p>
          </table:table-cell>
          <table:table-cell office:value-type="float" office:value="1.88668" calcext:value-type="float">
            <text:p>1.88668</text:p>
          </table:table-cell>
          <table:table-cell table:formula="of:=[.A195]/0.000103789694619" office:value-type="float" office:value="342.573510120831" calcext:value-type="float">
            <text:p>342.573510120831</text:p>
          </table:table-cell>
          <table:table-cell table:formula="of:=[.B195]/0.096348679285188" office:value-type="float" office:value="19.5817941044683" calcext:value-type="float">
            <text:p>19.5817941044683</text:p>
          </table:table-cell>
          <table:table-cell table:number-columns-repeated="2"/>
        </table:table-row>
        <table:table-row table:style-name="ro1">
          <table:table-cell office:value-type="float" office:value="0.0355556" calcext:value-type="float">
            <text:p>0.0355556</text:p>
          </table:table-cell>
          <table:table-cell office:value-type="float" office:value="1.88668" calcext:value-type="float">
            <text:p>1.88668</text:p>
          </table:table-cell>
          <table:table-cell table:formula="of:=[.A196]/0.000103789694619" office:value-type="float" office:value="342.573510120831" calcext:value-type="float">
            <text:p>342.573510120831</text:p>
          </table:table-cell>
          <table:table-cell table:formula="of:=[.B196]/0.096348679285188" office:value-type="float" office:value="19.5817941044683" calcext:value-type="float">
            <text:p>19.5817941044683</text:p>
          </table:table-cell>
          <table:table-cell table:number-columns-repeated="2"/>
        </table:table-row>
        <table:table-row table:style-name="ro1">
          <table:table-cell office:value-type="float" office:value="0.0355556" calcext:value-type="float">
            <text:p>0.0355556</text:p>
          </table:table-cell>
          <table:table-cell office:value-type="float" office:value="1.88668" calcext:value-type="float">
            <text:p>1.88668</text:p>
          </table:table-cell>
          <table:table-cell table:formula="of:=[.A197]/0.000103789694619" office:value-type="float" office:value="342.573510120831" calcext:value-type="float">
            <text:p>342.573510120831</text:p>
          </table:table-cell>
          <table:table-cell table:formula="of:=[.B197]/0.096348679285188" office:value-type="float" office:value="19.5817941044683" calcext:value-type="float">
            <text:p>19.5817941044683</text:p>
          </table:table-cell>
          <table:table-cell table:number-columns-repeated="2"/>
        </table:table-row>
        <table:table-row table:style-name="ro1">
          <table:table-cell office:value-type="float" office:value="0.0355556" calcext:value-type="float">
            <text:p>0.0355556</text:p>
          </table:table-cell>
          <table:table-cell office:value-type="float" office:value="1.88668" calcext:value-type="float">
            <text:p>1.88668</text:p>
          </table:table-cell>
          <table:table-cell table:formula="of:=[.A198]/0.000103789694619" office:value-type="float" office:value="342.573510120831" calcext:value-type="float">
            <text:p>342.573510120831</text:p>
          </table:table-cell>
          <table:table-cell table:formula="of:=[.B198]/0.096348679285188" office:value-type="float" office:value="19.5817941044683" calcext:value-type="float">
            <text:p>19.5817941044683</text:p>
          </table:table-cell>
          <table:table-cell table:number-columns-repeated="2"/>
        </table:table-row>
        <table:table-row table:style-name="ro1">
          <table:table-cell office:value-type="float" office:value="0.0355556" calcext:value-type="float">
            <text:p>0.0355556</text:p>
          </table:table-cell>
          <table:table-cell office:value-type="float" office:value="1.88668" calcext:value-type="float">
            <text:p>1.88668</text:p>
          </table:table-cell>
          <table:table-cell table:formula="of:=[.A199]/0.000103789694619" office:value-type="float" office:value="342.573510120831" calcext:value-type="float">
            <text:p>342.573510120831</text:p>
          </table:table-cell>
          <table:table-cell table:formula="of:=[.B199]/0.096348679285188" office:value-type="float" office:value="19.5817941044683" calcext:value-type="float">
            <text:p>19.5817941044683</text:p>
          </table:table-cell>
          <table:table-cell table:number-columns-repeated="2"/>
        </table:table-row>
        <table:table-row table:style-name="ro1">
          <table:table-cell office:value-type="float" office:value="0.0366667" calcext:value-type="float">
            <text:p>0.0366667</text:p>
          </table:table-cell>
          <table:table-cell office:value-type="float" office:value="1.89347" calcext:value-type="float">
            <text:p>1.89347</text:p>
          </table:table-cell>
          <table:table-cell table:formula="of:=[.A200]/0.000103789694619" office:value-type="float" office:value="353.278811876258" calcext:value-type="float">
            <text:p>353.278811876258</text:p>
          </table:table-cell>
          <table:table-cell table:formula="of:=[.B200]/0.096348679285188" office:value-type="float" office:value="19.6522673071149" calcext:value-type="float">
            <text:p>19.6522673071149</text:p>
          </table:table-cell>
          <table:table-cell table:number-columns-repeated="2"/>
        </table:table-row>
        <table:table-row table:style-name="ro1">
          <table:table-cell office:value-type="float" office:value="0.0366667" calcext:value-type="float">
            <text:p>0.0366667</text:p>
          </table:table-cell>
          <table:table-cell office:value-type="float" office:value="1.89347" calcext:value-type="float">
            <text:p>1.89347</text:p>
          </table:table-cell>
          <table:table-cell table:formula="of:=[.A201]/0.000103789694619" office:value-type="float" office:value="353.278811876258" calcext:value-type="float">
            <text:p>353.278811876258</text:p>
          </table:table-cell>
          <table:table-cell table:formula="of:=[.B201]/0.096348679285188" office:value-type="float" office:value="19.6522673071149" calcext:value-type="float">
            <text:p>19.6522673071149</text:p>
          </table:table-cell>
          <table:table-cell table:number-columns-repeated="2"/>
        </table:table-row>
        <table:table-row table:style-name="ro1">
          <table:table-cell office:value-type="float" office:value="0.0366667" calcext:value-type="float">
            <text:p>0.0366667</text:p>
          </table:table-cell>
          <table:table-cell office:value-type="float" office:value="1.89347" calcext:value-type="float">
            <text:p>1.89347</text:p>
          </table:table-cell>
          <table:table-cell table:formula="of:=[.A202]/0.000103789694619" office:value-type="float" office:value="353.278811876258" calcext:value-type="float">
            <text:p>353.278811876258</text:p>
          </table:table-cell>
          <table:table-cell table:formula="of:=[.B202]/0.096348679285188" office:value-type="float" office:value="19.6522673071149" calcext:value-type="float">
            <text:p>19.6522673071149</text:p>
          </table:table-cell>
          <table:table-cell table:number-columns-repeated="2"/>
        </table:table-row>
        <table:table-row table:style-name="ro1">
          <table:table-cell office:value-type="float" office:value="0.0366667" calcext:value-type="float">
            <text:p>0.0366667</text:p>
          </table:table-cell>
          <table:table-cell office:value-type="float" office:value="1.89347" calcext:value-type="float">
            <text:p>1.89347</text:p>
          </table:table-cell>
          <table:table-cell table:formula="of:=[.A203]/0.000103789694619" office:value-type="float" office:value="353.278811876258" calcext:value-type="float">
            <text:p>353.278811876258</text:p>
          </table:table-cell>
          <table:table-cell table:formula="of:=[.B203]/0.096348679285188" office:value-type="float" office:value="19.6522673071149" calcext:value-type="float">
            <text:p>19.6522673071149</text:p>
          </table:table-cell>
          <table:table-cell table:number-columns-repeated="2"/>
        </table:table-row>
        <table:table-row table:style-name="ro1">
          <table:table-cell office:value-type="float" office:value="0.0366667" calcext:value-type="float">
            <text:p>0.0366667</text:p>
          </table:table-cell>
          <table:table-cell office:value-type="float" office:value="1.89347" calcext:value-type="float">
            <text:p>1.89347</text:p>
          </table:table-cell>
          <table:table-cell table:formula="of:=[.A204]/0.000103789694619" office:value-type="float" office:value="353.278811876258" calcext:value-type="float">
            <text:p>353.278811876258</text:p>
          </table:table-cell>
          <table:table-cell table:formula="of:=[.B204]/0.096348679285188" office:value-type="float" office:value="19.6522673071149" calcext:value-type="float">
            <text:p>19.6522673071149</text:p>
          </table:table-cell>
          <table:table-cell table:number-columns-repeated="2"/>
        </table:table-row>
        <table:table-row table:style-name="ro1">
          <table:table-cell office:value-type="float" office:value="0.0366667" calcext:value-type="float">
            <text:p>0.0366667</text:p>
          </table:table-cell>
          <table:table-cell office:value-type="float" office:value="1.89347" calcext:value-type="float">
            <text:p>1.89347</text:p>
          </table:table-cell>
          <table:table-cell table:formula="of:=[.A205]/0.000103789694619" office:value-type="float" office:value="353.278811876258" calcext:value-type="float">
            <text:p>353.278811876258</text:p>
          </table:table-cell>
          <table:table-cell table:formula="of:=[.B205]/0.096348679285188" office:value-type="float" office:value="19.6522673071149" calcext:value-type="float">
            <text:p>19.6522673071149</text:p>
          </table:table-cell>
          <table:table-cell table:number-columns-repeated="2"/>
        </table:table-row>
        <table:table-row table:style-name="ro1">
          <table:table-cell office:value-type="float" office:value="0.0377778" calcext:value-type="float">
            <text:p>0.0377778</text:p>
          </table:table-cell>
          <table:table-cell office:value-type="float" office:value="1.89994" calcext:value-type="float">
            <text:p>1.89994</text:p>
          </table:table-cell>
          <table:table-cell table:formula="of:=[.A206]/0.000103789694619" office:value-type="float" office:value="363.984113631685" calcext:value-type="float">
            <text:p>363.984113631685</text:p>
          </table:table-cell>
          <table:table-cell table:formula="of:=[.B206]/0.096348679285188" office:value-type="float" office:value="19.7194192395337" calcext:value-type="float">
            <text:p>19.7194192395337</text:p>
          </table:table-cell>
          <table:table-cell table:number-columns-repeated="2"/>
        </table:table-row>
        <table:table-row table:style-name="ro1">
          <table:table-cell office:value-type="float" office:value="0.0377778" calcext:value-type="float">
            <text:p>0.0377778</text:p>
          </table:table-cell>
          <table:table-cell office:value-type="float" office:value="1.89994" calcext:value-type="float">
            <text:p>1.89994</text:p>
          </table:table-cell>
          <table:table-cell table:formula="of:=[.A207]/0.000103789694619" office:value-type="float" office:value="363.984113631685" calcext:value-type="float">
            <text:p>363.984113631685</text:p>
          </table:table-cell>
          <table:table-cell table:formula="of:=[.B207]/0.096348679285188" office:value-type="float" office:value="19.7194192395337" calcext:value-type="float">
            <text:p>19.7194192395337</text:p>
          </table:table-cell>
          <table:table-cell table:number-columns-repeated="2"/>
        </table:table-row>
        <table:table-row table:style-name="ro1">
          <table:table-cell office:value-type="float" office:value="0.0377778" calcext:value-type="float">
            <text:p>0.0377778</text:p>
          </table:table-cell>
          <table:table-cell office:value-type="float" office:value="1.89994" calcext:value-type="float">
            <text:p>1.89994</text:p>
          </table:table-cell>
          <table:table-cell table:formula="of:=[.A208]/0.000103789694619" office:value-type="float" office:value="363.984113631685" calcext:value-type="float">
            <text:p>363.984113631685</text:p>
          </table:table-cell>
          <table:table-cell table:formula="of:=[.B208]/0.096348679285188" office:value-type="float" office:value="19.7194192395337" calcext:value-type="float">
            <text:p>19.7194192395337</text:p>
          </table:table-cell>
          <table:table-cell table:number-columns-repeated="2"/>
        </table:table-row>
        <table:table-row table:style-name="ro1">
          <table:table-cell office:value-type="float" office:value="0.0377778" calcext:value-type="float">
            <text:p>0.0377778</text:p>
          </table:table-cell>
          <table:table-cell office:value-type="float" office:value="1.89994" calcext:value-type="float">
            <text:p>1.89994</text:p>
          </table:table-cell>
          <table:table-cell table:formula="of:=[.A209]/0.000103789694619" office:value-type="float" office:value="363.984113631685" calcext:value-type="float">
            <text:p>363.984113631685</text:p>
          </table:table-cell>
          <table:table-cell table:formula="of:=[.B209]/0.096348679285188" office:value-type="float" office:value="19.7194192395337" calcext:value-type="float">
            <text:p>19.7194192395337</text:p>
          </table:table-cell>
          <table:table-cell table:number-columns-repeated="2"/>
        </table:table-row>
        <table:table-row table:style-name="ro1">
          <table:table-cell office:value-type="float" office:value="0.0377778" calcext:value-type="float">
            <text:p>0.0377778</text:p>
          </table:table-cell>
          <table:table-cell office:value-type="float" office:value="1.89994" calcext:value-type="float">
            <text:p>1.89994</text:p>
          </table:table-cell>
          <table:table-cell table:formula="of:=[.A210]/0.000103789694619" office:value-type="float" office:value="363.984113631685" calcext:value-type="float">
            <text:p>363.984113631685</text:p>
          </table:table-cell>
          <table:table-cell table:formula="of:=[.B210]/0.096348679285188" office:value-type="float" office:value="19.7194192395337" calcext:value-type="float">
            <text:p>19.7194192395337</text:p>
          </table:table-cell>
          <table:table-cell table:number-columns-repeated="2"/>
        </table:table-row>
        <table:table-row table:style-name="ro1">
          <table:table-cell office:value-type="float" office:value="0.0377778" calcext:value-type="float">
            <text:p>0.0377778</text:p>
          </table:table-cell>
          <table:table-cell office:value-type="float" office:value="1.89994" calcext:value-type="float">
            <text:p>1.89994</text:p>
          </table:table-cell>
          <table:table-cell table:formula="of:=[.A211]/0.000103789694619" office:value-type="float" office:value="363.984113631685" calcext:value-type="float">
            <text:p>363.984113631685</text:p>
          </table:table-cell>
          <table:table-cell table:formula="of:=[.B211]/0.096348679285188" office:value-type="float" office:value="19.7194192395337" calcext:value-type="float">
            <text:p>19.7194192395337</text:p>
          </table:table-cell>
          <table:table-cell table:number-columns-repeated="2"/>
        </table:table-row>
        <table:table-row table:style-name="ro1">
          <table:table-cell office:value-type="float" office:value="0.0388889" calcext:value-type="float">
            <text:p>0.0388889</text:p>
          </table:table-cell>
          <table:table-cell office:value-type="float" office:value="1.90612" calcext:value-type="float">
            <text:p>1.90612</text:p>
          </table:table-cell>
          <table:table-cell table:formula="of:=[.A212]/0.000103789694619" office:value-type="float" office:value="374.689415387112" calcext:value-type="float">
            <text:p>374.689415387112</text:p>
          </table:table-cell>
          <table:table-cell table:formula="of:=[.B212]/0.096348679285188" office:value-type="float" office:value="19.7835612708086" calcext:value-type="float">
            <text:p>19.7835612708086</text:p>
          </table:table-cell>
          <table:table-cell table:number-columns-repeated="2"/>
        </table:table-row>
        <table:table-row table:style-name="ro1">
          <table:table-cell office:value-type="float" office:value="0.0388889" calcext:value-type="float">
            <text:p>0.0388889</text:p>
          </table:table-cell>
          <table:table-cell office:value-type="float" office:value="1.90611" calcext:value-type="float">
            <text:p>1.90611</text:p>
          </table:table-cell>
          <table:table-cell table:formula="of:=[.A213]/0.000103789694619" office:value-type="float" office:value="374.689415387112" calcext:value-type="float">
            <text:p>374.689415387112</text:p>
          </table:table-cell>
          <table:table-cell table:formula="of:=[.B213]/0.096348679285188" office:value-type="float" office:value="19.7834574811139" calcext:value-type="float">
            <text:p>19.7834574811139</text:p>
          </table:table-cell>
          <table:table-cell table:number-columns-repeated="2"/>
        </table:table-row>
        <table:table-row table:style-name="ro1">
          <table:table-cell office:value-type="float" office:value="0.0388889" calcext:value-type="float">
            <text:p>0.0388889</text:p>
          </table:table-cell>
          <table:table-cell office:value-type="float" office:value="1.90611" calcext:value-type="float">
            <text:p>1.90611</text:p>
          </table:table-cell>
          <table:table-cell table:formula="of:=[.A214]/0.000103789694619" office:value-type="float" office:value="374.689415387112" calcext:value-type="float">
            <text:p>374.689415387112</text:p>
          </table:table-cell>
          <table:table-cell table:formula="of:=[.B214]/0.096348679285188" office:value-type="float" office:value="19.7834574811139" calcext:value-type="float">
            <text:p>19.7834574811139</text:p>
          </table:table-cell>
          <table:table-cell table:number-columns-repeated="2"/>
        </table:table-row>
        <table:table-row table:style-name="ro1">
          <table:table-cell office:value-type="float" office:value="0.0388889" calcext:value-type="float">
            <text:p>0.0388889</text:p>
          </table:table-cell>
          <table:table-cell office:value-type="float" office:value="1.90612" calcext:value-type="float">
            <text:p>1.90612</text:p>
          </table:table-cell>
          <table:table-cell table:formula="of:=[.A215]/0.000103789694619" office:value-type="float" office:value="374.689415387112" calcext:value-type="float">
            <text:p>374.689415387112</text:p>
          </table:table-cell>
          <table:table-cell table:formula="of:=[.B215]/0.096348679285188" office:value-type="float" office:value="19.7835612708086" calcext:value-type="float">
            <text:p>19.7835612708086</text:p>
          </table:table-cell>
          <table:table-cell table:number-columns-repeated="2"/>
        </table:table-row>
        <table:table-row table:style-name="ro1">
          <table:table-cell office:value-type="float" office:value="0.0388889" calcext:value-type="float">
            <text:p>0.0388889</text:p>
          </table:table-cell>
          <table:table-cell office:value-type="float" office:value="1.90611" calcext:value-type="float">
            <text:p>1.90611</text:p>
          </table:table-cell>
          <table:table-cell table:formula="of:=[.A216]/0.000103789694619" office:value-type="float" office:value="374.689415387112" calcext:value-type="float">
            <text:p>374.689415387112</text:p>
          </table:table-cell>
          <table:table-cell table:formula="of:=[.B216]/0.096348679285188" office:value-type="float" office:value="19.7834574811139" calcext:value-type="float">
            <text:p>19.7834574811139</text:p>
          </table:table-cell>
          <table:table-cell table:number-columns-repeated="2"/>
        </table:table-row>
        <table:table-row table:style-name="ro1">
          <table:table-cell office:value-type="float" office:value="0.0388889" calcext:value-type="float">
            <text:p>0.0388889</text:p>
          </table:table-cell>
          <table:table-cell office:value-type="float" office:value="1.90611" calcext:value-type="float">
            <text:p>1.90611</text:p>
          </table:table-cell>
          <table:table-cell table:formula="of:=[.A217]/0.000103789694619" office:value-type="float" office:value="374.689415387112" calcext:value-type="float">
            <text:p>374.689415387112</text:p>
          </table:table-cell>
          <table:table-cell table:formula="of:=[.B217]/0.096348679285188" office:value-type="float" office:value="19.7834574811139" calcext:value-type="float">
            <text:p>19.7834574811139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12" calcext:value-type="float">
            <text:p>1.912</text:p>
          </table:table-cell>
          <table:table-cell table:formula="of:=[.A218]/0.000103789694619" office:value-type="float" office:value="385.394717142539" calcext:value-type="float">
            <text:p>385.394717142539</text:p>
          </table:table-cell>
          <table:table-cell table:formula="of:=[.B218]/0.096348679285188" office:value-type="float" office:value="19.8445896112448" calcext:value-type="float">
            <text:p>19.844589611244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12" calcext:value-type="float">
            <text:p>1.912</text:p>
          </table:table-cell>
          <table:table-cell table:formula="of:=[.A219]/0.000103789694619" office:value-type="float" office:value="385.394717142539" calcext:value-type="float">
            <text:p>385.394717142539</text:p>
          </table:table-cell>
          <table:table-cell table:formula="of:=[.B219]/0.096348679285188" office:value-type="float" office:value="19.8445896112448" calcext:value-type="float">
            <text:p>19.844589611244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1199" calcext:value-type="float">
            <text:p>1.91199</text:p>
          </table:table-cell>
          <table:table-cell table:formula="of:=[.A220]/0.000103789694619" office:value-type="float" office:value="385.394717142539" calcext:value-type="float">
            <text:p>385.394717142539</text:p>
          </table:table-cell>
          <table:table-cell table:formula="of:=[.B220]/0.096348679285188" office:value-type="float" office:value="19.8444858215502" calcext:value-type="float">
            <text:p>19.8444858215502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12" calcext:value-type="float">
            <text:p>1.912</text:p>
          </table:table-cell>
          <table:table-cell table:formula="of:=[.A221]/0.000103789694619" office:value-type="float" office:value="385.394717142539" calcext:value-type="float">
            <text:p>385.394717142539</text:p>
          </table:table-cell>
          <table:table-cell table:formula="of:=[.B221]/0.096348679285188" office:value-type="float" office:value="19.8445896112448" calcext:value-type="float">
            <text:p>19.844589611244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12" calcext:value-type="float">
            <text:p>1.912</text:p>
          </table:table-cell>
          <table:table-cell table:formula="of:=[.A222]/0.000103789694619" office:value-type="float" office:value="385.394717142539" calcext:value-type="float">
            <text:p>385.394717142539</text:p>
          </table:table-cell>
          <table:table-cell table:formula="of:=[.B222]/0.096348679285188" office:value-type="float" office:value="19.8445896112448" calcext:value-type="float">
            <text:p>19.8445896112448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.91199" calcext:value-type="float">
            <text:p>1.91199</text:p>
          </table:table-cell>
          <table:table-cell table:formula="of:=[.A223]/0.000103789694619" office:value-type="float" office:value="385.394717142539" calcext:value-type="float">
            <text:p>385.394717142539</text:p>
          </table:table-cell>
          <table:table-cell table:formula="of:=[.B223]/0.096348679285188" office:value-type="float" office:value="19.8444858215502" calcext:value-type="float">
            <text:p>19.8444858215502</text:p>
          </table:table-cell>
          <table:table-cell table:number-columns-repeated="2"/>
        </table:table-row>
        <table:table-row table:style-name="ro1">
          <table:table-cell office:value-type="float" office:value="0.0411111" calcext:value-type="float">
            <text:p>0.0411111</text:p>
          </table:table-cell>
          <table:table-cell office:value-type="float" office:value="1.91761" calcext:value-type="float">
            <text:p>1.91761</text:p>
          </table:table-cell>
          <table:table-cell table:formula="of:=[.A224]/0.000103789694619" office:value-type="float" office:value="396.100018897966" calcext:value-type="float">
            <text:p>396.100018897966</text:p>
          </table:table-cell>
          <table:table-cell table:formula="of:=[.B224]/0.096348679285188" office:value-type="float" office:value="19.9028156299263" calcext:value-type="float">
            <text:p>19.9028156299263</text:p>
          </table:table-cell>
          <table:table-cell table:number-columns-repeated="2"/>
        </table:table-row>
        <table:table-row table:style-name="ro1">
          <table:table-cell office:value-type="float" office:value="0.0411111" calcext:value-type="float">
            <text:p>0.0411111</text:p>
          </table:table-cell>
          <table:table-cell office:value-type="float" office:value="1.91761" calcext:value-type="float">
            <text:p>1.91761</text:p>
          </table:table-cell>
          <table:table-cell table:formula="of:=[.A225]/0.000103789694619" office:value-type="float" office:value="396.100018897966" calcext:value-type="float">
            <text:p>396.100018897966</text:p>
          </table:table-cell>
          <table:table-cell table:formula="of:=[.B225]/0.096348679285188" office:value-type="float" office:value="19.9028156299263" calcext:value-type="float">
            <text:p>19.9028156299263</text:p>
          </table:table-cell>
          <table:table-cell table:number-columns-repeated="2"/>
        </table:table-row>
        <table:table-row table:style-name="ro1">
          <table:table-cell office:value-type="float" office:value="0.0411111" calcext:value-type="float">
            <text:p>0.0411111</text:p>
          </table:table-cell>
          <table:table-cell office:value-type="float" office:value="1.91761" calcext:value-type="float">
            <text:p>1.91761</text:p>
          </table:table-cell>
          <table:table-cell table:formula="of:=[.A226]/0.000103789694619" office:value-type="float" office:value="396.100018897966" calcext:value-type="float">
            <text:p>396.100018897966</text:p>
          </table:table-cell>
          <table:table-cell table:formula="of:=[.B226]/0.096348679285188" office:value-type="float" office:value="19.9028156299263" calcext:value-type="float">
            <text:p>19.9028156299263</text:p>
          </table:table-cell>
          <table:table-cell table:number-columns-repeated="2"/>
        </table:table-row>
        <table:table-row table:style-name="ro1">
          <table:table-cell office:value-type="float" office:value="0.0411111" calcext:value-type="float">
            <text:p>0.0411111</text:p>
          </table:table-cell>
          <table:table-cell office:value-type="float" office:value="1.91761" calcext:value-type="float">
            <text:p>1.91761</text:p>
          </table:table-cell>
          <table:table-cell table:formula="of:=[.A227]/0.000103789694619" office:value-type="float" office:value="396.100018897966" calcext:value-type="float">
            <text:p>396.100018897966</text:p>
          </table:table-cell>
          <table:table-cell table:formula="of:=[.B227]/0.096348679285188" office:value-type="float" office:value="19.9028156299263" calcext:value-type="float">
            <text:p>19.9028156299263</text:p>
          </table:table-cell>
          <table:table-cell table:number-columns-repeated="2"/>
        </table:table-row>
        <table:table-row table:style-name="ro1">
          <table:table-cell office:value-type="float" office:value="0.0411111" calcext:value-type="float">
            <text:p>0.0411111</text:p>
          </table:table-cell>
          <table:table-cell office:value-type="float" office:value="1.91761" calcext:value-type="float">
            <text:p>1.91761</text:p>
          </table:table-cell>
          <table:table-cell table:formula="of:=[.A228]/0.000103789694619" office:value-type="float" office:value="396.100018897966" calcext:value-type="float">
            <text:p>396.100018897966</text:p>
          </table:table-cell>
          <table:table-cell table:formula="of:=[.B228]/0.096348679285188" office:value-type="float" office:value="19.9028156299263" calcext:value-type="float">
            <text:p>19.9028156299263</text:p>
          </table:table-cell>
          <table:table-cell table:number-columns-repeated="2"/>
        </table:table-row>
        <table:table-row table:style-name="ro1">
          <table:table-cell office:value-type="float" office:value="0.0411111" calcext:value-type="float">
            <text:p>0.0411111</text:p>
          </table:table-cell>
          <table:table-cell office:value-type="float" office:value="1.91761" calcext:value-type="float">
            <text:p>1.91761</text:p>
          </table:table-cell>
          <table:table-cell table:formula="of:=[.A229]/0.000103789694619" office:value-type="float" office:value="396.100018897966" calcext:value-type="float">
            <text:p>396.100018897966</text:p>
          </table:table-cell>
          <table:table-cell table:formula="of:=[.B229]/0.096348679285188" office:value-type="float" office:value="19.9028156299263" calcext:value-type="float">
            <text:p>19.9028156299263</text:p>
          </table:table-cell>
          <table:table-cell table:number-columns-repeated="2"/>
        </table:table-row>
        <table:table-row table:style-name="ro1">
          <table:table-cell office:value-type="float" office:value="0.0422222" calcext:value-type="float">
            <text:p>0.0422222</text:p>
          </table:table-cell>
          <table:table-cell office:value-type="float" office:value="1.92297" calcext:value-type="float">
            <text:p>1.92297</text:p>
          </table:table-cell>
          <table:table-cell table:formula="of:=[.A230]/0.000103789694619" office:value-type="float" office:value="406.805320653393" calcext:value-type="float">
            <text:p>406.805320653393</text:p>
          </table:table-cell>
          <table:table-cell table:formula="of:=[.B230]/0.096348679285188" office:value-type="float" office:value="19.9584469062424" calcext:value-type="float">
            <text:p>19.9584469062424</text:p>
          </table:table-cell>
          <table:table-cell table:number-columns-repeated="2"/>
        </table:table-row>
        <table:table-row table:style-name="ro1">
          <table:table-cell office:value-type="float" office:value="0.0422222" calcext:value-type="float">
            <text:p>0.0422222</text:p>
          </table:table-cell>
          <table:table-cell office:value-type="float" office:value="1.92297" calcext:value-type="float">
            <text:p>1.92297</text:p>
          </table:table-cell>
          <table:table-cell table:formula="of:=[.A231]/0.000103789694619" office:value-type="float" office:value="406.805320653393" calcext:value-type="float">
            <text:p>406.805320653393</text:p>
          </table:table-cell>
          <table:table-cell table:formula="of:=[.B231]/0.096348679285188" office:value-type="float" office:value="19.9584469062424" calcext:value-type="float">
            <text:p>19.9584469062424</text:p>
          </table:table-cell>
          <table:table-cell table:number-columns-repeated="2"/>
        </table:table-row>
        <table:table-row table:style-name="ro1">
          <table:table-cell office:value-type="float" office:value="0.0422222" calcext:value-type="float">
            <text:p>0.0422222</text:p>
          </table:table-cell>
          <table:table-cell office:value-type="float" office:value="1.92297" calcext:value-type="float">
            <text:p>1.92297</text:p>
          </table:table-cell>
          <table:table-cell table:formula="of:=[.A232]/0.000103789694619" office:value-type="float" office:value="406.805320653393" calcext:value-type="float">
            <text:p>406.805320653393</text:p>
          </table:table-cell>
          <table:table-cell table:formula="of:=[.B232]/0.096348679285188" office:value-type="float" office:value="19.9584469062424" calcext:value-type="float">
            <text:p>19.9584469062424</text:p>
          </table:table-cell>
          <table:table-cell table:number-columns-repeated="2"/>
        </table:table-row>
        <table:table-row table:style-name="ro1">
          <table:table-cell office:value-type="float" office:value="0.0422222" calcext:value-type="float">
            <text:p>0.0422222</text:p>
          </table:table-cell>
          <table:table-cell office:value-type="float" office:value="1.92297" calcext:value-type="float">
            <text:p>1.92297</text:p>
          </table:table-cell>
          <table:table-cell table:formula="of:=[.A233]/0.000103789694619" office:value-type="float" office:value="406.805320653393" calcext:value-type="float">
            <text:p>406.805320653393</text:p>
          </table:table-cell>
          <table:table-cell table:formula="of:=[.B233]/0.096348679285188" office:value-type="float" office:value="19.9584469062424" calcext:value-type="float">
            <text:p>19.9584469062424</text:p>
          </table:table-cell>
          <table:table-cell table:number-columns-repeated="2"/>
        </table:table-row>
        <table:table-row table:style-name="ro1">
          <table:table-cell office:value-type="float" office:value="0.0422222" calcext:value-type="float">
            <text:p>0.0422222</text:p>
          </table:table-cell>
          <table:table-cell office:value-type="float" office:value="1.92297" calcext:value-type="float">
            <text:p>1.92297</text:p>
          </table:table-cell>
          <table:table-cell table:formula="of:=[.A234]/0.000103789694619" office:value-type="float" office:value="406.805320653393" calcext:value-type="float">
            <text:p>406.805320653393</text:p>
          </table:table-cell>
          <table:table-cell table:formula="of:=[.B234]/0.096348679285188" office:value-type="float" office:value="19.9584469062424" calcext:value-type="float">
            <text:p>19.9584469062424</text:p>
          </table:table-cell>
          <table:table-cell table:number-columns-repeated="2"/>
        </table:table-row>
        <table:table-row table:style-name="ro1">
          <table:table-cell office:value-type="float" office:value="0.0422222" calcext:value-type="float">
            <text:p>0.0422222</text:p>
          </table:table-cell>
          <table:table-cell office:value-type="float" office:value="1.92297" calcext:value-type="float">
            <text:p>1.92297</text:p>
          </table:table-cell>
          <table:table-cell table:formula="of:=[.A235]/0.000103789694619" office:value-type="float" office:value="406.805320653393" calcext:value-type="float">
            <text:p>406.805320653393</text:p>
          </table:table-cell>
          <table:table-cell table:formula="of:=[.B235]/0.096348679285188" office:value-type="float" office:value="19.9584469062424" calcext:value-type="float">
            <text:p>19.9584469062424</text:p>
          </table:table-cell>
          <table:table-cell table:number-columns-repeated="2"/>
        </table:table-row>
        <table:table-row table:style-name="ro1">
          <table:table-cell office:value-type="float" office:value="0.0433333" calcext:value-type="float">
            <text:p>0.0433333</text:p>
          </table:table-cell>
          <table:table-cell office:value-type="float" office:value="1.92807" calcext:value-type="float">
            <text:p>1.92807</text:p>
          </table:table-cell>
          <table:table-cell table:formula="of:=[.A236]/0.000103789694619" office:value-type="float" office:value="417.51062240882" calcext:value-type="float">
            <text:p>417.51062240882</text:p>
          </table:table-cell>
          <table:table-cell table:formula="of:=[.B236]/0.096348679285188" office:value-type="float" office:value="20.0113796504983" calcext:value-type="float">
            <text:p>20.0113796504983</text:p>
          </table:table-cell>
          <table:table-cell table:number-columns-repeated="2"/>
        </table:table-row>
        <table:table-row table:style-name="ro1">
          <table:table-cell office:value-type="float" office:value="0.0433333" calcext:value-type="float">
            <text:p>0.0433333</text:p>
          </table:table-cell>
          <table:table-cell office:value-type="float" office:value="1.92807" calcext:value-type="float">
            <text:p>1.92807</text:p>
          </table:table-cell>
          <table:table-cell table:formula="of:=[.A237]/0.000103789694619" office:value-type="float" office:value="417.51062240882" calcext:value-type="float">
            <text:p>417.51062240882</text:p>
          </table:table-cell>
          <table:table-cell table:formula="of:=[.B237]/0.096348679285188" office:value-type="float" office:value="20.0113796504983" calcext:value-type="float">
            <text:p>20.0113796504983</text:p>
          </table:table-cell>
          <table:table-cell table:number-columns-repeated="2"/>
        </table:table-row>
        <table:table-row table:style-name="ro1">
          <table:table-cell office:value-type="float" office:value="0.0433333" calcext:value-type="float">
            <text:p>0.0433333</text:p>
          </table:table-cell>
          <table:table-cell office:value-type="float" office:value="1.92807" calcext:value-type="float">
            <text:p>1.92807</text:p>
          </table:table-cell>
          <table:table-cell table:formula="of:=[.A238]/0.000103789694619" office:value-type="float" office:value="417.51062240882" calcext:value-type="float">
            <text:p>417.51062240882</text:p>
          </table:table-cell>
          <table:table-cell table:formula="of:=[.B238]/0.096348679285188" office:value-type="float" office:value="20.0113796504983" calcext:value-type="float">
            <text:p>20.0113796504983</text:p>
          </table:table-cell>
          <table:table-cell table:number-columns-repeated="2"/>
        </table:table-row>
        <table:table-row table:style-name="ro1">
          <table:table-cell office:value-type="float" office:value="0.0433333" calcext:value-type="float">
            <text:p>0.0433333</text:p>
          </table:table-cell>
          <table:table-cell office:value-type="float" office:value="1.92807" calcext:value-type="float">
            <text:p>1.92807</text:p>
          </table:table-cell>
          <table:table-cell table:formula="of:=[.A239]/0.000103789694619" office:value-type="float" office:value="417.51062240882" calcext:value-type="float">
            <text:p>417.51062240882</text:p>
          </table:table-cell>
          <table:table-cell table:formula="of:=[.B239]/0.096348679285188" office:value-type="float" office:value="20.0113796504983" calcext:value-type="float">
            <text:p>20.0113796504983</text:p>
          </table:table-cell>
          <table:table-cell table:number-columns-repeated="2"/>
        </table:table-row>
        <table:table-row table:style-name="ro1">
          <table:table-cell office:value-type="float" office:value="0.0433333" calcext:value-type="float">
            <text:p>0.0433333</text:p>
          </table:table-cell>
          <table:table-cell office:value-type="float" office:value="1.92807" calcext:value-type="float">
            <text:p>1.92807</text:p>
          </table:table-cell>
          <table:table-cell table:formula="of:=[.A240]/0.000103789694619" office:value-type="float" office:value="417.51062240882" calcext:value-type="float">
            <text:p>417.51062240882</text:p>
          </table:table-cell>
          <table:table-cell table:formula="of:=[.B240]/0.096348679285188" office:value-type="float" office:value="20.0113796504983" calcext:value-type="float">
            <text:p>20.0113796504983</text:p>
          </table:table-cell>
          <table:table-cell table:number-columns-repeated="2"/>
        </table:table-row>
        <table:table-row table:style-name="ro1">
          <table:table-cell office:value-type="float" office:value="0.0433333" calcext:value-type="float">
            <text:p>0.0433333</text:p>
          </table:table-cell>
          <table:table-cell office:value-type="float" office:value="1.92807" calcext:value-type="float">
            <text:p>1.92807</text:p>
          </table:table-cell>
          <table:table-cell table:formula="of:=[.A241]/0.000103789694619" office:value-type="float" office:value="417.51062240882" calcext:value-type="float">
            <text:p>417.51062240882</text:p>
          </table:table-cell>
          <table:table-cell table:formula="of:=[.B241]/0.096348679285188" office:value-type="float" office:value="20.0113796504983" calcext:value-type="float">
            <text:p>20.0113796504983</text:p>
          </table:table-cell>
          <table:table-cell table:number-columns-repeated="2"/>
        </table:table-row>
        <table:table-row table:style-name="ro1">
          <table:table-cell office:value-type="float" office:value="0.0444444" calcext:value-type="float">
            <text:p>0.0444444</text:p>
          </table:table-cell>
          <table:table-cell office:value-type="float" office:value="1.93294" calcext:value-type="float">
            <text:p>1.93294</text:p>
          </table:table-cell>
          <table:table-cell table:formula="of:=[.A242]/0.000103789694619" office:value-type="float" office:value="428.215924164246" calcext:value-type="float">
            <text:p>428.215924164246</text:p>
          </table:table-cell>
          <table:table-cell table:formula="of:=[.B242]/0.096348679285188" office:value-type="float" office:value="20.061925231778" calcext:value-type="float">
            <text:p>20.061925231778</text:p>
          </table:table-cell>
          <table:table-cell table:number-columns-repeated="2"/>
        </table:table-row>
        <table:table-row table:style-name="ro1">
          <table:table-cell office:value-type="float" office:value="0.0444444" calcext:value-type="float">
            <text:p>0.0444444</text:p>
          </table:table-cell>
          <table:table-cell office:value-type="float" office:value="1.93294" calcext:value-type="float">
            <text:p>1.93294</text:p>
          </table:table-cell>
          <table:table-cell table:formula="of:=[.A243]/0.000103789694619" office:value-type="float" office:value="428.215924164246" calcext:value-type="float">
            <text:p>428.215924164246</text:p>
          </table:table-cell>
          <table:table-cell table:formula="of:=[.B243]/0.096348679285188" office:value-type="float" office:value="20.061925231778" calcext:value-type="float">
            <text:p>20.061925231778</text:p>
          </table:table-cell>
          <table:table-cell table:number-columns-repeated="2"/>
        </table:table-row>
        <table:table-row table:style-name="ro1">
          <table:table-cell office:value-type="float" office:value="0.0444444" calcext:value-type="float">
            <text:p>0.0444444</text:p>
          </table:table-cell>
          <table:table-cell office:value-type="float" office:value="1.93294" calcext:value-type="float">
            <text:p>1.93294</text:p>
          </table:table-cell>
          <table:table-cell table:formula="of:=[.A244]/0.000103789694619" office:value-type="float" office:value="428.215924164246" calcext:value-type="float">
            <text:p>428.215924164246</text:p>
          </table:table-cell>
          <table:table-cell table:formula="of:=[.B244]/0.096348679285188" office:value-type="float" office:value="20.061925231778" calcext:value-type="float">
            <text:p>20.061925231778</text:p>
          </table:table-cell>
          <table:table-cell table:number-columns-repeated="2"/>
        </table:table-row>
        <table:table-row table:style-name="ro1">
          <table:table-cell office:value-type="float" office:value="0.0444444" calcext:value-type="float">
            <text:p>0.0444444</text:p>
          </table:table-cell>
          <table:table-cell office:value-type="float" office:value="1.93294" calcext:value-type="float">
            <text:p>1.93294</text:p>
          </table:table-cell>
          <table:table-cell table:formula="of:=[.A245]/0.000103789694619" office:value-type="float" office:value="428.215924164246" calcext:value-type="float">
            <text:p>428.215924164246</text:p>
          </table:table-cell>
          <table:table-cell table:formula="of:=[.B245]/0.096348679285188" office:value-type="float" office:value="20.061925231778" calcext:value-type="float">
            <text:p>20.061925231778</text:p>
          </table:table-cell>
          <table:table-cell table:number-columns-repeated="2"/>
        </table:table-row>
        <table:table-row table:style-name="ro1">
          <table:table-cell office:value-type="float" office:value="0.0444444" calcext:value-type="float">
            <text:p>0.0444444</text:p>
          </table:table-cell>
          <table:table-cell office:value-type="float" office:value="1.93294" calcext:value-type="float">
            <text:p>1.93294</text:p>
          </table:table-cell>
          <table:table-cell table:formula="of:=[.A246]/0.000103789694619" office:value-type="float" office:value="428.215924164246" calcext:value-type="float">
            <text:p>428.215924164246</text:p>
          </table:table-cell>
          <table:table-cell table:formula="of:=[.B246]/0.096348679285188" office:value-type="float" office:value="20.061925231778" calcext:value-type="float">
            <text:p>20.061925231778</text:p>
          </table:table-cell>
          <table:table-cell table:number-columns-repeated="2"/>
        </table:table-row>
        <table:table-row table:style-name="ro1">
          <table:table-cell office:value-type="float" office:value="0.0444444" calcext:value-type="float">
            <text:p>0.0444444</text:p>
          </table:table-cell>
          <table:table-cell office:value-type="float" office:value="1.93294" calcext:value-type="float">
            <text:p>1.93294</text:p>
          </table:table-cell>
          <table:table-cell table:formula="of:=[.A247]/0.000103789694619" office:value-type="float" office:value="428.215924164246" calcext:value-type="float">
            <text:p>428.215924164246</text:p>
          </table:table-cell>
          <table:table-cell table:formula="of:=[.B247]/0.096348679285188" office:value-type="float" office:value="20.061925231778" calcext:value-type="float">
            <text:p>20.061925231778</text:p>
          </table:table-cell>
          <table:table-cell table:number-columns-repeated="2"/>
        </table:table-row>
        <table:table-row table:style-name="ro1">
          <table:table-cell office:value-type="float" office:value="0.0455556" calcext:value-type="float">
            <text:p>0.0455556</text:p>
          </table:table-cell>
          <table:table-cell office:value-type="float" office:value="1.93758" calcext:value-type="float">
            <text:p>1.93758</text:p>
          </table:table-cell>
          <table:table-cell table:formula="of:=[.A248]/0.000103789694619" office:value-type="float" office:value="438.922189406466" calcext:value-type="float">
            <text:p>438.922189406466</text:p>
          </table:table-cell>
          <table:table-cell table:formula="of:=[.B248]/0.096348679285188" office:value-type="float" office:value="20.1100836500814" calcext:value-type="float">
            <text:p>20.1100836500814</text:p>
          </table:table-cell>
          <table:table-cell table:number-columns-repeated="2"/>
        </table:table-row>
        <table:table-row table:style-name="ro1">
          <table:table-cell office:value-type="float" office:value="0.0455556" calcext:value-type="float">
            <text:p>0.0455556</text:p>
          </table:table-cell>
          <table:table-cell office:value-type="float" office:value="1.93758" calcext:value-type="float">
            <text:p>1.93758</text:p>
          </table:table-cell>
          <table:table-cell table:formula="of:=[.A249]/0.000103789694619" office:value-type="float" office:value="438.922189406466" calcext:value-type="float">
            <text:p>438.922189406466</text:p>
          </table:table-cell>
          <table:table-cell table:formula="of:=[.B249]/0.096348679285188" office:value-type="float" office:value="20.1100836500814" calcext:value-type="float">
            <text:p>20.1100836500814</text:p>
          </table:table-cell>
          <table:table-cell table:number-columns-repeated="2"/>
        </table:table-row>
        <table:table-row table:style-name="ro1">
          <table:table-cell office:value-type="float" office:value="0.0455556" calcext:value-type="float">
            <text:p>0.0455556</text:p>
          </table:table-cell>
          <table:table-cell office:value-type="float" office:value="1.93758" calcext:value-type="float">
            <text:p>1.93758</text:p>
          </table:table-cell>
          <table:table-cell table:formula="of:=[.A250]/0.000103789694619" office:value-type="float" office:value="438.922189406466" calcext:value-type="float">
            <text:p>438.922189406466</text:p>
          </table:table-cell>
          <table:table-cell table:formula="of:=[.B250]/0.096348679285188" office:value-type="float" office:value="20.1100836500814" calcext:value-type="float">
            <text:p>20.1100836500814</text:p>
          </table:table-cell>
          <table:table-cell table:number-columns-repeated="2"/>
        </table:table-row>
        <table:table-row table:style-name="ro1">
          <table:table-cell office:value-type="float" office:value="0.0455556" calcext:value-type="float">
            <text:p>0.0455556</text:p>
          </table:table-cell>
          <table:table-cell office:value-type="float" office:value="1.93758" calcext:value-type="float">
            <text:p>1.93758</text:p>
          </table:table-cell>
          <table:table-cell table:formula="of:=[.A251]/0.000103789694619" office:value-type="float" office:value="438.922189406466" calcext:value-type="float">
            <text:p>438.922189406466</text:p>
          </table:table-cell>
          <table:table-cell table:formula="of:=[.B251]/0.096348679285188" office:value-type="float" office:value="20.1100836500814" calcext:value-type="float">
            <text:p>20.1100836500814</text:p>
          </table:table-cell>
          <table:table-cell table:number-columns-repeated="2"/>
        </table:table-row>
        <table:table-row table:style-name="ro1">
          <table:table-cell office:value-type="float" office:value="0.0455556" calcext:value-type="float">
            <text:p>0.0455556</text:p>
          </table:table-cell>
          <table:table-cell office:value-type="float" office:value="1.93758" calcext:value-type="float">
            <text:p>1.93758</text:p>
          </table:table-cell>
          <table:table-cell table:formula="of:=[.A252]/0.000103789694619" office:value-type="float" office:value="438.922189406466" calcext:value-type="float">
            <text:p>438.922189406466</text:p>
          </table:table-cell>
          <table:table-cell table:formula="of:=[.B252]/0.096348679285188" office:value-type="float" office:value="20.1100836500814" calcext:value-type="float">
            <text:p>20.1100836500814</text:p>
          </table:table-cell>
          <table:table-cell table:number-columns-repeated="2"/>
        </table:table-row>
        <table:table-row table:style-name="ro1">
          <table:table-cell office:value-type="float" office:value="0.0455556" calcext:value-type="float">
            <text:p>0.0455556</text:p>
          </table:table-cell>
          <table:table-cell office:value-type="float" office:value="1.93758" calcext:value-type="float">
            <text:p>1.93758</text:p>
          </table:table-cell>
          <table:table-cell table:formula="of:=[.A253]/0.000103789694619" office:value-type="float" office:value="438.922189406466" calcext:value-type="float">
            <text:p>438.922189406466</text:p>
          </table:table-cell>
          <table:table-cell table:formula="of:=[.B253]/0.096348679285188" office:value-type="float" office:value="20.1100836500814" calcext:value-type="float">
            <text:p>20.1100836500814</text:p>
          </table:table-cell>
          <table:table-cell table:number-columns-repeated="2"/>
        </table:table-row>
        <table:table-row table:style-name="ro1">
          <table:table-cell office:value-type="float" office:value="0.0466667" calcext:value-type="float">
            <text:p>0.0466667</text:p>
          </table:table-cell>
          <table:table-cell office:value-type="float" office:value="1.94201" calcext:value-type="float">
            <text:p>1.94201</text:p>
          </table:table-cell>
          <table:table-cell table:formula="of:=[.A254]/0.000103789694619" office:value-type="float" office:value="449.627491161893" calcext:value-type="float">
            <text:p>449.627491161893</text:p>
          </table:table-cell>
          <table:table-cell table:formula="of:=[.B254]/0.096348679285188" office:value-type="float" office:value="20.1560624847979" calcext:value-type="float">
            <text:p>20.1560624847979</text:p>
          </table:table-cell>
          <table:table-cell table:number-columns-repeated="2"/>
        </table:table-row>
        <table:table-row table:style-name="ro1">
          <table:table-cell office:value-type="float" office:value="0.0466667" calcext:value-type="float">
            <text:p>0.0466667</text:p>
          </table:table-cell>
          <table:table-cell office:value-type="float" office:value="1.94201" calcext:value-type="float">
            <text:p>1.94201</text:p>
          </table:table-cell>
          <table:table-cell table:formula="of:=[.A255]/0.000103789694619" office:value-type="float" office:value="449.627491161893" calcext:value-type="float">
            <text:p>449.627491161893</text:p>
          </table:table-cell>
          <table:table-cell table:formula="of:=[.B255]/0.096348679285188" office:value-type="float" office:value="20.1560624847979" calcext:value-type="float">
            <text:p>20.1560624847979</text:p>
          </table:table-cell>
          <table:table-cell table:number-columns-repeated="2"/>
        </table:table-row>
        <table:table-row table:style-name="ro1">
          <table:table-cell office:value-type="float" office:value="0.0466667" calcext:value-type="float">
            <text:p>0.0466667</text:p>
          </table:table-cell>
          <table:table-cell office:value-type="float" office:value="1.94201" calcext:value-type="float">
            <text:p>1.94201</text:p>
          </table:table-cell>
          <table:table-cell table:formula="of:=[.A256]/0.000103789694619" office:value-type="float" office:value="449.627491161893" calcext:value-type="float">
            <text:p>449.627491161893</text:p>
          </table:table-cell>
          <table:table-cell table:formula="of:=[.B256]/0.096348679285188" office:value-type="float" office:value="20.1560624847979" calcext:value-type="float">
            <text:p>20.1560624847979</text:p>
          </table:table-cell>
          <table:table-cell table:number-columns-repeated="2"/>
        </table:table-row>
        <table:table-row table:style-name="ro1">
          <table:table-cell office:value-type="float" office:value="0.0466667" calcext:value-type="float">
            <text:p>0.0466667</text:p>
          </table:table-cell>
          <table:table-cell office:value-type="float" office:value="1.94201" calcext:value-type="float">
            <text:p>1.94201</text:p>
          </table:table-cell>
          <table:table-cell table:formula="of:=[.A257]/0.000103789694619" office:value-type="float" office:value="449.627491161893" calcext:value-type="float">
            <text:p>449.627491161893</text:p>
          </table:table-cell>
          <table:table-cell table:formula="of:=[.B257]/0.096348679285188" office:value-type="float" office:value="20.1560624847979" calcext:value-type="float">
            <text:p>20.1560624847979</text:p>
          </table:table-cell>
          <table:table-cell table:number-columns-repeated="2"/>
        </table:table-row>
        <table:table-row table:style-name="ro1">
          <table:table-cell office:value-type="float" office:value="0.0466667" calcext:value-type="float">
            <text:p>0.0466667</text:p>
          </table:table-cell>
          <table:table-cell office:value-type="float" office:value="1.94201" calcext:value-type="float">
            <text:p>1.94201</text:p>
          </table:table-cell>
          <table:table-cell table:formula="of:=[.A258]/0.000103789694619" office:value-type="float" office:value="449.627491161893" calcext:value-type="float">
            <text:p>449.627491161893</text:p>
          </table:table-cell>
          <table:table-cell table:formula="of:=[.B258]/0.096348679285188" office:value-type="float" office:value="20.1560624847979" calcext:value-type="float">
            <text:p>20.1560624847979</text:p>
          </table:table-cell>
          <table:table-cell table:number-columns-repeated="2"/>
        </table:table-row>
        <table:table-row table:style-name="ro1">
          <table:table-cell office:value-type="float" office:value="0.0466667" calcext:value-type="float">
            <text:p>0.0466667</text:p>
          </table:table-cell>
          <table:table-cell office:value-type="float" office:value="1.94201" calcext:value-type="float">
            <text:p>1.94201</text:p>
          </table:table-cell>
          <table:table-cell table:formula="of:=[.A259]/0.000103789694619" office:value-type="float" office:value="449.627491161893" calcext:value-type="float">
            <text:p>449.627491161893</text:p>
          </table:table-cell>
          <table:table-cell table:formula="of:=[.B259]/0.096348679285188" office:value-type="float" office:value="20.1560624847979" calcext:value-type="float">
            <text:p>20.1560624847979</text:p>
          </table:table-cell>
          <table:table-cell table:number-columns-repeated="2"/>
        </table:table-row>
        <table:table-row table:style-name="ro1">
          <table:table-cell office:value-type="float" office:value="0.0477778" calcext:value-type="float">
            <text:p>0.0477778</text:p>
          </table:table-cell>
          <table:table-cell office:value-type="float" office:value="1.94624" calcext:value-type="float">
            <text:p>1.94624</text:p>
          </table:table-cell>
          <table:table-cell table:formula="of:=[.A260]/0.000103789694619" office:value-type="float" office:value="460.33279291732" calcext:value-type="float">
            <text:p>460.33279291732</text:p>
          </table:table-cell>
          <table:table-cell table:formula="of:=[.B260]/0.096348679285188" office:value-type="float" office:value="20.1999655256219" calcext:value-type="float">
            <text:p>20.1999655256219</text:p>
          </table:table-cell>
          <table:table-cell table:number-columns-repeated="2"/>
        </table:table-row>
        <table:table-row table:style-name="ro1">
          <table:table-cell office:value-type="float" office:value="0.0477778" calcext:value-type="float">
            <text:p>0.0477778</text:p>
          </table:table-cell>
          <table:table-cell office:value-type="float" office:value="1.94624" calcext:value-type="float">
            <text:p>1.94624</text:p>
          </table:table-cell>
          <table:table-cell table:formula="of:=[.A261]/0.000103789694619" office:value-type="float" office:value="460.33279291732" calcext:value-type="float">
            <text:p>460.33279291732</text:p>
          </table:table-cell>
          <table:table-cell table:formula="of:=[.B261]/0.096348679285188" office:value-type="float" office:value="20.1999655256219" calcext:value-type="float">
            <text:p>20.1999655256219</text:p>
          </table:table-cell>
          <table:table-cell table:number-columns-repeated="2"/>
        </table:table-row>
        <table:table-row table:style-name="ro1">
          <table:table-cell office:value-type="float" office:value="0.0477778" calcext:value-type="float">
            <text:p>0.0477778</text:p>
          </table:table-cell>
          <table:table-cell office:value-type="float" office:value="1.94624" calcext:value-type="float">
            <text:p>1.94624</text:p>
          </table:table-cell>
          <table:table-cell table:formula="of:=[.A262]/0.000103789694619" office:value-type="float" office:value="460.33279291732" calcext:value-type="float">
            <text:p>460.33279291732</text:p>
          </table:table-cell>
          <table:table-cell table:formula="of:=[.B262]/0.096348679285188" office:value-type="float" office:value="20.1999655256219" calcext:value-type="float">
            <text:p>20.1999655256219</text:p>
          </table:table-cell>
          <table:table-cell table:number-columns-repeated="2"/>
        </table:table-row>
        <table:table-row table:style-name="ro1">
          <table:table-cell office:value-type="float" office:value="0.0477778" calcext:value-type="float">
            <text:p>0.0477778</text:p>
          </table:table-cell>
          <table:table-cell office:value-type="float" office:value="1.94624" calcext:value-type="float">
            <text:p>1.94624</text:p>
          </table:table-cell>
          <table:table-cell table:formula="of:=[.A263]/0.000103789694619" office:value-type="float" office:value="460.33279291732" calcext:value-type="float">
            <text:p>460.33279291732</text:p>
          </table:table-cell>
          <table:table-cell table:formula="of:=[.B263]/0.096348679285188" office:value-type="float" office:value="20.1999655256219" calcext:value-type="float">
            <text:p>20.1999655256219</text:p>
          </table:table-cell>
          <table:table-cell table:number-columns-repeated="2"/>
        </table:table-row>
        <table:table-row table:style-name="ro1">
          <table:table-cell office:value-type="float" office:value="0.0477778" calcext:value-type="float">
            <text:p>0.0477778</text:p>
          </table:table-cell>
          <table:table-cell office:value-type="float" office:value="1.94624" calcext:value-type="float">
            <text:p>1.94624</text:p>
          </table:table-cell>
          <table:table-cell table:formula="of:=[.A264]/0.000103789694619" office:value-type="float" office:value="460.33279291732" calcext:value-type="float">
            <text:p>460.33279291732</text:p>
          </table:table-cell>
          <table:table-cell table:formula="of:=[.B264]/0.096348679285188" office:value-type="float" office:value="20.1999655256219" calcext:value-type="float">
            <text:p>20.1999655256219</text:p>
          </table:table-cell>
          <table:table-cell table:number-columns-repeated="2"/>
        </table:table-row>
        <table:table-row table:style-name="ro1">
          <table:table-cell office:value-type="float" office:value="0.0477778" calcext:value-type="float">
            <text:p>0.0477778</text:p>
          </table:table-cell>
          <table:table-cell office:value-type="float" office:value="1.94624" calcext:value-type="float">
            <text:p>1.94624</text:p>
          </table:table-cell>
          <table:table-cell table:formula="of:=[.A265]/0.000103789694619" office:value-type="float" office:value="460.33279291732" calcext:value-type="float">
            <text:p>460.33279291732</text:p>
          </table:table-cell>
          <table:table-cell table:formula="of:=[.B265]/0.096348679285188" office:value-type="float" office:value="20.1999655256219" calcext:value-type="float">
            <text:p>20.1999655256219</text:p>
          </table:table-cell>
          <table:table-cell table:number-columns-repeated="2"/>
        </table:table-row>
        <table:table-row table:style-name="ro1">
          <table:table-cell office:value-type="float" office:value="0.0488889" calcext:value-type="float">
            <text:p>0.0488889</text:p>
          </table:table-cell>
          <table:table-cell office:value-type="float" office:value="1.95027" calcext:value-type="float">
            <text:p>1.95027</text:p>
          </table:table-cell>
          <table:table-cell table:formula="of:=[.A266]/0.000103789694619" office:value-type="float" office:value="471.038094672747" calcext:value-type="float">
            <text:p>471.038094672747</text:p>
          </table:table-cell>
          <table:table-cell table:formula="of:=[.B266]/0.096348679285188" office:value-type="float" office:value="20.2417927725536" calcext:value-type="float">
            <text:p>20.2417927725536</text:p>
          </table:table-cell>
          <table:table-cell table:number-columns-repeated="2"/>
        </table:table-row>
        <table:table-row table:style-name="ro1">
          <table:table-cell office:value-type="float" office:value="0.0488889" calcext:value-type="float">
            <text:p>0.0488889</text:p>
          </table:table-cell>
          <table:table-cell office:value-type="float" office:value="1.95027" calcext:value-type="float">
            <text:p>1.95027</text:p>
          </table:table-cell>
          <table:table-cell table:formula="of:=[.A267]/0.000103789694619" office:value-type="float" office:value="471.038094672747" calcext:value-type="float">
            <text:p>471.038094672747</text:p>
          </table:table-cell>
          <table:table-cell table:formula="of:=[.B267]/0.096348679285188" office:value-type="float" office:value="20.2417927725536" calcext:value-type="float">
            <text:p>20.2417927725536</text:p>
          </table:table-cell>
          <table:table-cell table:number-columns-repeated="2"/>
        </table:table-row>
        <table:table-row table:style-name="ro1">
          <table:table-cell office:value-type="float" office:value="0.0488889" calcext:value-type="float">
            <text:p>0.0488889</text:p>
          </table:table-cell>
          <table:table-cell office:value-type="float" office:value="1.95027" calcext:value-type="float">
            <text:p>1.95027</text:p>
          </table:table-cell>
          <table:table-cell table:formula="of:=[.A268]/0.000103789694619" office:value-type="float" office:value="471.038094672747" calcext:value-type="float">
            <text:p>471.038094672747</text:p>
          </table:table-cell>
          <table:table-cell table:formula="of:=[.B268]/0.096348679285188" office:value-type="float" office:value="20.2417927725536" calcext:value-type="float">
            <text:p>20.2417927725536</text:p>
          </table:table-cell>
          <table:table-cell table:number-columns-repeated="2"/>
        </table:table-row>
        <table:table-row table:style-name="ro1">
          <table:table-cell office:value-type="float" office:value="0.0488889" calcext:value-type="float">
            <text:p>0.0488889</text:p>
          </table:table-cell>
          <table:table-cell office:value-type="float" office:value="1.95027" calcext:value-type="float">
            <text:p>1.95027</text:p>
          </table:table-cell>
          <table:table-cell table:formula="of:=[.A269]/0.000103789694619" office:value-type="float" office:value="471.038094672747" calcext:value-type="float">
            <text:p>471.038094672747</text:p>
          </table:table-cell>
          <table:table-cell table:formula="of:=[.B269]/0.096348679285188" office:value-type="float" office:value="20.2417927725536" calcext:value-type="float">
            <text:p>20.2417927725536</text:p>
          </table:table-cell>
          <table:table-cell table:number-columns-repeated="2"/>
        </table:table-row>
        <table:table-row table:style-name="ro1">
          <table:table-cell office:value-type="float" office:value="0.0488889" calcext:value-type="float">
            <text:p>0.0488889</text:p>
          </table:table-cell>
          <table:table-cell office:value-type="float" office:value="1.95027" calcext:value-type="float">
            <text:p>1.95027</text:p>
          </table:table-cell>
          <table:table-cell table:formula="of:=[.A270]/0.000103789694619" office:value-type="float" office:value="471.038094672747" calcext:value-type="float">
            <text:p>471.038094672747</text:p>
          </table:table-cell>
          <table:table-cell table:formula="of:=[.B270]/0.096348679285188" office:value-type="float" office:value="20.2417927725536" calcext:value-type="float">
            <text:p>20.2417927725536</text:p>
          </table:table-cell>
          <table:table-cell table:number-columns-repeated="2"/>
        </table:table-row>
        <table:table-row table:style-name="ro1">
          <table:table-cell office:value-type="float" office:value="0.0488889" calcext:value-type="float">
            <text:p>0.0488889</text:p>
          </table:table-cell>
          <table:table-cell office:value-type="float" office:value="1.95027" calcext:value-type="float">
            <text:p>1.95027</text:p>
          </table:table-cell>
          <table:table-cell table:formula="of:=[.A271]/0.000103789694619" office:value-type="float" office:value="471.038094672747" calcext:value-type="float">
            <text:p>471.038094672747</text:p>
          </table:table-cell>
          <table:table-cell table:formula="of:=[.B271]/0.096348679285188" office:value-type="float" office:value="20.2417927725536" calcext:value-type="float">
            <text:p>20.2417927725536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5411" calcext:value-type="float">
            <text:p>1.95411</text:p>
          </table:table-cell>
          <table:table-cell table:formula="of:=[.A272]/0.000103789694619" office:value-type="float" office:value="481.743396428174" calcext:value-type="float">
            <text:p>481.743396428174</text:p>
          </table:table-cell>
          <table:table-cell table:formula="of:=[.B272]/0.096348679285188" office:value-type="float" office:value="20.2816480152874" calcext:value-type="float">
            <text:p>20.281648015287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5411" calcext:value-type="float">
            <text:p>1.95411</text:p>
          </table:table-cell>
          <table:table-cell table:formula="of:=[.A273]/0.000103789694619" office:value-type="float" office:value="481.743396428174" calcext:value-type="float">
            <text:p>481.743396428174</text:p>
          </table:table-cell>
          <table:table-cell table:formula="of:=[.B273]/0.096348679285188" office:value-type="float" office:value="20.2816480152874" calcext:value-type="float">
            <text:p>20.281648015287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5411" calcext:value-type="float">
            <text:p>1.95411</text:p>
          </table:table-cell>
          <table:table-cell table:formula="of:=[.A274]/0.000103789694619" office:value-type="float" office:value="481.743396428174" calcext:value-type="float">
            <text:p>481.743396428174</text:p>
          </table:table-cell>
          <table:table-cell table:formula="of:=[.B274]/0.096348679285188" office:value-type="float" office:value="20.2816480152874" calcext:value-type="float">
            <text:p>20.281648015287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5411" calcext:value-type="float">
            <text:p>1.95411</text:p>
          </table:table-cell>
          <table:table-cell table:formula="of:=[.A275]/0.000103789694619" office:value-type="float" office:value="481.743396428174" calcext:value-type="float">
            <text:p>481.743396428174</text:p>
          </table:table-cell>
          <table:table-cell table:formula="of:=[.B275]/0.096348679285188" office:value-type="float" office:value="20.2816480152874" calcext:value-type="float">
            <text:p>20.281648015287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5411" calcext:value-type="float">
            <text:p>1.95411</text:p>
          </table:table-cell>
          <table:table-cell table:formula="of:=[.A276]/0.000103789694619" office:value-type="float" office:value="481.743396428174" calcext:value-type="float">
            <text:p>481.743396428174</text:p>
          </table:table-cell>
          <table:table-cell table:formula="of:=[.B276]/0.096348679285188" office:value-type="float" office:value="20.2816480152874" calcext:value-type="float">
            <text:p>20.2816480152874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95411" calcext:value-type="float">
            <text:p>1.95411</text:p>
          </table:table-cell>
          <table:table-cell table:formula="of:=[.A277]/0.000103789694619" office:value-type="float" office:value="481.743396428174" calcext:value-type="float">
            <text:p>481.743396428174</text:p>
          </table:table-cell>
          <table:table-cell table:formula="of:=[.B277]/0.096348679285188" office:value-type="float" office:value="20.2816480152874" calcext:value-type="float">
            <text:p>20.2816480152874</text:p>
          </table:table-cell>
          <table:table-cell table:number-columns-repeated="2"/>
        </table:table-row>
        <table:table-row table:style-name="ro1">
          <table:table-cell office:value-type="float" office:value="0.0511111" calcext:value-type="float">
            <text:p>0.0511111</text:p>
          </table:table-cell>
          <table:table-cell office:value-type="float" office:value="1.95777" calcext:value-type="float">
            <text:p>1.95777</text:p>
          </table:table-cell>
          <table:table-cell table:formula="of:=[.A278]/0.000103789694619" office:value-type="float" office:value="492.448698183601" calcext:value-type="float">
            <text:p>492.448698183601</text:p>
          </table:table-cell>
          <table:table-cell table:formula="of:=[.B278]/0.096348679285188" office:value-type="float" office:value="20.3196350435182" calcext:value-type="float">
            <text:p>20.3196350435182</text:p>
          </table:table-cell>
          <table:table-cell table:number-columns-repeated="2"/>
        </table:table-row>
        <table:table-row table:style-name="ro1">
          <table:table-cell office:value-type="float" office:value="0.0511111" calcext:value-type="float">
            <text:p>0.0511111</text:p>
          </table:table-cell>
          <table:table-cell office:value-type="float" office:value="1.95777" calcext:value-type="float">
            <text:p>1.95777</text:p>
          </table:table-cell>
          <table:table-cell table:formula="of:=[.A279]/0.000103789694619" office:value-type="float" office:value="492.448698183601" calcext:value-type="float">
            <text:p>492.448698183601</text:p>
          </table:table-cell>
          <table:table-cell table:formula="of:=[.B279]/0.096348679285188" office:value-type="float" office:value="20.3196350435182" calcext:value-type="float">
            <text:p>20.3196350435182</text:p>
          </table:table-cell>
          <table:table-cell table:number-columns-repeated="2"/>
        </table:table-row>
        <table:table-row table:style-name="ro1">
          <table:table-cell office:value-type="float" office:value="0.0511111" calcext:value-type="float">
            <text:p>0.0511111</text:p>
          </table:table-cell>
          <table:table-cell office:value-type="float" office:value="1.95777" calcext:value-type="float">
            <text:p>1.95777</text:p>
          </table:table-cell>
          <table:table-cell table:formula="of:=[.A280]/0.000103789694619" office:value-type="float" office:value="492.448698183601" calcext:value-type="float">
            <text:p>492.448698183601</text:p>
          </table:table-cell>
          <table:table-cell table:formula="of:=[.B280]/0.096348679285188" office:value-type="float" office:value="20.3196350435182" calcext:value-type="float">
            <text:p>20.3196350435182</text:p>
          </table:table-cell>
          <table:table-cell table:number-columns-repeated="2"/>
        </table:table-row>
        <table:table-row table:style-name="ro1">
          <table:table-cell office:value-type="float" office:value="0.0511111" calcext:value-type="float">
            <text:p>0.0511111</text:p>
          </table:table-cell>
          <table:table-cell office:value-type="float" office:value="1.95777" calcext:value-type="float">
            <text:p>1.95777</text:p>
          </table:table-cell>
          <table:table-cell table:formula="of:=[.A281]/0.000103789694619" office:value-type="float" office:value="492.448698183601" calcext:value-type="float">
            <text:p>492.448698183601</text:p>
          </table:table-cell>
          <table:table-cell table:formula="of:=[.B281]/0.096348679285188" office:value-type="float" office:value="20.3196350435182" calcext:value-type="float">
            <text:p>20.3196350435182</text:p>
          </table:table-cell>
          <table:table-cell table:number-columns-repeated="2"/>
        </table:table-row>
        <table:table-row table:style-name="ro1">
          <table:table-cell office:value-type="float" office:value="0.0511111" calcext:value-type="float">
            <text:p>0.0511111</text:p>
          </table:table-cell>
          <table:table-cell office:value-type="float" office:value="1.95777" calcext:value-type="float">
            <text:p>1.95777</text:p>
          </table:table-cell>
          <table:table-cell table:formula="of:=[.A282]/0.000103789694619" office:value-type="float" office:value="492.448698183601" calcext:value-type="float">
            <text:p>492.448698183601</text:p>
          </table:table-cell>
          <table:table-cell table:formula="of:=[.B282]/0.096348679285188" office:value-type="float" office:value="20.3196350435182" calcext:value-type="float">
            <text:p>20.3196350435182</text:p>
          </table:table-cell>
          <table:table-cell table:number-columns-repeated="2"/>
        </table:table-row>
        <table:table-row table:style-name="ro1">
          <table:table-cell office:value-type="float" office:value="0.0511111" calcext:value-type="float">
            <text:p>0.0511111</text:p>
          </table:table-cell>
          <table:table-cell office:value-type="float" office:value="1.95777" calcext:value-type="float">
            <text:p>1.95777</text:p>
          </table:table-cell>
          <table:table-cell table:formula="of:=[.A283]/0.000103789694619" office:value-type="float" office:value="492.448698183601" calcext:value-type="float">
            <text:p>492.448698183601</text:p>
          </table:table-cell>
          <table:table-cell table:formula="of:=[.B283]/0.096348679285188" office:value-type="float" office:value="20.3196350435182" calcext:value-type="float">
            <text:p>20.3196350435182</text:p>
          </table:table-cell>
          <table:table-cell table:number-columns-repeated="2"/>
        </table:table-row>
        <table:table-row table:style-name="ro1">
          <table:table-cell office:value-type="float" office:value="0.0522222" calcext:value-type="float">
            <text:p>0.0522222</text:p>
          </table:table-cell>
          <table:table-cell office:value-type="float" office:value="1.96127" calcext:value-type="float">
            <text:p>1.96127</text:p>
          </table:table-cell>
          <table:table-cell table:formula="of:=[.A284]/0.000103789694619" office:value-type="float" office:value="503.153999939027" calcext:value-type="float">
            <text:p>503.153999939027</text:p>
          </table:table-cell>
          <table:table-cell table:formula="of:=[.B284]/0.096348679285188" office:value-type="float" office:value="20.355961436635" calcext:value-type="float">
            <text:p>20.355961436635</text:p>
          </table:table-cell>
          <table:table-cell table:number-columns-repeated="2"/>
        </table:table-row>
        <table:table-row table:style-name="ro1">
          <table:table-cell office:value-type="float" office:value="0.0522222" calcext:value-type="float">
            <text:p>0.0522222</text:p>
          </table:table-cell>
          <table:table-cell office:value-type="float" office:value="1.96127" calcext:value-type="float">
            <text:p>1.96127</text:p>
          </table:table-cell>
          <table:table-cell table:formula="of:=[.A285]/0.000103789694619" office:value-type="float" office:value="503.153999939027" calcext:value-type="float">
            <text:p>503.153999939027</text:p>
          </table:table-cell>
          <table:table-cell table:formula="of:=[.B285]/0.096348679285188" office:value-type="float" office:value="20.355961436635" calcext:value-type="float">
            <text:p>20.355961436635</text:p>
          </table:table-cell>
          <table:table-cell table:number-columns-repeated="2"/>
        </table:table-row>
        <table:table-row table:style-name="ro1">
          <table:table-cell office:value-type="float" office:value="0.0522222" calcext:value-type="float">
            <text:p>0.0522222</text:p>
          </table:table-cell>
          <table:table-cell office:value-type="float" office:value="1.96127" calcext:value-type="float">
            <text:p>1.96127</text:p>
          </table:table-cell>
          <table:table-cell table:formula="of:=[.A286]/0.000103789694619" office:value-type="float" office:value="503.153999939027" calcext:value-type="float">
            <text:p>503.153999939027</text:p>
          </table:table-cell>
          <table:table-cell table:formula="of:=[.B286]/0.096348679285188" office:value-type="float" office:value="20.355961436635" calcext:value-type="float">
            <text:p>20.355961436635</text:p>
          </table:table-cell>
          <table:table-cell table:number-columns-repeated="2"/>
        </table:table-row>
        <table:table-row table:style-name="ro1">
          <table:table-cell office:value-type="float" office:value="0.0522222" calcext:value-type="float">
            <text:p>0.0522222</text:p>
          </table:table-cell>
          <table:table-cell office:value-type="float" office:value="1.96127" calcext:value-type="float">
            <text:p>1.96127</text:p>
          </table:table-cell>
          <table:table-cell table:formula="of:=[.A287]/0.000103789694619" office:value-type="float" office:value="503.153999939027" calcext:value-type="float">
            <text:p>503.153999939027</text:p>
          </table:table-cell>
          <table:table-cell table:formula="of:=[.B287]/0.096348679285188" office:value-type="float" office:value="20.355961436635" calcext:value-type="float">
            <text:p>20.355961436635</text:p>
          </table:table-cell>
          <table:table-cell table:number-columns-repeated="2"/>
        </table:table-row>
        <table:table-row table:style-name="ro1">
          <table:table-cell office:value-type="float" office:value="0.0522222" calcext:value-type="float">
            <text:p>0.0522222</text:p>
          </table:table-cell>
          <table:table-cell office:value-type="float" office:value="1.96127" calcext:value-type="float">
            <text:p>1.96127</text:p>
          </table:table-cell>
          <table:table-cell table:formula="of:=[.A288]/0.000103789694619" office:value-type="float" office:value="503.153999939027" calcext:value-type="float">
            <text:p>503.153999939027</text:p>
          </table:table-cell>
          <table:table-cell table:formula="of:=[.B288]/0.096348679285188" office:value-type="float" office:value="20.355961436635" calcext:value-type="float">
            <text:p>20.355961436635</text:p>
          </table:table-cell>
          <table:table-cell table:number-columns-repeated="2"/>
        </table:table-row>
        <table:table-row table:style-name="ro1">
          <table:table-cell office:value-type="float" office:value="0.0522222" calcext:value-type="float">
            <text:p>0.0522222</text:p>
          </table:table-cell>
          <table:table-cell office:value-type="float" office:value="1.96127" calcext:value-type="float">
            <text:p>1.96127</text:p>
          </table:table-cell>
          <table:table-cell table:formula="of:=[.A289]/0.000103789694619" office:value-type="float" office:value="503.153999939027" calcext:value-type="float">
            <text:p>503.153999939027</text:p>
          </table:table-cell>
          <table:table-cell table:formula="of:=[.B289]/0.096348679285188" office:value-type="float" office:value="20.355961436635" calcext:value-type="float">
            <text:p>20.355961436635</text:p>
          </table:table-cell>
          <table:table-cell table:number-columns-repeated="2"/>
        </table:table-row>
        <table:table-row table:style-name="ro1">
          <table:table-cell office:value-type="float" office:value="0.0533333" calcext:value-type="float">
            <text:p>0.0533333</text:p>
          </table:table-cell>
          <table:table-cell office:value-type="float" office:value="1.96459" calcext:value-type="float">
            <text:p>1.96459</text:p>
          </table:table-cell>
          <table:table-cell table:formula="of:=[.A290]/0.000103789694619" office:value-type="float" office:value="513.859301694454" calcext:value-type="float">
            <text:p>513.859301694454</text:p>
          </table:table-cell>
          <table:table-cell table:formula="of:=[.B290]/0.096348679285188" office:value-type="float" office:value="20.3904196152487" calcext:value-type="float">
            <text:p>20.3904196152487</text:p>
          </table:table-cell>
          <table:table-cell table:number-columns-repeated="2"/>
        </table:table-row>
        <table:table-row table:style-name="ro1">
          <table:table-cell office:value-type="float" office:value="0.0533333" calcext:value-type="float">
            <text:p>0.0533333</text:p>
          </table:table-cell>
          <table:table-cell office:value-type="float" office:value="1.96459" calcext:value-type="float">
            <text:p>1.96459</text:p>
          </table:table-cell>
          <table:table-cell table:formula="of:=[.A291]/0.000103789694619" office:value-type="float" office:value="513.859301694454" calcext:value-type="float">
            <text:p>513.859301694454</text:p>
          </table:table-cell>
          <table:table-cell table:formula="of:=[.B291]/0.096348679285188" office:value-type="float" office:value="20.3904196152487" calcext:value-type="float">
            <text:p>20.3904196152487</text:p>
          </table:table-cell>
          <table:table-cell table:number-columns-repeated="2"/>
        </table:table-row>
        <table:table-row table:style-name="ro1">
          <table:table-cell office:value-type="float" office:value="0.0533333" calcext:value-type="float">
            <text:p>0.0533333</text:p>
          </table:table-cell>
          <table:table-cell office:value-type="float" office:value="1.96459" calcext:value-type="float">
            <text:p>1.96459</text:p>
          </table:table-cell>
          <table:table-cell table:formula="of:=[.A292]/0.000103789694619" office:value-type="float" office:value="513.859301694454" calcext:value-type="float">
            <text:p>513.859301694454</text:p>
          </table:table-cell>
          <table:table-cell table:formula="of:=[.B292]/0.096348679285188" office:value-type="float" office:value="20.3904196152487" calcext:value-type="float">
            <text:p>20.3904196152487</text:p>
          </table:table-cell>
          <table:table-cell table:number-columns-repeated="2"/>
        </table:table-row>
        <table:table-row table:style-name="ro1">
          <table:table-cell office:value-type="float" office:value="0.0533333" calcext:value-type="float">
            <text:p>0.0533333</text:p>
          </table:table-cell>
          <table:table-cell office:value-type="float" office:value="1.96459" calcext:value-type="float">
            <text:p>1.96459</text:p>
          </table:table-cell>
          <table:table-cell table:formula="of:=[.A293]/0.000103789694619" office:value-type="float" office:value="513.859301694454" calcext:value-type="float">
            <text:p>513.859301694454</text:p>
          </table:table-cell>
          <table:table-cell table:formula="of:=[.B293]/0.096348679285188" office:value-type="float" office:value="20.3904196152487" calcext:value-type="float">
            <text:p>20.3904196152487</text:p>
          </table:table-cell>
          <table:table-cell table:number-columns-repeated="2"/>
        </table:table-row>
        <table:table-row table:style-name="ro1">
          <table:table-cell office:value-type="float" office:value="0.0533333" calcext:value-type="float">
            <text:p>0.0533333</text:p>
          </table:table-cell>
          <table:table-cell office:value-type="float" office:value="1.96459" calcext:value-type="float">
            <text:p>1.96459</text:p>
          </table:table-cell>
          <table:table-cell table:formula="of:=[.A294]/0.000103789694619" office:value-type="float" office:value="513.859301694454" calcext:value-type="float">
            <text:p>513.859301694454</text:p>
          </table:table-cell>
          <table:table-cell table:formula="of:=[.B294]/0.096348679285188" office:value-type="float" office:value="20.3904196152487" calcext:value-type="float">
            <text:p>20.3904196152487</text:p>
          </table:table-cell>
          <table:table-cell table:number-columns-repeated="2"/>
        </table:table-row>
        <table:table-row table:style-name="ro1">
          <table:table-cell office:value-type="float" office:value="0.0533333" calcext:value-type="float">
            <text:p>0.0533333</text:p>
          </table:table-cell>
          <table:table-cell office:value-type="float" office:value="1.96459" calcext:value-type="float">
            <text:p>1.96459</text:p>
          </table:table-cell>
          <table:table-cell table:formula="of:=[.A295]/0.000103789694619" office:value-type="float" office:value="513.859301694454" calcext:value-type="float">
            <text:p>513.859301694454</text:p>
          </table:table-cell>
          <table:table-cell table:formula="of:=[.B295]/0.096348679285188" office:value-type="float" office:value="20.3904196152487" calcext:value-type="float">
            <text:p>20.3904196152487</text:p>
          </table:table-cell>
          <table:table-cell table:number-columns-repeated="2"/>
        </table:table-row>
        <table:table-row table:style-name="ro1">
          <table:table-cell office:value-type="float" office:value="0.0544444" calcext:value-type="float">
            <text:p>0.0544444</text:p>
          </table:table-cell>
          <table:table-cell office:value-type="float" office:value="1.96776" calcext:value-type="float">
            <text:p>1.96776</text:p>
          </table:table-cell>
          <table:table-cell table:formula="of:=[.A296]/0.000103789694619" office:value-type="float" office:value="524.564603449881" calcext:value-type="float">
            <text:p>524.564603449881</text:p>
          </table:table-cell>
          <table:table-cell table:formula="of:=[.B296]/0.096348679285188" office:value-type="float" office:value="20.423320948443" calcext:value-type="float">
            <text:p>20.423320948443</text:p>
          </table:table-cell>
          <table:table-cell table:number-columns-repeated="2"/>
        </table:table-row>
        <table:table-row table:style-name="ro1">
          <table:table-cell office:value-type="float" office:value="0.0544444" calcext:value-type="float">
            <text:p>0.0544444</text:p>
          </table:table-cell>
          <table:table-cell office:value-type="float" office:value="1.96776" calcext:value-type="float">
            <text:p>1.96776</text:p>
          </table:table-cell>
          <table:table-cell table:formula="of:=[.A297]/0.000103789694619" office:value-type="float" office:value="524.564603449881" calcext:value-type="float">
            <text:p>524.564603449881</text:p>
          </table:table-cell>
          <table:table-cell table:formula="of:=[.B297]/0.096348679285188" office:value-type="float" office:value="20.423320948443" calcext:value-type="float">
            <text:p>20.423320948443</text:p>
          </table:table-cell>
          <table:table-cell table:number-columns-repeated="2"/>
        </table:table-row>
        <table:table-row table:style-name="ro1">
          <table:table-cell office:value-type="float" office:value="0.0544444" calcext:value-type="float">
            <text:p>0.0544444</text:p>
          </table:table-cell>
          <table:table-cell office:value-type="float" office:value="1.96776" calcext:value-type="float">
            <text:p>1.96776</text:p>
          </table:table-cell>
          <table:table-cell table:formula="of:=[.A298]/0.000103789694619" office:value-type="float" office:value="524.564603449881" calcext:value-type="float">
            <text:p>524.564603449881</text:p>
          </table:table-cell>
          <table:table-cell table:formula="of:=[.B298]/0.096348679285188" office:value-type="float" office:value="20.423320948443" calcext:value-type="float">
            <text:p>20.423320948443</text:p>
          </table:table-cell>
          <table:table-cell table:number-columns-repeated="2"/>
        </table:table-row>
        <table:table-row table:style-name="ro1">
          <table:table-cell office:value-type="float" office:value="0.0544444" calcext:value-type="float">
            <text:p>0.0544444</text:p>
          </table:table-cell>
          <table:table-cell office:value-type="float" office:value="1.96776" calcext:value-type="float">
            <text:p>1.96776</text:p>
          </table:table-cell>
          <table:table-cell table:formula="of:=[.A299]/0.000103789694619" office:value-type="float" office:value="524.564603449881" calcext:value-type="float">
            <text:p>524.564603449881</text:p>
          </table:table-cell>
          <table:table-cell table:formula="of:=[.B299]/0.096348679285188" office:value-type="float" office:value="20.423320948443" calcext:value-type="float">
            <text:p>20.423320948443</text:p>
          </table:table-cell>
          <table:table-cell table:number-columns-repeated="2"/>
        </table:table-row>
        <table:table-row table:style-name="ro1">
          <table:table-cell office:value-type="float" office:value="0.0544444" calcext:value-type="float">
            <text:p>0.0544444</text:p>
          </table:table-cell>
          <table:table-cell office:value-type="float" office:value="1.96776" calcext:value-type="float">
            <text:p>1.96776</text:p>
          </table:table-cell>
          <table:table-cell table:formula="of:=[.A300]/0.000103789694619" office:value-type="float" office:value="524.564603449881" calcext:value-type="float">
            <text:p>524.564603449881</text:p>
          </table:table-cell>
          <table:table-cell table:formula="of:=[.B300]/0.096348679285188" office:value-type="float" office:value="20.423320948443" calcext:value-type="float">
            <text:p>20.423320948443</text:p>
          </table:table-cell>
          <table:table-cell table:number-columns-repeated="2"/>
        </table:table-row>
        <table:table-row table:style-name="ro1">
          <table:table-cell office:value-type="float" office:value="0.0544444" calcext:value-type="float">
            <text:p>0.0544444</text:p>
          </table:table-cell>
          <table:table-cell office:value-type="float" office:value="1.96776" calcext:value-type="float">
            <text:p>1.96776</text:p>
          </table:table-cell>
          <table:table-cell table:formula="of:=[.A301]/0.000103789694619" office:value-type="float" office:value="524.564603449881" calcext:value-type="float">
            <text:p>524.564603449881</text:p>
          </table:table-cell>
          <table:table-cell table:formula="of:=[.B301]/0.096348679285188" office:value-type="float" office:value="20.423320948443" calcext:value-type="float">
            <text:p>20.423320948443</text:p>
          </table:table-cell>
          <table:table-cell table:number-columns-repeated="2"/>
        </table:table-row>
        <table:table-row table:style-name="ro1">
          <table:table-cell office:value-type="float" office:value="0.0555556" calcext:value-type="float">
            <text:p>0.0555556</text:p>
          </table:table-cell>
          <table:table-cell office:value-type="float" office:value="1.97077" calcext:value-type="float">
            <text:p>1.97077</text:p>
          </table:table-cell>
          <table:table-cell table:formula="of:=[.A302]/0.000103789694619" office:value-type="float" office:value="535.270868692101" calcext:value-type="float">
            <text:p>535.270868692101</text:p>
          </table:table-cell>
          <table:table-cell table:formula="of:=[.B302]/0.096348679285188" office:value-type="float" office:value="20.4545616465235" calcext:value-type="float">
            <text:p>20.4545616465235</text:p>
          </table:table-cell>
          <table:table-cell table:number-columns-repeated="2"/>
        </table:table-row>
        <table:table-row table:style-name="ro1">
          <table:table-cell office:value-type="float" office:value="0.0555556" calcext:value-type="float">
            <text:p>0.0555556</text:p>
          </table:table-cell>
          <table:table-cell office:value-type="float" office:value="1.97077" calcext:value-type="float">
            <text:p>1.97077</text:p>
          </table:table-cell>
          <table:table-cell table:formula="of:=[.A303]/0.000103789694619" office:value-type="float" office:value="535.270868692101" calcext:value-type="float">
            <text:p>535.270868692101</text:p>
          </table:table-cell>
          <table:table-cell table:formula="of:=[.B303]/0.096348679285188" office:value-type="float" office:value="20.4545616465235" calcext:value-type="float">
            <text:p>20.4545616465235</text:p>
          </table:table-cell>
          <table:table-cell table:number-columns-repeated="2"/>
        </table:table-row>
        <table:table-row table:style-name="ro1">
          <table:table-cell office:value-type="float" office:value="0.0555556" calcext:value-type="float">
            <text:p>0.0555556</text:p>
          </table:table-cell>
          <table:table-cell office:value-type="float" office:value="1.97078" calcext:value-type="float">
            <text:p>1.97078</text:p>
          </table:table-cell>
          <table:table-cell table:formula="of:=[.A304]/0.000103789694619" office:value-type="float" office:value="535.270868692101" calcext:value-type="float">
            <text:p>535.270868692101</text:p>
          </table:table-cell>
          <table:table-cell table:formula="of:=[.B304]/0.096348679285188" office:value-type="float" office:value="20.4546654362181" calcext:value-type="float">
            <text:p>20.4546654362181</text:p>
          </table:table-cell>
          <table:table-cell table:number-columns-repeated="2"/>
        </table:table-row>
        <table:table-row table:style-name="ro1">
          <table:table-cell office:value-type="float" office:value="0.0555556" calcext:value-type="float">
            <text:p>0.0555556</text:p>
          </table:table-cell>
          <table:table-cell office:value-type="float" office:value="1.97077" calcext:value-type="float">
            <text:p>1.97077</text:p>
          </table:table-cell>
          <table:table-cell table:formula="of:=[.A305]/0.000103789694619" office:value-type="float" office:value="535.270868692101" calcext:value-type="float">
            <text:p>535.270868692101</text:p>
          </table:table-cell>
          <table:table-cell table:formula="of:=[.B305]/0.096348679285188" office:value-type="float" office:value="20.4545616465235" calcext:value-type="float">
            <text:p>20.4545616465235</text:p>
          </table:table-cell>
          <table:table-cell table:number-columns-repeated="2"/>
        </table:table-row>
        <table:table-row table:style-name="ro1">
          <table:table-cell office:value-type="float" office:value="0.0555556" calcext:value-type="float">
            <text:p>0.0555556</text:p>
          </table:table-cell>
          <table:table-cell office:value-type="float" office:value="1.97077" calcext:value-type="float">
            <text:p>1.97077</text:p>
          </table:table-cell>
          <table:table-cell table:formula="of:=[.A306]/0.000103789694619" office:value-type="float" office:value="535.270868692101" calcext:value-type="float">
            <text:p>535.270868692101</text:p>
          </table:table-cell>
          <table:table-cell table:formula="of:=[.B306]/0.096348679285188" office:value-type="float" office:value="20.4545616465235" calcext:value-type="float">
            <text:p>20.4545616465235</text:p>
          </table:table-cell>
          <table:table-cell table:number-columns-repeated="2"/>
        </table:table-row>
        <table:table-row table:style-name="ro1">
          <table:table-cell office:value-type="float" office:value="0.0555556" calcext:value-type="float">
            <text:p>0.0555556</text:p>
          </table:table-cell>
          <table:table-cell office:value-type="float" office:value="1.97078" calcext:value-type="float">
            <text:p>1.97078</text:p>
          </table:table-cell>
          <table:table-cell table:formula="of:=[.A307]/0.000103789694619" office:value-type="float" office:value="535.270868692101" calcext:value-type="float">
            <text:p>535.270868692101</text:p>
          </table:table-cell>
          <table:table-cell table:formula="of:=[.B307]/0.096348679285188" office:value-type="float" office:value="20.4546654362181" calcext:value-type="float">
            <text:p>20.4546654362181</text:p>
          </table:table-cell>
          <table:table-cell table:number-columns-repeated="2"/>
        </table:table-row>
        <table:table-row table:style-name="ro1">
          <table:table-cell office:value-type="float" office:value="0.0566667" calcext:value-type="float">
            <text:p>0.0566667</text:p>
          </table:table-cell>
          <table:table-cell office:value-type="float" office:value="1.97364" calcext:value-type="float">
            <text:p>1.97364</text:p>
          </table:table-cell>
          <table:table-cell table:formula="of:=[.A308]/0.000103789694619" office:value-type="float" office:value="545.976170447528" calcext:value-type="float">
            <text:p>545.976170447528</text:p>
          </table:table-cell>
          <table:table-cell table:formula="of:=[.B308]/0.096348679285188" office:value-type="float" office:value="20.4843492888793" calcext:value-type="float">
            <text:p>20.4843492888793</text:p>
          </table:table-cell>
          <table:table-cell table:number-columns-repeated="2"/>
        </table:table-row>
        <table:table-row table:style-name="ro1">
          <table:table-cell office:value-type="float" office:value="0.0566667" calcext:value-type="float">
            <text:p>0.0566667</text:p>
          </table:table-cell>
          <table:table-cell office:value-type="float" office:value="1.97364" calcext:value-type="float">
            <text:p>1.97364</text:p>
          </table:table-cell>
          <table:table-cell table:formula="of:=[.A309]/0.000103789694619" office:value-type="float" office:value="545.976170447528" calcext:value-type="float">
            <text:p>545.976170447528</text:p>
          </table:table-cell>
          <table:table-cell table:formula="of:=[.B309]/0.096348679285188" office:value-type="float" office:value="20.4843492888793" calcext:value-type="float">
            <text:p>20.4843492888793</text:p>
          </table:table-cell>
          <table:table-cell table:number-columns-repeated="2"/>
        </table:table-row>
        <table:table-row table:style-name="ro1">
          <table:table-cell office:value-type="float" office:value="0.0566667" calcext:value-type="float">
            <text:p>0.0566667</text:p>
          </table:table-cell>
          <table:table-cell office:value-type="float" office:value="1.97365" calcext:value-type="float">
            <text:p>1.97365</text:p>
          </table:table-cell>
          <table:table-cell table:formula="of:=[.A310]/0.000103789694619" office:value-type="float" office:value="545.976170447528" calcext:value-type="float">
            <text:p>545.976170447528</text:p>
          </table:table-cell>
          <table:table-cell table:formula="of:=[.B310]/0.096348679285188" office:value-type="float" office:value="20.4844530785739" calcext:value-type="float">
            <text:p>20.4844530785739</text:p>
          </table:table-cell>
          <table:table-cell table:number-columns-repeated="2"/>
        </table:table-row>
        <table:table-row table:style-name="ro1">
          <table:table-cell office:value-type="float" office:value="0.0566667" calcext:value-type="float">
            <text:p>0.0566667</text:p>
          </table:table-cell>
          <table:table-cell office:value-type="float" office:value="1.97364" calcext:value-type="float">
            <text:p>1.97364</text:p>
          </table:table-cell>
          <table:table-cell table:formula="of:=[.A311]/0.000103789694619" office:value-type="float" office:value="545.976170447528" calcext:value-type="float">
            <text:p>545.976170447528</text:p>
          </table:table-cell>
          <table:table-cell table:formula="of:=[.B311]/0.096348679285188" office:value-type="float" office:value="20.4843492888793" calcext:value-type="float">
            <text:p>20.4843492888793</text:p>
          </table:table-cell>
          <table:table-cell table:number-columns-repeated="2"/>
        </table:table-row>
        <table:table-row table:style-name="ro1">
          <table:table-cell office:value-type="float" office:value="0.0566667" calcext:value-type="float">
            <text:p>0.0566667</text:p>
          </table:table-cell>
          <table:table-cell office:value-type="float" office:value="1.97364" calcext:value-type="float">
            <text:p>1.97364</text:p>
          </table:table-cell>
          <table:table-cell table:formula="of:=[.A312]/0.000103789694619" office:value-type="float" office:value="545.976170447528" calcext:value-type="float">
            <text:p>545.976170447528</text:p>
          </table:table-cell>
          <table:table-cell table:formula="of:=[.B312]/0.096348679285188" office:value-type="float" office:value="20.4843492888793" calcext:value-type="float">
            <text:p>20.4843492888793</text:p>
          </table:table-cell>
          <table:table-cell table:number-columns-repeated="2"/>
        </table:table-row>
        <table:table-row table:style-name="ro1">
          <table:table-cell office:value-type="float" office:value="0.0566667" calcext:value-type="float">
            <text:p>0.0566667</text:p>
          </table:table-cell>
          <table:table-cell office:value-type="float" office:value="1.97365" calcext:value-type="float">
            <text:p>1.97365</text:p>
          </table:table-cell>
          <table:table-cell table:formula="of:=[.A313]/0.000103789694619" office:value-type="float" office:value="545.976170447528" calcext:value-type="float">
            <text:p>545.976170447528</text:p>
          </table:table-cell>
          <table:table-cell table:formula="of:=[.B313]/0.096348679285188" office:value-type="float" office:value="20.4844530785739" calcext:value-type="float">
            <text:p>20.4844530785739</text:p>
          </table:table-cell>
          <table:table-cell table:number-columns-repeated="2"/>
        </table:table-row>
        <table:table-row table:style-name="ro1">
          <table:table-cell office:value-type="float" office:value="0.0577778" calcext:value-type="float">
            <text:p>0.0577778</text:p>
          </table:table-cell>
          <table:table-cell office:value-type="float" office:value="1.97637" calcext:value-type="float">
            <text:p>1.97637</text:p>
          </table:table-cell>
          <table:table-cell table:formula="of:=[.A314]/0.000103789694619" office:value-type="float" office:value="556.681472202955" calcext:value-type="float">
            <text:p>556.681472202955</text:p>
          </table:table-cell>
          <table:table-cell table:formula="of:=[.B314]/0.096348679285188" office:value-type="float" office:value="20.5126838755104" calcext:value-type="float">
            <text:p>20.5126838755104</text:p>
          </table:table-cell>
          <table:table-cell table:number-columns-repeated="2"/>
        </table:table-row>
        <table:table-row table:style-name="ro1">
          <table:table-cell office:value-type="float" office:value="0.0577778" calcext:value-type="float">
            <text:p>0.0577778</text:p>
          </table:table-cell>
          <table:table-cell office:value-type="float" office:value="1.97638" calcext:value-type="float">
            <text:p>1.97638</text:p>
          </table:table-cell>
          <table:table-cell table:formula="of:=[.A315]/0.000103789694619" office:value-type="float" office:value="556.681472202955" calcext:value-type="float">
            <text:p>556.681472202955</text:p>
          </table:table-cell>
          <table:table-cell table:formula="of:=[.B315]/0.096348679285188" office:value-type="float" office:value="20.512787665205" calcext:value-type="float">
            <text:p>20.512787665205</text:p>
          </table:table-cell>
          <table:table-cell table:number-columns-repeated="2"/>
        </table:table-row>
        <table:table-row table:style-name="ro1">
          <table:table-cell office:value-type="float" office:value="0.0577778" calcext:value-type="float">
            <text:p>0.0577778</text:p>
          </table:table-cell>
          <table:table-cell office:value-type="float" office:value="1.97638" calcext:value-type="float">
            <text:p>1.97638</text:p>
          </table:table-cell>
          <table:table-cell table:formula="of:=[.A316]/0.000103789694619" office:value-type="float" office:value="556.681472202955" calcext:value-type="float">
            <text:p>556.681472202955</text:p>
          </table:table-cell>
          <table:table-cell table:formula="of:=[.B316]/0.096348679285188" office:value-type="float" office:value="20.512787665205" calcext:value-type="float">
            <text:p>20.512787665205</text:p>
          </table:table-cell>
          <table:table-cell table:number-columns-repeated="2"/>
        </table:table-row>
        <table:table-row table:style-name="ro1">
          <table:table-cell office:value-type="float" office:value="0.0577778" calcext:value-type="float">
            <text:p>0.0577778</text:p>
          </table:table-cell>
          <table:table-cell office:value-type="float" office:value="1.97637" calcext:value-type="float">
            <text:p>1.97637</text:p>
          </table:table-cell>
          <table:table-cell table:formula="of:=[.A317]/0.000103789694619" office:value-type="float" office:value="556.681472202955" calcext:value-type="float">
            <text:p>556.681472202955</text:p>
          </table:table-cell>
          <table:table-cell table:formula="of:=[.B317]/0.096348679285188" office:value-type="float" office:value="20.5126838755104" calcext:value-type="float">
            <text:p>20.5126838755104</text:p>
          </table:table-cell>
          <table:table-cell table:number-columns-repeated="2"/>
        </table:table-row>
        <table:table-row table:style-name="ro1">
          <table:table-cell office:value-type="float" office:value="0.0577778" calcext:value-type="float">
            <text:p>0.0577778</text:p>
          </table:table-cell>
          <table:table-cell office:value-type="float" office:value="1.97638" calcext:value-type="float">
            <text:p>1.97638</text:p>
          </table:table-cell>
          <table:table-cell table:formula="of:=[.A318]/0.000103789694619" office:value-type="float" office:value="556.681472202955" calcext:value-type="float">
            <text:p>556.681472202955</text:p>
          </table:table-cell>
          <table:table-cell table:formula="of:=[.B318]/0.096348679285188" office:value-type="float" office:value="20.512787665205" calcext:value-type="float">
            <text:p>20.512787665205</text:p>
          </table:table-cell>
          <table:table-cell table:number-columns-repeated="2"/>
        </table:table-row>
        <table:table-row table:style-name="ro1">
          <table:table-cell office:value-type="float" office:value="0.0577778" calcext:value-type="float">
            <text:p>0.0577778</text:p>
          </table:table-cell>
          <table:table-cell office:value-type="float" office:value="1.97638" calcext:value-type="float">
            <text:p>1.97638</text:p>
          </table:table-cell>
          <table:table-cell table:formula="of:=[.A319]/0.000103789694619" office:value-type="float" office:value="556.681472202955" calcext:value-type="float">
            <text:p>556.681472202955</text:p>
          </table:table-cell>
          <table:table-cell table:formula="of:=[.B319]/0.096348679285188" office:value-type="float" office:value="20.512787665205" calcext:value-type="float">
            <text:p>20.512787665205</text:p>
          </table:table-cell>
          <table:table-cell table:number-columns-repeated="2"/>
        </table:table-row>
        <table:table-row table:style-name="ro1">
          <table:table-cell office:value-type="float" office:value="0.0588889" calcext:value-type="float">
            <text:p>0.0588889</text:p>
          </table:table-cell>
          <table:table-cell office:value-type="float" office:value="1.97898" calcext:value-type="float">
            <text:p>1.97898</text:p>
          </table:table-cell>
          <table:table-cell table:formula="of:=[.A320]/0.000103789694619" office:value-type="float" office:value="567.386773958382" calcext:value-type="float">
            <text:p>567.386773958382</text:p>
          </table:table-cell>
          <table:table-cell table:formula="of:=[.B320]/0.096348679285188" office:value-type="float" office:value="20.5397729858061" calcext:value-type="float">
            <text:p>20.5397729858061</text:p>
          </table:table-cell>
          <table:table-cell table:number-columns-repeated="2"/>
        </table:table-row>
        <table:table-row table:style-name="ro1">
          <table:table-cell office:value-type="float" office:value="0.0588889" calcext:value-type="float">
            <text:p>0.0588889</text:p>
          </table:table-cell>
          <table:table-cell office:value-type="float" office:value="1.97898" calcext:value-type="float">
            <text:p>1.97898</text:p>
          </table:table-cell>
          <table:table-cell table:formula="of:=[.A321]/0.000103789694619" office:value-type="float" office:value="567.386773958382" calcext:value-type="float">
            <text:p>567.386773958382</text:p>
          </table:table-cell>
          <table:table-cell table:formula="of:=[.B321]/0.096348679285188" office:value-type="float" office:value="20.5397729858061" calcext:value-type="float">
            <text:p>20.5397729858061</text:p>
          </table:table-cell>
          <table:table-cell table:number-columns-repeated="2"/>
        </table:table-row>
        <table:table-row table:style-name="ro1">
          <table:table-cell office:value-type="float" office:value="0.0588889" calcext:value-type="float">
            <text:p>0.0588889</text:p>
          </table:table-cell>
          <table:table-cell office:value-type="float" office:value="1.97898" calcext:value-type="float">
            <text:p>1.97898</text:p>
          </table:table-cell>
          <table:table-cell table:formula="of:=[.A322]/0.000103789694619" office:value-type="float" office:value="567.386773958382" calcext:value-type="float">
            <text:p>567.386773958382</text:p>
          </table:table-cell>
          <table:table-cell table:formula="of:=[.B322]/0.096348679285188" office:value-type="float" office:value="20.5397729858061" calcext:value-type="float">
            <text:p>20.5397729858061</text:p>
          </table:table-cell>
          <table:table-cell table:number-columns-repeated="2"/>
        </table:table-row>
        <table:table-row table:style-name="ro1">
          <table:table-cell office:value-type="float" office:value="0.0588889" calcext:value-type="float">
            <text:p>0.0588889</text:p>
          </table:table-cell>
          <table:table-cell office:value-type="float" office:value="1.97898" calcext:value-type="float">
            <text:p>1.97898</text:p>
          </table:table-cell>
          <table:table-cell table:formula="of:=[.A323]/0.000103789694619" office:value-type="float" office:value="567.386773958382" calcext:value-type="float">
            <text:p>567.386773958382</text:p>
          </table:table-cell>
          <table:table-cell table:formula="of:=[.B323]/0.096348679285188" office:value-type="float" office:value="20.5397729858061" calcext:value-type="float">
            <text:p>20.5397729858061</text:p>
          </table:table-cell>
          <table:table-cell table:number-columns-repeated="2"/>
        </table:table-row>
        <table:table-row table:style-name="ro1">
          <table:table-cell office:value-type="float" office:value="0.0588889" calcext:value-type="float">
            <text:p>0.0588889</text:p>
          </table:table-cell>
          <table:table-cell office:value-type="float" office:value="1.97898" calcext:value-type="float">
            <text:p>1.97898</text:p>
          </table:table-cell>
          <table:table-cell table:formula="of:=[.A324]/0.000103789694619" office:value-type="float" office:value="567.386773958382" calcext:value-type="float">
            <text:p>567.386773958382</text:p>
          </table:table-cell>
          <table:table-cell table:formula="of:=[.B324]/0.096348679285188" office:value-type="float" office:value="20.5397729858061" calcext:value-type="float">
            <text:p>20.5397729858061</text:p>
          </table:table-cell>
          <table:table-cell table:number-columns-repeated="2"/>
        </table:table-row>
        <table:table-row table:style-name="ro1">
          <table:table-cell office:value-type="float" office:value="0.0588889" calcext:value-type="float">
            <text:p>0.0588889</text:p>
          </table:table-cell>
          <table:table-cell office:value-type="float" office:value="1.97898" calcext:value-type="float">
            <text:p>1.97898</text:p>
          </table:table-cell>
          <table:table-cell table:formula="of:=[.A325]/0.000103789694619" office:value-type="float" office:value="567.386773958382" calcext:value-type="float">
            <text:p>567.386773958382</text:p>
          </table:table-cell>
          <table:table-cell table:formula="of:=[.B325]/0.096348679285188" office:value-type="float" office:value="20.5397729858061" calcext:value-type="float">
            <text:p>20.539772985806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8145" calcext:value-type="float">
            <text:p>1.98145</text:p>
          </table:table-cell>
          <table:table-cell table:formula="of:=[.A326]/0.000103789694619" office:value-type="float" office:value="578.092075713808" calcext:value-type="float">
            <text:p>578.092075713808</text:p>
          </table:table-cell>
          <table:table-cell table:formula="of:=[.B326]/0.096348679285188" office:value-type="float" office:value="20.5654090403771" calcext:value-type="float">
            <text:p>20.565409040377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8145" calcext:value-type="float">
            <text:p>1.98145</text:p>
          </table:table-cell>
          <table:table-cell table:formula="of:=[.A327]/0.000103789694619" office:value-type="float" office:value="578.092075713808" calcext:value-type="float">
            <text:p>578.092075713808</text:p>
          </table:table-cell>
          <table:table-cell table:formula="of:=[.B327]/0.096348679285188" office:value-type="float" office:value="20.5654090403771" calcext:value-type="float">
            <text:p>20.565409040377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8145" calcext:value-type="float">
            <text:p>1.98145</text:p>
          </table:table-cell>
          <table:table-cell table:formula="of:=[.A328]/0.000103789694619" office:value-type="float" office:value="578.092075713808" calcext:value-type="float">
            <text:p>578.092075713808</text:p>
          </table:table-cell>
          <table:table-cell table:formula="of:=[.B328]/0.096348679285188" office:value-type="float" office:value="20.5654090403771" calcext:value-type="float">
            <text:p>20.565409040377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8145" calcext:value-type="float">
            <text:p>1.98145</text:p>
          </table:table-cell>
          <table:table-cell table:formula="of:=[.A329]/0.000103789694619" office:value-type="float" office:value="578.092075713808" calcext:value-type="float">
            <text:p>578.092075713808</text:p>
          </table:table-cell>
          <table:table-cell table:formula="of:=[.B329]/0.096348679285188" office:value-type="float" office:value="20.5654090403771" calcext:value-type="float">
            <text:p>20.565409040377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8145" calcext:value-type="float">
            <text:p>1.98145</text:p>
          </table:table-cell>
          <table:table-cell table:formula="of:=[.A330]/0.000103789694619" office:value-type="float" office:value="578.092075713808" calcext:value-type="float">
            <text:p>578.092075713808</text:p>
          </table:table-cell>
          <table:table-cell table:formula="of:=[.B330]/0.096348679285188" office:value-type="float" office:value="20.5654090403771" calcext:value-type="float">
            <text:p>20.5654090403771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.98145" calcext:value-type="float">
            <text:p>1.98145</text:p>
          </table:table-cell>
          <table:table-cell table:formula="of:=[.A331]/0.000103789694619" office:value-type="float" office:value="578.092075713808" calcext:value-type="float">
            <text:p>578.092075713808</text:p>
          </table:table-cell>
          <table:table-cell table:formula="of:=[.B331]/0.096348679285188" office:value-type="float" office:value="20.5654090403771" calcext:value-type="float">
            <text:p>20.5654090403771</text:p>
          </table:table-cell>
          <table:table-cell table:number-columns-repeated="2"/>
        </table:table-row>
        <table:table-row table:style-name="ro1">
          <table:table-cell office:value-type="float" office:value="0.0611111" calcext:value-type="float">
            <text:p>0.0611111</text:p>
          </table:table-cell>
          <table:table-cell office:value-type="float" office:value="1.98379" calcext:value-type="float">
            <text:p>1.98379</text:p>
          </table:table-cell>
          <table:table-cell table:formula="of:=[.A332]/0.000103789694619" office:value-type="float" office:value="588.797377469235" calcext:value-type="float">
            <text:p>588.797377469235</text:p>
          </table:table-cell>
          <table:table-cell table:formula="of:=[.B332]/0.096348679285188" office:value-type="float" office:value="20.5896958289181" calcext:value-type="float">
            <text:p>20.5896958289181</text:p>
          </table:table-cell>
          <table:table-cell table:number-columns-repeated="2"/>
        </table:table-row>
        <table:table-row table:style-name="ro1">
          <table:table-cell office:value-type="float" office:value="0.0611111" calcext:value-type="float">
            <text:p>0.0611111</text:p>
          </table:table-cell>
          <table:table-cell office:value-type="float" office:value="1.98379" calcext:value-type="float">
            <text:p>1.98379</text:p>
          </table:table-cell>
          <table:table-cell table:formula="of:=[.A333]/0.000103789694619" office:value-type="float" office:value="588.797377469235" calcext:value-type="float">
            <text:p>588.797377469235</text:p>
          </table:table-cell>
          <table:table-cell table:formula="of:=[.B333]/0.096348679285188" office:value-type="float" office:value="20.5896958289181" calcext:value-type="float">
            <text:p>20.5896958289181</text:p>
          </table:table-cell>
          <table:table-cell table:number-columns-repeated="2"/>
        </table:table-row>
        <table:table-row table:style-name="ro1">
          <table:table-cell office:value-type="float" office:value="0.0611111" calcext:value-type="float">
            <text:p>0.0611111</text:p>
          </table:table-cell>
          <table:table-cell office:value-type="float" office:value="1.9838" calcext:value-type="float">
            <text:p>1.9838</text:p>
          </table:table-cell>
          <table:table-cell table:formula="of:=[.A334]/0.000103789694619" office:value-type="float" office:value="588.797377469235" calcext:value-type="float">
            <text:p>588.797377469235</text:p>
          </table:table-cell>
          <table:table-cell table:formula="of:=[.B334]/0.096348679285188" office:value-type="float" office:value="20.5897996186127" calcext:value-type="float">
            <text:p>20.5897996186127</text:p>
          </table:table-cell>
          <table:table-cell table:number-columns-repeated="2"/>
        </table:table-row>
        <table:table-row table:style-name="ro1">
          <table:table-cell office:value-type="float" office:value="0.0611111" calcext:value-type="float">
            <text:p>0.0611111</text:p>
          </table:table-cell>
          <table:table-cell office:value-type="float" office:value="1.98379" calcext:value-type="float">
            <text:p>1.98379</text:p>
          </table:table-cell>
          <table:table-cell table:formula="of:=[.A335]/0.000103789694619" office:value-type="float" office:value="588.797377469235" calcext:value-type="float">
            <text:p>588.797377469235</text:p>
          </table:table-cell>
          <table:table-cell table:formula="of:=[.B335]/0.096348679285188" office:value-type="float" office:value="20.5896958289181" calcext:value-type="float">
            <text:p>20.5896958289181</text:p>
          </table:table-cell>
          <table:table-cell table:number-columns-repeated="2"/>
        </table:table-row>
        <table:table-row table:style-name="ro1">
          <table:table-cell office:value-type="float" office:value="0.0611111" calcext:value-type="float">
            <text:p>0.0611111</text:p>
          </table:table-cell>
          <table:table-cell office:value-type="float" office:value="1.98379" calcext:value-type="float">
            <text:p>1.98379</text:p>
          </table:table-cell>
          <table:table-cell table:formula="of:=[.A336]/0.000103789694619" office:value-type="float" office:value="588.797377469235" calcext:value-type="float">
            <text:p>588.797377469235</text:p>
          </table:table-cell>
          <table:table-cell table:formula="of:=[.B336]/0.096348679285188" office:value-type="float" office:value="20.5896958289181" calcext:value-type="float">
            <text:p>20.5896958289181</text:p>
          </table:table-cell>
          <table:table-cell table:number-columns-repeated="2"/>
        </table:table-row>
        <table:table-row table:style-name="ro1">
          <table:table-cell office:value-type="float" office:value="0.0611111" calcext:value-type="float">
            <text:p>0.0611111</text:p>
          </table:table-cell>
          <table:table-cell office:value-type="float" office:value="1.9838" calcext:value-type="float">
            <text:p>1.9838</text:p>
          </table:table-cell>
          <table:table-cell table:formula="of:=[.A337]/0.000103789694619" office:value-type="float" office:value="588.797377469235" calcext:value-type="float">
            <text:p>588.797377469235</text:p>
          </table:table-cell>
          <table:table-cell table:formula="of:=[.B337]/0.096348679285188" office:value-type="float" office:value="20.5897996186127" calcext:value-type="float">
            <text:p>20.5897996186127</text:p>
          </table:table-cell>
          <table:table-cell table:number-columns-repeated="2"/>
        </table:table-row>
        <table:table-row table:style-name="ro1">
          <table:table-cell office:value-type="float" office:value="0.0622222" calcext:value-type="float">
            <text:p>0.0622222</text:p>
          </table:table-cell>
          <table:table-cell office:value-type="float" office:value="1.98602" calcext:value-type="float">
            <text:p>1.98602</text:p>
          </table:table-cell>
          <table:table-cell table:formula="of:=[.A338]/0.000103789694619" office:value-type="float" office:value="599.502679224662" calcext:value-type="float">
            <text:p>599.502679224662</text:p>
          </table:table-cell>
          <table:table-cell table:formula="of:=[.B338]/0.096348679285188" office:value-type="float" office:value="20.6128409308182" calcext:value-type="float">
            <text:p>20.6128409308182</text:p>
          </table:table-cell>
          <table:table-cell table:number-columns-repeated="2"/>
        </table:table-row>
        <table:table-row table:style-name="ro1">
          <table:table-cell office:value-type="float" office:value="0.0622222" calcext:value-type="float">
            <text:p>0.0622222</text:p>
          </table:table-cell>
          <table:table-cell office:value-type="float" office:value="1.98602" calcext:value-type="float">
            <text:p>1.98602</text:p>
          </table:table-cell>
          <table:table-cell table:formula="of:=[.A339]/0.000103789694619" office:value-type="float" office:value="599.502679224662" calcext:value-type="float">
            <text:p>599.502679224662</text:p>
          </table:table-cell>
          <table:table-cell table:formula="of:=[.B339]/0.096348679285188" office:value-type="float" office:value="20.6128409308182" calcext:value-type="float">
            <text:p>20.6128409308182</text:p>
          </table:table-cell>
          <table:table-cell table:number-columns-repeated="2"/>
        </table:table-row>
        <table:table-row table:style-name="ro1">
          <table:table-cell office:value-type="float" office:value="0.0622222" calcext:value-type="float">
            <text:p>0.0622222</text:p>
          </table:table-cell>
          <table:table-cell office:value-type="float" office:value="1.98603" calcext:value-type="float">
            <text:p>1.98603</text:p>
          </table:table-cell>
          <table:table-cell table:formula="of:=[.A340]/0.000103789694619" office:value-type="float" office:value="599.502679224662" calcext:value-type="float">
            <text:p>599.502679224662</text:p>
          </table:table-cell>
          <table:table-cell table:formula="of:=[.B340]/0.096348679285188" office:value-type="float" office:value="20.6129447205128" calcext:value-type="float">
            <text:p>20.6129447205128</text:p>
          </table:table-cell>
          <table:table-cell table:number-columns-repeated="2"/>
        </table:table-row>
        <table:table-row table:style-name="ro1">
          <table:table-cell office:value-type="float" office:value="0.0622222" calcext:value-type="float">
            <text:p>0.0622222</text:p>
          </table:table-cell>
          <table:table-cell office:value-type="float" office:value="1.98602" calcext:value-type="float">
            <text:p>1.98602</text:p>
          </table:table-cell>
          <table:table-cell table:formula="of:=[.A341]/0.000103789694619" office:value-type="float" office:value="599.502679224662" calcext:value-type="float">
            <text:p>599.502679224662</text:p>
          </table:table-cell>
          <table:table-cell table:formula="of:=[.B341]/0.096348679285188" office:value-type="float" office:value="20.6128409308182" calcext:value-type="float">
            <text:p>20.6128409308182</text:p>
          </table:table-cell>
          <table:table-cell table:number-columns-repeated="2"/>
        </table:table-row>
        <table:table-row table:style-name="ro1">
          <table:table-cell office:value-type="float" office:value="0.0622222" calcext:value-type="float">
            <text:p>0.0622222</text:p>
          </table:table-cell>
          <table:table-cell office:value-type="float" office:value="1.98602" calcext:value-type="float">
            <text:p>1.98602</text:p>
          </table:table-cell>
          <table:table-cell table:formula="of:=[.A342]/0.000103789694619" office:value-type="float" office:value="599.502679224662" calcext:value-type="float">
            <text:p>599.502679224662</text:p>
          </table:table-cell>
          <table:table-cell table:formula="of:=[.B342]/0.096348679285188" office:value-type="float" office:value="20.6128409308182" calcext:value-type="float">
            <text:p>20.6128409308182</text:p>
          </table:table-cell>
          <table:table-cell table:number-columns-repeated="2"/>
        </table:table-row>
        <table:table-row table:style-name="ro1">
          <table:table-cell office:value-type="float" office:value="0.0622222" calcext:value-type="float">
            <text:p>0.0622222</text:p>
          </table:table-cell>
          <table:table-cell office:value-type="float" office:value="1.98603" calcext:value-type="float">
            <text:p>1.98603</text:p>
          </table:table-cell>
          <table:table-cell table:formula="of:=[.A343]/0.000103789694619" office:value-type="float" office:value="599.502679224662" calcext:value-type="float">
            <text:p>599.502679224662</text:p>
          </table:table-cell>
          <table:table-cell table:formula="of:=[.B343]/0.096348679285188" office:value-type="float" office:value="20.6129447205128" calcext:value-type="float">
            <text:p>20.6129447205128</text:p>
          </table:table-cell>
          <table:table-cell table:number-columns-repeated="2"/>
        </table:table-row>
        <table:table-row table:style-name="ro1">
          <table:table-cell office:value-type="float" office:value="0.0633333" calcext:value-type="float">
            <text:p>0.0633333</text:p>
          </table:table-cell>
          <table:table-cell office:value-type="float" office:value="1.98814" calcext:value-type="float">
            <text:p>1.98814</text:p>
          </table:table-cell>
          <table:table-cell table:formula="of:=[.A344]/0.000103789694619" office:value-type="float" office:value="610.207980980089" calcext:value-type="float">
            <text:p>610.207980980089</text:p>
          </table:table-cell>
          <table:table-cell table:formula="of:=[.B344]/0.096348679285188" office:value-type="float" office:value="20.6348443460775" calcext:value-type="float">
            <text:p>20.6348443460775</text:p>
          </table:table-cell>
          <table:table-cell table:number-columns-repeated="2"/>
        </table:table-row>
        <table:table-row table:style-name="ro1">
          <table:table-cell office:value-type="float" office:value="0.0633333" calcext:value-type="float">
            <text:p>0.0633333</text:p>
          </table:table-cell>
          <table:table-cell office:value-type="float" office:value="1.98814" calcext:value-type="float">
            <text:p>1.98814</text:p>
          </table:table-cell>
          <table:table-cell table:formula="of:=[.A345]/0.000103789694619" office:value-type="float" office:value="610.207980980089" calcext:value-type="float">
            <text:p>610.207980980089</text:p>
          </table:table-cell>
          <table:table-cell table:formula="of:=[.B345]/0.096348679285188" office:value-type="float" office:value="20.6348443460775" calcext:value-type="float">
            <text:p>20.6348443460775</text:p>
          </table:table-cell>
          <table:table-cell table:number-columns-repeated="2"/>
        </table:table-row>
        <table:table-row table:style-name="ro1">
          <table:table-cell office:value-type="float" office:value="0.0633333" calcext:value-type="float">
            <text:p>0.0633333</text:p>
          </table:table-cell>
          <table:table-cell office:value-type="float" office:value="1.98814" calcext:value-type="float">
            <text:p>1.98814</text:p>
          </table:table-cell>
          <table:table-cell table:formula="of:=[.A346]/0.000103789694619" office:value-type="float" office:value="610.207980980089" calcext:value-type="float">
            <text:p>610.207980980089</text:p>
          </table:table-cell>
          <table:table-cell table:formula="of:=[.B346]/0.096348679285188" office:value-type="float" office:value="20.6348443460775" calcext:value-type="float">
            <text:p>20.6348443460775</text:p>
          </table:table-cell>
          <table:table-cell table:number-columns-repeated="2"/>
        </table:table-row>
        <table:table-row table:style-name="ro1">
          <table:table-cell office:value-type="float" office:value="0.0633333" calcext:value-type="float">
            <text:p>0.0633333</text:p>
          </table:table-cell>
          <table:table-cell office:value-type="float" office:value="1.98814" calcext:value-type="float">
            <text:p>1.98814</text:p>
          </table:table-cell>
          <table:table-cell table:formula="of:=[.A347]/0.000103789694619" office:value-type="float" office:value="610.207980980089" calcext:value-type="float">
            <text:p>610.207980980089</text:p>
          </table:table-cell>
          <table:table-cell table:formula="of:=[.B347]/0.096348679285188" office:value-type="float" office:value="20.6348443460775" calcext:value-type="float">
            <text:p>20.6348443460775</text:p>
          </table:table-cell>
          <table:table-cell table:number-columns-repeated="2"/>
        </table:table-row>
        <table:table-row table:style-name="ro1">
          <table:table-cell office:value-type="float" office:value="0.0633333" calcext:value-type="float">
            <text:p>0.0633333</text:p>
          </table:table-cell>
          <table:table-cell office:value-type="float" office:value="1.98814" calcext:value-type="float">
            <text:p>1.98814</text:p>
          </table:table-cell>
          <table:table-cell table:formula="of:=[.A348]/0.000103789694619" office:value-type="float" office:value="610.207980980089" calcext:value-type="float">
            <text:p>610.207980980089</text:p>
          </table:table-cell>
          <table:table-cell table:formula="of:=[.B348]/0.096348679285188" office:value-type="float" office:value="20.6348443460775" calcext:value-type="float">
            <text:p>20.6348443460775</text:p>
          </table:table-cell>
          <table:table-cell table:number-columns-repeated="2"/>
        </table:table-row>
        <table:table-row table:style-name="ro1">
          <table:table-cell office:value-type="float" office:value="0.0633333" calcext:value-type="float">
            <text:p>0.0633333</text:p>
          </table:table-cell>
          <table:table-cell office:value-type="float" office:value="1.98814" calcext:value-type="float">
            <text:p>1.98814</text:p>
          </table:table-cell>
          <table:table-cell table:formula="of:=[.A349]/0.000103789694619" office:value-type="float" office:value="610.207980980089" calcext:value-type="float">
            <text:p>610.207980980089</text:p>
          </table:table-cell>
          <table:table-cell table:formula="of:=[.B349]/0.096348679285188" office:value-type="float" office:value="20.6348443460775" calcext:value-type="float">
            <text:p>20.6348443460775</text:p>
          </table:table-cell>
          <table:table-cell table:number-columns-repeated="2"/>
        </table:table-row>
        <table:table-row table:style-name="ro1">
          <table:table-cell office:value-type="float" office:value="0.0644444" calcext:value-type="float">
            <text:p>0.0644444</text:p>
          </table:table-cell>
          <table:table-cell office:value-type="float" office:value="1.99014" calcext:value-type="float">
            <text:p>1.99014</text:p>
          </table:table-cell>
          <table:table-cell table:formula="of:=[.A350]/0.000103789694619" office:value-type="float" office:value="620.913282735516" calcext:value-type="float">
            <text:p>620.913282735516</text:p>
          </table:table-cell>
          <table:table-cell table:formula="of:=[.B350]/0.096348679285188" office:value-type="float" office:value="20.6556022850014" calcext:value-type="float">
            <text:p>20.6556022850014</text:p>
          </table:table-cell>
          <table:table-cell table:number-columns-repeated="2"/>
        </table:table-row>
        <table:table-row table:style-name="ro1">
          <table:table-cell office:value-type="float" office:value="0.0644444" calcext:value-type="float">
            <text:p>0.0644444</text:p>
          </table:table-cell>
          <table:table-cell office:value-type="float" office:value="1.99014" calcext:value-type="float">
            <text:p>1.99014</text:p>
          </table:table-cell>
          <table:table-cell table:formula="of:=[.A351]/0.000103789694619" office:value-type="float" office:value="620.913282735516" calcext:value-type="float">
            <text:p>620.913282735516</text:p>
          </table:table-cell>
          <table:table-cell table:formula="of:=[.B351]/0.096348679285188" office:value-type="float" office:value="20.6556022850014" calcext:value-type="float">
            <text:p>20.6556022850014</text:p>
          </table:table-cell>
          <table:table-cell table:number-columns-repeated="2"/>
        </table:table-row>
        <table:table-row table:style-name="ro1">
          <table:table-cell office:value-type="float" office:value="0.0644444" calcext:value-type="float">
            <text:p>0.0644444</text:p>
          </table:table-cell>
          <table:table-cell office:value-type="float" office:value="1.99014" calcext:value-type="float">
            <text:p>1.99014</text:p>
          </table:table-cell>
          <table:table-cell table:formula="of:=[.A352]/0.000103789694619" office:value-type="float" office:value="620.913282735516" calcext:value-type="float">
            <text:p>620.913282735516</text:p>
          </table:table-cell>
          <table:table-cell table:formula="of:=[.B352]/0.096348679285188" office:value-type="float" office:value="20.6556022850014" calcext:value-type="float">
            <text:p>20.6556022850014</text:p>
          </table:table-cell>
          <table:table-cell table:number-columns-repeated="2"/>
        </table:table-row>
        <table:table-row table:style-name="ro1">
          <table:table-cell office:value-type="float" office:value="0.0644444" calcext:value-type="float">
            <text:p>0.0644444</text:p>
          </table:table-cell>
          <table:table-cell office:value-type="float" office:value="1.99014" calcext:value-type="float">
            <text:p>1.99014</text:p>
          </table:table-cell>
          <table:table-cell table:formula="of:=[.A353]/0.000103789694619" office:value-type="float" office:value="620.913282735516" calcext:value-type="float">
            <text:p>620.913282735516</text:p>
          </table:table-cell>
          <table:table-cell table:formula="of:=[.B353]/0.096348679285188" office:value-type="float" office:value="20.6556022850014" calcext:value-type="float">
            <text:p>20.6556022850014</text:p>
          </table:table-cell>
          <table:table-cell table:number-columns-repeated="2"/>
        </table:table-row>
        <table:table-row table:style-name="ro1">
          <table:table-cell office:value-type="float" office:value="0.0644444" calcext:value-type="float">
            <text:p>0.0644444</text:p>
          </table:table-cell>
          <table:table-cell office:value-type="float" office:value="1.99014" calcext:value-type="float">
            <text:p>1.99014</text:p>
          </table:table-cell>
          <table:table-cell table:formula="of:=[.A354]/0.000103789694619" office:value-type="float" office:value="620.913282735516" calcext:value-type="float">
            <text:p>620.913282735516</text:p>
          </table:table-cell>
          <table:table-cell table:formula="of:=[.B354]/0.096348679285188" office:value-type="float" office:value="20.6556022850014" calcext:value-type="float">
            <text:p>20.6556022850014</text:p>
          </table:table-cell>
          <table:table-cell table:number-columns-repeated="2"/>
        </table:table-row>
        <table:table-row table:style-name="ro1">
          <table:table-cell office:value-type="float" office:value="0.0644444" calcext:value-type="float">
            <text:p>0.0644444</text:p>
          </table:table-cell>
          <table:table-cell office:value-type="float" office:value="1.99014" calcext:value-type="float">
            <text:p>1.99014</text:p>
          </table:table-cell>
          <table:table-cell table:formula="of:=[.A355]/0.000103789694619" office:value-type="float" office:value="620.913282735516" calcext:value-type="float">
            <text:p>620.913282735516</text:p>
          </table:table-cell>
          <table:table-cell table:formula="of:=[.B355]/0.096348679285188" office:value-type="float" office:value="20.6556022850014" calcext:value-type="float">
            <text:p>20.6556022850014</text:p>
          </table:table-cell>
          <table:table-cell table:number-columns-repeated="2"/>
        </table:table-row>
        <table:table-row table:style-name="ro1">
          <table:table-cell office:value-type="float" office:value="0.0655556" calcext:value-type="float">
            <text:p>0.0655556</text:p>
          </table:table-cell>
          <table:table-cell office:value-type="float" office:value="1.99204" calcext:value-type="float">
            <text:p>1.99204</text:p>
          </table:table-cell>
          <table:table-cell table:formula="of:=[.A356]/0.000103789694619" office:value-type="float" office:value="631.619547977735" calcext:value-type="float">
            <text:p>631.619547977735</text:p>
          </table:table-cell>
          <table:table-cell table:formula="of:=[.B356]/0.096348679285188" office:value-type="float" office:value="20.6753223269791" calcext:value-type="float">
            <text:p>20.6753223269791</text:p>
          </table:table-cell>
          <table:table-cell table:number-columns-repeated="2"/>
        </table:table-row>
        <table:table-row table:style-name="ro1">
          <table:table-cell office:value-type="float" office:value="0.0655556" calcext:value-type="float">
            <text:p>0.0655556</text:p>
          </table:table-cell>
          <table:table-cell office:value-type="float" office:value="1.99204" calcext:value-type="float">
            <text:p>1.99204</text:p>
          </table:table-cell>
          <table:table-cell table:formula="of:=[.A357]/0.000103789694619" office:value-type="float" office:value="631.619547977735" calcext:value-type="float">
            <text:p>631.619547977735</text:p>
          </table:table-cell>
          <table:table-cell table:formula="of:=[.B357]/0.096348679285188" office:value-type="float" office:value="20.6753223269791" calcext:value-type="float">
            <text:p>20.6753223269791</text:p>
          </table:table-cell>
          <table:table-cell table:number-columns-repeated="2"/>
        </table:table-row>
        <table:table-row table:style-name="ro1">
          <table:table-cell office:value-type="float" office:value="0.0655556" calcext:value-type="float">
            <text:p>0.0655556</text:p>
          </table:table-cell>
          <table:table-cell office:value-type="float" office:value="1.99204" calcext:value-type="float">
            <text:p>1.99204</text:p>
          </table:table-cell>
          <table:table-cell table:formula="of:=[.A358]/0.000103789694619" office:value-type="float" office:value="631.619547977735" calcext:value-type="float">
            <text:p>631.619547977735</text:p>
          </table:table-cell>
          <table:table-cell table:formula="of:=[.B358]/0.096348679285188" office:value-type="float" office:value="20.6753223269791" calcext:value-type="float">
            <text:p>20.6753223269791</text:p>
          </table:table-cell>
          <table:table-cell table:number-columns-repeated="2"/>
        </table:table-row>
        <table:table-row table:style-name="ro1">
          <table:table-cell office:value-type="float" office:value="0.0655556" calcext:value-type="float">
            <text:p>0.0655556</text:p>
          </table:table-cell>
          <table:table-cell office:value-type="float" office:value="1.99204" calcext:value-type="float">
            <text:p>1.99204</text:p>
          </table:table-cell>
          <table:table-cell table:formula="of:=[.A359]/0.000103789694619" office:value-type="float" office:value="631.619547977735" calcext:value-type="float">
            <text:p>631.619547977735</text:p>
          </table:table-cell>
          <table:table-cell table:formula="of:=[.B359]/0.096348679285188" office:value-type="float" office:value="20.6753223269791" calcext:value-type="float">
            <text:p>20.6753223269791</text:p>
          </table:table-cell>
          <table:table-cell table:number-columns-repeated="2"/>
        </table:table-row>
        <table:table-row table:style-name="ro1">
          <table:table-cell office:value-type="float" office:value="0.0655556" calcext:value-type="float">
            <text:p>0.0655556</text:p>
          </table:table-cell>
          <table:table-cell office:value-type="float" office:value="1.99204" calcext:value-type="float">
            <text:p>1.99204</text:p>
          </table:table-cell>
          <table:table-cell table:formula="of:=[.A360]/0.000103789694619" office:value-type="float" office:value="631.619547977735" calcext:value-type="float">
            <text:p>631.619547977735</text:p>
          </table:table-cell>
          <table:table-cell table:formula="of:=[.B360]/0.096348679285188" office:value-type="float" office:value="20.6753223269791" calcext:value-type="float">
            <text:p>20.6753223269791</text:p>
          </table:table-cell>
          <table:table-cell table:number-columns-repeated="2"/>
        </table:table-row>
        <table:table-row table:style-name="ro1">
          <table:table-cell office:value-type="float" office:value="0.0655556" calcext:value-type="float">
            <text:p>0.0655556</text:p>
          </table:table-cell>
          <table:table-cell office:value-type="float" office:value="1.99204" calcext:value-type="float">
            <text:p>1.99204</text:p>
          </table:table-cell>
          <table:table-cell table:formula="of:=[.A361]/0.000103789694619" office:value-type="float" office:value="631.619547977735" calcext:value-type="float">
            <text:p>631.619547977735</text:p>
          </table:table-cell>
          <table:table-cell table:formula="of:=[.B361]/0.096348679285188" office:value-type="float" office:value="20.6753223269791" calcext:value-type="float">
            <text:p>20.6753223269791</text:p>
          </table:table-cell>
          <table:table-cell table:number-columns-repeated="2"/>
        </table:table-row>
        <table:table-row table:style-name="ro1">
          <table:table-cell office:value-type="float" office:value="0.0666667" calcext:value-type="float">
            <text:p>0.0666667</text:p>
          </table:table-cell>
          <table:table-cell office:value-type="float" office:value="1.99384" calcext:value-type="float">
            <text:p>1.99384</text:p>
          </table:table-cell>
          <table:table-cell table:formula="of:=[.A362]/0.000103789694619" office:value-type="float" office:value="642.324849733162" calcext:value-type="float">
            <text:p>642.324849733162</text:p>
          </table:table-cell>
          <table:table-cell table:formula="of:=[.B362]/0.096348679285188" office:value-type="float" office:value="20.6940044720106" calcext:value-type="float">
            <text:p>20.6940044720106</text:p>
          </table:table-cell>
          <table:table-cell table:number-columns-repeated="2"/>
        </table:table-row>
        <table:table-row table:style-name="ro1">
          <table:table-cell office:value-type="float" office:value="0.0666667" calcext:value-type="float">
            <text:p>0.0666667</text:p>
          </table:table-cell>
          <table:table-cell office:value-type="float" office:value="1.99384" calcext:value-type="float">
            <text:p>1.99384</text:p>
          </table:table-cell>
          <table:table-cell table:formula="of:=[.A363]/0.000103789694619" office:value-type="float" office:value="642.324849733162" calcext:value-type="float">
            <text:p>642.324849733162</text:p>
          </table:table-cell>
          <table:table-cell table:formula="of:=[.B363]/0.096348679285188" office:value-type="float" office:value="20.6940044720106" calcext:value-type="float">
            <text:p>20.6940044720106</text:p>
          </table:table-cell>
          <table:table-cell table:number-columns-repeated="2"/>
        </table:table-row>
        <table:table-row table:style-name="ro1">
          <table:table-cell office:value-type="float" office:value="0.0666667" calcext:value-type="float">
            <text:p>0.0666667</text:p>
          </table:table-cell>
          <table:table-cell office:value-type="float" office:value="1.99384" calcext:value-type="float">
            <text:p>1.99384</text:p>
          </table:table-cell>
          <table:table-cell table:formula="of:=[.A364]/0.000103789694619" office:value-type="float" office:value="642.324849733162" calcext:value-type="float">
            <text:p>642.324849733162</text:p>
          </table:table-cell>
          <table:table-cell table:formula="of:=[.B364]/0.096348679285188" office:value-type="float" office:value="20.6940044720106" calcext:value-type="float">
            <text:p>20.6940044720106</text:p>
          </table:table-cell>
          <table:table-cell table:number-columns-repeated="2"/>
        </table:table-row>
        <table:table-row table:style-name="ro1">
          <table:table-cell office:value-type="float" office:value="0.0666667" calcext:value-type="float">
            <text:p>0.0666667</text:p>
          </table:table-cell>
          <table:table-cell office:value-type="float" office:value="1.99384" calcext:value-type="float">
            <text:p>1.99384</text:p>
          </table:table-cell>
          <table:table-cell table:formula="of:=[.A365]/0.000103789694619" office:value-type="float" office:value="642.324849733162" calcext:value-type="float">
            <text:p>642.324849733162</text:p>
          </table:table-cell>
          <table:table-cell table:formula="of:=[.B365]/0.096348679285188" office:value-type="float" office:value="20.6940044720106" calcext:value-type="float">
            <text:p>20.6940044720106</text:p>
          </table:table-cell>
          <table:table-cell table:number-columns-repeated="2"/>
        </table:table-row>
        <table:table-row table:style-name="ro1">
          <table:table-cell office:value-type="float" office:value="0.0666667" calcext:value-type="float">
            <text:p>0.0666667</text:p>
          </table:table-cell>
          <table:table-cell office:value-type="float" office:value="1.99384" calcext:value-type="float">
            <text:p>1.99384</text:p>
          </table:table-cell>
          <table:table-cell table:formula="of:=[.A366]/0.000103789694619" office:value-type="float" office:value="642.324849733162" calcext:value-type="float">
            <text:p>642.324849733162</text:p>
          </table:table-cell>
          <table:table-cell table:formula="of:=[.B366]/0.096348679285188" office:value-type="float" office:value="20.6940044720106" calcext:value-type="float">
            <text:p>20.6940044720106</text:p>
          </table:table-cell>
          <table:table-cell table:number-columns-repeated="2"/>
        </table:table-row>
        <table:table-row table:style-name="ro1">
          <table:table-cell office:value-type="float" office:value="0.0666667" calcext:value-type="float">
            <text:p>0.0666667</text:p>
          </table:table-cell>
          <table:table-cell office:value-type="float" office:value="1.99384" calcext:value-type="float">
            <text:p>1.99384</text:p>
          </table:table-cell>
          <table:table-cell table:formula="of:=[.A367]/0.000103789694619" office:value-type="float" office:value="642.324849733162" calcext:value-type="float">
            <text:p>642.324849733162</text:p>
          </table:table-cell>
          <table:table-cell table:formula="of:=[.B367]/0.096348679285188" office:value-type="float" office:value="20.6940044720106" calcext:value-type="float">
            <text:p>20.6940044720106</text:p>
          </table:table-cell>
          <table:table-cell table:number-columns-repeated="2"/>
        </table:table-row>
        <table:table-row table:style-name="ro1">
          <table:table-cell office:value-type="float" office:value="0.0677778" calcext:value-type="float">
            <text:p>0.0677778</text:p>
          </table:table-cell>
          <table:table-cell office:value-type="float" office:value="1.99555" calcext:value-type="float">
            <text:p>1.99555</text:p>
          </table:table-cell>
          <table:table-cell table:formula="of:=[.A368]/0.000103789694619" office:value-type="float" office:value="653.030151488589" calcext:value-type="float">
            <text:p>653.030151488589</text:p>
          </table:table-cell>
          <table:table-cell table:formula="of:=[.B368]/0.096348679285188" office:value-type="float" office:value="20.7117525097906" calcext:value-type="float">
            <text:p>20.7117525097906</text:p>
          </table:table-cell>
          <table:table-cell table:number-columns-repeated="2"/>
        </table:table-row>
        <table:table-row table:style-name="ro1">
          <table:table-cell office:value-type="float" office:value="0.0677778" calcext:value-type="float">
            <text:p>0.0677778</text:p>
          </table:table-cell>
          <table:table-cell office:value-type="float" office:value="1.99555" calcext:value-type="float">
            <text:p>1.99555</text:p>
          </table:table-cell>
          <table:table-cell table:formula="of:=[.A369]/0.000103789694619" office:value-type="float" office:value="653.030151488589" calcext:value-type="float">
            <text:p>653.030151488589</text:p>
          </table:table-cell>
          <table:table-cell table:formula="of:=[.B369]/0.096348679285188" office:value-type="float" office:value="20.7117525097906" calcext:value-type="float">
            <text:p>20.7117525097906</text:p>
          </table:table-cell>
          <table:table-cell table:number-columns-repeated="2"/>
        </table:table-row>
        <table:table-row table:style-name="ro1">
          <table:table-cell office:value-type="float" office:value="0.0677778" calcext:value-type="float">
            <text:p>0.0677778</text:p>
          </table:table-cell>
          <table:table-cell office:value-type="float" office:value="1.99555" calcext:value-type="float">
            <text:p>1.99555</text:p>
          </table:table-cell>
          <table:table-cell table:formula="of:=[.A370]/0.000103789694619" office:value-type="float" office:value="653.030151488589" calcext:value-type="float">
            <text:p>653.030151488589</text:p>
          </table:table-cell>
          <table:table-cell table:formula="of:=[.B370]/0.096348679285188" office:value-type="float" office:value="20.7117525097906" calcext:value-type="float">
            <text:p>20.7117525097906</text:p>
          </table:table-cell>
          <table:table-cell table:number-columns-repeated="2"/>
        </table:table-row>
        <table:table-row table:style-name="ro1">
          <table:table-cell office:value-type="float" office:value="0.0677778" calcext:value-type="float">
            <text:p>0.0677778</text:p>
          </table:table-cell>
          <table:table-cell office:value-type="float" office:value="1.99555" calcext:value-type="float">
            <text:p>1.99555</text:p>
          </table:table-cell>
          <table:table-cell table:formula="of:=[.A371]/0.000103789694619" office:value-type="float" office:value="653.030151488589" calcext:value-type="float">
            <text:p>653.030151488589</text:p>
          </table:table-cell>
          <table:table-cell table:formula="of:=[.B371]/0.096348679285188" office:value-type="float" office:value="20.7117525097906" calcext:value-type="float">
            <text:p>20.7117525097906</text:p>
          </table:table-cell>
          <table:table-cell table:number-columns-repeated="2"/>
        </table:table-row>
        <table:table-row table:style-name="ro1">
          <table:table-cell office:value-type="float" office:value="0.0677778" calcext:value-type="float">
            <text:p>0.0677778</text:p>
          </table:table-cell>
          <table:table-cell office:value-type="float" office:value="1.99555" calcext:value-type="float">
            <text:p>1.99555</text:p>
          </table:table-cell>
          <table:table-cell table:formula="of:=[.A372]/0.000103789694619" office:value-type="float" office:value="653.030151488589" calcext:value-type="float">
            <text:p>653.030151488589</text:p>
          </table:table-cell>
          <table:table-cell table:formula="of:=[.B372]/0.096348679285188" office:value-type="float" office:value="20.7117525097906" calcext:value-type="float">
            <text:p>20.7117525097906</text:p>
          </table:table-cell>
          <table:table-cell table:number-columns-repeated="2"/>
        </table:table-row>
        <table:table-row table:style-name="ro1">
          <table:table-cell office:value-type="float" office:value="0.0677778" calcext:value-type="float">
            <text:p>0.0677778</text:p>
          </table:table-cell>
          <table:table-cell office:value-type="float" office:value="1.99555" calcext:value-type="float">
            <text:p>1.99555</text:p>
          </table:table-cell>
          <table:table-cell table:formula="of:=[.A373]/0.000103789694619" office:value-type="float" office:value="653.030151488589" calcext:value-type="float">
            <text:p>653.030151488589</text:p>
          </table:table-cell>
          <table:table-cell table:formula="of:=[.B373]/0.096348679285188" office:value-type="float" office:value="20.7117525097906" calcext:value-type="float">
            <text:p>20.7117525097906</text:p>
          </table:table-cell>
          <table:table-cell table:number-columns-repeated="2"/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1.99716" calcext:value-type="float">
            <text:p>1.99716</text:p>
          </table:table-cell>
          <table:table-cell table:formula="of:=[.A374]/0.000103789694619" office:value-type="float" office:value="663.735453244016" calcext:value-type="float">
            <text:p>663.735453244016</text:p>
          </table:table-cell>
          <table:table-cell table:formula="of:=[.B374]/0.096348679285188" office:value-type="float" office:value="20.7284626506243" calcext:value-type="float">
            <text:p>20.7284626506243</text:p>
          </table:table-cell>
          <table:table-cell table:number-columns-repeated="2"/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1.99716" calcext:value-type="float">
            <text:p>1.99716</text:p>
          </table:table-cell>
          <table:table-cell table:formula="of:=[.A375]/0.000103789694619" office:value-type="float" office:value="663.735453244016" calcext:value-type="float">
            <text:p>663.735453244016</text:p>
          </table:table-cell>
          <table:table-cell table:formula="of:=[.B375]/0.096348679285188" office:value-type="float" office:value="20.7284626506243" calcext:value-type="float">
            <text:p>20.7284626506243</text:p>
          </table:table-cell>
          <table:table-cell table:number-columns-repeated="2"/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1.99716" calcext:value-type="float">
            <text:p>1.99716</text:p>
          </table:table-cell>
          <table:table-cell table:formula="of:=[.A376]/0.000103789694619" office:value-type="float" office:value="663.735453244016" calcext:value-type="float">
            <text:p>663.735453244016</text:p>
          </table:table-cell>
          <table:table-cell table:formula="of:=[.B376]/0.096348679285188" office:value-type="float" office:value="20.7284626506243" calcext:value-type="float">
            <text:p>20.7284626506243</text:p>
          </table:table-cell>
          <table:table-cell table:number-columns-repeated="2"/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1.99716" calcext:value-type="float">
            <text:p>1.99716</text:p>
          </table:table-cell>
          <table:table-cell table:formula="of:=[.A377]/0.000103789694619" office:value-type="float" office:value="663.735453244016" calcext:value-type="float">
            <text:p>663.735453244016</text:p>
          </table:table-cell>
          <table:table-cell table:formula="of:=[.B377]/0.096348679285188" office:value-type="float" office:value="20.7284626506243" calcext:value-type="float">
            <text:p>20.7284626506243</text:p>
          </table:table-cell>
          <table:table-cell table:number-columns-repeated="2"/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1.99716" calcext:value-type="float">
            <text:p>1.99716</text:p>
          </table:table-cell>
          <table:table-cell table:formula="of:=[.A378]/0.000103789694619" office:value-type="float" office:value="663.735453244016" calcext:value-type="float">
            <text:p>663.735453244016</text:p>
          </table:table-cell>
          <table:table-cell table:formula="of:=[.B378]/0.096348679285188" office:value-type="float" office:value="20.7284626506243" calcext:value-type="float">
            <text:p>20.7284626506243</text:p>
          </table:table-cell>
          <table:table-cell table:number-columns-repeated="2"/>
        </table:table-row>
        <table:table-row table:style-name="ro1">
          <table:table-cell office:value-type="float" office:value="0.0688889" calcext:value-type="float">
            <text:p>0.0688889</text:p>
          </table:table-cell>
          <table:table-cell office:value-type="float" office:value="1.99716" calcext:value-type="float">
            <text:p>1.99716</text:p>
          </table:table-cell>
          <table:table-cell table:formula="of:=[.A379]/0.000103789694619" office:value-type="float" office:value="663.735453244016" calcext:value-type="float">
            <text:p>663.735453244016</text:p>
          </table:table-cell>
          <table:table-cell table:formula="of:=[.B379]/0.096348679285188" office:value-type="float" office:value="20.7284626506243" calcext:value-type="float">
            <text:p>20.7284626506243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99869" calcext:value-type="float">
            <text:p>1.99869</text:p>
          </table:table-cell>
          <table:table-cell table:formula="of:=[.A380]/0.000103789694619" office:value-type="float" office:value="674.440754999443" calcext:value-type="float">
            <text:p>674.440754999443</text:p>
          </table:table-cell>
          <table:table-cell table:formula="of:=[.B380]/0.096348679285188" office:value-type="float" office:value="20.7443424739011" calcext:value-type="float">
            <text:p>20.7443424739011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99869" calcext:value-type="float">
            <text:p>1.99869</text:p>
          </table:table-cell>
          <table:table-cell table:formula="of:=[.A381]/0.000103789694619" office:value-type="float" office:value="674.440754999443" calcext:value-type="float">
            <text:p>674.440754999443</text:p>
          </table:table-cell>
          <table:table-cell table:formula="of:=[.B381]/0.096348679285188" office:value-type="float" office:value="20.7443424739011" calcext:value-type="float">
            <text:p>20.7443424739011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99869" calcext:value-type="float">
            <text:p>1.99869</text:p>
          </table:table-cell>
          <table:table-cell table:formula="of:=[.A382]/0.000103789694619" office:value-type="float" office:value="674.440754999443" calcext:value-type="float">
            <text:p>674.440754999443</text:p>
          </table:table-cell>
          <table:table-cell table:formula="of:=[.B382]/0.096348679285188" office:value-type="float" office:value="20.7443424739011" calcext:value-type="float">
            <text:p>20.7443424739011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99869" calcext:value-type="float">
            <text:p>1.99869</text:p>
          </table:table-cell>
          <table:table-cell table:formula="of:=[.A383]/0.000103789694619" office:value-type="float" office:value="674.440754999443" calcext:value-type="float">
            <text:p>674.440754999443</text:p>
          </table:table-cell>
          <table:table-cell table:formula="of:=[.B383]/0.096348679285188" office:value-type="float" office:value="20.7443424739011" calcext:value-type="float">
            <text:p>20.7443424739011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99869" calcext:value-type="float">
            <text:p>1.99869</text:p>
          </table:table-cell>
          <table:table-cell table:formula="of:=[.A384]/0.000103789694619" office:value-type="float" office:value="674.440754999443" calcext:value-type="float">
            <text:p>674.440754999443</text:p>
          </table:table-cell>
          <table:table-cell table:formula="of:=[.B384]/0.096348679285188" office:value-type="float" office:value="20.7443424739011" calcext:value-type="float">
            <text:p>20.7443424739011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.99869" calcext:value-type="float">
            <text:p>1.99869</text:p>
          </table:table-cell>
          <table:table-cell table:formula="of:=[.A385]/0.000103789694619" office:value-type="float" office:value="674.440754999443" calcext:value-type="float">
            <text:p>674.440754999443</text:p>
          </table:table-cell>
          <table:table-cell table:formula="of:=[.B385]/0.096348679285188" office:value-type="float" office:value="20.7443424739011" calcext:value-type="float">
            <text:p>20.7443424739011</text:p>
          </table:table-cell>
          <table:table-cell table:number-columns-repeated="2"/>
        </table:table-row>
        <table:table-row table:style-name="ro1">
          <table:table-cell office:value-type="float" office:value="0.0711111" calcext:value-type="float">
            <text:p>0.0711111</text:p>
          </table:table-cell>
          <table:table-cell office:value-type="float" office:value="2.00011" calcext:value-type="float">
            <text:p>2.00011</text:p>
          </table:table-cell>
          <table:table-cell table:formula="of:=[.A386]/0.000103789694619" office:value-type="float" office:value="685.14605675487" calcext:value-type="float">
            <text:p>685.14605675487</text:p>
          </table:table-cell>
          <table:table-cell table:formula="of:=[.B386]/0.096348679285188" office:value-type="float" office:value="20.7590806105371" calcext:value-type="float">
            <text:p>20.7590806105371</text:p>
          </table:table-cell>
          <table:table-cell table:number-columns-repeated="2"/>
        </table:table-row>
        <table:table-row table:style-name="ro1">
          <table:table-cell office:value-type="float" office:value="0.0711111" calcext:value-type="float">
            <text:p>0.0711111</text:p>
          </table:table-cell>
          <table:table-cell office:value-type="float" office:value="2.00012" calcext:value-type="float">
            <text:p>2.00012</text:p>
          </table:table-cell>
          <table:table-cell table:formula="of:=[.A387]/0.000103789694619" office:value-type="float" office:value="685.14605675487" calcext:value-type="float">
            <text:p>685.14605675487</text:p>
          </table:table-cell>
          <table:table-cell table:formula="of:=[.B387]/0.096348679285188" office:value-type="float" office:value="20.7591844002317" calcext:value-type="float">
            <text:p>20.7591844002317</text:p>
          </table:table-cell>
          <table:table-cell table:number-columns-repeated="2"/>
        </table:table-row>
        <table:table-row table:style-name="ro1">
          <table:table-cell office:value-type="float" office:value="0.0711111" calcext:value-type="float">
            <text:p>0.0711111</text:p>
          </table:table-cell>
          <table:table-cell office:value-type="float" office:value="2.00012" calcext:value-type="float">
            <text:p>2.00012</text:p>
          </table:table-cell>
          <table:table-cell table:formula="of:=[.A388]/0.000103789694619" office:value-type="float" office:value="685.14605675487" calcext:value-type="float">
            <text:p>685.14605675487</text:p>
          </table:table-cell>
          <table:table-cell table:formula="of:=[.B388]/0.096348679285188" office:value-type="float" office:value="20.7591844002317" calcext:value-type="float">
            <text:p>20.7591844002317</text:p>
          </table:table-cell>
          <table:table-cell table:number-columns-repeated="2"/>
        </table:table-row>
        <table:table-row table:style-name="ro1">
          <table:table-cell office:value-type="float" office:value="0.0711111" calcext:value-type="float">
            <text:p>0.0711111</text:p>
          </table:table-cell>
          <table:table-cell office:value-type="float" office:value="2.00011" calcext:value-type="float">
            <text:p>2.00011</text:p>
          </table:table-cell>
          <table:table-cell table:formula="of:=[.A389]/0.000103789694619" office:value-type="float" office:value="685.14605675487" calcext:value-type="float">
            <text:p>685.14605675487</text:p>
          </table:table-cell>
          <table:table-cell table:formula="of:=[.B389]/0.096348679285188" office:value-type="float" office:value="20.7590806105371" calcext:value-type="float">
            <text:p>20.7590806105371</text:p>
          </table:table-cell>
          <table:table-cell table:number-columns-repeated="2"/>
        </table:table-row>
        <table:table-row table:style-name="ro1">
          <table:table-cell office:value-type="float" office:value="0.0711111" calcext:value-type="float">
            <text:p>0.0711111</text:p>
          </table:table-cell>
          <table:table-cell office:value-type="float" office:value="2.00012" calcext:value-type="float">
            <text:p>2.00012</text:p>
          </table:table-cell>
          <table:table-cell table:formula="of:=[.A390]/0.000103789694619" office:value-type="float" office:value="685.14605675487" calcext:value-type="float">
            <text:p>685.14605675487</text:p>
          </table:table-cell>
          <table:table-cell table:formula="of:=[.B390]/0.096348679285188" office:value-type="float" office:value="20.7591844002317" calcext:value-type="float">
            <text:p>20.7591844002317</text:p>
          </table:table-cell>
          <table:table-cell table:number-columns-repeated="2"/>
        </table:table-row>
        <table:table-row table:style-name="ro1">
          <table:table-cell office:value-type="float" office:value="0.0711111" calcext:value-type="float">
            <text:p>0.0711111</text:p>
          </table:table-cell>
          <table:table-cell office:value-type="float" office:value="2.00012" calcext:value-type="float">
            <text:p>2.00012</text:p>
          </table:table-cell>
          <table:table-cell table:formula="of:=[.A391]/0.000103789694619" office:value-type="float" office:value="685.14605675487" calcext:value-type="float">
            <text:p>685.14605675487</text:p>
          </table:table-cell>
          <table:table-cell table:formula="of:=[.B391]/0.096348679285188" office:value-type="float" office:value="20.7591844002317" calcext:value-type="float">
            <text:p>20.7591844002317</text:p>
          </table:table-cell>
          <table:table-cell table:number-columns-repeated="2"/>
        </table:table-row>
        <table:table-row table:style-name="ro1">
          <table:table-cell office:value-type="float" office:value="0.0722222" calcext:value-type="float">
            <text:p>0.0722222</text:p>
          </table:table-cell>
          <table:table-cell office:value-type="float" office:value="2.00146" calcext:value-type="float">
            <text:p>2.00146</text:p>
          </table:table-cell>
          <table:table-cell table:formula="of:=[.A392]/0.000103789694619" office:value-type="float" office:value="695.851358510297" calcext:value-type="float">
            <text:p>695.851358510297</text:p>
          </table:table-cell>
          <table:table-cell table:formula="of:=[.B392]/0.096348679285188" office:value-type="float" office:value="20.7730922193107" calcext:value-type="float">
            <text:p>20.7730922193107</text:p>
          </table:table-cell>
          <table:table-cell table:number-columns-repeated="2"/>
        </table:table-row>
        <table:table-row table:style-name="ro1">
          <table:table-cell office:value-type="float" office:value="0.0722222" calcext:value-type="float">
            <text:p>0.0722222</text:p>
          </table:table-cell>
          <table:table-cell office:value-type="float" office:value="2.00147" calcext:value-type="float">
            <text:p>2.00147</text:p>
          </table:table-cell>
          <table:table-cell table:formula="of:=[.A393]/0.000103789694619" office:value-type="float" office:value="695.851358510297" calcext:value-type="float">
            <text:p>695.851358510297</text:p>
          </table:table-cell>
          <table:table-cell table:formula="of:=[.B393]/0.096348679285188" office:value-type="float" office:value="20.7731960090053" calcext:value-type="float">
            <text:p>20.7731960090053</text:p>
          </table:table-cell>
          <table:table-cell table:number-columns-repeated="2"/>
        </table:table-row>
        <table:table-row table:style-name="ro1">
          <table:table-cell office:value-type="float" office:value="0.0722222" calcext:value-type="float">
            <text:p>0.0722222</text:p>
          </table:table-cell>
          <table:table-cell office:value-type="float" office:value="2.00147" calcext:value-type="float">
            <text:p>2.00147</text:p>
          </table:table-cell>
          <table:table-cell table:formula="of:=[.A394]/0.000103789694619" office:value-type="float" office:value="695.851358510297" calcext:value-type="float">
            <text:p>695.851358510297</text:p>
          </table:table-cell>
          <table:table-cell table:formula="of:=[.B394]/0.096348679285188" office:value-type="float" office:value="20.7731960090053" calcext:value-type="float">
            <text:p>20.7731960090053</text:p>
          </table:table-cell>
          <table:table-cell table:number-columns-repeated="2"/>
        </table:table-row>
        <table:table-row table:style-name="ro1">
          <table:table-cell office:value-type="float" office:value="0.0722222" calcext:value-type="float">
            <text:p>0.0722222</text:p>
          </table:table-cell>
          <table:table-cell office:value-type="float" office:value="2.00146" calcext:value-type="float">
            <text:p>2.00146</text:p>
          </table:table-cell>
          <table:table-cell table:formula="of:=[.A395]/0.000103789694619" office:value-type="float" office:value="695.851358510297" calcext:value-type="float">
            <text:p>695.851358510297</text:p>
          </table:table-cell>
          <table:table-cell table:formula="of:=[.B395]/0.096348679285188" office:value-type="float" office:value="20.7730922193107" calcext:value-type="float">
            <text:p>20.7730922193107</text:p>
          </table:table-cell>
          <table:table-cell table:number-columns-repeated="2"/>
        </table:table-row>
        <table:table-row table:style-name="ro1">
          <table:table-cell office:value-type="float" office:value="0.0722222" calcext:value-type="float">
            <text:p>0.0722222</text:p>
          </table:table-cell>
          <table:table-cell office:value-type="float" office:value="2.00147" calcext:value-type="float">
            <text:p>2.00147</text:p>
          </table:table-cell>
          <table:table-cell table:formula="of:=[.A396]/0.000103789694619" office:value-type="float" office:value="695.851358510297" calcext:value-type="float">
            <text:p>695.851358510297</text:p>
          </table:table-cell>
          <table:table-cell table:formula="of:=[.B396]/0.096348679285188" office:value-type="float" office:value="20.7731960090053" calcext:value-type="float">
            <text:p>20.7731960090053</text:p>
          </table:table-cell>
          <table:table-cell table:number-columns-repeated="2"/>
        </table:table-row>
        <table:table-row table:style-name="ro1">
          <table:table-cell office:value-type="float" office:value="0.0722222" calcext:value-type="float">
            <text:p>0.0722222</text:p>
          </table:table-cell>
          <table:table-cell office:value-type="float" office:value="2.00147" calcext:value-type="float">
            <text:p>2.00147</text:p>
          </table:table-cell>
          <table:table-cell table:formula="of:=[.A397]/0.000103789694619" office:value-type="float" office:value="695.851358510297" calcext:value-type="float">
            <text:p>695.851358510297</text:p>
          </table:table-cell>
          <table:table-cell table:formula="of:=[.B397]/0.096348679285188" office:value-type="float" office:value="20.7731960090053" calcext:value-type="float">
            <text:p>20.7731960090053</text:p>
          </table:table-cell>
          <table:table-cell table:number-columns-repeated="2"/>
        </table:table-row>
        <table:table-row table:style-name="ro1">
          <table:table-cell office:value-type="float" office:value="0.0733333" calcext:value-type="float">
            <text:p>0.0733333</text:p>
          </table:table-cell>
          <table:table-cell office:value-type="float" office:value="2.00274" calcext:value-type="float">
            <text:p>2.00274</text:p>
          </table:table-cell>
          <table:table-cell table:formula="of:=[.A398]/0.000103789694619" office:value-type="float" office:value="706.556660265724" calcext:value-type="float">
            <text:p>706.556660265724</text:p>
          </table:table-cell>
          <table:table-cell table:formula="of:=[.B398]/0.096348679285188" office:value-type="float" office:value="20.786377300222" calcext:value-type="float">
            <text:p>20.786377300222</text:p>
          </table:table-cell>
          <table:table-cell table:number-columns-repeated="2"/>
        </table:table-row>
        <table:table-row table:style-name="ro1">
          <table:table-cell office:value-type="float" office:value="0.0733333" calcext:value-type="float">
            <text:p>0.0733333</text:p>
          </table:table-cell>
          <table:table-cell office:value-type="float" office:value="2.00274" calcext:value-type="float">
            <text:p>2.00274</text:p>
          </table:table-cell>
          <table:table-cell table:formula="of:=[.A399]/0.000103789694619" office:value-type="float" office:value="706.556660265724" calcext:value-type="float">
            <text:p>706.556660265724</text:p>
          </table:table-cell>
          <table:table-cell table:formula="of:=[.B399]/0.096348679285188" office:value-type="float" office:value="20.786377300222" calcext:value-type="float">
            <text:p>20.786377300222</text:p>
          </table:table-cell>
          <table:table-cell table:number-columns-repeated="2"/>
        </table:table-row>
        <table:table-row table:style-name="ro1">
          <table:table-cell office:value-type="float" office:value="0.0733333" calcext:value-type="float">
            <text:p>0.0733333</text:p>
          </table:table-cell>
          <table:table-cell office:value-type="float" office:value="2.00275" calcext:value-type="float">
            <text:p>2.00275</text:p>
          </table:table-cell>
          <table:table-cell table:formula="of:=[.A400]/0.000103789694619" office:value-type="float" office:value="706.556660265724" calcext:value-type="float">
            <text:p>706.556660265724</text:p>
          </table:table-cell>
          <table:table-cell table:formula="of:=[.B400]/0.096348679285188" office:value-type="float" office:value="20.7864810899166" calcext:value-type="float">
            <text:p>20.7864810899166</text:p>
          </table:table-cell>
          <table:table-cell table:number-columns-repeated="2"/>
        </table:table-row>
        <table:table-row table:style-name="ro1">
          <table:table-cell office:value-type="float" office:value="0.0733333" calcext:value-type="float">
            <text:p>0.0733333</text:p>
          </table:table-cell>
          <table:table-cell office:value-type="float" office:value="2.00274" calcext:value-type="float">
            <text:p>2.00274</text:p>
          </table:table-cell>
          <table:table-cell table:formula="of:=[.A401]/0.000103789694619" office:value-type="float" office:value="706.556660265724" calcext:value-type="float">
            <text:p>706.556660265724</text:p>
          </table:table-cell>
          <table:table-cell table:formula="of:=[.B401]/0.096348679285188" office:value-type="float" office:value="20.786377300222" calcext:value-type="float">
            <text:p>20.786377300222</text:p>
          </table:table-cell>
          <table:table-cell table:number-columns-repeated="2"/>
        </table:table-row>
        <table:table-row table:style-name="ro1">
          <table:table-cell office:value-type="float" office:value="0.0733333" calcext:value-type="float">
            <text:p>0.0733333</text:p>
          </table:table-cell>
          <table:table-cell office:value-type="float" office:value="2.00274" calcext:value-type="float">
            <text:p>2.00274</text:p>
          </table:table-cell>
          <table:table-cell table:formula="of:=[.A402]/0.000103789694619" office:value-type="float" office:value="706.556660265724" calcext:value-type="float">
            <text:p>706.556660265724</text:p>
          </table:table-cell>
          <table:table-cell table:formula="of:=[.B402]/0.096348679285188" office:value-type="float" office:value="20.786377300222" calcext:value-type="float">
            <text:p>20.786377300222</text:p>
          </table:table-cell>
          <table:table-cell table:number-columns-repeated="2"/>
        </table:table-row>
        <table:table-row table:style-name="ro1">
          <table:table-cell office:value-type="float" office:value="0.0733333" calcext:value-type="float">
            <text:p>0.0733333</text:p>
          </table:table-cell>
          <table:table-cell office:value-type="float" office:value="2.00275" calcext:value-type="float">
            <text:p>2.00275</text:p>
          </table:table-cell>
          <table:table-cell table:formula="of:=[.A403]/0.000103789694619" office:value-type="float" office:value="706.556660265724" calcext:value-type="float">
            <text:p>706.556660265724</text:p>
          </table:table-cell>
          <table:table-cell table:formula="of:=[.B403]/0.096348679285188" office:value-type="float" office:value="20.7864810899166" calcext:value-type="float">
            <text:p>20.7864810899166</text:p>
          </table:table-cell>
          <table:table-cell table:number-columns-repeated="2"/>
        </table:table-row>
        <table:table-row table:style-name="ro1">
          <table:table-cell office:value-type="float" office:value="0.0744444" calcext:value-type="float">
            <text:p>0.0744444</text:p>
          </table:table-cell>
          <table:table-cell office:value-type="float" office:value="2.00393" calcext:value-type="float">
            <text:p>2.00393</text:p>
          </table:table-cell>
          <table:table-cell table:formula="of:=[.A404]/0.000103789694619" office:value-type="float" office:value="717.261962021151" calcext:value-type="float">
            <text:p>717.261962021151</text:p>
          </table:table-cell>
          <table:table-cell table:formula="of:=[.B404]/0.096348679285188" office:value-type="float" office:value="20.7987282738817" calcext:value-type="float">
            <text:p>20.7987282738817</text:p>
          </table:table-cell>
          <table:table-cell table:number-columns-repeated="2"/>
        </table:table-row>
        <table:table-row table:style-name="ro1">
          <table:table-cell office:value-type="float" office:value="0.0744444" calcext:value-type="float">
            <text:p>0.0744444</text:p>
          </table:table-cell>
          <table:table-cell office:value-type="float" office:value="2.00393" calcext:value-type="float">
            <text:p>2.00393</text:p>
          </table:table-cell>
          <table:table-cell table:formula="of:=[.A405]/0.000103789694619" office:value-type="float" office:value="717.261962021151" calcext:value-type="float">
            <text:p>717.261962021151</text:p>
          </table:table-cell>
          <table:table-cell table:formula="of:=[.B405]/0.096348679285188" office:value-type="float" office:value="20.7987282738817" calcext:value-type="float">
            <text:p>20.7987282738817</text:p>
          </table:table-cell>
          <table:table-cell table:number-columns-repeated="2"/>
        </table:table-row>
        <table:table-row table:style-name="ro1">
          <table:table-cell office:value-type="float" office:value="0.0744444" calcext:value-type="float">
            <text:p>0.0744444</text:p>
          </table:table-cell>
          <table:table-cell office:value-type="float" office:value="2.00393" calcext:value-type="float">
            <text:p>2.00393</text:p>
          </table:table-cell>
          <table:table-cell table:formula="of:=[.A406]/0.000103789694619" office:value-type="float" office:value="717.261962021151" calcext:value-type="float">
            <text:p>717.261962021151</text:p>
          </table:table-cell>
          <table:table-cell table:formula="of:=[.B406]/0.096348679285188" office:value-type="float" office:value="20.7987282738817" calcext:value-type="float">
            <text:p>20.7987282738817</text:p>
          </table:table-cell>
          <table:table-cell table:number-columns-repeated="2"/>
        </table:table-row>
        <table:table-row table:style-name="ro1">
          <table:table-cell office:value-type="float" office:value="0.0744444" calcext:value-type="float">
            <text:p>0.0744444</text:p>
          </table:table-cell>
          <table:table-cell office:value-type="float" office:value="2.00393" calcext:value-type="float">
            <text:p>2.00393</text:p>
          </table:table-cell>
          <table:table-cell table:formula="of:=[.A407]/0.000103789694619" office:value-type="float" office:value="717.261962021151" calcext:value-type="float">
            <text:p>717.261962021151</text:p>
          </table:table-cell>
          <table:table-cell table:formula="of:=[.B407]/0.096348679285188" office:value-type="float" office:value="20.7987282738817" calcext:value-type="float">
            <text:p>20.7987282738817</text:p>
          </table:table-cell>
          <table:table-cell table:number-columns-repeated="2"/>
        </table:table-row>
        <table:table-row table:style-name="ro1">
          <table:table-cell office:value-type="float" office:value="0.0744444" calcext:value-type="float">
            <text:p>0.0744444</text:p>
          </table:table-cell>
          <table:table-cell office:value-type="float" office:value="2.00393" calcext:value-type="float">
            <text:p>2.00393</text:p>
          </table:table-cell>
          <table:table-cell table:formula="of:=[.A408]/0.000103789694619" office:value-type="float" office:value="717.261962021151" calcext:value-type="float">
            <text:p>717.261962021151</text:p>
          </table:table-cell>
          <table:table-cell table:formula="of:=[.B408]/0.096348679285188" office:value-type="float" office:value="20.7987282738817" calcext:value-type="float">
            <text:p>20.7987282738817</text:p>
          </table:table-cell>
          <table:table-cell table:number-columns-repeated="2"/>
        </table:table-row>
        <table:table-row table:style-name="ro1">
          <table:table-cell office:value-type="float" office:value="0.0744444" calcext:value-type="float">
            <text:p>0.0744444</text:p>
          </table:table-cell>
          <table:table-cell office:value-type="float" office:value="2.00393" calcext:value-type="float">
            <text:p>2.00393</text:p>
          </table:table-cell>
          <table:table-cell table:formula="of:=[.A409]/0.000103789694619" office:value-type="float" office:value="717.261962021151" calcext:value-type="float">
            <text:p>717.261962021151</text:p>
          </table:table-cell>
          <table:table-cell table:formula="of:=[.B409]/0.096348679285188" office:value-type="float" office:value="20.7987282738817" calcext:value-type="float">
            <text:p>20.7987282738817</text:p>
          </table:table-cell>
          <table:table-cell table:number-columns-repeated="2"/>
        </table:table-row>
        <table:table-row table:style-name="ro1">
          <table:table-cell office:value-type="float" office:value="0.0755556" calcext:value-type="float">
            <text:p>0.0755556</text:p>
          </table:table-cell>
          <table:table-cell office:value-type="float" office:value="2.00505" calcext:value-type="float">
            <text:p>2.00505</text:p>
          </table:table-cell>
          <table:table-cell table:formula="of:=[.A410]/0.000103789694619" office:value-type="float" office:value="727.96822726337" calcext:value-type="float">
            <text:p>727.96822726337</text:p>
          </table:table-cell>
          <table:table-cell table:formula="of:=[.B410]/0.096348679285188" office:value-type="float" office:value="20.8103527196791" calcext:value-type="float">
            <text:p>20.8103527196791</text:p>
          </table:table-cell>
          <table:table-cell table:number-columns-repeated="2"/>
        </table:table-row>
        <table:table-row table:style-name="ro1">
          <table:table-cell office:value-type="float" office:value="0.0755556" calcext:value-type="float">
            <text:p>0.0755556</text:p>
          </table:table-cell>
          <table:table-cell office:value-type="float" office:value="2.00505" calcext:value-type="float">
            <text:p>2.00505</text:p>
          </table:table-cell>
          <table:table-cell table:formula="of:=[.A411]/0.000103789694619" office:value-type="float" office:value="727.96822726337" calcext:value-type="float">
            <text:p>727.96822726337</text:p>
          </table:table-cell>
          <table:table-cell table:formula="of:=[.B411]/0.096348679285188" office:value-type="float" office:value="20.8103527196791" calcext:value-type="float">
            <text:p>20.8103527196791</text:p>
          </table:table-cell>
          <table:table-cell table:number-columns-repeated="2"/>
        </table:table-row>
        <table:table-row table:style-name="ro1">
          <table:table-cell office:value-type="float" office:value="0.0755556" calcext:value-type="float">
            <text:p>0.0755556</text:p>
          </table:table-cell>
          <table:table-cell office:value-type="float" office:value="2.00505" calcext:value-type="float">
            <text:p>2.00505</text:p>
          </table:table-cell>
          <table:table-cell table:formula="of:=[.A412]/0.000103789694619" office:value-type="float" office:value="727.96822726337" calcext:value-type="float">
            <text:p>727.96822726337</text:p>
          </table:table-cell>
          <table:table-cell table:formula="of:=[.B412]/0.096348679285188" office:value-type="float" office:value="20.8103527196791" calcext:value-type="float">
            <text:p>20.8103527196791</text:p>
          </table:table-cell>
          <table:table-cell table:number-columns-repeated="2"/>
        </table:table-row>
        <table:table-row table:style-name="ro1">
          <table:table-cell office:value-type="float" office:value="0.0755556" calcext:value-type="float">
            <text:p>0.0755556</text:p>
          </table:table-cell>
          <table:table-cell office:value-type="float" office:value="2.00505" calcext:value-type="float">
            <text:p>2.00505</text:p>
          </table:table-cell>
          <table:table-cell table:formula="of:=[.A413]/0.000103789694619" office:value-type="float" office:value="727.96822726337" calcext:value-type="float">
            <text:p>727.96822726337</text:p>
          </table:table-cell>
          <table:table-cell table:formula="of:=[.B413]/0.096348679285188" office:value-type="float" office:value="20.8103527196791" calcext:value-type="float">
            <text:p>20.8103527196791</text:p>
          </table:table-cell>
          <table:table-cell table:number-columns-repeated="2"/>
        </table:table-row>
        <table:table-row table:style-name="ro1">
          <table:table-cell office:value-type="float" office:value="0.0755556" calcext:value-type="float">
            <text:p>0.0755556</text:p>
          </table:table-cell>
          <table:table-cell office:value-type="float" office:value="2.00505" calcext:value-type="float">
            <text:p>2.00505</text:p>
          </table:table-cell>
          <table:table-cell table:formula="of:=[.A414]/0.000103789694619" office:value-type="float" office:value="727.96822726337" calcext:value-type="float">
            <text:p>727.96822726337</text:p>
          </table:table-cell>
          <table:table-cell table:formula="of:=[.B414]/0.096348679285188" office:value-type="float" office:value="20.8103527196791" calcext:value-type="float">
            <text:p>20.8103527196791</text:p>
          </table:table-cell>
          <table:table-cell table:number-columns-repeated="2"/>
        </table:table-row>
        <table:table-row table:style-name="ro1">
          <table:table-cell office:value-type="float" office:value="0.0755556" calcext:value-type="float">
            <text:p>0.0755556</text:p>
          </table:table-cell>
          <table:table-cell office:value-type="float" office:value="2.00505" calcext:value-type="float">
            <text:p>2.00505</text:p>
          </table:table-cell>
          <table:table-cell table:formula="of:=[.A415]/0.000103789694619" office:value-type="float" office:value="727.96822726337" calcext:value-type="float">
            <text:p>727.96822726337</text:p>
          </table:table-cell>
          <table:table-cell table:formula="of:=[.B415]/0.096348679285188" office:value-type="float" office:value="20.8103527196791" calcext:value-type="float">
            <text:p>20.8103527196791</text:p>
          </table:table-cell>
          <table:table-cell table:number-columns-repeated="2"/>
        </table:table-row>
        <table:table-row table:style-name="ro1">
          <table:table-cell office:value-type="float" office:value="0.0766667" calcext:value-type="float">
            <text:p>0.0766667</text:p>
          </table:table-cell>
          <table:table-cell office:value-type="float" office:value="2.00609" calcext:value-type="float">
            <text:p>2.00609</text:p>
          </table:table-cell>
          <table:table-cell table:formula="of:=[.A416]/0.000103789694619" office:value-type="float" office:value="738.673529018797" calcext:value-type="float">
            <text:p>738.673529018797</text:p>
          </table:table-cell>
          <table:table-cell table:formula="of:=[.B416]/0.096348679285188" office:value-type="float" office:value="20.8211468479195" calcext:value-type="float">
            <text:p>20.8211468479195</text:p>
          </table:table-cell>
          <table:table-cell table:number-columns-repeated="2"/>
        </table:table-row>
        <table:table-row table:style-name="ro1">
          <table:table-cell office:value-type="float" office:value="0.0766667" calcext:value-type="float">
            <text:p>0.0766667</text:p>
          </table:table-cell>
          <table:table-cell office:value-type="float" office:value="2.00609" calcext:value-type="float">
            <text:p>2.00609</text:p>
          </table:table-cell>
          <table:table-cell table:formula="of:=[.A417]/0.000103789694619" office:value-type="float" office:value="738.673529018797" calcext:value-type="float">
            <text:p>738.673529018797</text:p>
          </table:table-cell>
          <table:table-cell table:formula="of:=[.B417]/0.096348679285188" office:value-type="float" office:value="20.8211468479195" calcext:value-type="float">
            <text:p>20.8211468479195</text:p>
          </table:table-cell>
          <table:table-cell table:number-columns-repeated="2"/>
        </table:table-row>
        <table:table-row table:style-name="ro1">
          <table:table-cell office:value-type="float" office:value="0.0766667" calcext:value-type="float">
            <text:p>0.0766667</text:p>
          </table:table-cell>
          <table:table-cell office:value-type="float" office:value="2.00609" calcext:value-type="float">
            <text:p>2.00609</text:p>
          </table:table-cell>
          <table:table-cell table:formula="of:=[.A418]/0.000103789694619" office:value-type="float" office:value="738.673529018797" calcext:value-type="float">
            <text:p>738.673529018797</text:p>
          </table:table-cell>
          <table:table-cell table:formula="of:=[.B418]/0.096348679285188" office:value-type="float" office:value="20.8211468479195" calcext:value-type="float">
            <text:p>20.8211468479195</text:p>
          </table:table-cell>
          <table:table-cell table:number-columns-repeated="2"/>
        </table:table-row>
        <table:table-row table:style-name="ro1">
          <table:table-cell office:value-type="float" office:value="0.0766667" calcext:value-type="float">
            <text:p>0.0766667</text:p>
          </table:table-cell>
          <table:table-cell office:value-type="float" office:value="2.00609" calcext:value-type="float">
            <text:p>2.00609</text:p>
          </table:table-cell>
          <table:table-cell table:formula="of:=[.A419]/0.000103789694619" office:value-type="float" office:value="738.673529018797" calcext:value-type="float">
            <text:p>738.673529018797</text:p>
          </table:table-cell>
          <table:table-cell table:formula="of:=[.B419]/0.096348679285188" office:value-type="float" office:value="20.8211468479195" calcext:value-type="float">
            <text:p>20.8211468479195</text:p>
          </table:table-cell>
          <table:table-cell table:number-columns-repeated="2"/>
        </table:table-row>
        <table:table-row table:style-name="ro1">
          <table:table-cell office:value-type="float" office:value="0.0766667" calcext:value-type="float">
            <text:p>0.0766667</text:p>
          </table:table-cell>
          <table:table-cell office:value-type="float" office:value="2.00609" calcext:value-type="float">
            <text:p>2.00609</text:p>
          </table:table-cell>
          <table:table-cell table:formula="of:=[.A420]/0.000103789694619" office:value-type="float" office:value="738.673529018797" calcext:value-type="float">
            <text:p>738.673529018797</text:p>
          </table:table-cell>
          <table:table-cell table:formula="of:=[.B420]/0.096348679285188" office:value-type="float" office:value="20.8211468479195" calcext:value-type="float">
            <text:p>20.8211468479195</text:p>
          </table:table-cell>
          <table:table-cell table:number-columns-repeated="2"/>
        </table:table-row>
        <table:table-row table:style-name="ro1">
          <table:table-cell office:value-type="float" office:value="0.0766667" calcext:value-type="float">
            <text:p>0.0766667</text:p>
          </table:table-cell>
          <table:table-cell office:value-type="float" office:value="2.00609" calcext:value-type="float">
            <text:p>2.00609</text:p>
          </table:table-cell>
          <table:table-cell table:formula="of:=[.A421]/0.000103789694619" office:value-type="float" office:value="738.673529018797" calcext:value-type="float">
            <text:p>738.673529018797</text:p>
          </table:table-cell>
          <table:table-cell table:formula="of:=[.B421]/0.096348679285188" office:value-type="float" office:value="20.8211468479195" calcext:value-type="float">
            <text:p>20.8211468479195</text:p>
          </table:table-cell>
          <table:table-cell table:number-columns-repeated="2"/>
        </table:table-row>
        <table:table-row table:style-name="ro1">
          <table:table-cell office:value-type="float" office:value="0.0777778" calcext:value-type="float">
            <text:p>0.0777778</text:p>
          </table:table-cell>
          <table:table-cell office:value-type="float" office:value="2.00706" calcext:value-type="float">
            <text:p>2.00706</text:p>
          </table:table-cell>
          <table:table-cell table:formula="of:=[.A422]/0.000103789694619" office:value-type="float" office:value="749.378830774224" calcext:value-type="float">
            <text:p>749.378830774224</text:p>
          </table:table-cell>
          <table:table-cell table:formula="of:=[.B422]/0.096348679285188" office:value-type="float" office:value="20.8312144482976" calcext:value-type="float">
            <text:p>20.8312144482976</text:p>
          </table:table-cell>
          <table:table-cell table:number-columns-repeated="2"/>
        </table:table-row>
        <table:table-row table:style-name="ro1">
          <table:table-cell office:value-type="float" office:value="0.0777778" calcext:value-type="float">
            <text:p>0.0777778</text:p>
          </table:table-cell>
          <table:table-cell office:value-type="float" office:value="2.00707" calcext:value-type="float">
            <text:p>2.00707</text:p>
          </table:table-cell>
          <table:table-cell table:formula="of:=[.A423]/0.000103789694619" office:value-type="float" office:value="749.378830774224" calcext:value-type="float">
            <text:p>749.378830774224</text:p>
          </table:table-cell>
          <table:table-cell table:formula="of:=[.B423]/0.096348679285188" office:value-type="float" office:value="20.8313182379922" calcext:value-type="float">
            <text:p>20.8313182379922</text:p>
          </table:table-cell>
          <table:table-cell table:number-columns-repeated="2"/>
        </table:table-row>
        <table:table-row table:style-name="ro1">
          <table:table-cell office:value-type="float" office:value="0.0777778" calcext:value-type="float">
            <text:p>0.0777778</text:p>
          </table:table-cell>
          <table:table-cell office:value-type="float" office:value="2.00707" calcext:value-type="float">
            <text:p>2.00707</text:p>
          </table:table-cell>
          <table:table-cell table:formula="of:=[.A424]/0.000103789694619" office:value-type="float" office:value="749.378830774224" calcext:value-type="float">
            <text:p>749.378830774224</text:p>
          </table:table-cell>
          <table:table-cell table:formula="of:=[.B424]/0.096348679285188" office:value-type="float" office:value="20.8313182379922" calcext:value-type="float">
            <text:p>20.8313182379922</text:p>
          </table:table-cell>
          <table:table-cell table:number-columns-repeated="2"/>
        </table:table-row>
        <table:table-row table:style-name="ro1">
          <table:table-cell office:value-type="float" office:value="0.0777778" calcext:value-type="float">
            <text:p>0.0777778</text:p>
          </table:table-cell>
          <table:table-cell office:value-type="float" office:value="2.00706" calcext:value-type="float">
            <text:p>2.00706</text:p>
          </table:table-cell>
          <table:table-cell table:formula="of:=[.A425]/0.000103789694619" office:value-type="float" office:value="749.378830774224" calcext:value-type="float">
            <text:p>749.378830774224</text:p>
          </table:table-cell>
          <table:table-cell table:formula="of:=[.B425]/0.096348679285188" office:value-type="float" office:value="20.8312144482976" calcext:value-type="float">
            <text:p>20.8312144482976</text:p>
          </table:table-cell>
          <table:table-cell table:number-columns-repeated="2"/>
        </table:table-row>
        <table:table-row table:style-name="ro1">
          <table:table-cell office:value-type="float" office:value="0.0777778" calcext:value-type="float">
            <text:p>0.0777778</text:p>
          </table:table-cell>
          <table:table-cell office:value-type="float" office:value="2.00707" calcext:value-type="float">
            <text:p>2.00707</text:p>
          </table:table-cell>
          <table:table-cell table:formula="of:=[.A426]/0.000103789694619" office:value-type="float" office:value="749.378830774224" calcext:value-type="float">
            <text:p>749.378830774224</text:p>
          </table:table-cell>
          <table:table-cell table:formula="of:=[.B426]/0.096348679285188" office:value-type="float" office:value="20.8313182379922" calcext:value-type="float">
            <text:p>20.8313182379922</text:p>
          </table:table-cell>
          <table:table-cell table:number-columns-repeated="2"/>
        </table:table-row>
        <table:table-row table:style-name="ro1">
          <table:table-cell office:value-type="float" office:value="0.0777778" calcext:value-type="float">
            <text:p>0.0777778</text:p>
          </table:table-cell>
          <table:table-cell office:value-type="float" office:value="2.00707" calcext:value-type="float">
            <text:p>2.00707</text:p>
          </table:table-cell>
          <table:table-cell table:formula="of:=[.A427]/0.000103789694619" office:value-type="float" office:value="749.378830774224" calcext:value-type="float">
            <text:p>749.378830774224</text:p>
          </table:table-cell>
          <table:table-cell table:formula="of:=[.B427]/0.096348679285188" office:value-type="float" office:value="20.8313182379922" calcext:value-type="float">
            <text:p>20.8313182379922</text:p>
          </table:table-cell>
          <table:table-cell table:number-columns-repeated="2"/>
        </table:table-row>
        <table:table-row table:style-name="ro1">
          <table:table-cell office:value-type="float" office:value="0.0788889" calcext:value-type="float">
            <text:p>0.0788889</text:p>
          </table:table-cell>
          <table:table-cell office:value-type="float" office:value="2.00797" calcext:value-type="float">
            <text:p>2.00797</text:p>
          </table:table-cell>
          <table:table-cell table:formula="of:=[.A428]/0.000103789694619" office:value-type="float" office:value="760.084132529651" calcext:value-type="float">
            <text:p>760.084132529651</text:p>
          </table:table-cell>
          <table:table-cell table:formula="of:=[.B428]/0.096348679285188" office:value-type="float" office:value="20.840659310508" calcext:value-type="float">
            <text:p>20.840659310508</text:p>
          </table:table-cell>
          <table:table-cell table:number-columns-repeated="2"/>
        </table:table-row>
        <table:table-row table:style-name="ro1">
          <table:table-cell office:value-type="float" office:value="0.0788889" calcext:value-type="float">
            <text:p>0.0788889</text:p>
          </table:table-cell>
          <table:table-cell office:value-type="float" office:value="2.00797" calcext:value-type="float">
            <text:p>2.00797</text:p>
          </table:table-cell>
          <table:table-cell table:formula="of:=[.A429]/0.000103789694619" office:value-type="float" office:value="760.084132529651" calcext:value-type="float">
            <text:p>760.084132529651</text:p>
          </table:table-cell>
          <table:table-cell table:formula="of:=[.B429]/0.096348679285188" office:value-type="float" office:value="20.840659310508" calcext:value-type="float">
            <text:p>20.840659310508</text:p>
          </table:table-cell>
          <table:table-cell table:number-columns-repeated="2"/>
        </table:table-row>
        <table:table-row table:style-name="ro1">
          <table:table-cell office:value-type="float" office:value="0.0788889" calcext:value-type="float">
            <text:p>0.0788889</text:p>
          </table:table-cell>
          <table:table-cell office:value-type="float" office:value="2.00798" calcext:value-type="float">
            <text:p>2.00798</text:p>
          </table:table-cell>
          <table:table-cell table:formula="of:=[.A430]/0.000103789694619" office:value-type="float" office:value="760.084132529651" calcext:value-type="float">
            <text:p>760.084132529651</text:p>
          </table:table-cell>
          <table:table-cell table:formula="of:=[.B430]/0.096348679285188" office:value-type="float" office:value="20.8407631002026" calcext:value-type="float">
            <text:p>20.8407631002026</text:p>
          </table:table-cell>
          <table:table-cell table:number-columns-repeated="2"/>
        </table:table-row>
        <table:table-row table:style-name="ro1">
          <table:table-cell office:value-type="float" office:value="0.0788889" calcext:value-type="float">
            <text:p>0.0788889</text:p>
          </table:table-cell>
          <table:table-cell office:value-type="float" office:value="2.00797" calcext:value-type="float">
            <text:p>2.00797</text:p>
          </table:table-cell>
          <table:table-cell table:formula="of:=[.A431]/0.000103789694619" office:value-type="float" office:value="760.084132529651" calcext:value-type="float">
            <text:p>760.084132529651</text:p>
          </table:table-cell>
          <table:table-cell table:formula="of:=[.B431]/0.096348679285188" office:value-type="float" office:value="20.840659310508" calcext:value-type="float">
            <text:p>20.840659310508</text:p>
          </table:table-cell>
          <table:table-cell table:number-columns-repeated="2"/>
        </table:table-row>
        <table:table-row table:style-name="ro1">
          <table:table-cell office:value-type="float" office:value="0.0788889" calcext:value-type="float">
            <text:p>0.0788889</text:p>
          </table:table-cell>
          <table:table-cell office:value-type="float" office:value="2.00797" calcext:value-type="float">
            <text:p>2.00797</text:p>
          </table:table-cell>
          <table:table-cell table:formula="of:=[.A432]/0.000103789694619" office:value-type="float" office:value="760.084132529651" calcext:value-type="float">
            <text:p>760.084132529651</text:p>
          </table:table-cell>
          <table:table-cell table:formula="of:=[.B432]/0.096348679285188" office:value-type="float" office:value="20.840659310508" calcext:value-type="float">
            <text:p>20.840659310508</text:p>
          </table:table-cell>
          <table:table-cell table:number-columns-repeated="2"/>
        </table:table-row>
        <table:table-row table:style-name="ro1">
          <table:table-cell office:value-type="float" office:value="0.0788889" calcext:value-type="float">
            <text:p>0.0788889</text:p>
          </table:table-cell>
          <table:table-cell office:value-type="float" office:value="2.00798" calcext:value-type="float">
            <text:p>2.00798</text:p>
          </table:table-cell>
          <table:table-cell table:formula="of:=[.A433]/0.000103789694619" office:value-type="float" office:value="760.084132529651" calcext:value-type="float">
            <text:p>760.084132529651</text:p>
          </table:table-cell>
          <table:table-cell table:formula="of:=[.B433]/0.096348679285188" office:value-type="float" office:value="20.8407631002026" calcext:value-type="float">
            <text:p>20.8407631002026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0881" calcext:value-type="float">
            <text:p>2.00881</text:p>
          </table:table-cell>
          <table:table-cell table:formula="of:=[.A434]/0.000103789694619" office:value-type="float" office:value="770.789434285078" calcext:value-type="float">
            <text:p>770.789434285078</text:p>
          </table:table-cell>
          <table:table-cell table:formula="of:=[.B434]/0.096348679285188" office:value-type="float" office:value="20.849377644856" calcext:value-type="float">
            <text:p>20.849377644856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0881" calcext:value-type="float">
            <text:p>2.00881</text:p>
          </table:table-cell>
          <table:table-cell table:formula="of:=[.A435]/0.000103789694619" office:value-type="float" office:value="770.789434285078" calcext:value-type="float">
            <text:p>770.789434285078</text:p>
          </table:table-cell>
          <table:table-cell table:formula="of:=[.B435]/0.096348679285188" office:value-type="float" office:value="20.849377644856" calcext:value-type="float">
            <text:p>20.849377644856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0881" calcext:value-type="float">
            <text:p>2.00881</text:p>
          </table:table-cell>
          <table:table-cell table:formula="of:=[.A436]/0.000103789694619" office:value-type="float" office:value="770.789434285078" calcext:value-type="float">
            <text:p>770.789434285078</text:p>
          </table:table-cell>
          <table:table-cell table:formula="of:=[.B436]/0.096348679285188" office:value-type="float" office:value="20.849377644856" calcext:value-type="float">
            <text:p>20.849377644856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0881" calcext:value-type="float">
            <text:p>2.00881</text:p>
          </table:table-cell>
          <table:table-cell table:formula="of:=[.A437]/0.000103789694619" office:value-type="float" office:value="770.789434285078" calcext:value-type="float">
            <text:p>770.789434285078</text:p>
          </table:table-cell>
          <table:table-cell table:formula="of:=[.B437]/0.096348679285188" office:value-type="float" office:value="20.849377644856" calcext:value-type="float">
            <text:p>20.849377644856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0881" calcext:value-type="float">
            <text:p>2.00881</text:p>
          </table:table-cell>
          <table:table-cell table:formula="of:=[.A438]/0.000103789694619" office:value-type="float" office:value="770.789434285078" calcext:value-type="float">
            <text:p>770.789434285078</text:p>
          </table:table-cell>
          <table:table-cell table:formula="of:=[.B438]/0.096348679285188" office:value-type="float" office:value="20.849377644856" calcext:value-type="float">
            <text:p>20.849377644856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.00881" calcext:value-type="float">
            <text:p>2.00881</text:p>
          </table:table-cell>
          <table:table-cell table:formula="of:=[.A439]/0.000103789694619" office:value-type="float" office:value="770.789434285078" calcext:value-type="float">
            <text:p>770.789434285078</text:p>
          </table:table-cell>
          <table:table-cell table:formula="of:=[.B439]/0.096348679285188" office:value-type="float" office:value="20.849377644856" calcext:value-type="float">
            <text:p>20.849377644856</text:p>
          </table:table-cell>
          <table:table-cell table:number-columns-repeated="2"/>
        </table:table-row>
        <table:table-row table:style-name="ro1">
          <table:table-cell office:value-type="float" office:value="0.0811111" calcext:value-type="float">
            <text:p>0.0811111</text:p>
          </table:table-cell>
          <table:table-cell office:value-type="float" office:value="2.00958" calcext:value-type="float">
            <text:p>2.00958</text:p>
          </table:table-cell>
          <table:table-cell table:formula="of:=[.A440]/0.000103789694619" office:value-type="float" office:value="781.494736040505" calcext:value-type="float">
            <text:p>781.494736040505</text:p>
          </table:table-cell>
          <table:table-cell table:formula="of:=[.B440]/0.096348679285188" office:value-type="float" office:value="20.8573694513417" calcext:value-type="float">
            <text:p>20.8573694513417</text:p>
          </table:table-cell>
          <table:table-cell table:number-columns-repeated="2"/>
        </table:table-row>
        <table:table-row table:style-name="ro1">
          <table:table-cell office:value-type="float" office:value="0.0811111" calcext:value-type="float">
            <text:p>0.0811111</text:p>
          </table:table-cell>
          <table:table-cell office:value-type="float" office:value="2.00958" calcext:value-type="float">
            <text:p>2.00958</text:p>
          </table:table-cell>
          <table:table-cell table:formula="of:=[.A441]/0.000103789694619" office:value-type="float" office:value="781.494736040505" calcext:value-type="float">
            <text:p>781.494736040505</text:p>
          </table:table-cell>
          <table:table-cell table:formula="of:=[.B441]/0.096348679285188" office:value-type="float" office:value="20.8573694513417" calcext:value-type="float">
            <text:p>20.8573694513417</text:p>
          </table:table-cell>
          <table:table-cell table:number-columns-repeated="2"/>
        </table:table-row>
        <table:table-row table:style-name="ro1">
          <table:table-cell office:value-type="float" office:value="0.0811111" calcext:value-type="float">
            <text:p>0.0811111</text:p>
          </table:table-cell>
          <table:table-cell office:value-type="float" office:value="2.00958" calcext:value-type="float">
            <text:p>2.00958</text:p>
          </table:table-cell>
          <table:table-cell table:formula="of:=[.A442]/0.000103789694619" office:value-type="float" office:value="781.494736040505" calcext:value-type="float">
            <text:p>781.494736040505</text:p>
          </table:table-cell>
          <table:table-cell table:formula="of:=[.B442]/0.096348679285188" office:value-type="float" office:value="20.8573694513417" calcext:value-type="float">
            <text:p>20.8573694513417</text:p>
          </table:table-cell>
          <table:table-cell table:number-columns-repeated="2"/>
        </table:table-row>
        <table:table-row table:style-name="ro1">
          <table:table-cell office:value-type="float" office:value="0.0811111" calcext:value-type="float">
            <text:p>0.0811111</text:p>
          </table:table-cell>
          <table:table-cell office:value-type="float" office:value="2.00958" calcext:value-type="float">
            <text:p>2.00958</text:p>
          </table:table-cell>
          <table:table-cell table:formula="of:=[.A443]/0.000103789694619" office:value-type="float" office:value="781.494736040505" calcext:value-type="float">
            <text:p>781.494736040505</text:p>
          </table:table-cell>
          <table:table-cell table:formula="of:=[.B443]/0.096348679285188" office:value-type="float" office:value="20.8573694513417" calcext:value-type="float">
            <text:p>20.8573694513417</text:p>
          </table:table-cell>
          <table:table-cell table:number-columns-repeated="2"/>
        </table:table-row>
        <table:table-row table:style-name="ro1">
          <table:table-cell office:value-type="float" office:value="0.0811111" calcext:value-type="float">
            <text:p>0.0811111</text:p>
          </table:table-cell>
          <table:table-cell office:value-type="float" office:value="2.00958" calcext:value-type="float">
            <text:p>2.00958</text:p>
          </table:table-cell>
          <table:table-cell table:formula="of:=[.A444]/0.000103789694619" office:value-type="float" office:value="781.494736040505" calcext:value-type="float">
            <text:p>781.494736040505</text:p>
          </table:table-cell>
          <table:table-cell table:formula="of:=[.B444]/0.096348679285188" office:value-type="float" office:value="20.8573694513417" calcext:value-type="float">
            <text:p>20.8573694513417</text:p>
          </table:table-cell>
          <table:table-cell table:number-columns-repeated="2"/>
        </table:table-row>
        <table:table-row table:style-name="ro1">
          <table:table-cell office:value-type="float" office:value="0.0811111" calcext:value-type="float">
            <text:p>0.0811111</text:p>
          </table:table-cell>
          <table:table-cell office:value-type="float" office:value="2.00958" calcext:value-type="float">
            <text:p>2.00958</text:p>
          </table:table-cell>
          <table:table-cell table:formula="of:=[.A445]/0.000103789694619" office:value-type="float" office:value="781.494736040505" calcext:value-type="float">
            <text:p>781.494736040505</text:p>
          </table:table-cell>
          <table:table-cell table:formula="of:=[.B445]/0.096348679285188" office:value-type="float" office:value="20.8573694513417" calcext:value-type="float">
            <text:p>20.8573694513417</text:p>
          </table:table-cell>
          <table:table-cell table:number-columns-repeated="2"/>
        </table:table-row>
        <table:table-row table:style-name="ro1">
          <table:table-cell office:value-type="float" office:value="0.0822222" calcext:value-type="float">
            <text:p>0.0822222</text:p>
          </table:table-cell>
          <table:table-cell office:value-type="float" office:value="2.01029" calcext:value-type="float">
            <text:p>2.01029</text:p>
          </table:table-cell>
          <table:table-cell table:formula="of:=[.A446]/0.000103789694619" office:value-type="float" office:value="792.200037795932" calcext:value-type="float">
            <text:p>792.200037795932</text:p>
          </table:table-cell>
          <table:table-cell table:formula="of:=[.B446]/0.096348679285188" office:value-type="float" office:value="20.8647385196597" calcext:value-type="float">
            <text:p>20.8647385196597</text:p>
          </table:table-cell>
          <table:table-cell table:number-columns-repeated="2"/>
        </table:table-row>
        <table:table-row table:style-name="ro1">
          <table:table-cell office:value-type="float" office:value="0.0822222" calcext:value-type="float">
            <text:p>0.0822222</text:p>
          </table:table-cell>
          <table:table-cell office:value-type="float" office:value="2.01029" calcext:value-type="float">
            <text:p>2.01029</text:p>
          </table:table-cell>
          <table:table-cell table:formula="of:=[.A447]/0.000103789694619" office:value-type="float" office:value="792.200037795932" calcext:value-type="float">
            <text:p>792.200037795932</text:p>
          </table:table-cell>
          <table:table-cell table:formula="of:=[.B447]/0.096348679285188" office:value-type="float" office:value="20.8647385196597" calcext:value-type="float">
            <text:p>20.8647385196597</text:p>
          </table:table-cell>
          <table:table-cell table:number-columns-repeated="2"/>
        </table:table-row>
        <table:table-row table:style-name="ro1">
          <table:table-cell office:value-type="float" office:value="0.0822222" calcext:value-type="float">
            <text:p>0.0822222</text:p>
          </table:table-cell>
          <table:table-cell office:value-type="float" office:value="2.01029" calcext:value-type="float">
            <text:p>2.01029</text:p>
          </table:table-cell>
          <table:table-cell table:formula="of:=[.A448]/0.000103789694619" office:value-type="float" office:value="792.200037795932" calcext:value-type="float">
            <text:p>792.200037795932</text:p>
          </table:table-cell>
          <table:table-cell table:formula="of:=[.B448]/0.096348679285188" office:value-type="float" office:value="20.8647385196597" calcext:value-type="float">
            <text:p>20.8647385196597</text:p>
          </table:table-cell>
          <table:table-cell table:number-columns-repeated="2"/>
        </table:table-row>
        <table:table-row table:style-name="ro1">
          <table:table-cell office:value-type="float" office:value="0.0822222" calcext:value-type="float">
            <text:p>0.0822222</text:p>
          </table:table-cell>
          <table:table-cell office:value-type="float" office:value="2.01029" calcext:value-type="float">
            <text:p>2.01029</text:p>
          </table:table-cell>
          <table:table-cell table:formula="of:=[.A449]/0.000103789694619" office:value-type="float" office:value="792.200037795932" calcext:value-type="float">
            <text:p>792.200037795932</text:p>
          </table:table-cell>
          <table:table-cell table:formula="of:=[.B449]/0.096348679285188" office:value-type="float" office:value="20.8647385196597" calcext:value-type="float">
            <text:p>20.8647385196597</text:p>
          </table:table-cell>
          <table:table-cell table:number-columns-repeated="2"/>
        </table:table-row>
        <table:table-row table:style-name="ro1">
          <table:table-cell office:value-type="float" office:value="0.0822222" calcext:value-type="float">
            <text:p>0.0822222</text:p>
          </table:table-cell>
          <table:table-cell office:value-type="float" office:value="2.01029" calcext:value-type="float">
            <text:p>2.01029</text:p>
          </table:table-cell>
          <table:table-cell table:formula="of:=[.A450]/0.000103789694619" office:value-type="float" office:value="792.200037795932" calcext:value-type="float">
            <text:p>792.200037795932</text:p>
          </table:table-cell>
          <table:table-cell table:formula="of:=[.B450]/0.096348679285188" office:value-type="float" office:value="20.8647385196597" calcext:value-type="float">
            <text:p>20.8647385196597</text:p>
          </table:table-cell>
          <table:table-cell table:number-columns-repeated="2"/>
        </table:table-row>
        <table:table-row table:style-name="ro1">
          <table:table-cell office:value-type="float" office:value="0.0822222" calcext:value-type="float">
            <text:p>0.0822222</text:p>
          </table:table-cell>
          <table:table-cell office:value-type="float" office:value="2.01029" calcext:value-type="float">
            <text:p>2.01029</text:p>
          </table:table-cell>
          <table:table-cell table:formula="of:=[.A451]/0.000103789694619" office:value-type="float" office:value="792.200037795932" calcext:value-type="float">
            <text:p>792.200037795932</text:p>
          </table:table-cell>
          <table:table-cell table:formula="of:=[.B451]/0.096348679285188" office:value-type="float" office:value="20.8647385196597" calcext:value-type="float">
            <text:p>20.8647385196597</text:p>
          </table:table-cell>
          <table:table-cell table:number-columns-repeated="2"/>
        </table:table-row>
        <table:table-row table:style-name="ro1">
          <table:table-cell office:value-type="float" office:value="0.0833333" calcext:value-type="float">
            <text:p>0.0833333</text:p>
          </table:table-cell>
          <table:table-cell office:value-type="float" office:value="2.01093" calcext:value-type="float">
            <text:p>2.01093</text:p>
          </table:table-cell>
          <table:table-cell table:formula="of:=[.A452]/0.000103789694619" office:value-type="float" office:value="802.905339551358" calcext:value-type="float">
            <text:p>802.905339551358</text:p>
          </table:table-cell>
          <table:table-cell table:formula="of:=[.B452]/0.096348679285188" office:value-type="float" office:value="20.8713810601153" calcext:value-type="float">
            <text:p>20.8713810601153</text:p>
          </table:table-cell>
          <table:table-cell table:number-columns-repeated="2"/>
        </table:table-row>
        <table:table-row table:style-name="ro1">
          <table:table-cell office:value-type="float" office:value="0.0833333" calcext:value-type="float">
            <text:p>0.0833333</text:p>
          </table:table-cell>
          <table:table-cell office:value-type="float" office:value="2.01094" calcext:value-type="float">
            <text:p>2.01094</text:p>
          </table:table-cell>
          <table:table-cell table:formula="of:=[.A453]/0.000103789694619" office:value-type="float" office:value="802.905339551358" calcext:value-type="float">
            <text:p>802.905339551358</text:p>
          </table:table-cell>
          <table:table-cell table:formula="of:=[.B453]/0.096348679285188" office:value-type="float" office:value="20.87148484981" calcext:value-type="float">
            <text:p>20.87148484981</text:p>
          </table:table-cell>
          <table:table-cell table:number-columns-repeated="2"/>
        </table:table-row>
        <table:table-row table:style-name="ro1">
          <table:table-cell office:value-type="float" office:value="0.0833333" calcext:value-type="float">
            <text:p>0.0833333</text:p>
          </table:table-cell>
          <table:table-cell office:value-type="float" office:value="2.01094" calcext:value-type="float">
            <text:p>2.01094</text:p>
          </table:table-cell>
          <table:table-cell table:formula="of:=[.A454]/0.000103789694619" office:value-type="float" office:value="802.905339551358" calcext:value-type="float">
            <text:p>802.905339551358</text:p>
          </table:table-cell>
          <table:table-cell table:formula="of:=[.B454]/0.096348679285188" office:value-type="float" office:value="20.87148484981" calcext:value-type="float">
            <text:p>20.87148484981</text:p>
          </table:table-cell>
          <table:table-cell table:number-columns-repeated="2"/>
        </table:table-row>
        <table:table-row table:style-name="ro1">
          <table:table-cell office:value-type="float" office:value="0.0833333" calcext:value-type="float">
            <text:p>0.0833333</text:p>
          </table:table-cell>
          <table:table-cell office:value-type="float" office:value="2.01093" calcext:value-type="float">
            <text:p>2.01093</text:p>
          </table:table-cell>
          <table:table-cell table:formula="of:=[.A455]/0.000103789694619" office:value-type="float" office:value="802.905339551358" calcext:value-type="float">
            <text:p>802.905339551358</text:p>
          </table:table-cell>
          <table:table-cell table:formula="of:=[.B455]/0.096348679285188" office:value-type="float" office:value="20.8713810601153" calcext:value-type="float">
            <text:p>20.8713810601153</text:p>
          </table:table-cell>
          <table:table-cell table:number-columns-repeated="2"/>
        </table:table-row>
        <table:table-row table:style-name="ro1">
          <table:table-cell office:value-type="float" office:value="0.0833333" calcext:value-type="float">
            <text:p>0.0833333</text:p>
          </table:table-cell>
          <table:table-cell office:value-type="float" office:value="2.01094" calcext:value-type="float">
            <text:p>2.01094</text:p>
          </table:table-cell>
          <table:table-cell table:formula="of:=[.A456]/0.000103789694619" office:value-type="float" office:value="802.905339551358" calcext:value-type="float">
            <text:p>802.905339551358</text:p>
          </table:table-cell>
          <table:table-cell table:formula="of:=[.B456]/0.096348679285188" office:value-type="float" office:value="20.87148484981" calcext:value-type="float">
            <text:p>20.87148484981</text:p>
          </table:table-cell>
          <table:table-cell table:number-columns-repeated="2"/>
        </table:table-row>
        <table:table-row table:style-name="ro1">
          <table:table-cell office:value-type="float" office:value="0.0833333" calcext:value-type="float">
            <text:p>0.0833333</text:p>
          </table:table-cell>
          <table:table-cell office:value-type="float" office:value="2.01094" calcext:value-type="float">
            <text:p>2.01094</text:p>
          </table:table-cell>
          <table:table-cell table:formula="of:=[.A457]/0.000103789694619" office:value-type="float" office:value="802.905339551358" calcext:value-type="float">
            <text:p>802.905339551358</text:p>
          </table:table-cell>
          <table:table-cell table:formula="of:=[.B457]/0.096348679285188" office:value-type="float" office:value="20.87148484981" calcext:value-type="float">
            <text:p>20.87148484981</text:p>
          </table:table-cell>
          <table:table-cell table:number-columns-repeated="2"/>
        </table:table-row>
        <table:table-row table:style-name="ro1">
          <table:table-cell office:value-type="float" office:value="0.0844444" calcext:value-type="float">
            <text:p>0.0844444</text:p>
          </table:table-cell>
          <table:table-cell office:value-type="float" office:value="2.01152" calcext:value-type="float">
            <text:p>2.01152</text:p>
          </table:table-cell>
          <table:table-cell table:formula="of:=[.A458]/0.000103789694619" office:value-type="float" office:value="813.610641306785" calcext:value-type="float">
            <text:p>813.610641306785</text:p>
          </table:table-cell>
          <table:table-cell table:formula="of:=[.B458]/0.096348679285188" office:value-type="float" office:value="20.8775046520979" calcext:value-type="float">
            <text:p>20.8775046520979</text:p>
          </table:table-cell>
          <table:table-cell table:number-columns-repeated="2"/>
        </table:table-row>
        <table:table-row table:style-name="ro1">
          <table:table-cell office:value-type="float" office:value="0.0844444" calcext:value-type="float">
            <text:p>0.0844444</text:p>
          </table:table-cell>
          <table:table-cell office:value-type="float" office:value="2.01152" calcext:value-type="float">
            <text:p>2.01152</text:p>
          </table:table-cell>
          <table:table-cell table:formula="of:=[.A459]/0.000103789694619" office:value-type="float" office:value="813.610641306785" calcext:value-type="float">
            <text:p>813.610641306785</text:p>
          </table:table-cell>
          <table:table-cell table:formula="of:=[.B459]/0.096348679285188" office:value-type="float" office:value="20.8775046520979" calcext:value-type="float">
            <text:p>20.8775046520979</text:p>
          </table:table-cell>
          <table:table-cell table:number-columns-repeated="2"/>
        </table:table-row>
        <table:table-row table:style-name="ro1">
          <table:table-cell office:value-type="float" office:value="0.0844444" calcext:value-type="float">
            <text:p>0.0844444</text:p>
          </table:table-cell>
          <table:table-cell office:value-type="float" office:value="2.01153" calcext:value-type="float">
            <text:p>2.01153</text:p>
          </table:table-cell>
          <table:table-cell table:formula="of:=[.A460]/0.000103789694619" office:value-type="float" office:value="813.610641306785" calcext:value-type="float">
            <text:p>813.610641306785</text:p>
          </table:table-cell>
          <table:table-cell table:formula="of:=[.B460]/0.096348679285188" office:value-type="float" office:value="20.8776084417925" calcext:value-type="float">
            <text:p>20.8776084417925</text:p>
          </table:table-cell>
          <table:table-cell table:number-columns-repeated="2"/>
        </table:table-row>
        <table:table-row table:style-name="ro1">
          <table:table-cell office:value-type="float" office:value="0.0844444" calcext:value-type="float">
            <text:p>0.0844444</text:p>
          </table:table-cell>
          <table:table-cell office:value-type="float" office:value="2.01152" calcext:value-type="float">
            <text:p>2.01152</text:p>
          </table:table-cell>
          <table:table-cell table:formula="of:=[.A461]/0.000103789694619" office:value-type="float" office:value="813.610641306785" calcext:value-type="float">
            <text:p>813.610641306785</text:p>
          </table:table-cell>
          <table:table-cell table:formula="of:=[.B461]/0.096348679285188" office:value-type="float" office:value="20.8775046520979" calcext:value-type="float">
            <text:p>20.8775046520979</text:p>
          </table:table-cell>
          <table:table-cell table:number-columns-repeated="2"/>
        </table:table-row>
        <table:table-row table:style-name="ro1">
          <table:table-cell office:value-type="float" office:value="0.0844444" calcext:value-type="float">
            <text:p>0.0844444</text:p>
          </table:table-cell>
          <table:table-cell office:value-type="float" office:value="2.01152" calcext:value-type="float">
            <text:p>2.01152</text:p>
          </table:table-cell>
          <table:table-cell table:formula="of:=[.A462]/0.000103789694619" office:value-type="float" office:value="813.610641306785" calcext:value-type="float">
            <text:p>813.610641306785</text:p>
          </table:table-cell>
          <table:table-cell table:formula="of:=[.B462]/0.096348679285188" office:value-type="float" office:value="20.8775046520979" calcext:value-type="float">
            <text:p>20.8775046520979</text:p>
          </table:table-cell>
          <table:table-cell table:number-columns-repeated="2"/>
        </table:table-row>
        <table:table-row table:style-name="ro1">
          <table:table-cell office:value-type="float" office:value="0.0844444" calcext:value-type="float">
            <text:p>0.0844444</text:p>
          </table:table-cell>
          <table:table-cell office:value-type="float" office:value="2.01153" calcext:value-type="float">
            <text:p>2.01153</text:p>
          </table:table-cell>
          <table:table-cell table:formula="of:=[.A463]/0.000103789694619" office:value-type="float" office:value="813.610641306785" calcext:value-type="float">
            <text:p>813.610641306785</text:p>
          </table:table-cell>
          <table:table-cell table:formula="of:=[.B463]/0.096348679285188" office:value-type="float" office:value="20.8776084417925" calcext:value-type="float">
            <text:p>20.8776084417925</text:p>
          </table:table-cell>
          <table:table-cell table:number-columns-repeated="2"/>
        </table:table-row>
        <table:table-row table:style-name="ro1">
          <table:table-cell office:value-type="float" office:value="0.0855556" calcext:value-type="float">
            <text:p>0.0855556</text:p>
          </table:table-cell>
          <table:table-cell office:value-type="float" office:value="2.01205" calcext:value-type="float">
            <text:p>2.01205</text:p>
          </table:table-cell>
          <table:table-cell table:formula="of:=[.A464]/0.000103789694619" office:value-type="float" office:value="824.316906549005" calcext:value-type="float">
            <text:p>824.316906549005</text:p>
          </table:table-cell>
          <table:table-cell table:formula="of:=[.B464]/0.096348679285188" office:value-type="float" office:value="20.8830055059127" calcext:value-type="float">
            <text:p>20.8830055059127</text:p>
          </table:table-cell>
          <table:table-cell table:number-columns-repeated="2"/>
        </table:table-row>
        <table:table-row table:style-name="ro1">
          <table:table-cell office:value-type="float" office:value="0.0855556" calcext:value-type="float">
            <text:p>0.0855556</text:p>
          </table:table-cell>
          <table:table-cell office:value-type="float" office:value="2.01205" calcext:value-type="float">
            <text:p>2.01205</text:p>
          </table:table-cell>
          <table:table-cell table:formula="of:=[.A465]/0.000103789694619" office:value-type="float" office:value="824.316906549005" calcext:value-type="float">
            <text:p>824.316906549005</text:p>
          </table:table-cell>
          <table:table-cell table:formula="of:=[.B465]/0.096348679285188" office:value-type="float" office:value="20.8830055059127" calcext:value-type="float">
            <text:p>20.8830055059127</text:p>
          </table:table-cell>
          <table:table-cell table:number-columns-repeated="2"/>
        </table:table-row>
        <table:table-row table:style-name="ro1">
          <table:table-cell office:value-type="float" office:value="0.0855556" calcext:value-type="float">
            <text:p>0.0855556</text:p>
          </table:table-cell>
          <table:table-cell office:value-type="float" office:value="2.01205" calcext:value-type="float">
            <text:p>2.01205</text:p>
          </table:table-cell>
          <table:table-cell table:formula="of:=[.A466]/0.000103789694619" office:value-type="float" office:value="824.316906549005" calcext:value-type="float">
            <text:p>824.316906549005</text:p>
          </table:table-cell>
          <table:table-cell table:formula="of:=[.B466]/0.096348679285188" office:value-type="float" office:value="20.8830055059127" calcext:value-type="float">
            <text:p>20.8830055059127</text:p>
          </table:table-cell>
          <table:table-cell table:number-columns-repeated="2"/>
        </table:table-row>
        <table:table-row table:style-name="ro1">
          <table:table-cell office:value-type="float" office:value="0.0855556" calcext:value-type="float">
            <text:p>0.0855556</text:p>
          </table:table-cell>
          <table:table-cell office:value-type="float" office:value="2.01205" calcext:value-type="float">
            <text:p>2.01205</text:p>
          </table:table-cell>
          <table:table-cell table:formula="of:=[.A467]/0.000103789694619" office:value-type="float" office:value="824.316906549005" calcext:value-type="float">
            <text:p>824.316906549005</text:p>
          </table:table-cell>
          <table:table-cell table:formula="of:=[.B467]/0.096348679285188" office:value-type="float" office:value="20.8830055059127" calcext:value-type="float">
            <text:p>20.8830055059127</text:p>
          </table:table-cell>
          <table:table-cell table:number-columns-repeated="2"/>
        </table:table-row>
        <table:table-row table:style-name="ro1">
          <table:table-cell office:value-type="float" office:value="0.0855556" calcext:value-type="float">
            <text:p>0.0855556</text:p>
          </table:table-cell>
          <table:table-cell office:value-type="float" office:value="2.01205" calcext:value-type="float">
            <text:p>2.01205</text:p>
          </table:table-cell>
          <table:table-cell table:formula="of:=[.A468]/0.000103789694619" office:value-type="float" office:value="824.316906549005" calcext:value-type="float">
            <text:p>824.316906549005</text:p>
          </table:table-cell>
          <table:table-cell table:formula="of:=[.B468]/0.096348679285188" office:value-type="float" office:value="20.8830055059127" calcext:value-type="float">
            <text:p>20.8830055059127</text:p>
          </table:table-cell>
          <table:table-cell table:number-columns-repeated="2"/>
        </table:table-row>
        <table:table-row table:style-name="ro1">
          <table:table-cell office:value-type="float" office:value="0.0855556" calcext:value-type="float">
            <text:p>0.0855556</text:p>
          </table:table-cell>
          <table:table-cell office:value-type="float" office:value="2.01205" calcext:value-type="float">
            <text:p>2.01205</text:p>
          </table:table-cell>
          <table:table-cell table:formula="of:=[.A469]/0.000103789694619" office:value-type="float" office:value="824.316906549005" calcext:value-type="float">
            <text:p>824.316906549005</text:p>
          </table:table-cell>
          <table:table-cell table:formula="of:=[.B469]/0.096348679285188" office:value-type="float" office:value="20.8830055059127" calcext:value-type="float">
            <text:p>20.8830055059127</text:p>
          </table:table-cell>
          <table:table-cell table:number-columns-repeated="2"/>
        </table:table-row>
        <table:table-row table:style-name="ro1">
          <table:table-cell office:value-type="float" office:value="0.0866667" calcext:value-type="float">
            <text:p>0.0866667</text:p>
          </table:table-cell>
          <table:table-cell office:value-type="float" office:value="2.01253" calcext:value-type="float">
            <text:p>2.01253</text:p>
          </table:table-cell>
          <table:table-cell table:formula="of:=[.A470]/0.000103789694619" office:value-type="float" office:value="835.022208304432" calcext:value-type="float">
            <text:p>835.022208304432</text:p>
          </table:table-cell>
          <table:table-cell table:formula="of:=[.B470]/0.096348679285188" office:value-type="float" office:value="20.8879874112545" calcext:value-type="float">
            <text:p>20.8879874112545</text:p>
          </table:table-cell>
          <table:table-cell table:number-columns-repeated="2"/>
        </table:table-row>
        <table:table-row table:style-name="ro1">
          <table:table-cell office:value-type="float" office:value="0.0866667" calcext:value-type="float">
            <text:p>0.0866667</text:p>
          </table:table-cell>
          <table:table-cell office:value-type="float" office:value="2.01253" calcext:value-type="float">
            <text:p>2.01253</text:p>
          </table:table-cell>
          <table:table-cell table:formula="of:=[.A471]/0.000103789694619" office:value-type="float" office:value="835.022208304432" calcext:value-type="float">
            <text:p>835.022208304432</text:p>
          </table:table-cell>
          <table:table-cell table:formula="of:=[.B471]/0.096348679285188" office:value-type="float" office:value="20.8879874112545" calcext:value-type="float">
            <text:p>20.8879874112545</text:p>
          </table:table-cell>
          <table:table-cell table:number-columns-repeated="2"/>
        </table:table-row>
        <table:table-row table:style-name="ro1">
          <table:table-cell office:value-type="float" office:value="0.0866667" calcext:value-type="float">
            <text:p>0.0866667</text:p>
          </table:table-cell>
          <table:table-cell office:value-type="float" office:value="2.01253" calcext:value-type="float">
            <text:p>2.01253</text:p>
          </table:table-cell>
          <table:table-cell table:formula="of:=[.A472]/0.000103789694619" office:value-type="float" office:value="835.022208304432" calcext:value-type="float">
            <text:p>835.022208304432</text:p>
          </table:table-cell>
          <table:table-cell table:formula="of:=[.B472]/0.096348679285188" office:value-type="float" office:value="20.8879874112545" calcext:value-type="float">
            <text:p>20.8879874112545</text:p>
          </table:table-cell>
          <table:table-cell table:number-columns-repeated="2"/>
        </table:table-row>
        <table:table-row table:style-name="ro1">
          <table:table-cell office:value-type="float" office:value="0.0866667" calcext:value-type="float">
            <text:p>0.0866667</text:p>
          </table:table-cell>
          <table:table-cell office:value-type="float" office:value="2.01253" calcext:value-type="float">
            <text:p>2.01253</text:p>
          </table:table-cell>
          <table:table-cell table:formula="of:=[.A473]/0.000103789694619" office:value-type="float" office:value="835.022208304432" calcext:value-type="float">
            <text:p>835.022208304432</text:p>
          </table:table-cell>
          <table:table-cell table:formula="of:=[.B473]/0.096348679285188" office:value-type="float" office:value="20.8879874112545" calcext:value-type="float">
            <text:p>20.8879874112545</text:p>
          </table:table-cell>
          <table:table-cell table:number-columns-repeated="2"/>
        </table:table-row>
        <table:table-row table:style-name="ro1">
          <table:table-cell office:value-type="float" office:value="0.0866667" calcext:value-type="float">
            <text:p>0.0866667</text:p>
          </table:table-cell>
          <table:table-cell office:value-type="float" office:value="2.01253" calcext:value-type="float">
            <text:p>2.01253</text:p>
          </table:table-cell>
          <table:table-cell table:formula="of:=[.A474]/0.000103789694619" office:value-type="float" office:value="835.022208304432" calcext:value-type="float">
            <text:p>835.022208304432</text:p>
          </table:table-cell>
          <table:table-cell table:formula="of:=[.B474]/0.096348679285188" office:value-type="float" office:value="20.8879874112545" calcext:value-type="float">
            <text:p>20.8879874112545</text:p>
          </table:table-cell>
          <table:table-cell table:number-columns-repeated="2"/>
        </table:table-row>
        <table:table-row table:style-name="ro1">
          <table:table-cell office:value-type="float" office:value="0.0866667" calcext:value-type="float">
            <text:p>0.0866667</text:p>
          </table:table-cell>
          <table:table-cell office:value-type="float" office:value="2.01253" calcext:value-type="float">
            <text:p>2.01253</text:p>
          </table:table-cell>
          <table:table-cell table:formula="of:=[.A475]/0.000103789694619" office:value-type="float" office:value="835.022208304432" calcext:value-type="float">
            <text:p>835.022208304432</text:p>
          </table:table-cell>
          <table:table-cell table:formula="of:=[.B475]/0.096348679285188" office:value-type="float" office:value="20.8879874112545" calcext:value-type="float">
            <text:p>20.8879874112545</text:p>
          </table:table-cell>
          <table:table-cell table:number-columns-repeated="2"/>
        </table:table-row>
        <table:table-row table:style-name="ro1">
          <table:table-cell office:value-type="float" office:value="0.0877778" calcext:value-type="float">
            <text:p>0.0877778</text:p>
          </table:table-cell>
          <table:table-cell office:value-type="float" office:value="2.01294" calcext:value-type="float">
            <text:p>2.01294</text:p>
          </table:table-cell>
          <table:table-cell table:formula="of:=[.A476]/0.000103789694619" office:value-type="float" office:value="845.727510059859" calcext:value-type="float">
            <text:p>845.727510059859</text:p>
          </table:table-cell>
          <table:table-cell table:formula="of:=[.B476]/0.096348679285188" office:value-type="float" office:value="20.8922427887339" calcext:value-type="float">
            <text:p>20.8922427887339</text:p>
          </table:table-cell>
          <table:table-cell table:number-columns-repeated="2"/>
        </table:table-row>
        <table:table-row table:style-name="ro1">
          <table:table-cell office:value-type="float" office:value="0.0877778" calcext:value-type="float">
            <text:p>0.0877778</text:p>
          </table:table-cell>
          <table:table-cell office:value-type="float" office:value="2.01294" calcext:value-type="float">
            <text:p>2.01294</text:p>
          </table:table-cell>
          <table:table-cell table:formula="of:=[.A477]/0.000103789694619" office:value-type="float" office:value="845.727510059859" calcext:value-type="float">
            <text:p>845.727510059859</text:p>
          </table:table-cell>
          <table:table-cell table:formula="of:=[.B477]/0.096348679285188" office:value-type="float" office:value="20.8922427887339" calcext:value-type="float">
            <text:p>20.8922427887339</text:p>
          </table:table-cell>
          <table:table-cell table:number-columns-repeated="2"/>
        </table:table-row>
        <table:table-row table:style-name="ro1">
          <table:table-cell office:value-type="float" office:value="0.0877778" calcext:value-type="float">
            <text:p>0.0877778</text:p>
          </table:table-cell>
          <table:table-cell office:value-type="float" office:value="2.01294" calcext:value-type="float">
            <text:p>2.01294</text:p>
          </table:table-cell>
          <table:table-cell table:formula="of:=[.A478]/0.000103789694619" office:value-type="float" office:value="845.727510059859" calcext:value-type="float">
            <text:p>845.727510059859</text:p>
          </table:table-cell>
          <table:table-cell table:formula="of:=[.B478]/0.096348679285188" office:value-type="float" office:value="20.8922427887339" calcext:value-type="float">
            <text:p>20.8922427887339</text:p>
          </table:table-cell>
          <table:table-cell table:number-columns-repeated="2"/>
        </table:table-row>
        <table:table-row table:style-name="ro1">
          <table:table-cell office:value-type="float" office:value="0.0877778" calcext:value-type="float">
            <text:p>0.0877778</text:p>
          </table:table-cell>
          <table:table-cell office:value-type="float" office:value="2.01294" calcext:value-type="float">
            <text:p>2.01294</text:p>
          </table:table-cell>
          <table:table-cell table:formula="of:=[.A479]/0.000103789694619" office:value-type="float" office:value="845.727510059859" calcext:value-type="float">
            <text:p>845.727510059859</text:p>
          </table:table-cell>
          <table:table-cell table:formula="of:=[.B479]/0.096348679285188" office:value-type="float" office:value="20.8922427887339" calcext:value-type="float">
            <text:p>20.8922427887339</text:p>
          </table:table-cell>
          <table:table-cell table:number-columns-repeated="2"/>
        </table:table-row>
        <table:table-row table:style-name="ro1">
          <table:table-cell office:value-type="float" office:value="0.0877778" calcext:value-type="float">
            <text:p>0.0877778</text:p>
          </table:table-cell>
          <table:table-cell office:value-type="float" office:value="2.01294" calcext:value-type="float">
            <text:p>2.01294</text:p>
          </table:table-cell>
          <table:table-cell table:formula="of:=[.A480]/0.000103789694619" office:value-type="float" office:value="845.727510059859" calcext:value-type="float">
            <text:p>845.727510059859</text:p>
          </table:table-cell>
          <table:table-cell table:formula="of:=[.B480]/0.096348679285188" office:value-type="float" office:value="20.8922427887339" calcext:value-type="float">
            <text:p>20.8922427887339</text:p>
          </table:table-cell>
          <table:table-cell table:number-columns-repeated="2"/>
        </table:table-row>
        <table:table-row table:style-name="ro1">
          <table:table-cell office:value-type="float" office:value="0.0877778" calcext:value-type="float">
            <text:p>0.0877778</text:p>
          </table:table-cell>
          <table:table-cell office:value-type="float" office:value="2.01294" calcext:value-type="float">
            <text:p>2.01294</text:p>
          </table:table-cell>
          <table:table-cell table:formula="of:=[.A481]/0.000103789694619" office:value-type="float" office:value="845.727510059859" calcext:value-type="float">
            <text:p>845.727510059859</text:p>
          </table:table-cell>
          <table:table-cell table:formula="of:=[.B481]/0.096348679285188" office:value-type="float" office:value="20.8922427887339" calcext:value-type="float">
            <text:p>20.8922427887339</text:p>
          </table:table-cell>
          <table:table-cell table:number-columns-repeated="2"/>
        </table:table-row>
        <table:table-row table:style-name="ro1">
          <table:table-cell office:value-type="float" office:value="0.0888889" calcext:value-type="float">
            <text:p>0.0888889</text:p>
          </table:table-cell>
          <table:table-cell office:value-type="float" office:value="2.0133" calcext:value-type="float">
            <text:p>2.0133</text:p>
          </table:table-cell>
          <table:table-cell table:formula="of:=[.A482]/0.000103789694619" office:value-type="float" office:value="856.432811815286" calcext:value-type="float">
            <text:p>856.432811815286</text:p>
          </table:table-cell>
          <table:table-cell table:formula="of:=[.B482]/0.096348679285188" office:value-type="float" office:value="20.8959792177402" calcext:value-type="float">
            <text:p>20.8959792177402</text:p>
          </table:table-cell>
          <table:table-cell table:number-columns-repeated="2"/>
        </table:table-row>
        <table:table-row table:style-name="ro1">
          <table:table-cell office:value-type="float" office:value="0.0888889" calcext:value-type="float">
            <text:p>0.0888889</text:p>
          </table:table-cell>
          <table:table-cell office:value-type="float" office:value="2.0133" calcext:value-type="float">
            <text:p>2.0133</text:p>
          </table:table-cell>
          <table:table-cell table:formula="of:=[.A483]/0.000103789694619" office:value-type="float" office:value="856.432811815286" calcext:value-type="float">
            <text:p>856.432811815286</text:p>
          </table:table-cell>
          <table:table-cell table:formula="of:=[.B483]/0.096348679285188" office:value-type="float" office:value="20.8959792177402" calcext:value-type="float">
            <text:p>20.8959792177402</text:p>
          </table:table-cell>
          <table:table-cell table:number-columns-repeated="2"/>
        </table:table-row>
        <table:table-row table:style-name="ro1">
          <table:table-cell office:value-type="float" office:value="0.0888889" calcext:value-type="float">
            <text:p>0.0888889</text:p>
          </table:table-cell>
          <table:table-cell office:value-type="float" office:value="2.0133" calcext:value-type="float">
            <text:p>2.0133</text:p>
          </table:table-cell>
          <table:table-cell table:formula="of:=[.A484]/0.000103789694619" office:value-type="float" office:value="856.432811815286" calcext:value-type="float">
            <text:p>856.432811815286</text:p>
          </table:table-cell>
          <table:table-cell table:formula="of:=[.B484]/0.096348679285188" office:value-type="float" office:value="20.8959792177402" calcext:value-type="float">
            <text:p>20.8959792177402</text:p>
          </table:table-cell>
          <table:table-cell table:number-columns-repeated="2"/>
        </table:table-row>
        <table:table-row table:style-name="ro1">
          <table:table-cell office:value-type="float" office:value="0.0888889" calcext:value-type="float">
            <text:p>0.0888889</text:p>
          </table:table-cell>
          <table:table-cell office:value-type="float" office:value="2.0133" calcext:value-type="float">
            <text:p>2.0133</text:p>
          </table:table-cell>
          <table:table-cell table:formula="of:=[.A485]/0.000103789694619" office:value-type="float" office:value="856.432811815286" calcext:value-type="float">
            <text:p>856.432811815286</text:p>
          </table:table-cell>
          <table:table-cell table:formula="of:=[.B485]/0.096348679285188" office:value-type="float" office:value="20.8959792177402" calcext:value-type="float">
            <text:p>20.8959792177402</text:p>
          </table:table-cell>
          <table:table-cell table:number-columns-repeated="2"/>
        </table:table-row>
        <table:table-row table:style-name="ro1">
          <table:table-cell office:value-type="float" office:value="0.0888889" calcext:value-type="float">
            <text:p>0.0888889</text:p>
          </table:table-cell>
          <table:table-cell office:value-type="float" office:value="2.0133" calcext:value-type="float">
            <text:p>2.0133</text:p>
          </table:table-cell>
          <table:table-cell table:formula="of:=[.A486]/0.000103789694619" office:value-type="float" office:value="856.432811815286" calcext:value-type="float">
            <text:p>856.432811815286</text:p>
          </table:table-cell>
          <table:table-cell table:formula="of:=[.B486]/0.096348679285188" office:value-type="float" office:value="20.8959792177402" calcext:value-type="float">
            <text:p>20.8959792177402</text:p>
          </table:table-cell>
          <table:table-cell table:number-columns-repeated="2"/>
        </table:table-row>
        <table:table-row table:style-name="ro1">
          <table:table-cell office:value-type="float" office:value="0.0888889" calcext:value-type="float">
            <text:p>0.0888889</text:p>
          </table:table-cell>
          <table:table-cell office:value-type="float" office:value="2.0133" calcext:value-type="float">
            <text:p>2.0133</text:p>
          </table:table-cell>
          <table:table-cell table:formula="of:=[.A487]/0.000103789694619" office:value-type="float" office:value="856.432811815286" calcext:value-type="float">
            <text:p>856.432811815286</text:p>
          </table:table-cell>
          <table:table-cell table:formula="of:=[.B487]/0.096348679285188" office:value-type="float" office:value="20.8959792177402" calcext:value-type="float">
            <text:p>20.8959792177402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01361" calcext:value-type="float">
            <text:p>2.01361</text:p>
          </table:table-cell>
          <table:table-cell table:formula="of:=[.A488]/0.000103789694619" office:value-type="float" office:value="867.138113570713" calcext:value-type="float">
            <text:p>867.138113570713</text:p>
          </table:table-cell>
          <table:table-cell table:formula="of:=[.B488]/0.096348679285188" office:value-type="float" office:value="20.8991966982734" calcext:value-type="float">
            <text:p>20.8991966982734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01361" calcext:value-type="float">
            <text:p>2.01361</text:p>
          </table:table-cell>
          <table:table-cell table:formula="of:=[.A489]/0.000103789694619" office:value-type="float" office:value="867.138113570713" calcext:value-type="float">
            <text:p>867.138113570713</text:p>
          </table:table-cell>
          <table:table-cell table:formula="of:=[.B489]/0.096348679285188" office:value-type="float" office:value="20.8991966982734" calcext:value-type="float">
            <text:p>20.8991966982734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01361" calcext:value-type="float">
            <text:p>2.01361</text:p>
          </table:table-cell>
          <table:table-cell table:formula="of:=[.A490]/0.000103789694619" office:value-type="float" office:value="867.138113570713" calcext:value-type="float">
            <text:p>867.138113570713</text:p>
          </table:table-cell>
          <table:table-cell table:formula="of:=[.B490]/0.096348679285188" office:value-type="float" office:value="20.8991966982734" calcext:value-type="float">
            <text:p>20.8991966982734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01361" calcext:value-type="float">
            <text:p>2.01361</text:p>
          </table:table-cell>
          <table:table-cell table:formula="of:=[.A491]/0.000103789694619" office:value-type="float" office:value="867.138113570713" calcext:value-type="float">
            <text:p>867.138113570713</text:p>
          </table:table-cell>
          <table:table-cell table:formula="of:=[.B491]/0.096348679285188" office:value-type="float" office:value="20.8991966982734" calcext:value-type="float">
            <text:p>20.8991966982734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01361" calcext:value-type="float">
            <text:p>2.01361</text:p>
          </table:table-cell>
          <table:table-cell table:formula="of:=[.A492]/0.000103789694619" office:value-type="float" office:value="867.138113570713" calcext:value-type="float">
            <text:p>867.138113570713</text:p>
          </table:table-cell>
          <table:table-cell table:formula="of:=[.B492]/0.096348679285188" office:value-type="float" office:value="20.8991966982734" calcext:value-type="float">
            <text:p>20.8991966982734</text:p>
          </table:table-cell>
          <table:table-cell table:number-columns-repeated="2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.01361" calcext:value-type="float">
            <text:p>2.01361</text:p>
          </table:table-cell>
          <table:table-cell table:formula="of:=[.A493]/0.000103789694619" office:value-type="float" office:value="867.138113570713" calcext:value-type="float">
            <text:p>867.138113570713</text:p>
          </table:table-cell>
          <table:table-cell table:formula="of:=[.B493]/0.096348679285188" office:value-type="float" office:value="20.8991966982734" calcext:value-type="float">
            <text:p>20.8991966982734</text:p>
          </table:table-cell>
          <table:table-cell table:number-columns-repeated="2"/>
        </table:table-row>
        <table:table-row table:style-name="ro1">
          <table:table-cell office:value-type="float" office:value="0.0911111" calcext:value-type="float">
            <text:p>0.0911111</text:p>
          </table:table-cell>
          <table:table-cell office:value-type="float" office:value="2.01385" calcext:value-type="float">
            <text:p>2.01385</text:p>
          </table:table-cell>
          <table:table-cell table:formula="of:=[.A494]/0.000103789694619" office:value-type="float" office:value="877.843415326139" calcext:value-type="float">
            <text:p>877.843415326139</text:p>
          </table:table-cell>
          <table:table-cell table:formula="of:=[.B494]/0.096348679285188" office:value-type="float" office:value="20.9016876509442" calcext:value-type="float">
            <text:p>20.9016876509442</text:p>
          </table:table-cell>
          <table:table-cell table:number-columns-repeated="2"/>
        </table:table-row>
        <table:table-row table:style-name="ro1">
          <table:table-cell office:value-type="float" office:value="0.0911111" calcext:value-type="float">
            <text:p>0.0911111</text:p>
          </table:table-cell>
          <table:table-cell office:value-type="float" office:value="2.01386" calcext:value-type="float">
            <text:p>2.01386</text:p>
          </table:table-cell>
          <table:table-cell table:formula="of:=[.A495]/0.000103789694619" office:value-type="float" office:value="877.843415326139" calcext:value-type="float">
            <text:p>877.843415326139</text:p>
          </table:table-cell>
          <table:table-cell table:formula="of:=[.B495]/0.096348679285188" office:value-type="float" office:value="20.9017914406388" calcext:value-type="float">
            <text:p>20.9017914406388</text:p>
          </table:table-cell>
          <table:table-cell table:number-columns-repeated="2"/>
        </table:table-row>
        <table:table-row table:style-name="ro1">
          <table:table-cell office:value-type="float" office:value="0.0911111" calcext:value-type="float">
            <text:p>0.0911111</text:p>
          </table:table-cell>
          <table:table-cell office:value-type="float" office:value="2.01386" calcext:value-type="float">
            <text:p>2.01386</text:p>
          </table:table-cell>
          <table:table-cell table:formula="of:=[.A496]/0.000103789694619" office:value-type="float" office:value="877.843415326139" calcext:value-type="float">
            <text:p>877.843415326139</text:p>
          </table:table-cell>
          <table:table-cell table:formula="of:=[.B496]/0.096348679285188" office:value-type="float" office:value="20.9017914406388" calcext:value-type="float">
            <text:p>20.9017914406388</text:p>
          </table:table-cell>
          <table:table-cell table:number-columns-repeated="2"/>
        </table:table-row>
        <table:table-row table:style-name="ro1">
          <table:table-cell office:value-type="float" office:value="0.0911111" calcext:value-type="float">
            <text:p>0.0911111</text:p>
          </table:table-cell>
          <table:table-cell office:value-type="float" office:value="2.01385" calcext:value-type="float">
            <text:p>2.01385</text:p>
          </table:table-cell>
          <table:table-cell table:formula="of:=[.A497]/0.000103789694619" office:value-type="float" office:value="877.843415326139" calcext:value-type="float">
            <text:p>877.843415326139</text:p>
          </table:table-cell>
          <table:table-cell table:formula="of:=[.B497]/0.096348679285188" office:value-type="float" office:value="20.9016876509442" calcext:value-type="float">
            <text:p>20.9016876509442</text:p>
          </table:table-cell>
          <table:table-cell table:number-columns-repeated="2"/>
        </table:table-row>
        <table:table-row table:style-name="ro1">
          <table:table-cell office:value-type="float" office:value="0.0911111" calcext:value-type="float">
            <text:p>0.0911111</text:p>
          </table:table-cell>
          <table:table-cell office:value-type="float" office:value="2.01386" calcext:value-type="float">
            <text:p>2.01386</text:p>
          </table:table-cell>
          <table:table-cell table:formula="of:=[.A498]/0.000103789694619" office:value-type="float" office:value="877.843415326139" calcext:value-type="float">
            <text:p>877.843415326139</text:p>
          </table:table-cell>
          <table:table-cell table:formula="of:=[.B498]/0.096348679285188" office:value-type="float" office:value="20.9017914406388" calcext:value-type="float">
            <text:p>20.9017914406388</text:p>
          </table:table-cell>
          <table:table-cell table:number-columns-repeated="2"/>
        </table:table-row>
        <table:table-row table:style-name="ro1">
          <table:table-cell office:value-type="float" office:value="0.0911111" calcext:value-type="float">
            <text:p>0.0911111</text:p>
          </table:table-cell>
          <table:table-cell office:value-type="float" office:value="2.01386" calcext:value-type="float">
            <text:p>2.01386</text:p>
          </table:table-cell>
          <table:table-cell table:formula="of:=[.A499]/0.000103789694619" office:value-type="float" office:value="877.843415326139" calcext:value-type="float">
            <text:p>877.843415326139</text:p>
          </table:table-cell>
          <table:table-cell table:formula="of:=[.B499]/0.096348679285188" office:value-type="float" office:value="20.9017914406388" calcext:value-type="float">
            <text:p>20.9017914406388</text:p>
          </table:table-cell>
          <table:table-cell table:number-columns-repeated="2"/>
        </table:table-row>
        <table:table-row table:style-name="ro1">
          <table:table-cell office:value-type="float" office:value="0.0922222" calcext:value-type="float">
            <text:p>0.0922222</text:p>
          </table:table-cell>
          <table:table-cell office:value-type="float" office:value="2.01405" calcext:value-type="float">
            <text:p>2.01405</text:p>
          </table:table-cell>
          <table:table-cell table:formula="of:=[.A500]/0.000103789694619" office:value-type="float" office:value="888.548717081566" calcext:value-type="float">
            <text:p>888.548717081566</text:p>
          </table:table-cell>
          <table:table-cell table:formula="of:=[.B500]/0.096348679285188" office:value-type="float" office:value="20.9037634448366" calcext:value-type="float">
            <text:p>20.9037634448366</text:p>
          </table:table-cell>
          <table:table-cell table:number-columns-repeated="2"/>
        </table:table-row>
        <table:table-row table:style-name="ro1">
          <table:table-cell office:value-type="float" office:value="0.0922222" calcext:value-type="float">
            <text:p>0.0922222</text:p>
          </table:table-cell>
          <table:table-cell office:value-type="float" office:value="2.01406" calcext:value-type="float">
            <text:p>2.01406</text:p>
          </table:table-cell>
          <table:table-cell table:formula="of:=[.A501]/0.000103789694619" office:value-type="float" office:value="888.548717081566" calcext:value-type="float">
            <text:p>888.548717081566</text:p>
          </table:table-cell>
          <table:table-cell table:formula="of:=[.B501]/0.096348679285188" office:value-type="float" office:value="20.9038672345312" calcext:value-type="float">
            <text:p>20.9038672345312</text:p>
          </table:table-cell>
          <table:table-cell table:number-columns-repeated="2"/>
        </table:table-row>
        <table:table-row table:style-name="ro1">
          <table:table-cell office:value-type="float" office:value="0.0922222" calcext:value-type="float">
            <text:p>0.0922222</text:p>
          </table:table-cell>
          <table:table-cell office:value-type="float" office:value="2.01406" calcext:value-type="float">
            <text:p>2.01406</text:p>
          </table:table-cell>
          <table:table-cell table:formula="of:=[.A502]/0.000103789694619" office:value-type="float" office:value="888.548717081566" calcext:value-type="float">
            <text:p>888.548717081566</text:p>
          </table:table-cell>
          <table:table-cell table:formula="of:=[.B502]/0.096348679285188" office:value-type="float" office:value="20.9038672345312" calcext:value-type="float">
            <text:p>20.9038672345312</text:p>
          </table:table-cell>
          <table:table-cell table:number-columns-repeated="2"/>
        </table:table-row>
        <table:table-row table:style-name="ro1">
          <table:table-cell office:value-type="float" office:value="0.0922222" calcext:value-type="float">
            <text:p>0.0922222</text:p>
          </table:table-cell>
          <table:table-cell office:value-type="float" office:value="2.01405" calcext:value-type="float">
            <text:p>2.01405</text:p>
          </table:table-cell>
          <table:table-cell table:formula="of:=[.A503]/0.000103789694619" office:value-type="float" office:value="888.548717081566" calcext:value-type="float">
            <text:p>888.548717081566</text:p>
          </table:table-cell>
          <table:table-cell table:formula="of:=[.B503]/0.096348679285188" office:value-type="float" office:value="20.9037634448366" calcext:value-type="float">
            <text:p>20.9037634448366</text:p>
          </table:table-cell>
          <table:table-cell table:number-columns-repeated="2"/>
        </table:table-row>
        <table:table-row table:style-name="ro1">
          <table:table-cell office:value-type="float" office:value="0.0922222" calcext:value-type="float">
            <text:p>0.0922222</text:p>
          </table:table-cell>
          <table:table-cell office:value-type="float" office:value="2.01406" calcext:value-type="float">
            <text:p>2.01406</text:p>
          </table:table-cell>
          <table:table-cell table:formula="of:=[.A504]/0.000103789694619" office:value-type="float" office:value="888.548717081566" calcext:value-type="float">
            <text:p>888.548717081566</text:p>
          </table:table-cell>
          <table:table-cell table:formula="of:=[.B504]/0.096348679285188" office:value-type="float" office:value="20.9038672345312" calcext:value-type="float">
            <text:p>20.9038672345312</text:p>
          </table:table-cell>
          <table:table-cell table:number-columns-repeated="2"/>
        </table:table-row>
        <table:table-row table:style-name="ro1">
          <table:table-cell office:value-type="float" office:value="0.0922222" calcext:value-type="float">
            <text:p>0.0922222</text:p>
          </table:table-cell>
          <table:table-cell office:value-type="float" office:value="2.01406" calcext:value-type="float">
            <text:p>2.01406</text:p>
          </table:table-cell>
          <table:table-cell table:formula="of:=[.A505]/0.000103789694619" office:value-type="float" office:value="888.548717081566" calcext:value-type="float">
            <text:p>888.548717081566</text:p>
          </table:table-cell>
          <table:table-cell table:formula="of:=[.B505]/0.096348679285188" office:value-type="float" office:value="20.9038672345312" calcext:value-type="float">
            <text:p>20.9038672345312</text:p>
          </table:table-cell>
          <table:table-cell table:number-columns-repeated="2"/>
        </table:table-row>
        <table:table-row table:style-name="ro1">
          <table:table-cell office:value-type="float" office:value="0.0933333" calcext:value-type="float">
            <text:p>0.0933333</text:p>
          </table:table-cell>
          <table:table-cell office:value-type="float" office:value="2.0142" calcext:value-type="float">
            <text:p>2.0142</text:p>
          </table:table-cell>
          <table:table-cell table:formula="of:=[.A506]/0.000103789694619" office:value-type="float" office:value="899.254018836993" calcext:value-type="float">
            <text:p>899.254018836993</text:p>
          </table:table-cell>
          <table:table-cell table:formula="of:=[.B506]/0.096348679285188" office:value-type="float" office:value="20.9053202902559" calcext:value-type="float">
            <text:p>20.9053202902559</text:p>
          </table:table-cell>
          <table:table-cell table:number-columns-repeated="2"/>
        </table:table-row>
        <table:table-row table:style-name="ro1">
          <table:table-cell office:value-type="float" office:value="0.0933333" calcext:value-type="float">
            <text:p>0.0933333</text:p>
          </table:table-cell>
          <table:table-cell office:value-type="float" office:value="2.0142" calcext:value-type="float">
            <text:p>2.0142</text:p>
          </table:table-cell>
          <table:table-cell table:formula="of:=[.A507]/0.000103789694619" office:value-type="float" office:value="899.254018836993" calcext:value-type="float">
            <text:p>899.254018836993</text:p>
          </table:table-cell>
          <table:table-cell table:formula="of:=[.B507]/0.096348679285188" office:value-type="float" office:value="20.9053202902559" calcext:value-type="float">
            <text:p>20.9053202902559</text:p>
          </table:table-cell>
          <table:table-cell table:number-columns-repeated="2"/>
        </table:table-row>
        <table:table-row table:style-name="ro1">
          <table:table-cell office:value-type="float" office:value="0.0933333" calcext:value-type="float">
            <text:p>0.0933333</text:p>
          </table:table-cell>
          <table:table-cell office:value-type="float" office:value="2.01421" calcext:value-type="float">
            <text:p>2.01421</text:p>
          </table:table-cell>
          <table:table-cell table:formula="of:=[.A508]/0.000103789694619" office:value-type="float" office:value="899.254018836993" calcext:value-type="float">
            <text:p>899.254018836993</text:p>
          </table:table-cell>
          <table:table-cell table:formula="of:=[.B508]/0.096348679285188" office:value-type="float" office:value="20.9054240799505" calcext:value-type="float">
            <text:p>20.9054240799505</text:p>
          </table:table-cell>
          <table:table-cell table:number-columns-repeated="2"/>
        </table:table-row>
        <table:table-row table:style-name="ro1">
          <table:table-cell office:value-type="float" office:value="0.0933333" calcext:value-type="float">
            <text:p>0.0933333</text:p>
          </table:table-cell>
          <table:table-cell office:value-type="float" office:value="2.0142" calcext:value-type="float">
            <text:p>2.0142</text:p>
          </table:table-cell>
          <table:table-cell table:formula="of:=[.A509]/0.000103789694619" office:value-type="float" office:value="899.254018836993" calcext:value-type="float">
            <text:p>899.254018836993</text:p>
          </table:table-cell>
          <table:table-cell table:formula="of:=[.B509]/0.096348679285188" office:value-type="float" office:value="20.9053202902559" calcext:value-type="float">
            <text:p>20.9053202902559</text:p>
          </table:table-cell>
          <table:table-cell table:number-columns-repeated="2"/>
        </table:table-row>
        <table:table-row table:style-name="ro1">
          <table:table-cell office:value-type="float" office:value="0.0933333" calcext:value-type="float">
            <text:p>0.0933333</text:p>
          </table:table-cell>
          <table:table-cell office:value-type="float" office:value="2.0142" calcext:value-type="float">
            <text:p>2.0142</text:p>
          </table:table-cell>
          <table:table-cell table:formula="of:=[.A510]/0.000103789694619" office:value-type="float" office:value="899.254018836993" calcext:value-type="float">
            <text:p>899.254018836993</text:p>
          </table:table-cell>
          <table:table-cell table:formula="of:=[.B510]/0.096348679285188" office:value-type="float" office:value="20.9053202902559" calcext:value-type="float">
            <text:p>20.9053202902559</text:p>
          </table:table-cell>
          <table:table-cell table:number-columns-repeated="2"/>
        </table:table-row>
        <table:table-row table:style-name="ro1">
          <table:table-cell office:value-type="float" office:value="0.0933333" calcext:value-type="float">
            <text:p>0.0933333</text:p>
          </table:table-cell>
          <table:table-cell office:value-type="float" office:value="2.01421" calcext:value-type="float">
            <text:p>2.01421</text:p>
          </table:table-cell>
          <table:table-cell table:formula="of:=[.A511]/0.000103789694619" office:value-type="float" office:value="899.254018836993" calcext:value-type="float">
            <text:p>899.254018836993</text:p>
          </table:table-cell>
          <table:table-cell table:formula="of:=[.B511]/0.096348679285188" office:value-type="float" office:value="20.9054240799505" calcext:value-type="float">
            <text:p>20.9054240799505</text:p>
          </table:table-cell>
          <table:table-cell table:number-columns-repeated="2"/>
        </table:table-row>
        <table:table-row table:style-name="ro1">
          <table:table-cell office:value-type="float" office:value="0.0944444" calcext:value-type="float">
            <text:p>0.0944444</text:p>
          </table:table-cell>
          <table:table-cell office:value-type="float" office:value="2.0143" calcext:value-type="float">
            <text:p>2.0143</text:p>
          </table:table-cell>
          <table:table-cell table:formula="of:=[.A512]/0.000103789694619" office:value-type="float" office:value="909.95932059242" calcext:value-type="float">
            <text:p>909.95932059242</text:p>
          </table:table-cell>
          <table:table-cell table:formula="of:=[.B512]/0.096348679285188" office:value-type="float" office:value="20.9063581872021" calcext:value-type="float">
            <text:p>20.9063581872021</text:p>
          </table:table-cell>
          <table:table-cell table:number-columns-repeated="2"/>
        </table:table-row>
        <table:table-row table:style-name="ro1">
          <table:table-cell office:value-type="float" office:value="0.0944444" calcext:value-type="float">
            <text:p>0.0944444</text:p>
          </table:table-cell>
          <table:table-cell office:value-type="float" office:value="2.0143" calcext:value-type="float">
            <text:p>2.0143</text:p>
          </table:table-cell>
          <table:table-cell table:formula="of:=[.A513]/0.000103789694619" office:value-type="float" office:value="909.95932059242" calcext:value-type="float">
            <text:p>909.95932059242</text:p>
          </table:table-cell>
          <table:table-cell table:formula="of:=[.B513]/0.096348679285188" office:value-type="float" office:value="20.9063581872021" calcext:value-type="float">
            <text:p>20.9063581872021</text:p>
          </table:table-cell>
          <table:table-cell table:number-columns-repeated="2"/>
        </table:table-row>
        <table:table-row table:style-name="ro1">
          <table:table-cell office:value-type="float" office:value="0.0944444" calcext:value-type="float">
            <text:p>0.0944444</text:p>
          </table:table-cell>
          <table:table-cell office:value-type="float" office:value="2.01431" calcext:value-type="float">
            <text:p>2.01431</text:p>
          </table:table-cell>
          <table:table-cell table:formula="of:=[.A514]/0.000103789694619" office:value-type="float" office:value="909.95932059242" calcext:value-type="float">
            <text:p>909.95932059242</text:p>
          </table:table-cell>
          <table:table-cell table:formula="of:=[.B514]/0.096348679285188" office:value-type="float" office:value="20.9064619768967" calcext:value-type="float">
            <text:p>20.9064619768967</text:p>
          </table:table-cell>
          <table:table-cell table:number-columns-repeated="2"/>
        </table:table-row>
        <table:table-row table:style-name="ro1">
          <table:table-cell office:value-type="float" office:value="0.0944444" calcext:value-type="float">
            <text:p>0.0944444</text:p>
          </table:table-cell>
          <table:table-cell office:value-type="float" office:value="2.0143" calcext:value-type="float">
            <text:p>2.0143</text:p>
          </table:table-cell>
          <table:table-cell table:formula="of:=[.A515]/0.000103789694619" office:value-type="float" office:value="909.95932059242" calcext:value-type="float">
            <text:p>909.95932059242</text:p>
          </table:table-cell>
          <table:table-cell table:formula="of:=[.B515]/0.096348679285188" office:value-type="float" office:value="20.9063581872021" calcext:value-type="float">
            <text:p>20.9063581872021</text:p>
          </table:table-cell>
          <table:table-cell table:number-columns-repeated="2"/>
        </table:table-row>
        <table:table-row table:style-name="ro1">
          <table:table-cell office:value-type="float" office:value="0.0944444" calcext:value-type="float">
            <text:p>0.0944444</text:p>
          </table:table-cell>
          <table:table-cell office:value-type="float" office:value="2.0143" calcext:value-type="float">
            <text:p>2.0143</text:p>
          </table:table-cell>
          <table:table-cell table:formula="of:=[.A516]/0.000103789694619" office:value-type="float" office:value="909.95932059242" calcext:value-type="float">
            <text:p>909.95932059242</text:p>
          </table:table-cell>
          <table:table-cell table:formula="of:=[.B516]/0.096348679285188" office:value-type="float" office:value="20.9063581872021" calcext:value-type="float">
            <text:p>20.9063581872021</text:p>
          </table:table-cell>
          <table:table-cell table:number-columns-repeated="2"/>
        </table:table-row>
        <table:table-row table:style-name="ro1">
          <table:table-cell office:value-type="float" office:value="0.0944444" calcext:value-type="float">
            <text:p>0.0944444</text:p>
          </table:table-cell>
          <table:table-cell office:value-type="float" office:value="2.01431" calcext:value-type="float">
            <text:p>2.01431</text:p>
          </table:table-cell>
          <table:table-cell table:formula="of:=[.A517]/0.000103789694619" office:value-type="float" office:value="909.95932059242" calcext:value-type="float">
            <text:p>909.95932059242</text:p>
          </table:table-cell>
          <table:table-cell table:formula="of:=[.B517]/0.096348679285188" office:value-type="float" office:value="20.9064619768967" calcext:value-type="float">
            <text:p>20.9064619768967</text:p>
          </table:table-cell>
          <table:table-cell table:number-columns-repeated="2"/>
        </table:table-row>
        <table:table-row table:style-name="ro1">
          <table:table-cell office:value-type="float" office:value="0.0955556" calcext:value-type="float">
            <text:p>0.0955556</text:p>
          </table:table-cell>
          <table:table-cell office:value-type="float" office:value="2.01434" calcext:value-type="float">
            <text:p>2.01434</text:p>
          </table:table-cell>
          <table:table-cell table:formula="of:=[.A518]/0.000103789694619" office:value-type="float" office:value="920.66558583464" calcext:value-type="float">
            <text:p>920.66558583464</text:p>
          </table:table-cell>
          <table:table-cell table:formula="of:=[.B518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55556" calcext:value-type="float">
            <text:p>0.0955556</text:p>
          </table:table-cell>
          <table:table-cell office:value-type="float" office:value="2.01434" calcext:value-type="float">
            <text:p>2.01434</text:p>
          </table:table-cell>
          <table:table-cell table:formula="of:=[.A519]/0.000103789694619" office:value-type="float" office:value="920.66558583464" calcext:value-type="float">
            <text:p>920.66558583464</text:p>
          </table:table-cell>
          <table:table-cell table:formula="of:=[.B519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55556" calcext:value-type="float">
            <text:p>0.0955556</text:p>
          </table:table-cell>
          <table:table-cell office:value-type="float" office:value="2.01435" calcext:value-type="float">
            <text:p>2.01435</text:p>
          </table:table-cell>
          <table:table-cell table:formula="of:=[.A520]/0.000103789694619" office:value-type="float" office:value="920.66558583464" calcext:value-type="float">
            <text:p>920.66558583464</text:p>
          </table:table-cell>
          <table:table-cell table:formula="of:=[.B520]/0.096348679285188" office:value-type="float" office:value="20.9068771356752" calcext:value-type="float">
            <text:p>20.9068771356752</text:p>
          </table:table-cell>
          <table:table-cell table:number-columns-repeated="2"/>
        </table:table-row>
        <table:table-row table:style-name="ro1">
          <table:table-cell office:value-type="float" office:value="0.0955556" calcext:value-type="float">
            <text:p>0.0955556</text:p>
          </table:table-cell>
          <table:table-cell office:value-type="float" office:value="2.01434" calcext:value-type="float">
            <text:p>2.01434</text:p>
          </table:table-cell>
          <table:table-cell table:formula="of:=[.A521]/0.000103789694619" office:value-type="float" office:value="920.66558583464" calcext:value-type="float">
            <text:p>920.66558583464</text:p>
          </table:table-cell>
          <table:table-cell table:formula="of:=[.B521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55556" calcext:value-type="float">
            <text:p>0.0955556</text:p>
          </table:table-cell>
          <table:table-cell office:value-type="float" office:value="2.01434" calcext:value-type="float">
            <text:p>2.01434</text:p>
          </table:table-cell>
          <table:table-cell table:formula="of:=[.A522]/0.000103789694619" office:value-type="float" office:value="920.66558583464" calcext:value-type="float">
            <text:p>920.66558583464</text:p>
          </table:table-cell>
          <table:table-cell table:formula="of:=[.B522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55556" calcext:value-type="float">
            <text:p>0.0955556</text:p>
          </table:table-cell>
          <table:table-cell office:value-type="float" office:value="2.01435" calcext:value-type="float">
            <text:p>2.01435</text:p>
          </table:table-cell>
          <table:table-cell table:formula="of:=[.A523]/0.000103789694619" office:value-type="float" office:value="920.66558583464" calcext:value-type="float">
            <text:p>920.66558583464</text:p>
          </table:table-cell>
          <table:table-cell table:formula="of:=[.B523]/0.096348679285188" office:value-type="float" office:value="20.9068771356752" calcext:value-type="float">
            <text:p>20.9068771356752</text:p>
          </table:table-cell>
          <table:table-cell table:number-columns-repeated="2"/>
        </table:table-row>
        <table:table-row table:style-name="ro1">
          <table:table-cell office:value-type="float" office:value="0.0966667" calcext:value-type="float">
            <text:p>0.0966667</text:p>
          </table:table-cell>
          <table:table-cell office:value-type="float" office:value="2.01433" calcext:value-type="float">
            <text:p>2.01433</text:p>
          </table:table-cell>
          <table:table-cell table:formula="of:=[.A524]/0.000103789694619" office:value-type="float" office:value="931.370887590067" calcext:value-type="float">
            <text:p>931.370887590067</text:p>
          </table:table-cell>
          <table:table-cell table:formula="of:=[.B524]/0.096348679285188" office:value-type="float" office:value="20.906669556286" calcext:value-type="float">
            <text:p>20.906669556286</text:p>
          </table:table-cell>
          <table:table-cell table:number-columns-repeated="2"/>
        </table:table-row>
        <table:table-row table:style-name="ro1">
          <table:table-cell office:value-type="float" office:value="0.0966667" calcext:value-type="float">
            <text:p>0.0966667</text:p>
          </table:table-cell>
          <table:table-cell office:value-type="float" office:value="2.01434" calcext:value-type="float">
            <text:p>2.01434</text:p>
          </table:table-cell>
          <table:table-cell table:formula="of:=[.A525]/0.000103789694619" office:value-type="float" office:value="931.370887590067" calcext:value-type="float">
            <text:p>931.370887590067</text:p>
          </table:table-cell>
          <table:table-cell table:formula="of:=[.B525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66667" calcext:value-type="float">
            <text:p>0.0966667</text:p>
          </table:table-cell>
          <table:table-cell office:value-type="float" office:value="2.01434" calcext:value-type="float">
            <text:p>2.01434</text:p>
          </table:table-cell>
          <table:table-cell table:formula="of:=[.A526]/0.000103789694619" office:value-type="float" office:value="931.370887590067" calcext:value-type="float">
            <text:p>931.370887590067</text:p>
          </table:table-cell>
          <table:table-cell table:formula="of:=[.B526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66667" calcext:value-type="float">
            <text:p>0.0966667</text:p>
          </table:table-cell>
          <table:table-cell office:value-type="float" office:value="2.01433" calcext:value-type="float">
            <text:p>2.01433</text:p>
          </table:table-cell>
          <table:table-cell table:formula="of:=[.A527]/0.000103789694619" office:value-type="float" office:value="931.370887590067" calcext:value-type="float">
            <text:p>931.370887590067</text:p>
          </table:table-cell>
          <table:table-cell table:formula="of:=[.B527]/0.096348679285188" office:value-type="float" office:value="20.906669556286" calcext:value-type="float">
            <text:p>20.906669556286</text:p>
          </table:table-cell>
          <table:table-cell table:number-columns-repeated="2"/>
        </table:table-row>
        <table:table-row table:style-name="ro1">
          <table:table-cell office:value-type="float" office:value="0.0966667" calcext:value-type="float">
            <text:p>0.0966667</text:p>
          </table:table-cell>
          <table:table-cell office:value-type="float" office:value="2.01434" calcext:value-type="float">
            <text:p>2.01434</text:p>
          </table:table-cell>
          <table:table-cell table:formula="of:=[.A528]/0.000103789694619" office:value-type="float" office:value="931.370887590067" calcext:value-type="float">
            <text:p>931.370887590067</text:p>
          </table:table-cell>
          <table:table-cell table:formula="of:=[.B528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66667" calcext:value-type="float">
            <text:p>0.0966667</text:p>
          </table:table-cell>
          <table:table-cell office:value-type="float" office:value="2.01434" calcext:value-type="float">
            <text:p>2.01434</text:p>
          </table:table-cell>
          <table:table-cell table:formula="of:=[.A529]/0.000103789694619" office:value-type="float" office:value="931.370887590067" calcext:value-type="float">
            <text:p>931.370887590067</text:p>
          </table:table-cell>
          <table:table-cell table:formula="of:=[.B529]/0.096348679285188" office:value-type="float" office:value="20.9067733459806" calcext:value-type="float">
            <text:p>20.9067733459806</text:p>
          </table:table-cell>
          <table:table-cell table:number-columns-repeated="2"/>
        </table:table-row>
        <table:table-row table:style-name="ro1">
          <table:table-cell office:value-type="float" office:value="0.0977778" calcext:value-type="float">
            <text:p>0.0977778</text:p>
          </table:table-cell>
          <table:table-cell office:value-type="float" office:value="2.01428" calcext:value-type="float">
            <text:p>2.01428</text:p>
          </table:table-cell>
          <table:table-cell table:formula="of:=[.A530]/0.000103789694619" office:value-type="float" office:value="942.076189345494" calcext:value-type="float">
            <text:p>942.076189345494</text:p>
          </table:table-cell>
          <table:table-cell table:formula="of:=[.B530]/0.096348679285188" office:value-type="float" office:value="20.9061506078129" calcext:value-type="float">
            <text:p>20.9061506078129</text:p>
          </table:table-cell>
          <table:table-cell table:number-columns-repeated="2"/>
        </table:table-row>
        <table:table-row table:style-name="ro1">
          <table:table-cell office:value-type="float" office:value="0.0977778" calcext:value-type="float">
            <text:p>0.0977778</text:p>
          </table:table-cell>
          <table:table-cell office:value-type="float" office:value="2.01428" calcext:value-type="float">
            <text:p>2.01428</text:p>
          </table:table-cell>
          <table:table-cell table:formula="of:=[.A531]/0.000103789694619" office:value-type="float" office:value="942.076189345494" calcext:value-type="float">
            <text:p>942.076189345494</text:p>
          </table:table-cell>
          <table:table-cell table:formula="of:=[.B531]/0.096348679285188" office:value-type="float" office:value="20.9061506078129" calcext:value-type="float">
            <text:p>20.9061506078129</text:p>
          </table:table-cell>
          <table:table-cell table:number-columns-repeated="2"/>
        </table:table-row>
        <table:table-row table:style-name="ro1">
          <table:table-cell office:value-type="float" office:value="0.0977778" calcext:value-type="float">
            <text:p>0.0977778</text:p>
          </table:table-cell>
          <table:table-cell office:value-type="float" office:value="2.01428" calcext:value-type="float">
            <text:p>2.01428</text:p>
          </table:table-cell>
          <table:table-cell table:formula="of:=[.A532]/0.000103789694619" office:value-type="float" office:value="942.076189345494" calcext:value-type="float">
            <text:p>942.076189345494</text:p>
          </table:table-cell>
          <table:table-cell table:formula="of:=[.B532]/0.096348679285188" office:value-type="float" office:value="20.9061506078129" calcext:value-type="float">
            <text:p>20.9061506078129</text:p>
          </table:table-cell>
          <table:table-cell table:number-columns-repeated="2"/>
        </table:table-row>
        <table:table-row table:style-name="ro1">
          <table:table-cell office:value-type="float" office:value="0.0977778" calcext:value-type="float">
            <text:p>0.0977778</text:p>
          </table:table-cell>
          <table:table-cell office:value-type="float" office:value="2.01428" calcext:value-type="float">
            <text:p>2.01428</text:p>
          </table:table-cell>
          <table:table-cell table:formula="of:=[.A533]/0.000103789694619" office:value-type="float" office:value="942.076189345494" calcext:value-type="float">
            <text:p>942.076189345494</text:p>
          </table:table-cell>
          <table:table-cell table:formula="of:=[.B533]/0.096348679285188" office:value-type="float" office:value="20.9061506078129" calcext:value-type="float">
            <text:p>20.9061506078129</text:p>
          </table:table-cell>
          <table:table-cell table:number-columns-repeated="2"/>
        </table:table-row>
        <table:table-row table:style-name="ro1">
          <table:table-cell office:value-type="float" office:value="0.0977778" calcext:value-type="float">
            <text:p>0.0977778</text:p>
          </table:table-cell>
          <table:table-cell office:value-type="float" office:value="2.01428" calcext:value-type="float">
            <text:p>2.01428</text:p>
          </table:table-cell>
          <table:table-cell table:formula="of:=[.A534]/0.000103789694619" office:value-type="float" office:value="942.076189345494" calcext:value-type="float">
            <text:p>942.076189345494</text:p>
          </table:table-cell>
          <table:table-cell table:formula="of:=[.B534]/0.096348679285188" office:value-type="float" office:value="20.9061506078129" calcext:value-type="float">
            <text:p>20.9061506078129</text:p>
          </table:table-cell>
          <table:table-cell table:number-columns-repeated="2"/>
        </table:table-row>
        <table:table-row table:style-name="ro1">
          <table:table-cell office:value-type="float" office:value="0.0977778" calcext:value-type="float">
            <text:p>0.0977778</text:p>
          </table:table-cell>
          <table:table-cell office:value-type="float" office:value="2.01428" calcext:value-type="float">
            <text:p>2.01428</text:p>
          </table:table-cell>
          <table:table-cell table:formula="of:=[.A535]/0.000103789694619" office:value-type="float" office:value="942.076189345494" calcext:value-type="float">
            <text:p>942.076189345494</text:p>
          </table:table-cell>
          <table:table-cell table:formula="of:=[.B535]/0.096348679285188" office:value-type="float" office:value="20.9061506078129" calcext:value-type="float">
            <text:p>20.9061506078129</text:p>
          </table:table-cell>
          <table:table-cell table:number-columns-repeated="2"/>
        </table:table-row>
        <table:table-row table:style-name="ro1">
          <table:table-cell office:value-type="float" office:value="0.0988889" calcext:value-type="float">
            <text:p>0.0988889</text:p>
          </table:table-cell>
          <table:table-cell office:value-type="float" office:value="2.01417" calcext:value-type="float">
            <text:p>2.01417</text:p>
          </table:table-cell>
          <table:table-cell table:formula="of:=[.A536]/0.000103789694619" office:value-type="float" office:value="952.781491100921" calcext:value-type="float">
            <text:p>952.781491100921</text:p>
          </table:table-cell>
          <table:table-cell table:formula="of:=[.B536]/0.096348679285188" office:value-type="float" office:value="20.905008921172" calcext:value-type="float">
            <text:p>20.905008921172</text:p>
          </table:table-cell>
          <table:table-cell table:number-columns-repeated="2"/>
        </table:table-row>
        <table:table-row table:style-name="ro1">
          <table:table-cell office:value-type="float" office:value="0.0988889" calcext:value-type="float">
            <text:p>0.0988889</text:p>
          </table:table-cell>
          <table:table-cell office:value-type="float" office:value="2.01417" calcext:value-type="float">
            <text:p>2.01417</text:p>
          </table:table-cell>
          <table:table-cell table:formula="of:=[.A537]/0.000103789694619" office:value-type="float" office:value="952.781491100921" calcext:value-type="float">
            <text:p>952.781491100921</text:p>
          </table:table-cell>
          <table:table-cell table:formula="of:=[.B537]/0.096348679285188" office:value-type="float" office:value="20.905008921172" calcext:value-type="float">
            <text:p>20.905008921172</text:p>
          </table:table-cell>
          <table:table-cell table:number-columns-repeated="2"/>
        </table:table-row>
        <table:table-row table:style-name="ro1">
          <table:table-cell office:value-type="float" office:value="0.0988889" calcext:value-type="float">
            <text:p>0.0988889</text:p>
          </table:table-cell>
          <table:table-cell office:value-type="float" office:value="2.01417" calcext:value-type="float">
            <text:p>2.01417</text:p>
          </table:table-cell>
          <table:table-cell table:formula="of:=[.A538]/0.000103789694619" office:value-type="float" office:value="952.781491100921" calcext:value-type="float">
            <text:p>952.781491100921</text:p>
          </table:table-cell>
          <table:table-cell table:formula="of:=[.B538]/0.096348679285188" office:value-type="float" office:value="20.905008921172" calcext:value-type="float">
            <text:p>20.905008921172</text:p>
          </table:table-cell>
          <table:table-cell table:number-columns-repeated="2"/>
        </table:table-row>
        <table:table-row table:style-name="ro1">
          <table:table-cell office:value-type="float" office:value="0.0988889" calcext:value-type="float">
            <text:p>0.0988889</text:p>
          </table:table-cell>
          <table:table-cell office:value-type="float" office:value="2.01417" calcext:value-type="float">
            <text:p>2.01417</text:p>
          </table:table-cell>
          <table:table-cell table:formula="of:=[.A539]/0.000103789694619" office:value-type="float" office:value="952.781491100921" calcext:value-type="float">
            <text:p>952.781491100921</text:p>
          </table:table-cell>
          <table:table-cell table:formula="of:=[.B539]/0.096348679285188" office:value-type="float" office:value="20.905008921172" calcext:value-type="float">
            <text:p>20.905008921172</text:p>
          </table:table-cell>
          <table:table-cell table:number-columns-repeated="2"/>
        </table:table-row>
        <table:table-row table:style-name="ro1">
          <table:table-cell office:value-type="float" office:value="0.0988889" calcext:value-type="float">
            <text:p>0.0988889</text:p>
          </table:table-cell>
          <table:table-cell office:value-type="float" office:value="2.01417" calcext:value-type="float">
            <text:p>2.01417</text:p>
          </table:table-cell>
          <table:table-cell table:formula="of:=[.A540]/0.000103789694619" office:value-type="float" office:value="952.781491100921" calcext:value-type="float">
            <text:p>952.781491100921</text:p>
          </table:table-cell>
          <table:table-cell table:formula="of:=[.B540]/0.096348679285188" office:value-type="float" office:value="20.905008921172" calcext:value-type="float">
            <text:p>20.905008921172</text:p>
          </table:table-cell>
          <table:table-cell table:number-columns-repeated="2"/>
        </table:table-row>
        <table:table-row table:style-name="ro1">
          <table:table-cell office:value-type="float" office:value="0.0988889" calcext:value-type="float">
            <text:p>0.0988889</text:p>
          </table:table-cell>
          <table:table-cell office:value-type="float" office:value="2.01417" calcext:value-type="float">
            <text:p>2.01417</text:p>
          </table:table-cell>
          <table:table-cell table:formula="of:=[.A541]/0.000103789694619" office:value-type="float" office:value="952.781491100921" calcext:value-type="float">
            <text:p>952.781491100921</text:p>
          </table:table-cell>
          <table:table-cell table:formula="of:=[.B541]/0.096348679285188" office:value-type="float" office:value="20.905008921172" calcext:value-type="float">
            <text:p>20.90500892117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141" calcext:value-type="float">
            <text:p>2.0141</text:p>
          </table:table-cell>
          <table:table-cell table:formula="of:=[.A542]/0.000103789694619" office:value-type="float" office:value="963.486792856347" calcext:value-type="float">
            <text:p>963.486792856347</text:p>
          </table:table-cell>
          <table:table-cell table:formula="of:=[.B542]/0.096348679285188" office:value-type="float" office:value="20.9042823933097" calcext:value-type="float">
            <text:p>20.904282393309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141" calcext:value-type="float">
            <text:p>2.0141</text:p>
          </table:table-cell>
          <table:table-cell table:formula="of:=[.A543]/0.000103789694619" office:value-type="float" office:value="963.486792856347" calcext:value-type="float">
            <text:p>963.486792856347</text:p>
          </table:table-cell>
          <table:table-cell table:formula="of:=[.B543]/0.096348679285188" office:value-type="float" office:value="20.9042823933097" calcext:value-type="float">
            <text:p>20.904282393309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141" calcext:value-type="float">
            <text:p>2.0141</text:p>
          </table:table-cell>
          <table:table-cell table:formula="of:=[.A544]/0.000103789694619" office:value-type="float" office:value="963.486792856347" calcext:value-type="float">
            <text:p>963.486792856347</text:p>
          </table:table-cell>
          <table:table-cell table:formula="of:=[.B544]/0.096348679285188" office:value-type="float" office:value="20.9042823933097" calcext:value-type="float">
            <text:p>20.904282393309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141" calcext:value-type="float">
            <text:p>2.0141</text:p>
          </table:table-cell>
          <table:table-cell table:formula="of:=[.A545]/0.000103789694619" office:value-type="float" office:value="963.486792856347" calcext:value-type="float">
            <text:p>963.486792856347</text:p>
          </table:table-cell>
          <table:table-cell table:formula="of:=[.B545]/0.096348679285188" office:value-type="float" office:value="20.9042823933097" calcext:value-type="float">
            <text:p>20.904282393309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141" calcext:value-type="float">
            <text:p>2.0141</text:p>
          </table:table-cell>
          <table:table-cell table:formula="of:=[.A546]/0.000103789694619" office:value-type="float" office:value="963.486792856347" calcext:value-type="float">
            <text:p>963.486792856347</text:p>
          </table:table-cell>
          <table:table-cell table:formula="of:=[.B546]/0.096348679285188" office:value-type="float" office:value="20.9042823933097" calcext:value-type="float">
            <text:p>20.9042823933097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.0141" calcext:value-type="float">
            <text:p>2.0141</text:p>
          </table:table-cell>
          <table:table-cell table:formula="of:=[.A547]/0.000103789694619" office:value-type="float" office:value="963.486792856347" calcext:value-type="float">
            <text:p>963.486792856347</text:p>
          </table:table-cell>
          <table:table-cell table:formula="of:=[.B547]/0.096348679285188" office:value-type="float" office:value="20.9042823933097" calcext:value-type="float">
            <text:p>20.9042823933097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efhaew.A1:daefhaew.B5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8T17:41:04.957220077</dc:date>
    <meta:editing-duration>PT13M19S</meta:editing-duration>
    <meta:editing-cycles>1</meta:editing-cycles>
    <meta:document-statistic meta:table-count="1" meta:cell-count="2192" meta:object-count="0"/>
    <meta:generator>LibreOffice/6.4.7.2$Linux_X86_64 LibreOffice_project/40$Build-2</meta:generator>
  </office:meta>
</office:document-meta>
</file>